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SCR read</text:p>
          </table:table-cell>
          <table:table-cell office:value-type="string" calcext:value-type="string">
            <text:p>SCR_int</text:p>
          </table:table-cell>
          <table:table-cell office:value-type="string" calcext:value-type="string">
            <text:p>SCR_ext</text:p>
          </table:table-cell>
          <table:table-cell table:number-columns-repeated="8"/>
          <table:table-cell office:value-type="string" calcext:value-type="string">
            <text:p>Byte offset rec</text:p>
          </table:table-cell>
          <table:table-cell office:value-type="string" calcext:value-type="string">
            <text:p>PKT_POS_PTS </text:p>
          </table:table-cell>
          <table:table-cell office:value-type="string" calcext:value-type="string">
            <text:p><text:s/>NB_SAMPLES_PTS </text:p>
          </table:table-cell>
          <table:table-cell office:value-type="string" calcext:value-type="string">
            <text:p><text:s/>PKT_POS_SCR</text:p>
          </table:table-cell>
          <table:table-cell office:value-type="string" calcext:value-type="string">
            <text:p><text:s/>NB_SAMPLES_SC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100" calcext:value-type="float">
            <text:p>44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formula="of:=26.4-0.84815" office:value-type="float" office:value="25.55185" calcext:value-type="float">
            <text:p>25,55185</text:p>
          </table:table-cell>
          <table:table-cell table:formula="of:=10/141" office:value-type="float" office:value="0.0709219858156028" calcext:value-type="float">
            <text:p>0,070921985815603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9607" calcext:value-type="float">
            <text:p>1819607</text:p>
          </table:table-cell>
          <table:table-cell table:formula="of:=ROUNDDOWN([.B3]/300)" office:value-type="float" office:value="6065" calcext:value-type="float">
            <text:p>6065</text:p>
          </table:table-cell>
          <table:table-cell table:formula="of:=[.B3]-[.C3]*300" office:value-type="float" office:value="107" calcext:value-type="float">
            <text:p>107</text:p>
          </table:table-cell>
          <table:table-cell table:formula="of:=([.Q3])/44100*90000+26.4-0.84815" office:value-type="float" office:value="6066.36817653061" calcext:value-type="float">
            <text:p>6066,36817653061</text:p>
          </table:table-cell>
          <table:table-cell table:formula="of:=[.E3]-[.C3]" office:value-type="float" office:value="1.36817653061189" calcext:value-type="float">
            <text:p>1,36817653061189</text:p>
          </table:table-cell>
          <table:table-cell table:formula="of:=[.N3]-[.M3]" office:value-type="float" office:value="22" calcext:value-type="float">
            <text:p>22</text:p>
          </table:table-cell>
          <table:table-cell table:formula="of:=0.07067 * [.G3]" office:value-type="float" office:value="1.55474" calcext:value-type="float">
            <text:p>1,55474</text:p>
          </table:table-cell>
          <table:table-cell table:formula="of:=[.E3]-[.H3]" office:value-type="float" office:value="6064.81343653061" calcext:value-type="float">
            <text:p>6064,81343653061</text:p>
          </table:table-cell>
          <table:table-cell table:formula="of:=ROUND([.I3])" office:value-type="float" office:value="6065" calcext:value-type="float">
            <text:p>6065</text:p>
          </table:table-cell>
          <table:table-cell table:formula="of:=[.J3]-[.C3]" office:value-type="float" office:value="0" calcext:value-type="float">
            <text:p>0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2006" calcext:value-type="float">
            <text:p>2006</text:p>
          </table:table-cell>
          <table:table-cell office:value-type="float" office:value="3000" calcext:value-type="float">
            <text:p>3000</text:p>
          </table:table-cell>
          <table:table-cell office:value-type="float" office:value="1984" calcext:value-type="float">
            <text:p>1984</text:p>
          </table:table-cell>
          <table:table-cell office:value-type="float" office:value="2960" calcext:value-type="float">
            <text:p>296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29900" calcext:value-type="float">
            <text:p>3729900</text:p>
          </table:table-cell>
          <table:table-cell table:formula="of:=ROUNDDOWN([.B4]/300)" office:value-type="float" office:value="12433" calcext:value-type="float">
            <text:p>12433</text:p>
          </table:table-cell>
          <table:table-cell table:formula="of:=[.B4]-[.C4]*300" office:value-type="float" office:value="0" calcext:value-type="float">
            <text:p>0</text:p>
          </table:table-cell>
          <table:table-cell table:formula="of:=([.Q4])/44100*90000+26.4-0.84815" office:value-type="float" office:value="12433.7151153061" calcext:value-type="float">
            <text:p>12433,7151153061</text:p>
          </table:table-cell>
          <table:table-cell table:formula="of:=[.E4]-[.C4]" office:value-type="float" office:value="0.715115306122243" calcext:value-type="float">
            <text:p>0,715115306122243</text:p>
          </table:table-cell>
          <table:table-cell table:formula="of:=[.N4]-[.M4]" office:value-type="float" office:value="13" calcext:value-type="float">
            <text:p>13</text:p>
          </table:table-cell>
          <table:table-cell table:formula="of:=0.07067 * [.G4]" office:value-type="float" office:value="0.91871" calcext:value-type="float">
            <text:p>0,91871</text:p>
          </table:table-cell>
          <table:table-cell table:formula="of:=[.E4]-[.H4]" office:value-type="float" office:value="12432.7964053061" calcext:value-type="float">
            <text:p>12432,7964053061</text:p>
          </table:table-cell>
          <table:table-cell table:formula="of:=ROUND([.I4])" office:value-type="float" office:value="12433" calcext:value-type="float">
            <text:p>12433</text:p>
          </table:table-cell>
          <table:table-cell table:formula="of:=[.J4]-[.C4]" office:value-type="float" office:value="0" calcext:value-type="float">
            <text:p>0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002" calcext:value-type="float">
            <text:p>4002</text:p>
          </table:table-cell>
          <table:table-cell office:value-type="float" office:value="6120" calcext:value-type="float">
            <text:p>6120</text:p>
          </table:table-cell>
          <table:table-cell office:value-type="float" office:value="3982" calcext:value-type="float">
            <text:p>3982</text:p>
          </table:table-cell>
          <table:table-cell office:value-type="float" office:value="6080" calcext:value-type="float">
            <text:p>608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66821" calcext:value-type="float">
            <text:p>5566821</text:p>
          </table:table-cell>
          <table:table-cell table:formula="of:=ROUNDDOWN([.B5]/300)" office:value-type="float" office:value="18556" calcext:value-type="float">
            <text:p>18556</text:p>
          </table:table-cell>
          <table:table-cell table:formula="of:=[.B5]-[.C5]*300" office:value-type="float" office:value="21" calcext:value-type="float">
            <text:p>21</text:p>
          </table:table-cell>
          <table:table-cell table:formula="of:=([.Q5])/44100*90000+26.4-0.84815" office:value-type="float" office:value="18556.164094898" calcext:value-type="float">
            <text:p>18556,164094898</text:p>
          </table:table-cell>
          <table:table-cell table:formula="of:=[.E5]-[.C5]" office:value-type="float" office:value="0.164094897958421" calcext:value-type="float">
            <text:p>0,164094897958421</text:p>
          </table:table-cell>
          <table:table-cell table:formula="of:=[.N5]-[.M5]" office:value-type="float" office:value="12" calcext:value-type="float">
            <text:p>12</text:p>
          </table:table-cell>
          <table:table-cell table:formula="of:=0.07067 * [.G5]" office:value-type="float" office:value="0.84804" calcext:value-type="float">
            <text:p>0,84804</text:p>
          </table:table-cell>
          <table:table-cell table:formula="of:=[.E5]-[.H5]" office:value-type="float" office:value="18555.316054898" calcext:value-type="float">
            <text:p>18555,316054898</text:p>
          </table:table-cell>
          <table:table-cell table:formula="of:=ROUND([.I5])" office:value-type="float" office:value="18555" calcext:value-type="float">
            <text:p>18555</text:p>
          </table:table-cell>
          <table:table-cell table:formula="of:=[.J5]-[.C5]" office:value-type="float" office:value="-1" calcext:value-type="float">
            <text:p>-1</text:p>
          </table:table-cell>
          <table:table-cell/>
          <table:table-cell office:value-type="float" office:value="5994" calcext:value-type="float">
            <text:p>5994</text:p>
          </table:table-cell>
          <table:table-cell office:value-type="float" office:value="6006" calcext:value-type="float">
            <text:p>6006</text:p>
          </table:table-cell>
          <table:table-cell office:value-type="float" office:value="9120" calcext:value-type="float">
            <text:p>9120</text:p>
          </table:table-cell>
          <table:table-cell office:value-type="float" office:value="5986" calcext:value-type="float">
            <text:p>5986</text:p>
          </table:table-cell>
          <table:table-cell office:value-type="float" office:value="9080" calcext:value-type="float">
            <text:p>908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52343" calcext:value-type="float">
            <text:p>7452343</text:p>
          </table:table-cell>
          <table:table-cell table:formula="of:=ROUNDDOWN([.B6]/300)" office:value-type="float" office:value="24841" calcext:value-type="float">
            <text:p>24841</text:p>
          </table:table-cell>
          <table:table-cell table:formula="of:=[.B6]-[.C6]*300" office:value-type="float" office:value="43" calcext:value-type="float">
            <text:p>43</text:p>
          </table:table-cell>
          <table:table-cell table:formula="of:=([.Q6])/44100*90000+26.4-0.84815" office:value-type="float" office:value="24841.8783806122" calcext:value-type="float">
            <text:p>24841,8783806122</text:p>
          </table:table-cell>
          <table:table-cell table:formula="of:=[.E6]-[.C6]" office:value-type="float" office:value="0.878380612244655" calcext:value-type="float">
            <text:p>0,878380612244655</text:p>
          </table:table-cell>
          <table:table-cell table:formula="of:=[.N6]-[.M6]" office:value-type="float" office:value="11" calcext:value-type="float">
            <text:p>11</text:p>
          </table:table-cell>
          <table:table-cell table:formula="of:=0.07067 * [.G6]" office:value-type="float" office:value="0.77737" calcext:value-type="float">
            <text:p>0,77737</text:p>
          </table:table-cell>
          <table:table-cell table:formula="of:=[.E6]-[.H6]" office:value-type="float" office:value="24841.1010106122" calcext:value-type="float">
            <text:p>24841,1010106122</text:p>
          </table:table-cell>
          <table:table-cell table:formula="of:=ROUND([.I6])" office:value-type="float" office:value="24841" calcext:value-type="float">
            <text:p>24841</text:p>
          </table:table-cell>
          <table:table-cell table:formula="of:=[.J6]-[.C6]" office:value-type="float" office:value="0" calcext:value-type="float">
            <text:p>0</text:p>
          </table:table-cell>
          <table:table-cell/>
          <table:table-cell office:value-type="float" office:value="7999" calcext:value-type="float">
            <text:p>7999</text:p>
          </table:table-cell>
          <table:table-cell office:value-type="float" office:value="8010" calcext:value-type="float">
            <text:p>8010</text:p>
          </table:table-cell>
          <table:table-cell office:value-type="float" office:value="12200" calcext:value-type="float">
            <text:p>12200</text:p>
          </table:table-cell>
          <table:table-cell office:value-type="float" office:value="7992" calcext:value-type="float">
            <text:p>7992</text:p>
          </table:table-cell>
          <table:table-cell office:value-type="float" office:value="12160" calcext:value-type="float">
            <text:p>1216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89007" calcext:value-type="float">
            <text:p>9289007</text:p>
          </table:table-cell>
          <table:table-cell table:formula="of:=ROUNDDOWN([.B7]/300)" office:value-type="float" office:value="30963" calcext:value-type="float">
            <text:p>30963</text:p>
          </table:table-cell>
          <table:table-cell table:formula="of:=[.B7]-[.C7]*300" office:value-type="float" office:value="107" calcext:value-type="float">
            <text:p>107</text:p>
          </table:table-cell>
          <table:table-cell table:formula="of:=([.Q7])/44100*90000+26.4-0.84815" office:value-type="float" office:value="30964.3273602041" calcext:value-type="float">
            <text:p>30964,3273602041</text:p>
          </table:table-cell>
          <table:table-cell table:formula="of:=[.E7]-[.C7]" office:value-type="float" office:value="1.32736020408265" calcext:value-type="float">
            <text:p>1,32736020408265</text:p>
          </table:table-cell>
          <table:table-cell table:formula="of:=[.N7]-[.M7]" office:value-type="float" office:value="22" calcext:value-type="float">
            <text:p>22</text:p>
          </table:table-cell>
          <table:table-cell table:formula="of:=0.07067 * [.G7]" office:value-type="float" office:value="1.55474" calcext:value-type="float">
            <text:p>1,55474</text:p>
          </table:table-cell>
          <table:table-cell table:formula="of:=[.E7]-[.H7]" office:value-type="float" office:value="30962.7726202041" calcext:value-type="float">
            <text:p>30962,7726202041</text:p>
          </table:table-cell>
          <table:table-cell table:formula="of:=ROUND([.I7])" office:value-type="float" office:value="30963" calcext:value-type="float">
            <text:p>30963</text:p>
          </table:table-cell>
          <table:table-cell table:formula="of:=[.J7]-[.C7]"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  <table:table-cell office:value-type="float" office:value="10026" calcext:value-type="float">
            <text:p>10026</text:p>
          </table:table-cell>
          <table:table-cell office:value-type="float" office:value="15200" calcext:value-type="float">
            <text:p>15200</text:p>
          </table:table-cell>
          <table:table-cell office:value-type="float" office:value="9952" calcext:value-type="float">
            <text:p>9952</text:p>
          </table:table-cell>
          <table:table-cell office:value-type="float" office:value="15160" calcext:value-type="float">
            <text:p>1516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74914" calcext:value-type="float">
            <text:p>11174914</text:p>
          </table:table-cell>
          <table:table-cell table:formula="of:=ROUNDDOWN([.B8]/300)" office:value-type="float" office:value="37249" calcext:value-type="float">
            <text:p>37249</text:p>
          </table:table-cell>
          <table:table-cell table:formula="of:=[.B8]-[.C8]*300" office:value-type="float" office:value="214" calcext:value-type="float">
            <text:p>214</text:p>
          </table:table-cell>
          <table:table-cell table:formula="of:=([.Q8])/44100*90000+26.4-0.84815" office:value-type="float" office:value="37250.0416459184" calcext:value-type="float">
            <text:p>37250,0416459184</text:p>
          </table:table-cell>
          <table:table-cell table:formula="of:=[.E8]-[.C8]" office:value-type="float" office:value="1.04164591836889" calcext:value-type="float">
            <text:p>1,04164591836889</text:p>
          </table:table-cell>
          <table:table-cell table:formula="of:=[.N8]-[.M8]" office:value-type="float" office:value="17" calcext:value-type="float">
            <text:p>17</text:p>
          </table:table-cell>
          <table:table-cell table:formula="of:=0.07067 * [.G8]" office:value-type="float" office:value="1.20139" calcext:value-type="float">
            <text:p>1,20139</text:p>
          </table:table-cell>
          <table:table-cell table:formula="of:=[.E8]-[.H8]" office:value-type="float" office:value="37248.8402559184" calcext:value-type="float">
            <text:p>37248,8402559184</text:p>
          </table:table-cell>
          <table:table-cell table:formula="of:=ROUND([.I8])" office:value-type="float" office:value="37249" calcext:value-type="float">
            <text:p>37249</text:p>
          </table:table-cell>
          <table:table-cell table:formula="of:=[.J8]-[.C8]" office:value-type="float" office:value="0" calcext:value-type="float">
            <text:p>0</text:p>
          </table:table-cell>
          <table:table-cell/>
          <table:table-cell office:value-type="float" office:value="12009" calcext:value-type="float">
            <text:p>12009</text:p>
          </table:table-cell>
          <table:table-cell office:value-type="float" office:value="12026" calcext:value-type="float">
            <text:p>12026</text:p>
          </table:table-cell>
          <table:table-cell office:value-type="float" office:value="18280" calcext:value-type="float">
            <text:p>18280</text:p>
          </table:table-cell>
          <table:table-cell office:value-type="float" office:value="12006" calcext:value-type="float">
            <text:p>12006</text:p>
          </table:table-cell>
          <table:table-cell office:value-type="float" office:value="18240" calcext:value-type="float">
            <text:p>1824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010978" calcext:value-type="float">
            <text:p>13010978</text:p>
          </table:table-cell>
          <table:table-cell table:formula="of:=ROUNDDOWN([.B9]/300)" office:value-type="float" office:value="43369" calcext:value-type="float">
            <text:p>43369</text:p>
          </table:table-cell>
          <table:table-cell table:formula="of:=[.B9]-[.C9]*300" office:value-type="float" office:value="278" calcext:value-type="float">
            <text:p>278</text:p>
          </table:table-cell>
          <table:table-cell table:formula="of:=([.Q9])/44100*90000+26.4-0.84815" office:value-type="float" office:value="43372.4906255102" calcext:value-type="float">
            <text:p>43372,4906255102</text:p>
          </table:table-cell>
          <table:table-cell table:formula="of:=[.E9]-[.C9]" office:value-type="float" office:value="3.49062551021052" calcext:value-type="float">
            <text:p>3,49062551021052</text:p>
          </table:table-cell>
          <table:table-cell table:formula="of:=[.N9]-[.M9]" office:value-type="float" office:value="42" calcext:value-type="float">
            <text:p>42</text:p>
          </table:table-cell>
          <table:table-cell table:formula="of:=0.07067 * [.G9]" office:value-type="float" office:value="2.96814" calcext:value-type="float">
            <text:p>2,96814</text:p>
          </table:table-cell>
          <table:table-cell table:formula="of:=[.E9]-[.H9]" office:value-type="float" office:value="43369.5224855102" calcext:value-type="float">
            <text:p>43369,5224855102</text:p>
          </table:table-cell>
          <table:table-cell table:formula="of:=ROUND([.I9])" office:value-type="float" office:value="43370" calcext:value-type="float">
            <text:p>43370</text:p>
          </table:table-cell>
          <table:table-cell table:formula="of:=[.J9]-[.C9]" office:value-type="float" office:value="1" calcext:value-type="float">
            <text:p>1</text:p>
          </table:table-cell>
          <table:table-cell/>
          <table:table-cell office:value-type="float" office:value="14014" calcext:value-type="float">
            <text:p>14014</text:p>
          </table:table-cell>
          <table:table-cell office:value-type="float" office:value="14056" calcext:value-type="float">
            <text:p>14056</text:p>
          </table:table-cell>
          <table:table-cell office:value-type="float" office:value="21280" calcext:value-type="float">
            <text:p>21280</text:p>
          </table:table-cell>
          <table:table-cell office:value-type="float" office:value="13982" calcext:value-type="float">
            <text:p>13982</text:p>
          </table:table-cell>
          <table:table-cell office:value-type="float" office:value="21240" calcext:value-type="float">
            <text:p>2124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24157" calcext:value-type="float">
            <text:p>14824157</text:p>
          </table:table-cell>
          <table:table-cell table:formula="of:=ROUNDDOWN([.B10]/300)" office:value-type="float" office:value="49413" calcext:value-type="float">
            <text:p>49413</text:p>
          </table:table-cell>
          <table:table-cell table:formula="of:=[.B10]-[.C10]*300" office:value-type="float" office:value="257" calcext:value-type="float">
            <text:p>257</text:p>
          </table:table-cell>
          <table:table-cell table:formula="of:=([.Q10])/44100*90000+26.4-0.84815" office:value-type="float" office:value="49413.3069520408" calcext:value-type="float">
            <text:p>49413,3069520408</text:p>
          </table:table-cell>
          <table:table-cell table:formula="of:=[.E10]-[.C10]" office:value-type="float" office:value="0.306952040824399" calcext:value-type="float">
            <text:p>0,306952040824399</text:p>
          </table:table-cell>
          <table:table-cell table:formula="of:=[.N10]-[.M10]" office:value-type="float" office:value="1" calcext:value-type="float">
            <text:p>1</text:p>
          </table:table-cell>
          <table:table-cell table:formula="of:=0.07067 * [.G10]" office:value-type="float" office:value="0.07067" calcext:value-type="float">
            <text:p>0,07067</text:p>
          </table:table-cell>
          <table:table-cell table:formula="of:=[.E10]-[.H10]" office:value-type="float" office:value="49413.2362820408" calcext:value-type="float">
            <text:p>49413,2362820408</text:p>
          </table:table-cell>
          <table:table-cell table:formula="of:=ROUND([.I10])" office:value-type="float" office:value="49413" calcext:value-type="float">
            <text:p>49413</text:p>
          </table:table-cell>
          <table:table-cell table:formula="of:=[.J10]-[.C10]" office:value-type="float" office:value="0" calcext:value-type="float">
            <text:p>0</text:p>
          </table:table-cell>
          <table:table-cell/>
          <table:table-cell office:value-type="float" office:value="16019" calcext:value-type="float">
            <text:p>16019</text:p>
          </table:table-cell>
          <table:table-cell office:value-type="float" office:value="16020" calcext:value-type="float">
            <text:p>16020</text:p>
          </table:table-cell>
          <table:table-cell office:value-type="float" office:value="24240" calcext:value-type="float">
            <text:p>24240</text:p>
          </table:table-cell>
          <table:table-cell office:value-type="float" office:value="16000" calcext:value-type="float">
            <text:p>16000</text:p>
          </table:table-cell>
          <table:table-cell office:value-type="float" office:value="24200" calcext:value-type="float">
            <text:p>2420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71793" calcext:value-type="float">
            <text:p>16071793</text:p>
          </table:table-cell>
          <table:table-cell table:formula="of:=ROUNDDOWN([.B11]/300)" office:value-type="float" office:value="53572" calcext:value-type="float">
            <text:p>53572</text:p>
          </table:table-cell>
          <table:table-cell table:formula="of:=[.B11]-[.C11]*300" office:value-type="float" office:value="193" calcext:value-type="float">
            <text:p>193</text:p>
          </table:table-cell>
          <table:table-cell table:formula="of:=([.Q11])/44100*90000+26.4-0.84815" office:value-type="float" office:value="53576.5722581633" calcext:value-type="float">
            <text:p>53576,5722581633</text:p>
          </table:table-cell>
          <table:table-cell table:formula="of:=[.E11]-[.C11]" office:value-type="float" office:value="4.57225816326536" calcext:value-type="float">
            <text:p>4,57225816326536</text:p>
          </table:table-cell>
          <table:table-cell table:formula="of:=[.N11]-[.M11]" office:value-type="float" office:value="60" calcext:value-type="float">
            <text:p>60</text:p>
          </table:table-cell>
          <table:table-cell table:formula="of:=0.07067 * [.G11]" office:value-type="float" office:value="4.2402" calcext:value-type="float">
            <text:p>4,2402</text:p>
          </table:table-cell>
          <table:table-cell table:formula="of:=[.E11]-[.H11]" office:value-type="float" office:value="53572.3320581633" calcext:value-type="float">
            <text:p>53572,3320581633</text:p>
          </table:table-cell>
          <table:table-cell table:formula="of:=ROUND([.I11])" office:value-type="float" office:value="53572" calcext:value-type="float">
            <text:p>53572</text:p>
          </table:table-cell>
          <table:table-cell table:formula="of:=[.J11]-[.C11]" office:value-type="float" office:value="0" calcext:value-type="float">
            <text:p>0</text:p>
          </table:table-cell>
          <table:table-cell/>
          <table:table-cell office:value-type="float" office:value="18024" calcext:value-type="float">
            <text:p>18024</text:p>
          </table:table-cell>
          <table:table-cell office:value-type="float" office:value="18084" calcext:value-type="float">
            <text:p>18084</text:p>
          </table:table-cell>
          <table:table-cell office:value-type="float" office:value="26280" calcext:value-type="float">
            <text:p>26280</text:p>
          </table:table-cell>
          <table:table-cell office:value-type="float" office:value="18016" calcext:value-type="float">
            <text:p>18016</text:p>
          </table:table-cell>
          <table:table-cell office:value-type="float" office:value="26240" calcext:value-type="float">
            <text:p>2624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32928" calcext:value-type="float">
            <text:p>16732928</text:p>
          </table:table-cell>
          <table:table-cell table:formula="of:=ROUNDDOWN([.B12]/300)" office:value-type="float" office:value="55776" calcext:value-type="float">
            <text:p>55776</text:p>
          </table:table-cell>
          <table:table-cell table:formula="of:=[.B12]-[.C12]*300" office:value-type="float" office:value="128" calcext:value-type="float">
            <text:p>128</text:p>
          </table:table-cell>
          <table:table-cell table:formula="of:=([.Q12])/44100*90000+26.4-0.84815" office:value-type="float" office:value="55780.6538908163" calcext:value-type="float">
            <text:p>55780,6538908163</text:p>
          </table:table-cell>
          <table:table-cell table:formula="of:=[.E12]-[.C12]" office:value-type="float" office:value="4.65389081633475" calcext:value-type="float">
            <text:p>4,65389081633475</text:p>
          </table:table-cell>
          <table:table-cell table:formula="of:=[.N12]-[.M12]" office:value-type="float" office:value="63" calcext:value-type="float">
            <text:p>63</text:p>
          </table:table-cell>
          <table:table-cell table:formula="of:=0.07067 * [.G12]" office:value-type="float" office:value="4.45221" calcext:value-type="float">
            <text:p>4,45221</text:p>
          </table:table-cell>
          <table:table-cell table:formula="of:=[.E12]-[.H12]" office:value-type="float" office:value="55776.2016808163" calcext:value-type="float">
            <text:p>55776,2016808163</text:p>
          </table:table-cell>
          <table:table-cell table:formula="of:=ROUND([.I12])" office:value-type="float" office:value="55776" calcext:value-type="float">
            <text:p>55776</text:p>
          </table:table-cell>
          <table:table-cell table:formula="of:=[.J12]-[.C12]" office:value-type="float" office:value="0" calcext:value-type="float">
            <text:p>0</text:p>
          </table:table-cell>
          <table:table-cell/>
          <table:table-cell office:value-type="float" office:value="20029" calcext:value-type="float">
            <text:p>20029</text:p>
          </table:table-cell>
          <table:table-cell office:value-type="float" office:value="20092" calcext:value-type="float">
            <text:p>20092</text:p>
          </table:table-cell>
          <table:table-cell office:value-type="float" office:value="27360" calcext:value-type="float">
            <text:p>27360</text:p>
          </table:table-cell>
          <table:table-cell office:value-type="float" office:value="20028" calcext:value-type="float">
            <text:p>20028</text:p>
          </table:table-cell>
          <table:table-cell office:value-type="float" office:value="27320" calcext:value-type="float">
            <text:p>2732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346064" calcext:value-type="float">
            <text:p>17346064</text:p>
          </table:table-cell>
          <table:table-cell table:formula="of:=ROUNDDOWN([.B13]/300)" office:value-type="float" office:value="57820" calcext:value-type="float">
            <text:p>57820</text:p>
          </table:table-cell>
          <table:table-cell table:formula="of:=[.B13]-[.C13]*300" office:value-type="float" office:value="64" calcext:value-type="float">
            <text:p>64</text:p>
          </table:table-cell>
          <table:table-cell table:formula="of:=([.Q13])/44100*90000+26.4-0.84815" office:value-type="float" office:value="57821.4702173469" calcext:value-type="float">
            <text:p>57821,4702173469</text:p>
          </table:table-cell>
          <table:table-cell table:formula="of:=[.E13]-[.C13]" office:value-type="float" office:value="1.47021734694135" calcext:value-type="float">
            <text:p>1,47021734694135</text:p>
          </table:table-cell>
          <table:table-cell table:formula="of:=[.N13]-[.M13]" office:value-type="float" office:value="24" calcext:value-type="float">
            <text:p>24</text:p>
          </table:table-cell>
          <table:table-cell table:formula="of:=0.07067 * [.G13]" office:value-type="float" office:value="1.69608" calcext:value-type="float">
            <text:p>1,69608</text:p>
          </table:table-cell>
          <table:table-cell table:formula="of:=[.E13]-[.H13]" office:value-type="float" office:value="57819.7741373469" calcext:value-type="float">
            <text:p>57819,7741373469</text:p>
          </table:table-cell>
          <table:table-cell table:formula="of:=ROUND([.I13])" office:value-type="float" office:value="57820" calcext:value-type="float">
            <text:p>57820</text:p>
          </table:table-cell>
          <table:table-cell table:formula="of:=[.J13]-[.C13]" office:value-type="float" office:value="0" calcext:value-type="float">
            <text:p>0</text:p>
          </table:table-cell>
          <table:table-cell/>
          <table:table-cell office:value-type="float" office:value="22034" calcext:value-type="float">
            <text:p>22034</text:p>
          </table:table-cell>
          <table:table-cell office:value-type="float" office:value="22058" calcext:value-type="float">
            <text:p>22058</text:p>
          </table:table-cell>
          <table:table-cell office:value-type="float" office:value="28360" calcext:value-type="float">
            <text:p>28360</text:p>
          </table:table-cell>
          <table:table-cell office:value-type="float" office:value="21920" calcext:value-type="float">
            <text:p>21920</text:p>
          </table:table-cell>
          <table:table-cell office:value-type="float" office:value="28320" calcext:value-type="float">
            <text:p>2832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06814" calcext:value-type="float">
            <text:p>18006814</text:p>
          </table:table-cell>
          <table:table-cell table:formula="of:=ROUNDDOWN([.B14]/300)" office:value-type="float" office:value="60022" calcext:value-type="float">
            <text:p>60022</text:p>
          </table:table-cell>
          <table:table-cell table:formula="of:=[.B14]-[.C14]*300" office:value-type="float" office:value="214" calcext:value-type="float">
            <text:p>214</text:p>
          </table:table-cell>
          <table:table-cell table:formula="of:=([.Q14])/44100*90000+26.4-0.84815" office:value-type="float" office:value="60025.55185" calcext:value-type="float">
            <text:p>60025,55185</text:p>
          </table:table-cell>
          <table:table-cell table:formula="of:=[.E14]-[.C14]" office:value-type="float" office:value="3.55185000000347" calcext:value-type="float">
            <text:p>3,55185000000347</text:p>
          </table:table-cell>
          <table:table-cell table:formula="of:=[.N14]-[.M14]" office:value-type="float" office:value="45" calcext:value-type="float">
            <text:p>45</text:p>
          </table:table-cell>
          <table:table-cell table:formula="of:=0.07067 * [.G14]" office:value-type="float" office:value="3.18015" calcext:value-type="float">
            <text:p>3,18015</text:p>
          </table:table-cell>
          <table:table-cell table:formula="of:=[.E14]-[.H14]" office:value-type="float" office:value="60022.3717" calcext:value-type="float">
            <text:p>60022,3717</text:p>
          </table:table-cell>
          <table:table-cell table:formula="of:=ROUND([.I14])" office:value-type="float" office:value="60022" calcext:value-type="float">
            <text:p>60022</text:p>
          </table:table-cell>
          <table:table-cell table:formula="of:=[.J14]-[.C14]" office:value-type="float" office:value="0" calcext:value-type="float">
            <text:p>0</text:p>
          </table:table-cell>
          <table:table-cell/>
          <table:table-cell office:value-type="float" office:value="24039" calcext:value-type="float">
            <text:p>24039</text:p>
          </table:table-cell>
          <table:table-cell office:value-type="float" office:value="24084" calcext:value-type="float">
            <text:p>24084</text:p>
          </table:table-cell>
          <table:table-cell office:value-type="float" office:value="29440" calcext:value-type="float">
            <text:p>29440</text:p>
          </table:table-cell>
          <table:table-cell office:value-type="float" office:value="24020" calcext:value-type="float">
            <text:p>24020</text:p>
          </table:table-cell>
          <table:table-cell office:value-type="float" office:value="29400" calcext:value-type="float">
            <text:p>2940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667650" calcext:value-type="float">
            <text:p>18667650</text:p>
          </table:table-cell>
          <table:table-cell table:formula="of:=ROUNDDOWN([.B15]/300)" office:value-type="float" office:value="62225" calcext:value-type="float">
            <text:p>62225</text:p>
          </table:table-cell>
          <table:table-cell table:formula="of:=[.B15]-[.C15]*300" office:value-type="float" office:value="150" calcext:value-type="float">
            <text:p>150</text:p>
          </table:table-cell>
          <table:table-cell table:formula="of:=([.Q15])/44100*90000+26.4-0.84815" office:value-type="float" office:value="62229.6334826531" calcext:value-type="float">
            <text:p>62229,6334826531</text:p>
          </table:table-cell>
          <table:table-cell table:formula="of:=[.E15]-[.C15]" office:value-type="float" office:value="4.63348265306558" calcext:value-type="float">
            <text:p>4,63348265306558</text:p>
          </table:table-cell>
          <table:table-cell table:formula="of:=[.N15]-[.M15]" office:value-type="float" office:value="62" calcext:value-type="float">
            <text:p>62</text:p>
          </table:table-cell>
          <table:table-cell table:formula="of:=0.07067 * [.G15]" office:value-type="float" office:value="4.38154" calcext:value-type="float">
            <text:p>4,38154</text:p>
          </table:table-cell>
          <table:table-cell table:formula="of:=[.E15]-[.H15]" office:value-type="float" office:value="62225.2519426531" calcext:value-type="float">
            <text:p>62225,2519426531</text:p>
          </table:table-cell>
          <table:table-cell table:formula="of:=ROUND([.I15])" office:value-type="float" office:value="62225" calcext:value-type="float">
            <text:p>62225</text:p>
          </table:table-cell>
          <table:table-cell table:formula="of:=[.J15]-[.C15]" office:value-type="float" office:value="0" calcext:value-type="float">
            <text:p>0</text:p>
          </table:table-cell>
          <table:table-cell/>
          <table:table-cell office:value-type="float" office:value="26044" calcext:value-type="float">
            <text:p>26044</text:p>
          </table:table-cell>
          <table:table-cell office:value-type="float" office:value="26106" calcext:value-type="float">
            <text:p>26106</text:p>
          </table:table-cell>
          <table:table-cell office:value-type="float" office:value="30520" calcext:value-type="float">
            <text:p>30520</text:p>
          </table:table-cell>
          <table:table-cell office:value-type="float" office:value="26040" calcext:value-type="float">
            <text:p>26040</text:p>
          </table:table-cell>
          <table:table-cell office:value-type="float" office:value="30480" calcext:value-type="float">
            <text:p>3048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304957" calcext:value-type="float">
            <text:p>19304957</text:p>
          </table:table-cell>
          <table:table-cell table:formula="of:=ROUNDDOWN([.B16]/300)" office:value-type="float" office:value="64349" calcext:value-type="float">
            <text:p>64349</text:p>
          </table:table-cell>
          <table:table-cell table:formula="of:=[.B16]-[.C16]*300" office:value-type="float" office:value="257" calcext:value-type="float">
            <text:p>257</text:p>
          </table:table-cell>
          <table:table-cell table:formula="of:=([.Q16])/44100*90000+26.4-0.84815" office:value-type="float" office:value="64352.0824622449" calcext:value-type="float">
            <text:p>64352,0824622449</text:p>
          </table:table-cell>
          <table:table-cell table:formula="of:=[.E16]-[.C16]" office:value-type="float" office:value="3.08246224490722" calcext:value-type="float">
            <text:p>3,08246224490722</text:p>
          </table:table-cell>
          <table:table-cell table:formula="of:=[.N16]-[.M16]" office:value-type="float" office:value="43" calcext:value-type="float">
            <text:p>43</text:p>
          </table:table-cell>
          <table:table-cell table:formula="of:=0.07067 * [.G16]" office:value-type="float" office:value="3.03881" calcext:value-type="float">
            <text:p>3,03881</text:p>
          </table:table-cell>
          <table:table-cell table:formula="of:=[.E16]-[.H16]" office:value-type="float" office:value="64349.0436522449" calcext:value-type="float">
            <text:p>64349,0436522449</text:p>
          </table:table-cell>
          <table:table-cell table:formula="of:=ROUND([.I16])" office:value-type="float" office:value="64349" calcext:value-type="float">
            <text:p>64349</text:p>
          </table:table-cell>
          <table:table-cell table:formula="of:=[.J16]-[.C16]" office:value-type="float" office:value="0" calcext:value-type="float">
            <text:p>0</text:p>
          </table:table-cell>
          <table:table-cell/>
          <table:table-cell office:value-type="float" office:value="28049" calcext:value-type="float">
            <text:p>28049</text:p>
          </table:table-cell>
          <table:table-cell office:value-type="float" office:value="28092" calcext:value-type="float">
            <text:p>28092</text:p>
          </table:table-cell>
          <table:table-cell office:value-type="float" office:value="31560" calcext:value-type="float">
            <text:p>31560</text:p>
          </table:table-cell>
          <table:table-cell office:value-type="float" office:value="28022" calcext:value-type="float">
            <text:p>28022</text:p>
          </table:table-cell>
          <table:table-cell office:value-type="float" office:value="31520" calcext:value-type="float">
            <text:p>3152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916850" calcext:value-type="float">
            <text:p>19916850</text:p>
          </table:table-cell>
          <table:table-cell table:formula="of:=ROUNDDOWN([.B17]/300)" office:value-type="float" office:value="66389" calcext:value-type="float">
            <text:p>66389</text:p>
          </table:table-cell>
          <table:table-cell table:formula="of:=[.B17]-[.C17]*300" office:value-type="float" office:value="150" calcext:value-type="float">
            <text:p>150</text:p>
          </table:table-cell>
          <table:table-cell table:formula="of:=([.Q17])/44100*90000+26.4-0.84815" office:value-type="float" office:value="66392.8987887755" calcext:value-type="float">
            <text:p>66392,8987887755</text:p>
          </table:table-cell>
          <table:table-cell table:formula="of:=[.E17]-[.C17]" office:value-type="float" office:value="3.89878877549199" calcext:value-type="float">
            <text:p>3,89878877549199</text:p>
          </table:table-cell>
          <table:table-cell table:formula="of:=[.N17]-[.M17]" office:value-type="float" office:value="48" calcext:value-type="float">
            <text:p>48</text:p>
          </table:table-cell>
          <table:table-cell table:formula="of:=0.07067 * [.G17]" office:value-type="float" office:value="3.39216" calcext:value-type="float">
            <text:p>3,39216</text:p>
          </table:table-cell>
          <table:table-cell table:formula="of:=[.E17]-[.H17]" office:value-type="float" office:value="66389.5066287755" calcext:value-type="float">
            <text:p>66389,5066287755</text:p>
          </table:table-cell>
          <table:table-cell table:formula="of:=ROUND([.I17])" office:value-type="float" office:value="66390" calcext:value-type="float">
            <text:p>66390</text:p>
          </table:table-cell>
          <table:table-cell table:formula="of:=[.J17]-[.C17]" office:value-type="float" office:value="1" calcext:value-type="float">
            <text:p>1</text:p>
          </table:table-cell>
          <table:table-cell/>
          <table:table-cell office:value-type="float" office:value="30054" calcext:value-type="float">
            <text:p>30054</text:p>
          </table:table-cell>
          <table:table-cell office:value-type="float" office:value="30102" calcext:value-type="float">
            <text:p>30102</text:p>
          </table:table-cell>
          <table:table-cell office:value-type="float" office:value="32560" calcext:value-type="float">
            <text:p>32560</text:p>
          </table:table-cell>
          <table:table-cell office:value-type="float" office:value="29960" calcext:value-type="float">
            <text:p>29960</text:p>
          </table:table-cell>
          <table:table-cell office:value-type="float" office:value="32520" calcext:value-type="float">
            <text:p>3252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54714" calcext:value-type="float">
            <text:p>20554714</text:p>
          </table:table-cell>
          <table:table-cell table:formula="of:=ROUNDDOWN([.B18]/300)" office:value-type="float" office:value="68515" calcext:value-type="float">
            <text:p>68515</text:p>
          </table:table-cell>
          <table:table-cell table:formula="of:=[.B18]-[.C18]*300" office:value-type="float" office:value="214" calcext:value-type="float">
            <text:p>214</text:p>
          </table:table-cell>
          <table:table-cell table:formula="of:=([.Q18])/44100*90000+26.4-0.84815" office:value-type="float" office:value="68515.3477683673" calcext:value-type="float">
            <text:p>68515,3477683673</text:p>
          </table:table-cell>
          <table:table-cell table:formula="of:=[.E18]-[.C18]" office:value-type="float" office:value="0.347768367340905" calcext:value-type="float">
            <text:p>0,347768367340905</text:p>
          </table:table-cell>
          <table:table-cell table:formula="of:=[.N18]-[.M18]" office:value-type="float" office:value="3" calcext:value-type="float">
            <text:p>3</text:p>
          </table:table-cell>
          <table:table-cell table:formula="of:=0.07067 * [.G18]" office:value-type="float" office:value="0.21201" calcext:value-type="float">
            <text:p>0,21201</text:p>
          </table:table-cell>
          <table:table-cell table:formula="of:=[.E18]-[.H18]" office:value-type="float" office:value="68515.1357583673" calcext:value-type="float">
            <text:p>68515,1357583673</text:p>
          </table:table-cell>
          <table:table-cell table:formula="of:=ROUND([.I18])" office:value-type="float" office:value="68515" calcext:value-type="float">
            <text:p>68515</text:p>
          </table:table-cell>
          <table:table-cell table:formula="of:=[.J18]-[.C18]" office:value-type="float" office:value="0" calcext:value-type="float">
            <text:p>0</text:p>
          </table:table-cell>
          <table:table-cell/>
          <table:table-cell office:value-type="float" office:value="32059" calcext:value-type="float">
            <text:p>32059</text:p>
          </table:table-cell>
          <table:table-cell office:value-type="float" office:value="32062" calcext:value-type="float">
            <text:p>32062</text:p>
          </table:table-cell>
          <table:table-cell office:value-type="float" office:value="33600" calcext:value-type="float">
            <text:p>33600</text:p>
          </table:table-cell>
          <table:table-cell office:value-type="float" office:value="31996" calcext:value-type="float">
            <text:p>31996</text:p>
          </table:table-cell>
          <table:table-cell office:value-type="float" office:value="33560" calcext:value-type="float">
            <text:p>33560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191121" calcext:value-type="float">
            <text:p>21191121</text:p>
          </table:table-cell>
          <table:table-cell table:formula="of:=ROUNDDOWN([.B19]/300)" office:value-type="float" office:value="70637" calcext:value-type="float">
            <text:p>70637</text:p>
          </table:table-cell>
          <table:table-cell table:formula="of:=[.B19]-[.C19]*300" office:value-type="float" office:value="21" calcext:value-type="float">
            <text:p>21</text:p>
          </table:table-cell>
          <table:table-cell table:formula="of:=([.Q19])/44100*90000+26.4-0.84815" office:value-type="float" office:value="70637.7967479592" calcext:value-type="float">
            <text:p>70637,7967479592</text:p>
          </table:table-cell>
          <table:table-cell table:formula="of:=[.E19]-[.C19]" office:value-type="float" office:value="0.796747959175264" calcext:value-type="float">
            <text:p>0,796747959175264</text:p>
          </table:table-cell>
          <table:table-cell table:formula="of:=[.N19]-[.M19]" office:value-type="float" office:value="12" calcext:value-type="float">
            <text:p>12</text:p>
          </table:table-cell>
          <table:table-cell table:formula="of:=0.07067 * [.G19]" office:value-type="float" office:value="0.84804" calcext:value-type="float">
            <text:p>0,84804</text:p>
          </table:table-cell>
          <table:table-cell table:formula="of:=[.E19]-[.H19]" office:value-type="float" office:value="70636.9487079592" calcext:value-type="float">
            <text:p>70636,9487079592</text:p>
          </table:table-cell>
          <table:table-cell table:formula="of:=ROUND([.I19])" office:value-type="float" office:value="70637" calcext:value-type="float">
            <text:p>70637</text:p>
          </table:table-cell>
          <table:table-cell table:formula="of:=[.J19]-[.C19]" office:value-type="float" office:value="0" calcext:value-type="float">
            <text:p>0</text:p>
          </table:table-cell>
          <table:table-cell/>
          <table:table-cell office:value-type="float" office:value="34064" calcext:value-type="float">
            <text:p>34064</text:p>
          </table:table-cell>
          <table:table-cell office:value-type="float" office:value="34076" calcext:value-type="float">
            <text:p>34076</text:p>
          </table:table-cell>
          <table:table-cell office:value-type="float" office:value="34640" calcext:value-type="float">
            <text:p>34640</text:p>
          </table:table-cell>
          <table:table-cell office:value-type="float" office:value="34006" calcext:value-type="float">
            <text:p>34006</text:p>
          </table:table-cell>
          <table:table-cell office:value-type="float" office:value="34600" calcext:value-type="float">
            <text:p>3460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827914" calcext:value-type="float">
            <text:p>21827914</text:p>
          </table:table-cell>
          <table:table-cell table:formula="of:=ROUNDDOWN([.B20]/300)" office:value-type="float" office:value="72759" calcext:value-type="float">
            <text:p>72759</text:p>
          </table:table-cell>
          <table:table-cell table:formula="of:=[.B20]-[.C20]*300" office:value-type="float" office:value="214" calcext:value-type="float">
            <text:p>214</text:p>
          </table:table-cell>
          <table:table-cell table:formula="of:=([.Q20])/44100*90000+26.4-0.84815" office:value-type="float" office:value="72760.245727551" calcext:value-type="float">
            <text:p>72760,245727551</text:p>
          </table:table-cell>
          <table:table-cell table:formula="of:=[.E20]-[.C20]" office:value-type="float" office:value="1.24572755100962" calcext:value-type="float">
            <text:p>1,24572755100962</text:p>
          </table:table-cell>
          <table:table-cell table:formula="of:=[.N20]-[.M20]" office:value-type="float" office:value="17" calcext:value-type="float">
            <text:p>17</text:p>
          </table:table-cell>
          <table:table-cell table:formula="of:=0.07067 * [.G20]" office:value-type="float" office:value="1.20139" calcext:value-type="float">
            <text:p>1,20139</text:p>
          </table:table-cell>
          <table:table-cell table:formula="of:=[.E20]-[.H20]" office:value-type="float" office:value="72759.044337551" calcext:value-type="float">
            <text:p>72759,044337551</text:p>
          </table:table-cell>
          <table:table-cell table:formula="of:=ROUND([.I20])" office:value-type="float" office:value="72759" calcext:value-type="float">
            <text:p>72759</text:p>
          </table:table-cell>
          <table:table-cell table:formula="of:=[.J20]-[.C20]" office:value-type="float" office:value="0" calcext:value-type="float">
            <text:p>0</text:p>
          </table:table-cell>
          <table:table-cell/>
          <table:table-cell office:value-type="float" office:value="36069" calcext:value-type="float">
            <text:p>36069</text:p>
          </table:table-cell>
          <table:table-cell office:value-type="float" office:value="36086" calcext:value-type="float">
            <text:p>36086</text:p>
          </table:table-cell>
          <table:table-cell office:value-type="float" office:value="35680" calcext:value-type="float">
            <text:p>35680</text:p>
          </table:table-cell>
          <table:table-cell office:value-type="float" office:value="36016" calcext:value-type="float">
            <text:p>36016</text:p>
          </table:table-cell>
          <table:table-cell office:value-type="float" office:value="35640" calcext:value-type="float">
            <text:p>3564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463164" calcext:value-type="float">
            <text:p>22463164</text:p>
          </table:table-cell>
          <table:table-cell table:formula="of:=ROUNDDOWN([.B21]/300)" office:value-type="float" office:value="74877" calcext:value-type="float">
            <text:p>74877</text:p>
          </table:table-cell>
          <table:table-cell table:formula="of:=[.B21]-[.C21]*300" office:value-type="float" office:value="64" calcext:value-type="float">
            <text:p>64</text:p>
          </table:table-cell>
          <table:table-cell table:formula="of:=([.Q21])/44100*90000+26.4-0.84815" office:value-type="float" office:value="74882.6947071428" calcext:value-type="float">
            <text:p>74882,6947071428</text:p>
          </table:table-cell>
          <table:table-cell table:formula="of:=[.E21]-[.C21]" office:value-type="float" office:value="5.69470714284398" calcext:value-type="float">
            <text:p>5,69470714284398</text:p>
          </table:table-cell>
          <table:table-cell table:formula="of:=[.N21]-[.M21]" office:value-type="float" office:value="80" calcext:value-type="float">
            <text:p>80</text:p>
          </table:table-cell>
          <table:table-cell table:formula="of:=0.07067 * [.G21]" office:value-type="float" office:value="5.6536" calcext:value-type="float">
            <text:p>5,6536</text:p>
          </table:table-cell>
          <table:table-cell table:formula="of:=[.E21]-[.H21]" office:value-type="float" office:value="74877.0411071428" calcext:value-type="float">
            <text:p>74877,0411071428</text:p>
          </table:table-cell>
          <table:table-cell table:formula="of:=ROUND([.I21])" office:value-type="float" office:value="74877" calcext:value-type="float">
            <text:p>74877</text:p>
          </table:table-cell>
          <table:table-cell table:formula="of:=[.J21]-[.C21]" office:value-type="float" office:value="0" calcext:value-type="float">
            <text:p>0</text:p>
          </table:table-cell>
          <table:table-cell/>
          <table:table-cell office:value-type="float" office:value="38074" calcext:value-type="float">
            <text:p>38074</text:p>
          </table:table-cell>
          <table:table-cell office:value-type="float" office:value="38154" calcext:value-type="float">
            <text:p>38154</text:p>
          </table:table-cell>
          <table:table-cell office:value-type="float" office:value="36720" calcext:value-type="float">
            <text:p>36720</text:p>
          </table:table-cell>
          <table:table-cell office:value-type="float" office:value="38018" calcext:value-type="float">
            <text:p>38018</text:p>
          </table:table-cell>
          <table:table-cell office:value-type="float" office:value="36680" calcext:value-type="float">
            <text:p>36680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076771" calcext:value-type="float">
            <text:p>23076771</text:p>
          </table:table-cell>
          <table:table-cell table:formula="of:=ROUNDDOWN([.B22]/300)" office:value-type="float" office:value="76922" calcext:value-type="float">
            <text:p>76922</text:p>
          </table:table-cell>
          <table:table-cell table:formula="of:=[.B22]-[.C22]*300" office:value-type="float" office:value="171" calcext:value-type="float">
            <text:p>171</text:p>
          </table:table-cell>
          <table:table-cell table:formula="of:=([.Q22])/44100*90000+26.4-0.84815" office:value-type="float" office:value="76923.5110336735" calcext:value-type="float">
            <text:p>76923,5110336735</text:p>
          </table:table-cell>
          <table:table-cell table:formula="of:=[.E22]-[.C22]" office:value-type="float" office:value="1.51103367345058" calcext:value-type="float">
            <text:p>1,51103367345058</text:p>
          </table:table-cell>
          <table:table-cell table:formula="of:=[.N22]-[.M22]" office:value-type="float" office:value="19" calcext:value-type="float">
            <text:p>19</text:p>
          </table:table-cell>
          <table:table-cell table:formula="of:=0.07067 * [.G22]" office:value-type="float" office:value="1.34273" calcext:value-type="float">
            <text:p>1,34273</text:p>
          </table:table-cell>
          <table:table-cell table:formula="of:=[.E22]-[.H22]" office:value-type="float" office:value="76922.1683036735" calcext:value-type="float">
            <text:p>76922,1683036735</text:p>
          </table:table-cell>
          <table:table-cell table:formula="of:=ROUND([.I22])" office:value-type="float" office:value="76922" calcext:value-type="float">
            <text:p>76922</text:p>
          </table:table-cell>
          <table:table-cell table:formula="of:=[.J22]-[.C22]" office:value-type="float" office:value="0" calcext:value-type="float">
            <text:p>0</text:p>
          </table:table-cell>
          <table:table-cell/>
          <table:table-cell office:value-type="float" office:value="40079" calcext:value-type="float">
            <text:p>40079</text:p>
          </table:table-cell>
          <table:table-cell office:value-type="float" office:value="40098" calcext:value-type="float">
            <text:p>40098</text:p>
          </table:table-cell>
          <table:table-cell office:value-type="float" office:value="37720" calcext:value-type="float">
            <text:p>37720</text:p>
          </table:table-cell>
          <table:table-cell office:value-type="float" office:value="39962" calcext:value-type="float">
            <text:p>39962</text:p>
          </table:table-cell>
          <table:table-cell office:value-type="float" office:value="37680" calcext:value-type="float">
            <text:p>3768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713135" calcext:value-type="float">
            <text:p>23713135</text:p>
          </table:table-cell>
          <table:table-cell table:formula="of:=ROUNDDOWN([.B23]/300)" office:value-type="float" office:value="79043" calcext:value-type="float">
            <text:p>79043</text:p>
          </table:table-cell>
          <table:table-cell table:formula="of:=[.B23]-[.C23]*300" office:value-type="float" office:value="235" calcext:value-type="float">
            <text:p>235</text:p>
          </table:table-cell>
          <table:table-cell table:formula="of:=([.Q23])/44100*90000+26.4-0.84815" office:value-type="float" office:value="79045.9600132653" calcext:value-type="float">
            <text:p>79045,9600132653</text:p>
          </table:table-cell>
          <table:table-cell table:formula="of:=[.E23]-[.C23]" office:value-type="float" office:value="2.96001326529949" calcext:value-type="float">
            <text:p>2,96001326529949</text:p>
          </table:table-cell>
          <table:table-cell table:formula="of:=[.N23]-[.M23]" office:value-type="float" office:value="44" calcext:value-type="float">
            <text:p>44</text:p>
          </table:table-cell>
          <table:table-cell table:formula="of:=0.07067 * [.G23]" office:value-type="float" office:value="3.10948" calcext:value-type="float">
            <text:p>3,10948</text:p>
          </table:table-cell>
          <table:table-cell table:formula="of:=[.E23]-[.H23]" office:value-type="float" office:value="79042.8505332653" calcext:value-type="float">
            <text:p>79042,8505332653</text:p>
          </table:table-cell>
          <table:table-cell table:formula="of:=ROUND([.I23])" office:value-type="float" office:value="79043" calcext:value-type="float">
            <text:p>79043</text:p>
          </table:table-cell>
          <table:table-cell table:formula="of:=[.J23]-[.C23]" office:value-type="float" office:value="0" calcext:value-type="float">
            <text:p>0</text:p>
          </table:table-cell>
          <table:table-cell/>
          <table:table-cell office:value-type="float" office:value="42084" calcext:value-type="float">
            <text:p>42084</text:p>
          </table:table-cell>
          <table:table-cell office:value-type="float" office:value="42128" calcext:value-type="float">
            <text:p>42128</text:p>
          </table:table-cell>
          <table:table-cell office:value-type="float" office:value="38760" calcext:value-type="float">
            <text:p>38760</text:p>
          </table:table-cell>
          <table:table-cell office:value-type="float" office:value="42058" calcext:value-type="float">
            <text:p>42058</text:p>
          </table:table-cell>
          <table:table-cell office:value-type="float" office:value="38720" calcext:value-type="float">
            <text:p>38720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349371" calcext:value-type="float">
            <text:p>24349371</text:p>
          </table:table-cell>
          <table:table-cell table:formula="of:=ROUNDDOWN([.B24]/300)" office:value-type="float" office:value="81164" calcext:value-type="float">
            <text:p>81164</text:p>
          </table:table-cell>
          <table:table-cell table:formula="of:=[.B24]-[.C24]*300" office:value-type="float" office:value="171" calcext:value-type="float">
            <text:p>171</text:p>
          </table:table-cell>
          <table:table-cell table:formula="of:=([.Q24])/44100*90000+26.4-0.84815" office:value-type="float" office:value="81168.4089928571" calcext:value-type="float">
            <text:p>81168,4089928571</text:p>
          </table:table-cell>
          <table:table-cell table:formula="of:=[.E24]-[.C24]" office:value-type="float" office:value="4.40899285713385" calcext:value-type="float">
            <text:p>4,40899285713385</text:p>
          </table:table-cell>
          <table:table-cell table:formula="of:=[.N24]-[.M24]" office:value-type="float" office:value="61" calcext:value-type="float">
            <text:p>61</text:p>
          </table:table-cell>
          <table:table-cell table:formula="of:=0.07067 * [.G24]" office:value-type="float" office:value="4.31087" calcext:value-type="float">
            <text:p>4,31087</text:p>
          </table:table-cell>
          <table:table-cell table:formula="of:=[.E24]-[.H24]" office:value-type="float" office:value="81164.0981228571" calcext:value-type="float">
            <text:p>81164,0981228571</text:p>
          </table:table-cell>
          <table:table-cell table:formula="of:=ROUND([.I24])" office:value-type="float" office:value="81164" calcext:value-type="float">
            <text:p>81164</text:p>
          </table:table-cell>
          <table:table-cell table:formula="of:=[.J24]-[.C24]" office:value-type="float" office:value="0" calcext:value-type="float">
            <text:p>0</text:p>
          </table:table-cell>
          <table:table-cell/>
          <table:table-cell office:value-type="float" office:value="44089" calcext:value-type="float">
            <text:p>44089</text:p>
          </table:table-cell>
          <table:table-cell office:value-type="float" office:value="44150" calcext:value-type="float">
            <text:p>44150</text:p>
          </table:table-cell>
          <table:table-cell office:value-type="float" office:value="39800" calcext:value-type="float">
            <text:p>39800</text:p>
          </table:table-cell>
          <table:table-cell office:value-type="float" office:value="44078" calcext:value-type="float">
            <text:p>44078</text:p>
          </table:table-cell>
          <table:table-cell office:value-type="float" office:value="39760" calcext:value-type="float">
            <text:p>3976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962893" calcext:value-type="float">
            <text:p>24962893</text:p>
          </table:table-cell>
          <table:table-cell table:formula="of:=ROUNDDOWN([.B25]/300)" office:value-type="float" office:value="83209" calcext:value-type="float">
            <text:p>83209</text:p>
          </table:table-cell>
          <table:table-cell table:formula="of:=[.B25]-[.C25]*300" office:value-type="float" office:value="193" calcext:value-type="float">
            <text:p>193</text:p>
          </table:table-cell>
          <table:table-cell table:formula="of:=([.Q25])/44100*90000+26.4-0.84815" office:value-type="float" office:value="83209.2253193877" calcext:value-type="float">
            <text:p>83209,2253193877</text:p>
          </table:table-cell>
          <table:table-cell table:formula="of:=[.E25]-[.C25]" office:value-type="float" office:value="0.225319387740456" calcext:value-type="float">
            <text:p>0,225319387740456</text:p>
          </table:table-cell>
          <table:table-cell table:formula="of:=[.N25]-[.M25]" office:value-type="float" office:value="4" calcext:value-type="float">
            <text:p>4</text:p>
          </table:table-cell>
          <table:table-cell table:formula="of:=0.07067 * [.G25]" office:value-type="float" office:value="0.28268" calcext:value-type="float">
            <text:p>0,28268</text:p>
          </table:table-cell>
          <table:table-cell table:formula="of:=[.E25]-[.H25]" office:value-type="float" office:value="83208.9426393877" calcext:value-type="float">
            <text:p>83208,9426393877</text:p>
          </table:table-cell>
          <table:table-cell table:formula="of:=ROUND([.I25])" office:value-type="float" office:value="83209" calcext:value-type="float">
            <text:p>83209</text:p>
          </table:table-cell>
          <table:table-cell table:formula="of:=[.J25]-[.C25]" office:value-type="float" office:value="0" calcext:value-type="float">
            <text:p>0</text:p>
          </table:table-cell>
          <table:table-cell/>
          <table:table-cell office:value-type="float" office:value="46094" calcext:value-type="float">
            <text:p>46094</text:p>
          </table:table-cell>
          <table:table-cell office:value-type="float" office:value="46098" calcext:value-type="float">
            <text:p>46098</text:p>
          </table:table-cell>
          <table:table-cell office:value-type="float" office:value="40800" calcext:value-type="float">
            <text:p>40800</text:p>
          </table:table-cell>
          <table:table-cell office:value-type="float" office:value="46030" calcext:value-type="float">
            <text:p>46030</text:p>
          </table:table-cell>
          <table:table-cell office:value-type="float" office:value="40760" calcext:value-type="float">
            <text:p>4076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599085" calcext:value-type="float">
            <text:p>25599085</text:p>
          </table:table-cell>
          <table:table-cell table:formula="of:=ROUNDDOWN([.B26]/300)" office:value-type="float" office:value="85330" calcext:value-type="float">
            <text:p>85330</text:p>
          </table:table-cell>
          <table:table-cell table:formula="of:=[.B26]-[.C26]*300" office:value-type="float" office:value="85" calcext:value-type="float">
            <text:p>85</text:p>
          </table:table-cell>
          <table:table-cell table:formula="of:=([.Q26])/44100*90000+26.4-0.84815" office:value-type="float" office:value="85331.6742989796" calcext:value-type="float">
            <text:p>85331,6742989796</text:p>
          </table:table-cell>
          <table:table-cell table:formula="of:=[.E26]-[.C26]" office:value-type="float" office:value="1.67429897957481" calcext:value-type="float">
            <text:p>1,67429897957481</text:p>
          </table:table-cell>
          <table:table-cell table:formula="of:=[.N26]-[.M26]" office:value-type="float" office:value="23" calcext:value-type="float">
            <text:p>23</text:p>
          </table:table-cell>
          <table:table-cell table:formula="of:=0.07067 * [.G26]" office:value-type="float" office:value="1.62541" calcext:value-type="float">
            <text:p>1,62541</text:p>
          </table:table-cell>
          <table:table-cell table:formula="of:=[.E26]-[.H26]" office:value-type="float" office:value="85330.0488889796" calcext:value-type="float">
            <text:p>85330,0488889796</text:p>
          </table:table-cell>
          <table:table-cell table:formula="of:=ROUND([.I26])" office:value-type="float" office:value="85330" calcext:value-type="float">
            <text:p>85330</text:p>
          </table:table-cell>
          <table:table-cell table:formula="of:=[.J26]-[.C26]" office:value-type="float" office:value="0" calcext:value-type="float">
            <text:p>0</text:p>
          </table:table-cell>
          <table:table-cell/>
          <table:table-cell office:value-type="float" office:value="48099" calcext:value-type="float">
            <text:p>48099</text:p>
          </table:table-cell>
          <table:table-cell office:value-type="float" office:value="48122" calcext:value-type="float">
            <text:p>48122</text:p>
          </table:table-cell>
          <table:table-cell office:value-type="float" office:value="41840" calcext:value-type="float">
            <text:p>41840</text:p>
          </table:table-cell>
          <table:table-cell office:value-type="float" office:value="48050" calcext:value-type="float">
            <text:p>48050</text:p>
          </table:table-cell>
          <table:table-cell office:value-type="float" office:value="41800" calcext:value-type="float">
            <text:p>41800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209607" calcext:value-type="float">
            <text:p>26209607</text:p>
          </table:table-cell>
          <table:table-cell table:formula="of:=ROUNDDOWN([.B27]/300)" office:value-type="float" office:value="87365" calcext:value-type="float">
            <text:p>87365</text:p>
          </table:table-cell>
          <table:table-cell table:formula="of:=[.B27]-[.C27]*300" office:value-type="float" office:value="107" calcext:value-type="float">
            <text:p>107</text:p>
          </table:table-cell>
          <table:table-cell table:formula="of:=([.Q27])/44100*90000+26.4-0.84815" office:value-type="float" office:value="87372.4906255102" calcext:value-type="float">
            <text:p>87372,4906255102</text:p>
          </table:table-cell>
          <table:table-cell table:formula="of:=[.E27]-[.C27]" office:value-type="float" office:value="7.49062551019597" calcext:value-type="float">
            <text:p>7,49062551019597</text:p>
          </table:table-cell>
          <table:table-cell table:formula="of:=[.N27]-[.M27]" office:value-type="float" office:value="106" calcext:value-type="float">
            <text:p>106</text:p>
          </table:table-cell>
          <table:table-cell table:formula="of:=0.07067 * [.G27]" office:value-type="float" office:value="7.49102" calcext:value-type="float">
            <text:p>7,49102</text:p>
          </table:table-cell>
          <table:table-cell table:formula="of:=[.E27]-[.H27]" office:value-type="float" office:value="87364.9996055102" calcext:value-type="float">
            <text:p>87364,9996055102</text:p>
          </table:table-cell>
          <table:table-cell table:formula="of:=ROUND([.I27])" office:value-type="float" office:value="87365" calcext:value-type="float">
            <text:p>87365</text:p>
          </table:table-cell>
          <table:table-cell table:formula="of:=[.J27]-[.C27]" office:value-type="float" office:value="0" calcext:value-type="float">
            <text:p>0</text:p>
          </table:table-cell>
          <table:table-cell/>
          <table:table-cell office:value-type="float" office:value="50104" calcext:value-type="float">
            <text:p>50104</text:p>
          </table:table-cell>
          <table:table-cell office:value-type="float" office:value="50210" calcext:value-type="float">
            <text:p>50210</text:p>
          </table:table-cell>
          <table:table-cell office:value-type="float" office:value="42840" calcext:value-type="float">
            <text:p>42840</text:p>
          </table:table-cell>
          <table:table-cell office:value-type="float" office:value="50070" calcext:value-type="float">
            <text:p>50070</text:p>
          </table:table-cell>
          <table:table-cell office:value-type="float" office:value="42800" calcext:value-type="float">
            <text:p>42800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799514" calcext:value-type="float">
            <text:p>26799514</text:p>
          </table:table-cell>
          <table:table-cell table:formula="of:=ROUNDDOWN([.B28]/300)" office:value-type="float" office:value="89331" calcext:value-type="float">
            <text:p>89331</text:p>
          </table:table-cell>
          <table:table-cell table:formula="of:=[.B28]-[.C28]*300" office:value-type="float" office:value="214" calcext:value-type="float">
            <text:p>214</text:p>
          </table:table-cell>
          <table:table-cell table:formula="of:=([.Q28])/44100*90000+26.4-0.84815" office:value-type="float" office:value="89331.6742989796" calcext:value-type="float">
            <text:p>89331,6742989796</text:p>
          </table:table-cell>
          <table:table-cell table:formula="of:=[.E28]-[.C28]" office:value-type="float" office:value="0.674298979589366" calcext:value-type="float">
            <text:p>0,674298979589366</text:p>
          </table:table-cell>
          <table:table-cell table:formula="of:=[.N28]-[.M28]" office:value-type="float" office:value="3" calcext:value-type="float">
            <text:p>3</text:p>
          </table:table-cell>
          <table:table-cell table:formula="of:=0.07067 * [.G28]" office:value-type="float" office:value="0.21201" calcext:value-type="float">
            <text:p>0,21201</text:p>
          </table:table-cell>
          <table:table-cell table:formula="of:=[.E28]-[.H28]" office:value-type="float" office:value="89331.4622889796" calcext:value-type="float">
            <text:p>89331,4622889796</text:p>
          </table:table-cell>
          <table:table-cell table:formula="of:=ROUND([.I28])" office:value-type="float" office:value="89331" calcext:value-type="float">
            <text:p>89331</text:p>
          </table:table-cell>
          <table:table-cell table:formula="of:=[.J28]-[.C28]" office:value-type="float" office:value="0" calcext:value-type="float">
            <text:p>0</text:p>
          </table:table-cell>
          <table:table-cell/>
          <table:table-cell office:value-type="float" office:value="52109" calcext:value-type="float">
            <text:p>52109</text:p>
          </table:table-cell>
          <table:table-cell office:value-type="float" office:value="52112" calcext:value-type="float">
            <text:p>52112</text:p>
          </table:table-cell>
          <table:table-cell office:value-type="float" office:value="43800" calcext:value-type="float">
            <text:p>43800</text:p>
          </table:table-cell>
          <table:table-cell office:value-type="float" office:value="51972" calcext:value-type="float">
            <text:p>51972</text:p>
          </table:table-cell>
          <table:table-cell office:value-type="float" office:value="43760" calcext:value-type="float">
            <text:p>4376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460135" calcext:value-type="float">
            <text:p>27460135</text:p>
          </table:table-cell>
          <table:table-cell table:formula="of:=ROUNDDOWN([.B29]/300)" office:value-type="float" office:value="91533" calcext:value-type="float">
            <text:p>91533</text:p>
          </table:table-cell>
          <table:table-cell table:formula="of:=[.B29]-[.C29]*300" office:value-type="float" office:value="235" calcext:value-type="float">
            <text:p>235</text:p>
          </table:table-cell>
          <table:table-cell table:formula="of:=([.Q29])/44100*90000+26.4-0.84815" office:value-type="float" office:value="91535.7559316326" calcext:value-type="float">
            <text:p>91535,7559316326</text:p>
          </table:table-cell>
          <table:table-cell table:formula="of:=[.E29]-[.C29]" office:value-type="float" office:value="2.75593163263693" calcext:value-type="float">
            <text:p>2,75593163263693</text:p>
          </table:table-cell>
          <table:table-cell table:formula="of:=[.N29]-[.M29]" office:value-type="float" office:value="30" calcext:value-type="float">
            <text:p>30</text:p>
          </table:table-cell>
          <table:table-cell table:formula="of:=0.07067 * [.G29]" office:value-type="float" office:value="2.1201" calcext:value-type="float">
            <text:p>2,1201</text:p>
          </table:table-cell>
          <table:table-cell table:formula="of:=[.E29]-[.H29]" office:value-type="float" office:value="91533.6358316326" calcext:value-type="float">
            <text:p>91533,6358316326</text:p>
          </table:table-cell>
          <table:table-cell table:formula="of:=ROUND([.I29])" office:value-type="float" office:value="91534" calcext:value-type="float">
            <text:p>91534</text:p>
          </table:table-cell>
          <table:table-cell table:formula="of:=[.J29]-[.C29]" office:value-type="float" office:value="1" calcext:value-type="float">
            <text:p>1</text:p>
          </table:table-cell>
          <table:table-cell/>
          <table:table-cell office:value-type="float" office:value="54114" calcext:value-type="float">
            <text:p>54114</text:p>
          </table:table-cell>
          <table:table-cell office:value-type="float" office:value="54144" calcext:value-type="float">
            <text:p>54144</text:p>
          </table:table-cell>
          <table:table-cell office:value-type="float" office:value="44880" calcext:value-type="float">
            <text:p>44880</text:p>
          </table:table-cell>
          <table:table-cell office:value-type="float" office:value="54074" calcext:value-type="float">
            <text:p>54074</text:p>
          </table:table-cell>
          <table:table-cell office:value-type="float" office:value="44840" calcext:value-type="float">
            <text:p>44840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97143" calcext:value-type="float">
            <text:p>28097143</text:p>
          </table:table-cell>
          <table:table-cell table:formula="of:=ROUNDDOWN([.B30]/300)" office:value-type="float" office:value="93657" calcext:value-type="float">
            <text:p>93657</text:p>
          </table:table-cell>
          <table:table-cell table:formula="of:=[.B30]-[.C30]*300" office:value-type="float" office:value="43" calcext:value-type="float">
            <text:p>43</text:p>
          </table:table-cell>
          <table:table-cell table:formula="of:=([.Q30])/44100*90000+26.4-0.84815" office:value-type="float" office:value="93658.2049112245" calcext:value-type="float">
            <text:p>93658,2049112245</text:p>
          </table:table-cell>
          <table:table-cell table:formula="of:=[.E30]-[.C30]" office:value-type="float" office:value="1.20491122448584" calcext:value-type="float">
            <text:p>1,20491122448584</text:p>
          </table:table-cell>
          <table:table-cell table:formula="of:=[.N30]-[.M30]" office:value-type="float" office:value="25" calcext:value-type="float">
            <text:p>25</text:p>
          </table:table-cell>
          <table:table-cell table:formula="of:=0.07067 * [.G30]" office:value-type="float" office:value="1.76675" calcext:value-type="float">
            <text:p>1,76675</text:p>
          </table:table-cell>
          <table:table-cell table:formula="of:=[.E30]-[.H30]" office:value-type="float" office:value="93656.4381612245" calcext:value-type="float">
            <text:p>93656,4381612245</text:p>
          </table:table-cell>
          <table:table-cell table:formula="of:=ROUND([.I30])" office:value-type="float" office:value="93656" calcext:value-type="float">
            <text:p>93656</text:p>
          </table:table-cell>
          <table:table-cell table:formula="of:=[.J30]-[.C30]" office:value-type="float" office:value="-1" calcext:value-type="float">
            <text:p>-1</text:p>
          </table:table-cell>
          <table:table-cell/>
          <table:table-cell office:value-type="float" office:value="56119" calcext:value-type="float">
            <text:p>56119</text:p>
          </table:table-cell>
          <table:table-cell office:value-type="float" office:value="56144" calcext:value-type="float">
            <text:p>56144</text:p>
          </table:table-cell>
          <table:table-cell office:value-type="float" office:value="45920" calcext:value-type="float">
            <text:p>45920</text:p>
          </table:table-cell>
          <table:table-cell office:value-type="float" office:value="56074" calcext:value-type="float">
            <text:p>56074</text:p>
          </table:table-cell>
          <table:table-cell office:value-type="float" office:value="45880" calcext:value-type="float">
            <text:p>4588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757464" calcext:value-type="float">
            <text:p>28757464</text:p>
          </table:table-cell>
          <table:table-cell table:formula="of:=ROUNDDOWN([.B31]/300)" office:value-type="float" office:value="95858" calcext:value-type="float">
            <text:p>95858</text:p>
          </table:table-cell>
          <table:table-cell table:formula="of:=[.B31]-[.C31]*300" office:value-type="float" office:value="64" calcext:value-type="float">
            <text:p>64</text:p>
          </table:table-cell>
          <table:table-cell table:formula="of:=([.Q31])/44100*90000+26.4-0.84815" office:value-type="float" office:value="95862.2865438776" calcext:value-type="float">
            <text:p>95862,2865438776</text:p>
          </table:table-cell>
          <table:table-cell table:formula="of:=[.E31]-[.C31]" office:value-type="float" office:value="4.28654387754796" calcext:value-type="float">
            <text:p>4,28654387754796</text:p>
          </table:table-cell>
          <table:table-cell table:formula="of:=[.N31]-[.M31]" office:value-type="float" office:value="66" calcext:value-type="float">
            <text:p>66</text:p>
          </table:table-cell>
          <table:table-cell table:formula="of:=0.07067 * [.G31]" office:value-type="float" office:value="4.66422" calcext:value-type="float">
            <text:p>4,66422</text:p>
          </table:table-cell>
          <table:table-cell table:formula="of:=[.E31]-[.H31]" office:value-type="float" office:value="95857.6223238775" calcext:value-type="float">
            <text:p>95857,6223238775</text:p>
          </table:table-cell>
          <table:table-cell table:formula="of:=ROUND([.I31])" office:value-type="float" office:value="95858" calcext:value-type="float">
            <text:p>95858</text:p>
          </table:table-cell>
          <table:table-cell table:formula="of:=[.J31]-[.C31]" office:value-type="float" office:value="0" calcext:value-type="float">
            <text:p>0</text:p>
          </table:table-cell>
          <table:table-cell/>
          <table:table-cell office:value-type="float" office:value="58124" calcext:value-type="float">
            <text:p>58124</text:p>
          </table:table-cell>
          <table:table-cell office:value-type="float" office:value="58190" calcext:value-type="float">
            <text:p>58190</text:p>
          </table:table-cell>
          <table:table-cell office:value-type="float" office:value="47000" calcext:value-type="float">
            <text:p>47000</text:p>
          </table:table-cell>
          <table:table-cell office:value-type="float" office:value="58122" calcext:value-type="float">
            <text:p>58122</text:p>
          </table:table-cell>
          <table:table-cell office:value-type="float" office:value="46960" calcext:value-type="float">
            <text:p>4696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370385" calcext:value-type="float">
            <text:p>29370385</text:p>
          </table:table-cell>
          <table:table-cell table:formula="of:=ROUNDDOWN([.B32]/300)" office:value-type="float" office:value="97901" calcext:value-type="float">
            <text:p>97901</text:p>
          </table:table-cell>
          <table:table-cell table:formula="of:=[.B32]-[.C32]*300" office:value-type="float" office:value="85" calcext:value-type="float">
            <text:p>85</text:p>
          </table:table-cell>
          <table:table-cell table:formula="of:=([.Q32])/44100*90000+26.4-0.84815" office:value-type="float" office:value="97903.1028704082" calcext:value-type="float">
            <text:p>97903,1028704082</text:p>
          </table:table-cell>
          <table:table-cell table:formula="of:=[.E32]-[.C32]" office:value-type="float" office:value="2.10287040815456" calcext:value-type="float">
            <text:p>2,10287040815456</text:p>
          </table:table-cell>
          <table:table-cell table:formula="of:=[.N32]-[.M32]" office:value-type="float" office:value="37" calcext:value-type="float">
            <text:p>37</text:p>
          </table:table-cell>
          <table:table-cell table:formula="of:=0.07067 * [.G32]" office:value-type="float" office:value="2.61479" calcext:value-type="float">
            <text:p>2,61479</text:p>
          </table:table-cell>
          <table:table-cell table:formula="of:=[.E32]-[.H32]" office:value-type="float" office:value="97900.4880804082" calcext:value-type="float">
            <text:p>97900,4880804082</text:p>
          </table:table-cell>
          <table:table-cell table:formula="of:=ROUND([.I32])" office:value-type="float" office:value="97900" calcext:value-type="float">
            <text:p>97900</text:p>
          </table:table-cell>
          <table:table-cell table:formula="of:=[.J32]-[.C32]" office:value-type="float" office:value="-1" calcext:value-type="float">
            <text:p>-1</text:p>
          </table:table-cell>
          <table:table-cell/>
          <table:table-cell office:value-type="float" office:value="60129" calcext:value-type="float">
            <text:p>60129</text:p>
          </table:table-cell>
          <table:table-cell office:value-type="float" office:value="60166" calcext:value-type="float">
            <text:p>60166</text:p>
          </table:table-cell>
          <table:table-cell office:value-type="float" office:value="48000" calcext:value-type="float">
            <text:p>48000</text:p>
          </table:table-cell>
          <table:table-cell office:value-type="float" office:value="60026" calcext:value-type="float">
            <text:p>60026</text:p>
          </table:table-cell>
          <table:table-cell office:value-type="float" office:value="47960" calcext:value-type="float">
            <text:p>4796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030964" calcext:value-type="float">
            <text:p>30030964</text:p>
          </table:table-cell>
          <table:table-cell table:formula="of:=ROUNDDOWN([.B33]/300)" office:value-type="float" office:value="100103" calcext:value-type="float">
            <text:p>100103</text:p>
          </table:table-cell>
          <table:table-cell table:formula="of:=[.B33]-[.C33]*300" office:value-type="float" office:value="64" calcext:value-type="float">
            <text:p>64</text:p>
          </table:table-cell>
          <table:table-cell table:formula="of:=([.Q33])/44100*90000+26.4-0.84815" office:value-type="float" office:value="100107.184503061" calcext:value-type="float">
            <text:p>100107,184503061</text:p>
          </table:table-cell>
          <table:table-cell table:formula="of:=[.E33]-[.C33]" office:value-type="float" office:value="4.18450306121667" calcext:value-type="float">
            <text:p>4,18450306121667</text:p>
          </table:table-cell>
          <table:table-cell table:formula="of:=[.N33]-[.M33]" office:value-type="float" office:value="66" calcext:value-type="float">
            <text:p>66</text:p>
          </table:table-cell>
          <table:table-cell table:formula="of:=0.07067 * [.G33]" office:value-type="float" office:value="4.66422" calcext:value-type="float">
            <text:p>4,66422</text:p>
          </table:table-cell>
          <table:table-cell table:formula="of:=[.E33]-[.H33]" office:value-type="float" office:value="100102.520283061" calcext:value-type="float">
            <text:p>100102,520283061</text:p>
          </table:table-cell>
          <table:table-cell table:formula="of:=ROUND([.I33])" office:value-type="float" office:value="100103" calcext:value-type="float">
            <text:p>100103</text:p>
          </table:table-cell>
          <table:table-cell table:formula="of:=[.J33]-[.C33]" office:value-type="float" office:value="0" calcext:value-type="float">
            <text:p>0</text:p>
          </table:table-cell>
          <table:table-cell/>
          <table:table-cell office:value-type="float" office:value="62134" calcext:value-type="float">
            <text:p>62134</text:p>
          </table:table-cell>
          <table:table-cell office:value-type="float" office:value="62200" calcext:value-type="float">
            <text:p>62200</text:p>
          </table:table-cell>
          <table:table-cell office:value-type="float" office:value="49080" calcext:value-type="float">
            <text:p>49080</text:p>
          </table:table-cell>
          <table:table-cell office:value-type="float" office:value="62134" calcext:value-type="float">
            <text:p>62134</text:p>
          </table:table-cell>
          <table:table-cell office:value-type="float" office:value="49040" calcext:value-type="float">
            <text:p>4904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667843" calcext:value-type="float">
            <text:p>30667843</text:p>
          </table:table-cell>
          <table:table-cell table:formula="of:=ROUNDDOWN([.B34]/300)" office:value-type="float" office:value="102226" calcext:value-type="float">
            <text:p>102226</text:p>
          </table:table-cell>
          <table:table-cell table:formula="of:=[.B34]-[.C34]*300" office:value-type="float" office:value="43" calcext:value-type="float">
            <text:p>43</text:p>
          </table:table-cell>
          <table:table-cell table:formula="of:=([.Q34])/44100*90000+26.4-0.84815" office:value-type="float" office:value="102229.633482653" calcext:value-type="float">
            <text:p>102229,633482653</text:p>
          </table:table-cell>
          <table:table-cell table:formula="of:=[.E34]-[.C34]" office:value-type="float" office:value="3.63348265303648" calcext:value-type="float">
            <text:p>3,63348265303648</text:p>
          </table:table-cell>
          <table:table-cell table:formula="of:=[.N34]-[.M34]" office:value-type="float" office:value="53" calcext:value-type="float">
            <text:p>53</text:p>
          </table:table-cell>
          <table:table-cell table:formula="of:=0.07067 * [.G34]" office:value-type="float" office:value="3.74551" calcext:value-type="float">
            <text:p>3,74551</text:p>
          </table:table-cell>
          <table:table-cell table:formula="of:=[.E34]-[.H34]" office:value-type="float" office:value="102225.887972653" calcext:value-type="float">
            <text:p>102225,887972653</text:p>
          </table:table-cell>
          <table:table-cell table:formula="of:=ROUND([.I34])" office:value-type="float" office:value="102226" calcext:value-type="float">
            <text:p>102226</text:p>
          </table:table-cell>
          <table:table-cell table:formula="of:=[.J34]-[.C34]" office:value-type="float" office:value="0" calcext:value-type="float">
            <text:p>0</text:p>
          </table:table-cell>
          <table:table-cell/>
          <table:table-cell office:value-type="float" office:value="64139" calcext:value-type="float">
            <text:p>64139</text:p>
          </table:table-cell>
          <table:table-cell office:value-type="float" office:value="64192" calcext:value-type="float">
            <text:p>64192</text:p>
          </table:table-cell>
          <table:table-cell office:value-type="float" office:value="50120" calcext:value-type="float">
            <text:p>50120</text:p>
          </table:table-cell>
          <table:table-cell office:value-type="float" office:value="64126" calcext:value-type="float">
            <text:p>64126</text:p>
          </table:table-cell>
          <table:table-cell office:value-type="float" office:value="50080" calcext:value-type="float">
            <text:p>5008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305021" calcext:value-type="float">
            <text:p>31305021</text:p>
          </table:table-cell>
          <table:table-cell table:formula="of:=ROUNDDOWN([.B35]/300)" office:value-type="float" office:value="104350" calcext:value-type="float">
            <text:p>104350</text:p>
          </table:table-cell>
          <table:table-cell table:formula="of:=[.B35]-[.C35]*300" office:value-type="float" office:value="21" calcext:value-type="float">
            <text:p>21</text:p>
          </table:table-cell>
          <table:table-cell table:formula="of:=([.Q35])/44100*90000+26.4-0.84815" office:value-type="float" office:value="104352.082462245" calcext:value-type="float">
            <text:p>104352,082462245</text:p>
          </table:table-cell>
          <table:table-cell table:formula="of:=[.E35]-[.C35]" office:value-type="float" office:value="2.08246224488539" calcext:value-type="float">
            <text:p>2,08246224488539</text:p>
          </table:table-cell>
          <table:table-cell table:formula="of:=[.N35]-[.M35]" office:value-type="float" office:value="40" calcext:value-type="float">
            <text:p>40</text:p>
          </table:table-cell>
          <table:table-cell table:formula="of:=0.07067 * [.G35]" office:value-type="float" office:value="2.8268" calcext:value-type="float">
            <text:p>2,8268</text:p>
          </table:table-cell>
          <table:table-cell table:formula="of:=[.E35]-[.H35]" office:value-type="float" office:value="104349.255662245" calcext:value-type="float">
            <text:p>104349,255662245</text:p>
          </table:table-cell>
          <table:table-cell table:formula="of:=ROUND([.I35])" office:value-type="float" office:value="104349" calcext:value-type="float">
            <text:p>104349</text:p>
          </table:table-cell>
          <table:table-cell table:formula="of:=[.J35]-[.C35]" office:value-type="float" office:value="-1" calcext:value-type="float">
            <text:p>-1</text:p>
          </table:table-cell>
          <table:table-cell/>
          <table:table-cell office:value-type="float" office:value="66144" calcext:value-type="float">
            <text:p>66144</text:p>
          </table:table-cell>
          <table:table-cell office:value-type="float" office:value="66184" calcext:value-type="float">
            <text:p>66184</text:p>
          </table:table-cell>
          <table:table-cell office:value-type="float" office:value="51160" calcext:value-type="float">
            <text:p>51160</text:p>
          </table:table-cell>
          <table:table-cell office:value-type="float" office:value="66114" calcext:value-type="float">
            <text:p>66114</text:p>
          </table:table-cell>
          <table:table-cell office:value-type="float" office:value="51120" calcext:value-type="float">
            <text:p>5112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940314" calcext:value-type="float">
            <text:p>31940314</text:p>
          </table:table-cell>
          <table:table-cell table:formula="of:=ROUNDDOWN([.B36]/300)" office:value-type="float" office:value="106467" calcext:value-type="float">
            <text:p>106467</text:p>
          </table:table-cell>
          <table:table-cell table:formula="of:=[.B36]-[.C36]*300" office:value-type="float" office:value="214" calcext:value-type="float">
            <text:p>214</text:p>
          </table:table-cell>
          <table:table-cell table:formula="of:=([.Q36])/44100*90000+26.4-0.84815" office:value-type="float" office:value="106474.531441837" calcext:value-type="float">
            <text:p>106474,531441837</text:p>
          </table:table-cell>
          <table:table-cell table:formula="of:=[.E36]-[.C36]" office:value-type="float" office:value="7.53144183671975" calcext:value-type="float">
            <text:p>7,53144183671975</text:p>
          </table:table-cell>
          <table:table-cell table:formula="of:=[.N36]-[.M36]" office:value-type="float" office:value="101" calcext:value-type="float">
            <text:p>101</text:p>
          </table:table-cell>
          <table:table-cell table:formula="of:=0.07067 * [.G36]" office:value-type="float" office:value="7.13767" calcext:value-type="float">
            <text:p>7,13767</text:p>
          </table:table-cell>
          <table:table-cell table:formula="of:=[.E36]-[.H36]" office:value-type="float" office:value="106467.393771837" calcext:value-type="float">
            <text:p>106467,393771837</text:p>
          </table:table-cell>
          <table:table-cell table:formula="of:=ROUND([.I36])" office:value-type="float" office:value="106467" calcext:value-type="float">
            <text:p>106467</text:p>
          </table:table-cell>
          <table:table-cell table:formula="of:=[.J36]-[.C36]" office:value-type="float" office:value="0" calcext:value-type="float">
            <text:p>0</text:p>
          </table:table-cell>
          <table:table-cell/>
          <table:table-cell office:value-type="float" office:value="68149" calcext:value-type="float">
            <text:p>68149</text:p>
          </table:table-cell>
          <table:table-cell office:value-type="float" office:value="68250" calcext:value-type="float">
            <text:p>68250</text:p>
          </table:table-cell>
          <table:table-cell office:value-type="float" office:value="52200" calcext:value-type="float">
            <text:p>52200</text:p>
          </table:table-cell>
          <table:table-cell office:value-type="float" office:value="68112" calcext:value-type="float">
            <text:p>68112</text:p>
          </table:table-cell>
          <table:table-cell office:value-type="float" office:value="52160" calcext:value-type="float">
            <text:p>5216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578221" calcext:value-type="float">
            <text:p>32578221</text:p>
          </table:table-cell>
          <table:table-cell table:formula="of:=ROUNDDOWN([.B37]/300)" office:value-type="float" office:value="108594" calcext:value-type="float">
            <text:p>108594</text:p>
          </table:table-cell>
          <table:table-cell table:formula="of:=[.B37]-[.C37]*300" office:value-type="float" office:value="21" calcext:value-type="float">
            <text:p>21</text:p>
          </table:table-cell>
          <table:table-cell table:formula="of:=([.Q37])/44100*90000+26.4-0.84815" office:value-type="float" office:value="108596.980421429" calcext:value-type="float">
            <text:p>108596,980421429</text:p>
          </table:table-cell>
          <table:table-cell table:formula="of:=[.E37]-[.C37]" office:value-type="float" office:value="2.98042142855411" calcext:value-type="float">
            <text:p>2,98042142855411</text:p>
          </table:table-cell>
          <table:table-cell table:formula="of:=[.N37]-[.M37]" office:value-type="float" office:value="54" calcext:value-type="float">
            <text:p>54</text:p>
          </table:table-cell>
          <table:table-cell table:formula="of:=0.07067 * [.G37]" office:value-type="float" office:value="3.81618" calcext:value-type="float">
            <text:p>3,81618</text:p>
          </table:table-cell>
          <table:table-cell table:formula="of:=[.E37]-[.H37]" office:value-type="float" office:value="108593.164241429" calcext:value-type="float">
            <text:p>108593,164241429</text:p>
          </table:table-cell>
          <table:table-cell table:formula="of:=ROUND([.I37])" office:value-type="float" office:value="108593" calcext:value-type="float">
            <text:p>108593</text:p>
          </table:table-cell>
          <table:table-cell table:formula="of:=[.J37]-[.C37]" office:value-type="float" office:value="-1" calcext:value-type="float">
            <text:p>-1</text:p>
          </table:table-cell>
          <table:table-cell/>
          <table:table-cell office:value-type="float" office:value="70154" calcext:value-type="float">
            <text:p>70154</text:p>
          </table:table-cell>
          <table:table-cell office:value-type="float" office:value="70208" calcext:value-type="float">
            <text:p>70208</text:p>
          </table:table-cell>
          <table:table-cell office:value-type="float" office:value="53240" calcext:value-type="float">
            <text:p>53240</text:p>
          </table:table-cell>
          <table:table-cell office:value-type="float" office:value="70142" calcext:value-type="float">
            <text:p>70142</text:p>
          </table:table-cell>
          <table:table-cell office:value-type="float" office:value="53200" calcext:value-type="float">
            <text:p>5320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215657" calcext:value-type="float">
            <text:p>33215657</text:p>
          </table:table-cell>
          <table:table-cell table:formula="of:=ROUNDDOWN([.B38]/300)" office:value-type="float" office:value="110718" calcext:value-type="float">
            <text:p>110718</text:p>
          </table:table-cell>
          <table:table-cell table:formula="of:=[.B38]-[.C38]*300" office:value-type="float" office:value="257" calcext:value-type="float">
            <text:p>257</text:p>
          </table:table-cell>
          <table:table-cell table:formula="of:=([.Q38])/44100*90000+26.4-0.84815" office:value-type="float" office:value="110719.42940102" calcext:value-type="float">
            <text:p>110719,42940102</text:p>
          </table:table-cell>
          <table:table-cell table:formula="of:=[.E38]-[.C38]" office:value-type="float" office:value="1.42940102038847" calcext:value-type="float">
            <text:p>1,42940102038847</text:p>
          </table:table-cell>
          <table:table-cell table:formula="of:=[.N38]-[.M38]" office:value-type="float" office:value="15" calcext:value-type="float">
            <text:p>15</text:p>
          </table:table-cell>
          <table:table-cell table:formula="of:=0.07067 * [.G38]" office:value-type="float" office:value="1.06005" calcext:value-type="float">
            <text:p>1,06005</text:p>
          </table:table-cell>
          <table:table-cell table:formula="of:=[.E38]-[.H38]" office:value-type="float" office:value="110718.36935102" calcext:value-type="float">
            <text:p>110718,36935102</text:p>
          </table:table-cell>
          <table:table-cell table:formula="of:=ROUND([.I38])" office:value-type="float" office:value="110718" calcext:value-type="float">
            <text:p>110718</text:p>
          </table:table-cell>
          <table:table-cell table:formula="of:=[.J38]-[.C38]" office:value-type="float" office:value="0" calcext:value-type="float">
            <text:p>0</text:p>
          </table:table-cell>
          <table:table-cell/>
          <table:table-cell office:value-type="float" office:value="72159" calcext:value-type="float">
            <text:p>72159</text:p>
          </table:table-cell>
          <table:table-cell office:value-type="float" office:value="72174" calcext:value-type="float">
            <text:p>72174</text:p>
          </table:table-cell>
          <table:table-cell office:value-type="float" office:value="54280" calcext:value-type="float">
            <text:p>54280</text:p>
          </table:table-cell>
          <table:table-cell office:value-type="float" office:value="72108" calcext:value-type="float">
            <text:p>72108</text:p>
          </table:table-cell>
          <table:table-cell office:value-type="float" office:value="54240" calcext:value-type="float">
            <text:p>5424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876278" calcext:value-type="float">
            <text:p>33876278</text:p>
          </table:table-cell>
          <table:table-cell table:formula="of:=ROUNDDOWN([.B39]/300)" office:value-type="float" office:value="112920" calcext:value-type="float">
            <text:p>112920</text:p>
          </table:table-cell>
          <table:table-cell table:formula="of:=[.B39]-[.C39]*300" office:value-type="float" office:value="278" calcext:value-type="float">
            <text:p>278</text:p>
          </table:table-cell>
          <table:table-cell table:formula="of:=([.Q39])/44100*90000+26.4-0.84815" office:value-type="float" office:value="112923.511033673" calcext:value-type="float">
            <text:p>112923,511033673</text:p>
          </table:table-cell>
          <table:table-cell table:formula="of:=[.E39]-[.C39]" office:value-type="float" office:value="3.51103367346514" calcext:value-type="float">
            <text:p>3,51103367346514</text:p>
          </table:table-cell>
          <table:table-cell table:formula="of:=[.N39]-[.M39]" office:value-type="float" office:value="42" calcext:value-type="float">
            <text:p>42</text:p>
          </table:table-cell>
          <table:table-cell table:formula="of:=0.07067 * [.G39]" office:value-type="float" office:value="2.96814" calcext:value-type="float">
            <text:p>2,96814</text:p>
          </table:table-cell>
          <table:table-cell table:formula="of:=[.E39]-[.H39]" office:value-type="float" office:value="112920.542893673" calcext:value-type="float">
            <text:p>112920,542893673</text:p>
          </table:table-cell>
          <table:table-cell table:formula="of:=ROUND([.I39])" office:value-type="float" office:value="112921" calcext:value-type="float">
            <text:p>112921</text:p>
          </table:table-cell>
          <table:table-cell table:formula="of:=[.J39]-[.C39]" office:value-type="float" office:value="1" calcext:value-type="float">
            <text:p>1</text:p>
          </table:table-cell>
          <table:table-cell/>
          <table:table-cell office:value-type="float" office:value="74164" calcext:value-type="float">
            <text:p>74164</text:p>
          </table:table-cell>
          <table:table-cell office:value-type="float" office:value="74206" calcext:value-type="float">
            <text:p>74206</text:p>
          </table:table-cell>
          <table:table-cell office:value-type="float" office:value="55360" calcext:value-type="float">
            <text:p>55360</text:p>
          </table:table-cell>
          <table:table-cell office:value-type="float" office:value="74136" calcext:value-type="float">
            <text:p>74136</text:p>
          </table:table-cell>
          <table:table-cell office:value-type="float" office:value="55320" calcext:value-type="float">
            <text:p>5532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489414" calcext:value-type="float">
            <text:p>34489414</text:p>
          </table:table-cell>
          <table:table-cell table:formula="of:=ROUNDDOWN([.B40]/300)" office:value-type="float" office:value="114964" calcext:value-type="float">
            <text:p>114964</text:p>
          </table:table-cell>
          <table:table-cell table:formula="of:=[.B40]-[.C40]*300" office:value-type="float" office:value="214" calcext:value-type="float">
            <text:p>214</text:p>
          </table:table-cell>
          <table:table-cell table:formula="of:=([.Q40])/44100*90000+26.4-0.84815" office:value-type="float" office:value="114964.327360204" calcext:value-type="float">
            <text:p>114964,327360204</text:p>
          </table:table-cell>
          <table:table-cell table:formula="of:=[.E40]-[.C40]" office:value-type="float" office:value="0.327360204071738" calcext:value-type="float">
            <text:p>0,327360204071738</text:p>
          </table:table-cell>
          <table:table-cell table:formula="of:=[.N40]-[.M40]" office:value-type="float" office:value="3" calcext:value-type="float">
            <text:p>3</text:p>
          </table:table-cell>
          <table:table-cell table:formula="of:=0.07067 * [.G40]" office:value-type="float" office:value="0.21201" calcext:value-type="float">
            <text:p>0,21201</text:p>
          </table:table-cell>
          <table:table-cell table:formula="of:=[.E40]-[.H40]" office:value-type="float" office:value="114964.115350204" calcext:value-type="float">
            <text:p>114964,115350204</text:p>
          </table:table-cell>
          <table:table-cell table:formula="of:=ROUND([.I40])" office:value-type="float" office:value="114964" calcext:value-type="float">
            <text:p>114964</text:p>
          </table:table-cell>
          <table:table-cell table:formula="of:=[.J40]-[.C40]" office:value-type="float" office:value="0" calcext:value-type="float">
            <text:p>0</text:p>
          </table:table-cell>
          <table:table-cell/>
          <table:table-cell office:value-type="float" office:value="76169" calcext:value-type="float">
            <text:p>76169</text:p>
          </table:table-cell>
          <table:table-cell office:value-type="float" office:value="76172" calcext:value-type="float">
            <text:p>76172</text:p>
          </table:table-cell>
          <table:table-cell office:value-type="float" office:value="56360" calcext:value-type="float">
            <text:p>56360</text:p>
          </table:table-cell>
          <table:table-cell office:value-type="float" office:value="76036" calcext:value-type="float">
            <text:p>76036</text:p>
          </table:table-cell>
          <table:table-cell office:value-type="float" office:value="56320" calcext:value-type="float">
            <text:p>5632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149778" calcext:value-type="float">
            <text:p>35149778</text:p>
          </table:table-cell>
          <table:table-cell table:formula="of:=ROUNDDOWN([.B41]/300)" office:value-type="float" office:value="117165" calcext:value-type="float">
            <text:p>117165</text:p>
          </table:table-cell>
          <table:table-cell table:formula="of:=[.B41]-[.C41]*300" office:value-type="float" office:value="278" calcext:value-type="float">
            <text:p>278</text:p>
          </table:table-cell>
          <table:table-cell table:formula="of:=([.Q41])/44100*90000+26.4-0.84815" office:value-type="float" office:value="117168.408992857" calcext:value-type="float">
            <text:p>117168,408992857</text:p>
          </table:table-cell>
          <table:table-cell table:formula="of:=[.E41]-[.C41]" office:value-type="float" office:value="3.40899285713385" calcext:value-type="float">
            <text:p>3,40899285713385</text:p>
          </table:table-cell>
          <table:table-cell table:formula="of:=[.N41]-[.M41]" office:value-type="float" office:value="42" calcext:value-type="float">
            <text:p>42</text:p>
          </table:table-cell>
          <table:table-cell table:formula="of:=0.07067 * [.G41]" office:value-type="float" office:value="2.96814" calcext:value-type="float">
            <text:p>2,96814</text:p>
          </table:table-cell>
          <table:table-cell table:formula="of:=[.E41]-[.H41]" office:value-type="float" office:value="117165.440852857" calcext:value-type="float">
            <text:p>117165,440852857</text:p>
          </table:table-cell>
          <table:table-cell table:formula="of:=ROUND([.I41])" office:value-type="float" office:value="117165" calcext:value-type="float">
            <text:p>117165</text:p>
          </table:table-cell>
          <table:table-cell table:formula="of:=[.J41]-[.C41]" office:value-type="float" office:value="0" calcext:value-type="float">
            <text:p>0</text:p>
          </table:table-cell>
          <table:table-cell/>
          <table:table-cell office:value-type="float" office:value="78174" calcext:value-type="float">
            <text:p>78174</text:p>
          </table:table-cell>
          <table:table-cell office:value-type="float" office:value="78216" calcext:value-type="float">
            <text:p>78216</text:p>
          </table:table-cell>
          <table:table-cell office:value-type="float" office:value="57440" calcext:value-type="float">
            <text:p>57440</text:p>
          </table:table-cell>
          <table:table-cell office:value-type="float" office:value="78144" calcext:value-type="float">
            <text:p>78144</text:p>
          </table:table-cell>
          <table:table-cell office:value-type="float" office:value="57400" calcext:value-type="float">
            <text:p>5740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762314" calcext:value-type="float">
            <text:p>35762314</text:p>
          </table:table-cell>
          <table:table-cell table:formula="of:=ROUNDDOWN([.B42]/300)" office:value-type="float" office:value="119207" calcext:value-type="float">
            <text:p>119207</text:p>
          </table:table-cell>
          <table:table-cell table:formula="of:=[.B42]-[.C42]*300" office:value-type="float" office:value="214" calcext:value-type="float">
            <text:p>214</text:p>
          </table:table-cell>
          <table:table-cell table:formula="of:=([.Q42])/44100*90000+26.4-0.84815" office:value-type="float" office:value="119209.225319388" calcext:value-type="float">
            <text:p>119209,225319388</text:p>
          </table:table-cell>
          <table:table-cell table:formula="of:=[.E42]-[.C42]" office:value-type="float" office:value="2.22531938774046" calcext:value-type="float">
            <text:p>2,22531938774046</text:p>
          </table:table-cell>
          <table:table-cell table:formula="of:=[.N42]-[.M42]" office:value-type="float" office:value="31" calcext:value-type="float">
            <text:p>31</text:p>
          </table:table-cell>
          <table:table-cell table:formula="of:=0.07067 * [.G42]" office:value-type="float" office:value="2.19077" calcext:value-type="float">
            <text:p>2,19077</text:p>
          </table:table-cell>
          <table:table-cell table:formula="of:=[.E42]-[.H42]" office:value-type="float" office:value="119207.034549388" calcext:value-type="float">
            <text:p>119207,034549388</text:p>
          </table:table-cell>
          <table:table-cell table:formula="of:=ROUND([.I42])" office:value-type="float" office:value="119207" calcext:value-type="float">
            <text:p>119207</text:p>
          </table:table-cell>
          <table:table-cell table:formula="of:=[.J42]-[.C42]" office:value-type="float" office:value="0" calcext:value-type="float">
            <text:p>0</text:p>
          </table:table-cell>
          <table:table-cell/>
          <table:table-cell office:value-type="float" office:value="80179" calcext:value-type="float">
            <text:p>80179</text:p>
          </table:table-cell>
          <table:table-cell office:value-type="float" office:value="80210" calcext:value-type="float">
            <text:p>80210</text:p>
          </table:table-cell>
          <table:table-cell office:value-type="float" office:value="58440" calcext:value-type="float">
            <text:p>58440</text:p>
          </table:table-cell>
          <table:table-cell office:value-type="float" office:value="80138" calcext:value-type="float">
            <text:p>80138</text:p>
          </table:table-cell>
          <table:table-cell office:value-type="float" office:value="58400" calcext:value-type="float">
            <text:p>5840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374164" calcext:value-type="float">
            <text:p>36374164</text:p>
          </table:table-cell>
          <table:table-cell table:formula="of:=ROUNDDOWN([.B43]/300)" office:value-type="float" office:value="121247" calcext:value-type="float">
            <text:p>121247</text:p>
          </table:table-cell>
          <table:table-cell table:formula="of:=[.B43]-[.C43]*300" office:value-type="float" office:value="64" calcext:value-type="float">
            <text:p>64</text:p>
          </table:table-cell>
          <table:table-cell table:formula="of:=([.Q43])/44100*90000+26.4-0.84815" office:value-type="float" office:value="121250.041645918" calcext:value-type="float">
            <text:p>121250,041645918</text:p>
          </table:table-cell>
          <table:table-cell table:formula="of:=[.E43]-[.C43]" office:value-type="float" office:value="3.04164591834706" calcext:value-type="float">
            <text:p>3,04164591834706</text:p>
          </table:table-cell>
          <table:table-cell table:formula="of:=[.N43]-[.M43]" office:value-type="float" office:value="52" calcext:value-type="float">
            <text:p>52</text:p>
          </table:table-cell>
          <table:table-cell table:formula="of:=0.07067 * [.G43]" office:value-type="float" office:value="3.67484" calcext:value-type="float">
            <text:p>3,67484</text:p>
          </table:table-cell>
          <table:table-cell table:formula="of:=[.E43]-[.H43]" office:value-type="float" office:value="121246.366805918" calcext:value-type="float">
            <text:p>121246,366805918</text:p>
          </table:table-cell>
          <table:table-cell table:formula="of:=ROUND([.I43])" office:value-type="float" office:value="121246" calcext:value-type="float">
            <text:p>121246</text:p>
          </table:table-cell>
          <table:table-cell table:formula="of:=[.J43]-[.C43]" office:value-type="float" office:value="-1" calcext:value-type="float">
            <text:p>-1</text:p>
          </table:table-cell>
          <table:table-cell/>
          <table:table-cell office:value-type="float" office:value="82184" calcext:value-type="float">
            <text:p>82184</text:p>
          </table:table-cell>
          <table:table-cell office:value-type="float" office:value="82236" calcext:value-type="float">
            <text:p>82236</text:p>
          </table:table-cell>
          <table:table-cell office:value-type="float" office:value="59440" calcext:value-type="float">
            <text:p>59440</text:p>
          </table:table-cell>
          <table:table-cell office:value-type="float" office:value="82164" calcext:value-type="float">
            <text:p>82164</text:p>
          </table:table-cell>
          <table:table-cell office:value-type="float" office:value="59400" calcext:value-type="float">
            <text:p>5940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986228" calcext:value-type="float">
            <text:p>36986228</text:p>
          </table:table-cell>
          <table:table-cell table:formula="of:=ROUNDDOWN([.B44]/300)" office:value-type="float" office:value="123287" calcext:value-type="float">
            <text:p>123287</text:p>
          </table:table-cell>
          <table:table-cell table:formula="of:=[.B44]-[.C44]*300" office:value-type="float" office:value="128" calcext:value-type="float">
            <text:p>128</text:p>
          </table:table-cell>
          <table:table-cell table:formula="of:=([.Q44])/44100*90000+26.4-0.84815" office:value-type="float" office:value="123290.857972449" calcext:value-type="float">
            <text:p>123290,857972449</text:p>
          </table:table-cell>
          <table:table-cell table:formula="of:=[.E44]-[.C44]" office:value-type="float" office:value="3.85797244895366" calcext:value-type="float">
            <text:p>3,85797244895366</text:p>
          </table:table-cell>
          <table:table-cell table:formula="of:=[.N44]-[.M44]" office:value-type="float" office:value="49" calcext:value-type="float">
            <text:p>49</text:p>
          </table:table-cell>
          <table:table-cell table:formula="of:=0.07067 * [.G44]" office:value-type="float" office:value="3.46283" calcext:value-type="float">
            <text:p>3,46283</text:p>
          </table:table-cell>
          <table:table-cell table:formula="of:=[.E44]-[.H44]" office:value-type="float" office:value="123287.395142449" calcext:value-type="float">
            <text:p>123287,395142449</text:p>
          </table:table-cell>
          <table:table-cell table:formula="of:=ROUND([.I44])" office:value-type="float" office:value="123287" calcext:value-type="float">
            <text:p>123287</text:p>
          </table:table-cell>
          <table:table-cell table:formula="of:=[.J44]-[.C44]" office:value-type="float" office:value="0" calcext:value-type="float">
            <text:p>0</text:p>
          </table:table-cell>
          <table:table-cell/>
          <table:table-cell office:value-type="float" office:value="84189" calcext:value-type="float">
            <text:p>84189</text:p>
          </table:table-cell>
          <table:table-cell office:value-type="float" office:value="84238" calcext:value-type="float">
            <text:p>84238</text:p>
          </table:table-cell>
          <table:table-cell office:value-type="float" office:value="60440" calcext:value-type="float">
            <text:p>60440</text:p>
          </table:table-cell>
          <table:table-cell office:value-type="float" office:value="84166" calcext:value-type="float">
            <text:p>84166</text:p>
          </table:table-cell>
          <table:table-cell office:value-type="float" office:value="60400" calcext:value-type="float">
            <text:p>6040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622978" calcext:value-type="float">
            <text:p>37622978</text:p>
          </table:table-cell>
          <table:table-cell table:formula="of:=ROUNDDOWN([.B45]/300)" office:value-type="float" office:value="125409" calcext:value-type="float">
            <text:p>125409</text:p>
          </table:table-cell>
          <table:table-cell table:formula="of:=[.B45]-[.C45]*300" office:value-type="float" office:value="278" calcext:value-type="float">
            <text:p>278</text:p>
          </table:table-cell>
          <table:table-cell table:formula="of:=([.Q45])/44100*90000+26.4-0.84815" office:value-type="float" office:value="125413.306952041" calcext:value-type="float">
            <text:p>125413,306952041</text:p>
          </table:table-cell>
          <table:table-cell table:formula="of:=[.E45]-[.C45]" office:value-type="float" office:value="4.30695204080257" calcext:value-type="float">
            <text:p>4,30695204080257</text:p>
          </table:table-cell>
          <table:table-cell table:formula="of:=[.N45]-[.M45]" office:value-type="float" office:value="56" calcext:value-type="float">
            <text:p>56</text:p>
          </table:table-cell>
          <table:table-cell table:formula="of:=0.07067 * [.G45]" office:value-type="float" office:value="3.95752" calcext:value-type="float">
            <text:p>3,95752</text:p>
          </table:table-cell>
          <table:table-cell table:formula="of:=[.E45]-[.H45]" office:value-type="float" office:value="125409.349432041" calcext:value-type="float">
            <text:p>125409,349432041</text:p>
          </table:table-cell>
          <table:table-cell table:formula="of:=ROUND([.I45])" office:value-type="float" office:value="125409" calcext:value-type="float">
            <text:p>125409</text:p>
          </table:table-cell>
          <table:table-cell table:formula="of:=[.J45]-[.C45]" office:value-type="float" office:value="0" calcext:value-type="float">
            <text:p>0</text:p>
          </table:table-cell>
          <table:table-cell/>
          <table:table-cell office:value-type="float" office:value="86194" calcext:value-type="float">
            <text:p>86194</text:p>
          </table:table-cell>
          <table:table-cell office:value-type="float" office:value="86250" calcext:value-type="float">
            <text:p>86250</text:p>
          </table:table-cell>
          <table:table-cell office:value-type="float" office:value="61480" calcext:value-type="float">
            <text:p>61480</text:p>
          </table:table-cell>
          <table:table-cell office:value-type="float" office:value="86184" calcext:value-type="float">
            <text:p>86184</text:p>
          </table:table-cell>
          <table:table-cell office:value-type="float" office:value="61440" calcext:value-type="float">
            <text:p>6144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235214" calcext:value-type="float">
            <text:p>38235214</text:p>
          </table:table-cell>
          <table:table-cell table:formula="of:=ROUNDDOWN([.B46]/300)" office:value-type="float" office:value="127450" calcext:value-type="float">
            <text:p>127450</text:p>
          </table:table-cell>
          <table:table-cell table:formula="of:=[.B46]-[.C46]*300" office:value-type="float" office:value="214" calcext:value-type="float">
            <text:p>214</text:p>
          </table:table-cell>
          <table:table-cell table:formula="of:=([.Q46])/44100*90000+26.4-0.84815" office:value-type="float" office:value="127454.123278571" calcext:value-type="float">
            <text:p>127454,123278571</text:p>
          </table:table-cell>
          <table:table-cell table:formula="of:=[.E46]-[.C46]" office:value-type="float" office:value="4.12327857142373" calcext:value-type="float">
            <text:p>4,12327857142373</text:p>
          </table:table-cell>
          <table:table-cell table:formula="of:=[.N46]-[.M46]" office:value-type="float" office:value="59" calcext:value-type="float">
            <text:p>59</text:p>
          </table:table-cell>
          <table:table-cell table:formula="of:=0.07067 * [.G46]" office:value-type="float" office:value="4.16953" calcext:value-type="float">
            <text:p>4,16953</text:p>
          </table:table-cell>
          <table:table-cell table:formula="of:=[.E46]-[.H46]" office:value-type="float" office:value="127449.953748571" calcext:value-type="float">
            <text:p>127449,953748571</text:p>
          </table:table-cell>
          <table:table-cell table:formula="of:=ROUND([.I46])" office:value-type="float" office:value="127450" calcext:value-type="float">
            <text:p>127450</text:p>
          </table:table-cell>
          <table:table-cell table:formula="of:=[.J46]-[.C46]" office:value-type="float" office:value="0" calcext:value-type="float">
            <text:p>0</text:p>
          </table:table-cell>
          <table:table-cell/>
          <table:table-cell office:value-type="float" office:value="88199" calcext:value-type="float">
            <text:p>88199</text:p>
          </table:table-cell>
          <table:table-cell office:value-type="float" office:value="88258" calcext:value-type="float">
            <text:p>88258</text:p>
          </table:table-cell>
          <table:table-cell office:value-type="float" office:value="62480" calcext:value-type="float">
            <text:p>62480</text:p>
          </table:table-cell>
          <table:table-cell office:value-type="float" office:value="88120" calcext:value-type="float">
            <text:p>88120</text:p>
          </table:table-cell>
          <table:table-cell office:value-type="float" office:value="62440" calcext:value-type="float">
            <text:p>6244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872050" calcext:value-type="float">
            <text:p>38872050</text:p>
          </table:table-cell>
          <table:table-cell table:formula="of:=ROUNDDOWN([.B47]/300)" office:value-type="float" office:value="129573" calcext:value-type="float">
            <text:p>129573</text:p>
          </table:table-cell>
          <table:table-cell table:formula="of:=[.B47]-[.C47]*300" office:value-type="float" office:value="150" calcext:value-type="float">
            <text:p>150</text:p>
          </table:table-cell>
          <table:table-cell table:formula="of:=([.Q47])/44100*90000+26.4-0.84815" office:value-type="float" office:value="129576.572258163" calcext:value-type="float">
            <text:p>129576,572258163</text:p>
          </table:table-cell>
          <table:table-cell table:formula="of:=[.E47]-[.C47]" office:value-type="float" office:value="3.57225816325808" calcext:value-type="float">
            <text:p>3,57225816325808</text:p>
          </table:table-cell>
          <table:table-cell table:formula="of:=[.N47]-[.M47]" office:value-type="float" office:value="48" calcext:value-type="float">
            <text:p>48</text:p>
          </table:table-cell>
          <table:table-cell table:formula="of:=0.07067 * [.G47]" office:value-type="float" office:value="3.39216" calcext:value-type="float">
            <text:p>3,39216</text:p>
          </table:table-cell>
          <table:table-cell table:formula="of:=[.E47]-[.H47]" office:value-type="float" office:value="129573.180098163" calcext:value-type="float">
            <text:p>129573,180098163</text:p>
          </table:table-cell>
          <table:table-cell table:formula="of:=ROUND([.I47])" office:value-type="float" office:value="129573" calcext:value-type="float">
            <text:p>129573</text:p>
          </table:table-cell>
          <table:table-cell table:formula="of:=[.J47]-[.C47]" office:value-type="float" office:value="0" calcext:value-type="float">
            <text:p>0</text:p>
          </table:table-cell>
          <table:table-cell/>
          <table:table-cell office:value-type="float" office:value="90204" calcext:value-type="float">
            <text:p>90204</text:p>
          </table:table-cell>
          <table:table-cell office:value-type="float" office:value="90252" calcext:value-type="float">
            <text:p>90252</text:p>
          </table:table-cell>
          <table:table-cell office:value-type="float" office:value="63520" calcext:value-type="float">
            <text:p>63520</text:p>
          </table:table-cell>
          <table:table-cell office:value-type="float" office:value="90184" calcext:value-type="float">
            <text:p>90184</text:p>
          </table:table-cell>
          <table:table-cell office:value-type="float" office:value="63480" calcext:value-type="float">
            <text:p>6348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509614" calcext:value-type="float">
            <text:p>39509614</text:p>
          </table:table-cell>
          <table:table-cell table:formula="of:=ROUNDDOWN([.B48]/300)" office:value-type="float" office:value="131698" calcext:value-type="float">
            <text:p>131698</text:p>
          </table:table-cell>
          <table:table-cell table:formula="of:=[.B48]-[.C48]*300" office:value-type="float" office:value="214" calcext:value-type="float">
            <text:p>214</text:p>
          </table:table-cell>
          <table:table-cell table:formula="of:=([.Q48])/44100*90000+26.4-0.84815" office:value-type="float" office:value="131699.021237755" calcext:value-type="float">
            <text:p>131699,021237755</text:p>
          </table:table-cell>
          <table:table-cell table:formula="of:=[.E48]-[.C48]" office:value-type="float" office:value="1.02123775510699" calcext:value-type="float">
            <text:p>1,02123775510699</text:p>
          </table:table-cell>
          <table:table-cell table:formula="of:=[.N48]-[.M48]" office:value-type="float" office:value="17" calcext:value-type="float">
            <text:p>17</text:p>
          </table:table-cell>
          <table:table-cell table:formula="of:=0.07067 * [.G48]" office:value-type="float" office:value="1.20139" calcext:value-type="float">
            <text:p>1,20139</text:p>
          </table:table-cell>
          <table:table-cell table:formula="of:=[.E48]-[.H48]" office:value-type="float" office:value="131697.819847755" calcext:value-type="float">
            <text:p>131697,819847755</text:p>
          </table:table-cell>
          <table:table-cell table:formula="of:=ROUND([.I48])" office:value-type="float" office:value="131698" calcext:value-type="float">
            <text:p>131698</text:p>
          </table:table-cell>
          <table:table-cell table:formula="of:=[.J48]-[.C48]" office:value-type="float" office:value="0" calcext:value-type="float">
            <text:p>0</text:p>
          </table:table-cell>
          <table:table-cell/>
          <table:table-cell office:value-type="float" office:value="92209" calcext:value-type="float">
            <text:p>92209</text:p>
          </table:table-cell>
          <table:table-cell office:value-type="float" office:value="92226" calcext:value-type="float">
            <text:p>92226</text:p>
          </table:table-cell>
          <table:table-cell office:value-type="float" office:value="64560" calcext:value-type="float">
            <text:p>64560</text:p>
          </table:table-cell>
          <table:table-cell office:value-type="float" office:value="92162" calcext:value-type="float">
            <text:p>92162</text:p>
          </table:table-cell>
          <table:table-cell office:value-type="float" office:value="64520" calcext:value-type="float">
            <text:p>6452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169893" calcext:value-type="float">
            <text:p>40169893</text:p>
          </table:table-cell>
          <table:table-cell table:formula="of:=ROUNDDOWN([.B49]/300)" office:value-type="float" office:value="133899" calcext:value-type="float">
            <text:p>133899</text:p>
          </table:table-cell>
          <table:table-cell table:formula="of:=[.B49]-[.C49]*300" office:value-type="float" office:value="193" calcext:value-type="float">
            <text:p>193</text:p>
          </table:table-cell>
          <table:table-cell table:formula="of:=([.Q49])/44100*90000+26.4-0.84815" office:value-type="float" office:value="133903.102870408" calcext:value-type="float">
            <text:p>133903,102870408</text:p>
          </table:table-cell>
          <table:table-cell table:formula="of:=[.E49]-[.C49]" office:value-type="float" office:value="4.10287040815456" calcext:value-type="float">
            <text:p>4,10287040815456</text:p>
          </table:table-cell>
          <table:table-cell table:formula="of:=[.N49]-[.M49]" office:value-type="float" office:value="60" calcext:value-type="float">
            <text:p>60</text:p>
          </table:table-cell>
          <table:table-cell table:formula="of:=0.07067 * [.G49]" office:value-type="float" office:value="4.2402" calcext:value-type="float">
            <text:p>4,2402</text:p>
          </table:table-cell>
          <table:table-cell table:formula="of:=[.E49]-[.H49]" office:value-type="float" office:value="133898.862670408" calcext:value-type="float">
            <text:p>133898,862670408</text:p>
          </table:table-cell>
          <table:table-cell table:formula="of:=ROUND([.I49])" office:value-type="float" office:value="133899" calcext:value-type="float">
            <text:p>133899</text:p>
          </table:table-cell>
          <table:table-cell table:formula="of:=[.J49]-[.C49]" office:value-type="float" office:value="0" calcext:value-type="float">
            <text:p>0</text:p>
          </table:table-cell>
          <table:table-cell/>
          <table:table-cell office:value-type="float" office:value="94214" calcext:value-type="float">
            <text:p>94214</text:p>
          </table:table-cell>
          <table:table-cell office:value-type="float" office:value="94274" calcext:value-type="float">
            <text:p>94274</text:p>
          </table:table-cell>
          <table:table-cell office:value-type="float" office:value="65640" calcext:value-type="float">
            <text:p>65640</text:p>
          </table:table-cell>
          <table:table-cell office:value-type="float" office:value="94206" calcext:value-type="float">
            <text:p>94206</text:p>
          </table:table-cell>
          <table:table-cell office:value-type="float" office:value="65600" calcext:value-type="float">
            <text:p>6560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805700" calcext:value-type="float">
            <text:p>40805700</text:p>
          </table:table-cell>
          <table:table-cell table:formula="of:=ROUNDDOWN([.B50]/300)" office:value-type="float" office:value="136019" calcext:value-type="float">
            <text:p>136019</text:p>
          </table:table-cell>
          <table:table-cell table:formula="of:=[.B50]-[.C50]*300" office:value-type="float" office:value="0" calcext:value-type="float">
            <text:p>0</text:p>
          </table:table-cell>
          <table:table-cell table:formula="of:=([.Q50])/44100*90000+26.4-0.84815" office:value-type="float" office:value="136025.55185" calcext:value-type="float">
            <text:p>136025,55185</text:p>
          </table:table-cell>
          <table:table-cell table:formula="of:=[.E50]-[.C50]" office:value-type="float" office:value="6.55184999998892" calcext:value-type="float">
            <text:p>6,55184999998892</text:p>
          </table:table-cell>
          <table:table-cell table:formula="of:=[.N50]-[.M50]" office:value-type="float" office:value="97" calcext:value-type="float">
            <text:p>97</text:p>
          </table:table-cell>
          <table:table-cell table:formula="of:=0.07067 * [.G50]" office:value-type="float" office:value="6.85499" calcext:value-type="float">
            <text:p>6,85499</text:p>
          </table:table-cell>
          <table:table-cell table:formula="of:=[.E50]-[.H50]" office:value-type="float" office:value="136018.69686" calcext:value-type="float">
            <text:p>136018,69686</text:p>
          </table:table-cell>
          <table:table-cell table:formula="of:=ROUND([.I50])" office:value-type="float" office:value="136019" calcext:value-type="float">
            <text:p>136019</text:p>
          </table:table-cell>
          <table:table-cell table:formula="of:=[.J50]-[.C50]" office:value-type="float" office:value="0" calcext:value-type="float">
            <text:p>0</text:p>
          </table:table-cell>
          <table:table-cell/>
          <table:table-cell office:value-type="float" office:value="96219" calcext:value-type="float">
            <text:p>96219</text:p>
          </table:table-cell>
          <table:table-cell office:value-type="float" office:value="96316" calcext:value-type="float">
            <text:p>96316</text:p>
          </table:table-cell>
          <table:table-cell office:value-type="float" office:value="66680" calcext:value-type="float">
            <text:p>66680</text:p>
          </table:table-cell>
          <table:table-cell office:value-type="float" office:value="96180" calcext:value-type="float">
            <text:p>96180</text:p>
          </table:table-cell>
          <table:table-cell office:value-type="float" office:value="66640" calcext:value-type="float">
            <text:p>6664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443178" calcext:value-type="float">
            <text:p>41443178</text:p>
          </table:table-cell>
          <table:table-cell table:formula="of:=ROUNDDOWN([.B51]/300)" office:value-type="float" office:value="138143" calcext:value-type="float">
            <text:p>138143</text:p>
          </table:table-cell>
          <table:table-cell table:formula="of:=[.B51]-[.C51]*300" office:value-type="float" office:value="278" calcext:value-type="float">
            <text:p>278</text:p>
          </table:table-cell>
          <table:table-cell table:formula="of:=([.Q51])/44100*90000+26.4-0.84815" office:value-type="float" office:value="138148.000829592" calcext:value-type="float">
            <text:p>138148,000829592</text:p>
          </table:table-cell>
          <table:table-cell table:formula="of:=[.E51]-[.C51]" office:value-type="float" office:value="5.00082959182328" calcext:value-type="float">
            <text:p>5,00082959182328</text:p>
          </table:table-cell>
          <table:table-cell table:formula="of:=[.N51]-[.M51]" office:value-type="float" office:value="70" calcext:value-type="float">
            <text:p>70</text:p>
          </table:table-cell>
          <table:table-cell table:formula="of:=0.07067 * [.G51]" office:value-type="float" office:value="4.9469" calcext:value-type="float">
            <text:p>4,9469</text:p>
          </table:table-cell>
          <table:table-cell table:formula="of:=[.E51]-[.H51]" office:value-type="float" office:value="138143.053929592" calcext:value-type="float">
            <text:p>138143,053929592</text:p>
          </table:table-cell>
          <table:table-cell table:formula="of:=ROUND([.I51])" office:value-type="float" office:value="138143" calcext:value-type="float">
            <text:p>138143</text:p>
          </table:table-cell>
          <table:table-cell table:formula="of:=[.J51]-[.C51]" office:value-type="float" office:value="0" calcext:value-type="float">
            <text:p>0</text:p>
          </table:table-cell>
          <table:table-cell/>
          <table:table-cell office:value-type="float" office:value="98224" calcext:value-type="float">
            <text:p>98224</text:p>
          </table:table-cell>
          <table:table-cell office:value-type="float" office:value="98294" calcext:value-type="float">
            <text:p>98294</text:p>
          </table:table-cell>
          <table:table-cell office:value-type="float" office:value="67720" calcext:value-type="float">
            <text:p>67720</text:p>
          </table:table-cell>
          <table:table-cell office:value-type="float" office:value="98224" calcext:value-type="float">
            <text:p>98224</text:p>
          </table:table-cell>
          <table:table-cell office:value-type="float" office:value="67680" calcext:value-type="float">
            <text:p>6768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105600" calcext:value-type="float">
            <text:p>42105600</text:p>
          </table:table-cell>
          <table:table-cell table:formula="of:=ROUNDDOWN([.B52]/300)" office:value-type="float" office:value="140352" calcext:value-type="float">
            <text:p>140352</text:p>
          </table:table-cell>
          <table:table-cell table:formula="of:=[.B52]-[.C52]*300" office:value-type="float" office:value="0" calcext:value-type="float">
            <text:p>0</text:p>
          </table:table-cell>
          <table:table-cell table:formula="of:=([.Q52])/44100*90000+26.4-0.84815" office:value-type="float" office:value="140352.082462245" calcext:value-type="float">
            <text:p>140352,082462245</text:p>
          </table:table-cell>
          <table:table-cell table:formula="of:=[.E52]-[.C52]" office:value-type="float" office:value="0.0824622448999435" calcext:value-type="float">
            <text:p>0,082462244899944</text:p>
          </table:table-cell>
          <table:table-cell table:formula="of:=[.N52]-[.M52]" office:value-type="float" office:value="13" calcext:value-type="float">
            <text:p>13</text:p>
          </table:table-cell>
          <table:table-cell table:formula="of:=0.07067 * [.G52]" office:value-type="float" office:value="0.91871" calcext:value-type="float">
            <text:p>0,91871</text:p>
          </table:table-cell>
          <table:table-cell table:formula="of:=[.E52]-[.H52]" office:value-type="float" office:value="140351.163752245" calcext:value-type="float">
            <text:p>140351,163752245</text:p>
          </table:table-cell>
          <table:table-cell table:formula="of:=ROUND([.I52])" office:value-type="float" office:value="140351" calcext:value-type="float">
            <text:p>140351</text:p>
          </table:table-cell>
          <table:table-cell table:formula="of:=[.J52]-[.C52]" office:value-type="float" office:value="-1" calcext:value-type="float">
            <text:p>-1</text:p>
          </table:table-cell>
          <table:table-cell/>
          <table:table-cell office:value-type="float" office:value="100229" calcext:value-type="float">
            <text:p>100229</text:p>
          </table:table-cell>
          <table:table-cell office:value-type="float" office:value="100242" calcext:value-type="float">
            <text:p>100242</text:p>
          </table:table-cell>
          <table:table-cell office:value-type="float" office:value="68800" calcext:value-type="float">
            <text:p>68800</text:p>
          </table:table-cell>
          <table:table-cell office:value-type="float" office:value="100184" calcext:value-type="float">
            <text:p>100184</text:p>
          </table:table-cell>
          <table:table-cell office:value-type="float" office:value="68760" calcext:value-type="float">
            <text:p>6876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765878" calcext:value-type="float">
            <text:p>42765878</text:p>
          </table:table-cell>
          <table:table-cell table:formula="of:=ROUNDDOWN([.B53]/300)" office:value-type="float" office:value="142552" calcext:value-type="float">
            <text:p>142552</text:p>
          </table:table-cell>
          <table:table-cell table:formula="of:=[.B53]-[.C53]*300" office:value-type="float" office:value="278" calcext:value-type="float">
            <text:p>278</text:p>
          </table:table-cell>
          <table:table-cell table:formula="of:=([.Q53])/44100*90000+26.4-0.84815" office:value-type="float" office:value="142556.164094898" calcext:value-type="float">
            <text:p>142556,164094898</text:p>
          </table:table-cell>
          <table:table-cell table:formula="of:=[.E53]-[.C53]" office:value-type="float" office:value="4.16409489794751" calcext:value-type="float">
            <text:p>4,16409489794751</text:p>
          </table:table-cell>
          <table:table-cell table:formula="of:=[.N53]-[.M53]" office:value-type="float" office:value="56" calcext:value-type="float">
            <text:p>56</text:p>
          </table:table-cell>
          <table:table-cell table:formula="of:=0.07067 * [.G53]" office:value-type="float" office:value="3.95752" calcext:value-type="float">
            <text:p>3,95752</text:p>
          </table:table-cell>
          <table:table-cell table:formula="of:=[.E53]-[.H53]" office:value-type="float" office:value="142552.206574898" calcext:value-type="float">
            <text:p>142552,206574898</text:p>
          </table:table-cell>
          <table:table-cell table:formula="of:=ROUND([.I53])" office:value-type="float" office:value="142552" calcext:value-type="float">
            <text:p>142552</text:p>
          </table:table-cell>
          <table:table-cell table:formula="of:=[.J53]-[.C53]" office:value-type="float" office:value="0" calcext:value-type="float">
            <text:p>0</text:p>
          </table:table-cell>
          <table:table-cell/>
          <table:table-cell office:value-type="float" office:value="102234" calcext:value-type="float">
            <text:p>102234</text:p>
          </table:table-cell>
          <table:table-cell office:value-type="float" office:value="102290" calcext:value-type="float">
            <text:p>102290</text:p>
          </table:table-cell>
          <table:table-cell office:value-type="float" office:value="69880" calcext:value-type="float">
            <text:p>69880</text:p>
          </table:table-cell>
          <table:table-cell office:value-type="float" office:value="102154" calcext:value-type="float">
            <text:p>102154</text:p>
          </table:table-cell>
          <table:table-cell office:value-type="float" office:value="69840" calcext:value-type="float">
            <text:p>6984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427700" calcext:value-type="float">
            <text:p>43427700</text:p>
          </table:table-cell>
          <table:table-cell table:formula="of:=ROUNDDOWN([.B54]/300)" office:value-type="float" office:value="144759" calcext:value-type="float">
            <text:p>144759</text:p>
          </table:table-cell>
          <table:table-cell table:formula="of:=[.B54]-[.C54]*300" office:value-type="float" office:value="0" calcext:value-type="float">
            <text:p>0</text:p>
          </table:table-cell>
          <table:table-cell table:formula="of:=([.Q54])/44100*90000+26.4-0.84815" office:value-type="float" office:value="144760.245727551" calcext:value-type="float">
            <text:p>144760,245727551</text:p>
          </table:table-cell>
          <table:table-cell table:formula="of:=[.E54]-[.C54]" office:value-type="float" office:value="1.24572755099507" calcext:value-type="float">
            <text:p>1,24572755099507</text:p>
          </table:table-cell>
          <table:table-cell table:formula="of:=[.N54]-[.M54]" office:value-type="float" office:value="27" calcext:value-type="float">
            <text:p>27</text:p>
          </table:table-cell>
          <table:table-cell table:formula="of:=0.07067 * [.G54]" office:value-type="float" office:value="1.90809" calcext:value-type="float">
            <text:p>1,90809</text:p>
          </table:table-cell>
          <table:table-cell table:formula="of:=[.E54]-[.H54]" office:value-type="float" office:value="144758.337637551" calcext:value-type="float">
            <text:p>144758,337637551</text:p>
          </table:table-cell>
          <table:table-cell table:formula="of:=ROUND([.I54])" office:value-type="float" office:value="144758" calcext:value-type="float">
            <text:p>144758</text:p>
          </table:table-cell>
          <table:table-cell table:formula="of:=[.J54]-[.C54]" office:value-type="float" office:value="-1" calcext:value-type="float">
            <text:p>-1</text:p>
          </table:table-cell>
          <table:table-cell/>
          <table:table-cell office:value-type="float" office:value="104239" calcext:value-type="float">
            <text:p>104239</text:p>
          </table:table-cell>
          <table:table-cell office:value-type="float" office:value="104266" calcext:value-type="float">
            <text:p>104266</text:p>
          </table:table-cell>
          <table:table-cell office:value-type="float" office:value="70960" calcext:value-type="float">
            <text:p>70960</text:p>
          </table:table-cell>
          <table:table-cell office:value-type="float" office:value="104202" calcext:value-type="float">
            <text:p>104202</text:p>
          </table:table-cell>
          <table:table-cell office:value-type="float" office:value="70920" calcext:value-type="float">
            <text:p>7092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112835" calcext:value-type="float">
            <text:p>44112835</text:p>
          </table:table-cell>
          <table:table-cell table:formula="of:=ROUNDDOWN([.B55]/300)" office:value-type="float" office:value="147042" calcext:value-type="float">
            <text:p>147042</text:p>
          </table:table-cell>
          <table:table-cell table:formula="of:=[.B55]-[.C55]*300" office:value-type="float" office:value="235" calcext:value-type="float">
            <text:p>235</text:p>
          </table:table-cell>
          <table:table-cell table:formula="of:=([.Q55])/44100*90000+26.4-0.84815" office:value-type="float" office:value="147045.960013265" calcext:value-type="float">
            <text:p>147045,960013265</text:p>
          </table:table-cell>
          <table:table-cell table:formula="of:=[.E55]-[.C55]" office:value-type="float" office:value="3.96001326531405" calcext:value-type="float">
            <text:p>3,96001326531405</text:p>
          </table:table-cell>
          <table:table-cell table:formula="of:=[.N55]-[.M55]" office:value-type="float" office:value="58" calcext:value-type="float">
            <text:p>58</text:p>
          </table:table-cell>
          <table:table-cell table:formula="of:=0.07067 * [.G55]" office:value-type="float" office:value="4.09886" calcext:value-type="float">
            <text:p>4,09886</text:p>
          </table:table-cell>
          <table:table-cell table:formula="of:=[.E55]-[.H55]" office:value-type="float" office:value="147041.861153265" calcext:value-type="float">
            <text:p>147041,861153265</text:p>
          </table:table-cell>
          <table:table-cell table:formula="of:=ROUND([.I55])" office:value-type="float" office:value="147042" calcext:value-type="float">
            <text:p>147042</text:p>
          </table:table-cell>
          <table:table-cell table:formula="of:=[.J55]-[.C55]" office:value-type="float" office:value="0" calcext:value-type="float">
            <text:p>0</text:p>
          </table:table-cell>
          <table:table-cell/>
          <table:table-cell office:value-type="float" office:value="106244" calcext:value-type="float">
            <text:p>106244</text:p>
          </table:table-cell>
          <table:table-cell office:value-type="float" office:value="106302" calcext:value-type="float">
            <text:p>106302</text:p>
          </table:table-cell>
          <table:table-cell office:value-type="float" office:value="72080" calcext:value-type="float">
            <text:p>72080</text:p>
          </table:table-cell>
          <table:table-cell office:value-type="float" office:value="106238" calcext:value-type="float">
            <text:p>106238</text:p>
          </table:table-cell>
          <table:table-cell office:value-type="float" office:value="72040" calcext:value-type="float">
            <text:p>7204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723614" calcext:value-type="float">
            <text:p>44723614</text:p>
          </table:table-cell>
          <table:table-cell table:formula="of:=ROUNDDOWN([.B56]/300)" office:value-type="float" office:value="149078" calcext:value-type="float">
            <text:p>149078</text:p>
          </table:table-cell>
          <table:table-cell table:formula="of:=[.B56]-[.C56]*300" office:value-type="float" office:value="214" calcext:value-type="float">
            <text:p>214</text:p>
          </table:table-cell>
          <table:table-cell table:formula="of:=([.Q56])/44100*90000+26.4-0.84815" office:value-type="float" office:value="149086.776339796" calcext:value-type="float">
            <text:p>149086,776339796</text:p>
          </table:table-cell>
          <table:table-cell table:formula="of:=[.E56]-[.C56]" office:value-type="float" office:value="8.7763397959061" calcext:value-type="float">
            <text:p>8,7763397959061</text:p>
          </table:table-cell>
          <table:table-cell table:formula="of:=[.N56]-[.M56]" office:value-type="float" office:value="115" calcext:value-type="float">
            <text:p>115</text:p>
          </table:table-cell>
          <table:table-cell table:formula="of:=0.07067 * [.G56]" office:value-type="float" office:value="8.12705" calcext:value-type="float">
            <text:p>8,12705</text:p>
          </table:table-cell>
          <table:table-cell table:formula="of:=[.E56]-[.H56]" office:value-type="float" office:value="149078.649289796" calcext:value-type="float">
            <text:p>149078,649289796</text:p>
          </table:table-cell>
          <table:table-cell table:formula="of:=ROUND([.I56])" office:value-type="float" office:value="149079" calcext:value-type="float">
            <text:p>149079</text:p>
          </table:table-cell>
          <table:table-cell table:formula="of:=[.J56]-[.C56]" office:value-type="float" office:value="1" calcext:value-type="float">
            <text:p>1</text:p>
          </table:table-cell>
          <table:table-cell/>
          <table:table-cell office:value-type="float" office:value="108249" calcext:value-type="float">
            <text:p>108249</text:p>
          </table:table-cell>
          <table:table-cell office:value-type="float" office:value="108364" calcext:value-type="float">
            <text:p>108364</text:p>
          </table:table-cell>
          <table:table-cell office:value-type="float" office:value="73080" calcext:value-type="float">
            <text:p>73080</text:p>
          </table:table-cell>
          <table:table-cell office:value-type="float" office:value="108220" calcext:value-type="float">
            <text:p>108220</text:p>
          </table:table-cell>
          <table:table-cell office:value-type="float" office:value="73040" calcext:value-type="float">
            <text:p>7304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336450" calcext:value-type="float">
            <text:p>45336450</text:p>
          </table:table-cell>
          <table:table-cell table:formula="of:=ROUNDDOWN([.B57]/300)" office:value-type="float" office:value="151121" calcext:value-type="float">
            <text:p>151121</text:p>
          </table:table-cell>
          <table:table-cell table:formula="of:=[.B57]-[.C57]*300" office:value-type="float" office:value="150" calcext:value-type="float">
            <text:p>150</text:p>
          </table:table-cell>
          <table:table-cell table:formula="of:=([.Q57])/44100*90000+26.4-0.84815" office:value-type="float" office:value="151127.592666327" calcext:value-type="float">
            <text:p>151127,592666327</text:p>
          </table:table-cell>
          <table:table-cell table:formula="of:=[.E57]-[.C57]" office:value-type="float" office:value="6.59266632652725" calcext:value-type="float">
            <text:p>6,59266632652725</text:p>
          </table:table-cell>
          <table:table-cell table:formula="of:=[.N57]-[.M57]" office:value-type="float" office:value="90" calcext:value-type="float">
            <text:p>90</text:p>
          </table:table-cell>
          <table:table-cell table:formula="of:=0.07067 * [.G57]" office:value-type="float" office:value="6.3603" calcext:value-type="float">
            <text:p>6,3603</text:p>
          </table:table-cell>
          <table:table-cell table:formula="of:=[.E57]-[.H57]" office:value-type="float" office:value="151121.232366327" calcext:value-type="float">
            <text:p>151121,232366327</text:p>
          </table:table-cell>
          <table:table-cell table:formula="of:=ROUND([.I57])" office:value-type="float" office:value="151121" calcext:value-type="float">
            <text:p>151121</text:p>
          </table:table-cell>
          <table:table-cell table:formula="of:=[.J57]-[.C57]" office:value-type="float" office:value="0" calcext:value-type="float">
            <text:p>0</text:p>
          </table:table-cell>
          <table:table-cell/>
          <table:table-cell office:value-type="float" office:value="110254" calcext:value-type="float">
            <text:p>110254</text:p>
          </table:table-cell>
          <table:table-cell office:value-type="float" office:value="110344" calcext:value-type="float">
            <text:p>110344</text:p>
          </table:table-cell>
          <table:table-cell office:value-type="float" office:value="74080" calcext:value-type="float">
            <text:p>74080</text:p>
          </table:table-cell>
          <table:table-cell office:value-type="float" office:value="110202" calcext:value-type="float">
            <text:p>110202</text:p>
          </table:table-cell>
          <table:table-cell office:value-type="float" office:value="74040" calcext:value-type="float">
            <text:p>7404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949885" calcext:value-type="float">
            <text:p>45949885</text:p>
          </table:table-cell>
          <table:table-cell table:formula="of:=ROUNDDOWN([.B58]/300)" office:value-type="float" office:value="153166" calcext:value-type="float">
            <text:p>153166</text:p>
          </table:table-cell>
          <table:table-cell table:formula="of:=[.B58]-[.C58]*300" office:value-type="float" office:value="85" calcext:value-type="float">
            <text:p>85</text:p>
          </table:table-cell>
          <table:table-cell table:formula="of:=([.Q58])/44100*90000+26.4-0.84815" office:value-type="float" office:value="153168.408992857" calcext:value-type="float">
            <text:p>153168,408992857</text:p>
          </table:table-cell>
          <table:table-cell table:formula="of:=[.E58]-[.C58]" office:value-type="float" office:value="2.4089928571193" calcext:value-type="float">
            <text:p>2,4089928571193</text:p>
          </table:table-cell>
          <table:table-cell table:formula="of:=[.N58]-[.M58]" office:value-type="float" office:value="37" calcext:value-type="float">
            <text:p>37</text:p>
          </table:table-cell>
          <table:table-cell table:formula="of:=0.07067 * [.G58]" office:value-type="float" office:value="2.61479" calcext:value-type="float">
            <text:p>2,61479</text:p>
          </table:table-cell>
          <table:table-cell table:formula="of:=[.E58]-[.H58]" office:value-type="float" office:value="153165.794202857" calcext:value-type="float">
            <text:p>153165,794202857</text:p>
          </table:table-cell>
          <table:table-cell table:formula="of:=ROUND([.I58])" office:value-type="float" office:value="153166" calcext:value-type="float">
            <text:p>153166</text:p>
          </table:table-cell>
          <table:table-cell table:formula="of:=[.J58]-[.C58]" office:value-type="float" office:value="0" calcext:value-type="float">
            <text:p>0</text:p>
          </table:table-cell>
          <table:table-cell/>
          <table:table-cell office:value-type="float" office:value="112259" calcext:value-type="float">
            <text:p>112259</text:p>
          </table:table-cell>
          <table:table-cell office:value-type="float" office:value="112296" calcext:value-type="float">
            <text:p>112296</text:p>
          </table:table-cell>
          <table:table-cell office:value-type="float" office:value="75080" calcext:value-type="float">
            <text:p>75080</text:p>
          </table:table-cell>
          <table:table-cell office:value-type="float" office:value="112228" calcext:value-type="float">
            <text:p>112228</text:p>
          </table:table-cell>
          <table:table-cell office:value-type="float" office:value="75040" calcext:value-type="float">
            <text:p>7504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587064" calcext:value-type="float">
            <text:p>46587064</text:p>
          </table:table-cell>
          <table:table-cell table:formula="of:=ROUNDDOWN([.B59]/300)" office:value-type="float" office:value="155290" calcext:value-type="float">
            <text:p>155290</text:p>
          </table:table-cell>
          <table:table-cell table:formula="of:=[.B59]-[.C59]*300" office:value-type="float" office:value="64" calcext:value-type="float">
            <text:p>64</text:p>
          </table:table-cell>
          <table:table-cell table:formula="of:=([.Q59])/44100*90000+26.4-0.84815" office:value-type="float" office:value="155290.857972449" calcext:value-type="float">
            <text:p>155290,857972449</text:p>
          </table:table-cell>
          <table:table-cell table:formula="of:=[.E59]-[.C59]" office:value-type="float" office:value="0.85797244895366" calcext:value-type="float">
            <text:p>0,85797244895366</text:p>
          </table:table-cell>
          <table:table-cell table:formula="of:=[.N59]-[.M59]" office:value-type="float" office:value="10" calcext:value-type="float">
            <text:p>10</text:p>
          </table:table-cell>
          <table:table-cell table:formula="of:=0.07067 * [.G59]" office:value-type="float" office:value="0.7067" calcext:value-type="float">
            <text:p>0,7067</text:p>
          </table:table-cell>
          <table:table-cell table:formula="of:=[.E59]-[.H59]" office:value-type="float" office:value="155290.151272449" calcext:value-type="float">
            <text:p>155290,151272449</text:p>
          </table:table-cell>
          <table:table-cell table:formula="of:=ROUND([.I59])" office:value-type="float" office:value="155290" calcext:value-type="float">
            <text:p>155290</text:p>
          </table:table-cell>
          <table:table-cell table:formula="of:=[.J59]-[.C59]" office:value-type="float" office:value="0" calcext:value-type="float">
            <text:p>0</text:p>
          </table:table-cell>
          <table:table-cell/>
          <table:table-cell office:value-type="float" office:value="114264" calcext:value-type="float">
            <text:p>114264</text:p>
          </table:table-cell>
          <table:table-cell office:value-type="float" office:value="114274" calcext:value-type="float">
            <text:p>114274</text:p>
          </table:table-cell>
          <table:table-cell office:value-type="float" office:value="76120" calcext:value-type="float">
            <text:p>76120</text:p>
          </table:table-cell>
          <table:table-cell office:value-type="float" office:value="114206" calcext:value-type="float">
            <text:p>114206</text:p>
          </table:table-cell>
          <table:table-cell office:value-type="float" office:value="76080" calcext:value-type="float">
            <text:p>7608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247943" calcext:value-type="float">
            <text:p>47247943</text:p>
          </table:table-cell>
          <table:table-cell table:formula="of:=ROUNDDOWN([.B60]/300)" office:value-type="float" office:value="157493" calcext:value-type="float">
            <text:p>157493</text:p>
          </table:table-cell>
          <table:table-cell table:formula="of:=[.B60]-[.C60]*300" office:value-type="float" office:value="43" calcext:value-type="float">
            <text:p>43</text:p>
          </table:table-cell>
          <table:table-cell table:formula="of:=([.Q60])/44100*90000+26.4-0.84815" office:value-type="float" office:value="157494.939605102" calcext:value-type="float">
            <text:p>157494,939605102</text:p>
          </table:table-cell>
          <table:table-cell table:formula="of:=[.E60]-[.C60]" office:value-type="float" office:value="1.93960510203033" calcext:value-type="float">
            <text:p>1,93960510203033</text:p>
          </table:table-cell>
          <table:table-cell table:formula="of:=[.N60]-[.M60]" office:value-type="float" office:value="39" calcext:value-type="float">
            <text:p>39</text:p>
          </table:table-cell>
          <table:table-cell table:formula="of:=0.07067 * [.G60]" office:value-type="float" office:value="2.75613" calcext:value-type="float">
            <text:p>2,75613</text:p>
          </table:table-cell>
          <table:table-cell table:formula="of:=[.E60]-[.H60]" office:value-type="float" office:value="157492.183475102" calcext:value-type="float">
            <text:p>157492,183475102</text:p>
          </table:table-cell>
          <table:table-cell table:formula="of:=ROUND([.I60])" office:value-type="float" office:value="157492" calcext:value-type="float">
            <text:p>157492</text:p>
          </table:table-cell>
          <table:table-cell table:formula="of:=[.J60]-[.C60]" office:value-type="float" office:value="-1" calcext:value-type="float">
            <text:p>-1</text:p>
          </table:table-cell>
          <table:table-cell/>
          <table:table-cell office:value-type="float" office:value="116269" calcext:value-type="float">
            <text:p>116269</text:p>
          </table:table-cell>
          <table:table-cell office:value-type="float" office:value="116308" calcext:value-type="float">
            <text:p>116308</text:p>
          </table:table-cell>
          <table:table-cell office:value-type="float" office:value="77200" calcext:value-type="float">
            <text:p>77200</text:p>
          </table:table-cell>
          <table:table-cell office:value-type="float" office:value="116242" calcext:value-type="float">
            <text:p>116242</text:p>
          </table:table-cell>
          <table:table-cell office:value-type="float" office:value="77160" calcext:value-type="float">
            <text:p>7716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885078" calcext:value-type="float">
            <text:p>47885078</text:p>
          </table:table-cell>
          <table:table-cell table:formula="of:=ROUNDDOWN([.B61]/300)" office:value-type="float" office:value="159616" calcext:value-type="float">
            <text:p>159616</text:p>
          </table:table-cell>
          <table:table-cell table:formula="of:=[.B61]-[.C61]*300" office:value-type="float" office:value="278" calcext:value-type="float">
            <text:p>278</text:p>
          </table:table-cell>
          <table:table-cell table:formula="of:=([.Q61])/44100*90000+26.4-0.84815" office:value-type="float" office:value="159617.388584694" calcext:value-type="float">
            <text:p>159617,388584694</text:p>
          </table:table-cell>
          <table:table-cell table:formula="of:=[.E61]-[.C61]" office:value-type="float" office:value="1.38858469386469" calcext:value-type="float">
            <text:p>1,38858469386469</text:p>
          </table:table-cell>
          <table:table-cell table:formula="of:=[.N61]-[.M61]" office:value-type="float" office:value="14" calcext:value-type="float">
            <text:p>14</text:p>
          </table:table-cell>
          <table:table-cell table:formula="of:=0.07067 * [.G61]" office:value-type="float" office:value="0.98938" calcext:value-type="float">
            <text:p>0,98938</text:p>
          </table:table-cell>
          <table:table-cell table:formula="of:=[.E61]-[.H61]" office:value-type="float" office:value="159616.399204694" calcext:value-type="float">
            <text:p>159616,399204694</text:p>
          </table:table-cell>
          <table:table-cell table:formula="of:=ROUND([.I61])" office:value-type="float" office:value="159616" calcext:value-type="float">
            <text:p>159616</text:p>
          </table:table-cell>
          <table:table-cell table:formula="of:=[.J61]-[.C61]" office:value-type="float" office:value="0" calcext:value-type="float">
            <text:p>0</text:p>
          </table:table-cell>
          <table:table-cell/>
          <table:table-cell office:value-type="float" office:value="118274" calcext:value-type="float">
            <text:p>118274</text:p>
          </table:table-cell>
          <table:table-cell office:value-type="float" office:value="118288" calcext:value-type="float">
            <text:p>118288</text:p>
          </table:table-cell>
          <table:table-cell office:value-type="float" office:value="78240" calcext:value-type="float">
            <text:p>78240</text:p>
          </table:table-cell>
          <table:table-cell office:value-type="float" office:value="118152" calcext:value-type="float">
            <text:p>118152</text:p>
          </table:table-cell>
          <table:table-cell office:value-type="float" office:value="78200" calcext:value-type="float">
            <text:p>7820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570814" calcext:value-type="float">
            <text:p>48570814</text:p>
          </table:table-cell>
          <table:table-cell table:formula="of:=ROUNDDOWN([.B62]/300)" office:value-type="float" office:value="161902" calcext:value-type="float">
            <text:p>161902</text:p>
          </table:table-cell>
          <table:table-cell table:formula="of:=[.B62]-[.C62]*300" office:value-type="float" office:value="214" calcext:value-type="float">
            <text:p>214</text:p>
          </table:table-cell>
          <table:table-cell table:formula="of:=([.Q62])/44100*90000+26.4-0.84815" office:value-type="float" office:value="161903.102870408" calcext:value-type="float">
            <text:p>161903,102870408</text:p>
          </table:table-cell>
          <table:table-cell table:formula="of:=[.E62]-[.C62]" office:value-type="float" office:value="1.10287040815456" calcext:value-type="float">
            <text:p>1,10287040815456</text:p>
          </table:table-cell>
          <table:table-cell table:formula="of:=[.N62]-[.M62]" office:value-type="float" office:value="17" calcext:value-type="float">
            <text:p>17</text:p>
          </table:table-cell>
          <table:table-cell table:formula="of:=0.07067 * [.G62]" office:value-type="float" office:value="1.20139" calcext:value-type="float">
            <text:p>1,20139</text:p>
          </table:table-cell>
          <table:table-cell table:formula="of:=[.E62]-[.H62]" office:value-type="float" office:value="161901.901480408" calcext:value-type="float">
            <text:p>161901,901480408</text:p>
          </table:table-cell>
          <table:table-cell table:formula="of:=ROUND([.I62])" office:value-type="float" office:value="161902" calcext:value-type="float">
            <text:p>161902</text:p>
          </table:table-cell>
          <table:table-cell table:formula="of:=[.J62]-[.C62]" office:value-type="float" office:value="0" calcext:value-type="float">
            <text:p>0</text:p>
          </table:table-cell>
          <table:table-cell/>
          <table:table-cell office:value-type="float" office:value="120279" calcext:value-type="float">
            <text:p>120279</text:p>
          </table:table-cell>
          <table:table-cell office:value-type="float" office:value="120296" calcext:value-type="float">
            <text:p>120296</text:p>
          </table:table-cell>
          <table:table-cell office:value-type="float" office:value="79360" calcext:value-type="float">
            <text:p>79360</text:p>
          </table:table-cell>
          <table:table-cell office:value-type="float" office:value="120232" calcext:value-type="float">
            <text:p>120232</text:p>
          </table:table-cell>
          <table:table-cell office:value-type="float" office:value="79320" calcext:value-type="float">
            <text:p>7932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254793" calcext:value-type="float">
            <text:p>49254793</text:p>
          </table:table-cell>
          <table:table-cell table:formula="of:=ROUNDDOWN([.B63]/300)" office:value-type="float" office:value="164182" calcext:value-type="float">
            <text:p>164182</text:p>
          </table:table-cell>
          <table:table-cell table:formula="of:=[.B63]-[.C63]*300" office:value-type="float" office:value="193" calcext:value-type="float">
            <text:p>193</text:p>
          </table:table-cell>
          <table:table-cell table:formula="of:=([.Q63])/44100*90000+26.4-0.84815" office:value-type="float" office:value="164188.817156122" calcext:value-type="float">
            <text:p>164188,817156122</text:p>
          </table:table-cell>
          <table:table-cell table:formula="of:=[.E63]-[.C63]" office:value-type="float" office:value="6.81715612244443" calcext:value-type="float">
            <text:p>6,81715612244443</text:p>
          </table:table-cell>
          <table:table-cell table:formula="of:=[.N63]-[.M63]" office:value-type="float" office:value="88" calcext:value-type="float">
            <text:p>88</text:p>
          </table:table-cell>
          <table:table-cell table:formula="of:=0.07067 * [.G63]" office:value-type="float" office:value="6.21896" calcext:value-type="float">
            <text:p>6,21896</text:p>
          </table:table-cell>
          <table:table-cell table:formula="of:=[.E63]-[.H63]" office:value-type="float" office:value="164182.598196122" calcext:value-type="float">
            <text:p>164182,598196122</text:p>
          </table:table-cell>
          <table:table-cell table:formula="of:=ROUND([.I63])" office:value-type="float" office:value="164183" calcext:value-type="float">
            <text:p>164183</text:p>
          </table:table-cell>
          <table:table-cell table:formula="of:=[.J63]-[.C63]" office:value-type="float" office:value="1" calcext:value-type="float">
            <text:p>1</text:p>
          </table:table-cell>
          <table:table-cell/>
          <table:table-cell office:value-type="float" office:value="122284" calcext:value-type="float">
            <text:p>122284</text:p>
          </table:table-cell>
          <table:table-cell office:value-type="float" office:value="122372" calcext:value-type="float">
            <text:p>122372</text:p>
          </table:table-cell>
          <table:table-cell office:value-type="float" office:value="80480" calcext:value-type="float">
            <text:p>80480</text:p>
          </table:table-cell>
          <table:table-cell office:value-type="float" office:value="122230" calcext:value-type="float">
            <text:p>122230</text:p>
          </table:table-cell>
          <table:table-cell office:value-type="float" office:value="80440" calcext:value-type="float">
            <text:p>8044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917428" calcext:value-type="float">
            <text:p>49917428</text:p>
          </table:table-cell>
          <table:table-cell table:formula="of:=ROUNDDOWN([.B64]/300)" office:value-type="float" office:value="166391" calcext:value-type="float">
            <text:p>166391</text:p>
          </table:table-cell>
          <table:table-cell table:formula="of:=[.B64]-[.C64]*300" office:value-type="float" office:value="128" calcext:value-type="float">
            <text:p>128</text:p>
          </table:table-cell>
          <table:table-cell table:formula="of:=([.Q64])/44100*90000+26.4-0.84815" office:value-type="float" office:value="166392.898788776" calcext:value-type="float">
            <text:p>166392,898788776</text:p>
          </table:table-cell>
          <table:table-cell table:formula="of:=[.E64]-[.C64]" office:value-type="float" office:value="1.89878877549199" calcext:value-type="float">
            <text:p>1,89878877549199</text:p>
          </table:table-cell>
          <table:table-cell table:formula="of:=[.N64]-[.M64]" office:value-type="float" office:value="21" calcext:value-type="float">
            <text:p>21</text:p>
          </table:table-cell>
          <table:table-cell table:formula="of:=0.07067 * [.G64]" office:value-type="float" office:value="1.48407" calcext:value-type="float">
            <text:p>1,48407</text:p>
          </table:table-cell>
          <table:table-cell table:formula="of:=[.E64]-[.H64]" office:value-type="float" office:value="166391.414718775" calcext:value-type="float">
            <text:p>166391,414718775</text:p>
          </table:table-cell>
          <table:table-cell table:formula="of:=ROUND([.I64])" office:value-type="float" office:value="166391" calcext:value-type="float">
            <text:p>166391</text:p>
          </table:table-cell>
          <table:table-cell table:formula="of:=[.J64]-[.C64]" office:value-type="float" office:value="0" calcext:value-type="float">
            <text:p>0</text:p>
          </table:table-cell>
          <table:table-cell/>
          <table:table-cell office:value-type="float" office:value="124289" calcext:value-type="float">
            <text:p>124289</text:p>
          </table:table-cell>
          <table:table-cell office:value-type="float" office:value="124310" calcext:value-type="float">
            <text:p>124310</text:p>
          </table:table-cell>
          <table:table-cell office:value-type="float" office:value="81560" calcext:value-type="float">
            <text:p>81560</text:p>
          </table:table-cell>
          <table:table-cell office:value-type="float" office:value="124244" calcext:value-type="float">
            <text:p>124244</text:p>
          </table:table-cell>
          <table:table-cell office:value-type="float" office:value="81520" calcext:value-type="float">
            <text:p>8152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579164" calcext:value-type="float">
            <text:p>50579164</text:p>
          </table:table-cell>
          <table:table-cell table:formula="of:=ROUNDDOWN([.B65]/300)" office:value-type="float" office:value="168597" calcext:value-type="float">
            <text:p>168597</text:p>
          </table:table-cell>
          <table:table-cell table:formula="of:=[.B65]-[.C65]*300" office:value-type="float" office:value="64" calcext:value-type="float">
            <text:p>64</text:p>
          </table:table-cell>
          <table:table-cell table:formula="of:=([.Q65])/44100*90000+26.4-0.84815" office:value-type="float" office:value="168596.980421429" calcext:value-type="float">
            <text:p>168596,980421429</text:p>
          </table:table-cell>
          <table:table-cell table:formula="of:=[.E65]-[.C65]" office:value-type="float" office:value="-0.0195785714313388" calcext:value-type="float">
            <text:p>-0,019578571431339</text:p>
          </table:table-cell>
          <table:table-cell table:formula="of:=[.N65]-[.M65]" office:value-type="float" office:value="10" calcext:value-type="float">
            <text:p>10</text:p>
          </table:table-cell>
          <table:table-cell table:formula="of:=0.07067 * [.G65]" office:value-type="float" office:value="0.7067" calcext:value-type="float">
            <text:p>0,7067</text:p>
          </table:table-cell>
          <table:table-cell table:formula="of:=[.E65]-[.H65]" office:value-type="float" office:value="168596.273721429" calcext:value-type="float">
            <text:p>168596,273721429</text:p>
          </table:table-cell>
          <table:table-cell table:formula="of:=ROUND([.I65])" office:value-type="float" office:value="168596" calcext:value-type="float">
            <text:p>168596</text:p>
          </table:table-cell>
          <table:table-cell table:formula="of:=[.J65]-[.C65]" office:value-type="float" office:value="-1" calcext:value-type="float">
            <text:p>-1</text:p>
          </table:table-cell>
          <table:table-cell/>
          <table:table-cell office:value-type="float" office:value="126294" calcext:value-type="float">
            <text:p>126294</text:p>
          </table:table-cell>
          <table:table-cell office:value-type="float" office:value="126304" calcext:value-type="float">
            <text:p>126304</text:p>
          </table:table-cell>
          <table:table-cell office:value-type="float" office:value="82640" calcext:value-type="float">
            <text:p>82640</text:p>
          </table:table-cell>
          <table:table-cell office:value-type="float" office:value="126238" calcext:value-type="float">
            <text:p>126238</text:p>
          </table:table-cell>
          <table:table-cell office:value-type="float" office:value="82600" calcext:value-type="float">
            <text:p>8260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40428" calcext:value-type="float">
            <text:p>51240428</text:p>
          </table:table-cell>
          <table:table-cell table:formula="of:=ROUNDDOWN([.B66]/300)" office:value-type="float" office:value="170801" calcext:value-type="float">
            <text:p>170801</text:p>
          </table:table-cell>
          <table:table-cell table:formula="of:=[.B66]-[.C66]*300" office:value-type="float" office:value="128" calcext:value-type="float">
            <text:p>128</text:p>
          </table:table-cell>
          <table:table-cell table:formula="of:=([.Q66])/44100*90000+26.4-0.84815" office:value-type="float" office:value="170801.062054082" calcext:value-type="float">
            <text:p>170801,062054082</text:p>
          </table:table-cell>
          <table:table-cell table:formula="of:=[.E66]-[.C66]" office:value-type="float" office:value="0.0620540816162247" calcext:value-type="float">
            <text:p>0,062054081616225</text:p>
          </table:table-cell>
          <table:table-cell table:formula="of:=[.N66]-[.M66]" office:value-type="float" office:value="7" calcext:value-type="float">
            <text:p>7</text:p>
          </table:table-cell>
          <table:table-cell table:formula="of:=0.07067 * [.G66]" office:value-type="float" office:value="0.49469" calcext:value-type="float">
            <text:p>0,49469</text:p>
          </table:table-cell>
          <table:table-cell table:formula="of:=[.E66]-[.H66]" office:value-type="float" office:value="170800.567364082" calcext:value-type="float">
            <text:p>170800,567364082</text:p>
          </table:table-cell>
          <table:table-cell table:formula="of:=ROUND([.I66])" office:value-type="float" office:value="170801" calcext:value-type="float">
            <text:p>170801</text:p>
          </table:table-cell>
          <table:table-cell table:formula="of:=[.J66]-[.C66]" office:value-type="float" office:value="0" calcext:value-type="float">
            <text:p>0</text:p>
          </table:table-cell>
          <table:table-cell/>
          <table:table-cell office:value-type="float" office:value="128299" calcext:value-type="float">
            <text:p>128299</text:p>
          </table:table-cell>
          <table:table-cell office:value-type="float" office:value="128306" calcext:value-type="float">
            <text:p>128306</text:p>
          </table:table-cell>
          <table:table-cell office:value-type="float" office:value="83720" calcext:value-type="float">
            <text:p>83720</text:p>
          </table:table-cell>
          <table:table-cell office:value-type="float" office:value="128170" calcext:value-type="float">
            <text:p>128170</text:p>
          </table:table-cell>
          <table:table-cell office:value-type="float" office:value="83680" calcext:value-type="float">
            <text:p>8368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974721" calcext:value-type="float">
            <text:p>51974721</text:p>
          </table:table-cell>
          <table:table-cell table:formula="of:=ROUNDDOWN([.B67]/300)" office:value-type="float" office:value="173249" calcext:value-type="float">
            <text:p>173249</text:p>
          </table:table-cell>
          <table:table-cell table:formula="of:=[.B67]-[.C67]*300" office:value-type="float" office:value="21" calcext:value-type="float">
            <text:p>21</text:p>
          </table:table-cell>
          <table:table-cell table:formula="of:=([.Q67])/44100*90000+26.4-0.84815" office:value-type="float" office:value="173250.041645918" calcext:value-type="float">
            <text:p>173250,041645918</text:p>
          </table:table-cell>
          <table:table-cell table:formula="of:=[.E67]-[.C67]" office:value-type="float" office:value="1.04164591836161" calcext:value-type="float">
            <text:p>1,04164591836161</text:p>
          </table:table-cell>
          <table:table-cell table:formula="of:=[.N67]-[.M67]" office:value-type="float" office:value="26" calcext:value-type="float">
            <text:p>26</text:p>
          </table:table-cell>
          <table:table-cell table:formula="of:=0.07067 * [.G67]" office:value-type="float" office:value="1.83742" calcext:value-type="float">
            <text:p>1,83742</text:p>
          </table:table-cell>
          <table:table-cell table:formula="of:=[.E67]-[.H67]" office:value-type="float" office:value="173248.204225918" calcext:value-type="float">
            <text:p>173248,204225918</text:p>
          </table:table-cell>
          <table:table-cell table:formula="of:=ROUND([.I67])" office:value-type="float" office:value="173248" calcext:value-type="float">
            <text:p>173248</text:p>
          </table:table-cell>
          <table:table-cell table:formula="of:=[.J67]-[.C67]" office:value-type="float" office:value="-1" calcext:value-type="float">
            <text:p>-1</text:p>
          </table:table-cell>
          <table:table-cell/>
          <table:table-cell office:value-type="float" office:value="130304" calcext:value-type="float">
            <text:p>130304</text:p>
          </table:table-cell>
          <table:table-cell office:value-type="float" office:value="130330" calcext:value-type="float">
            <text:p>130330</text:p>
          </table:table-cell>
          <table:table-cell office:value-type="float" office:value="84920" calcext:value-type="float">
            <text:p>84920</text:p>
          </table:table-cell>
          <table:table-cell office:value-type="float" office:value="130278" calcext:value-type="float">
            <text:p>130278</text:p>
          </table:table-cell>
          <table:table-cell office:value-type="float" office:value="84880" calcext:value-type="float">
            <text:p>8488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684500" calcext:value-type="float">
            <text:p>52684500</text:p>
          </table:table-cell>
          <table:table-cell table:formula="of:=ROUNDDOWN([.B68]/300)" office:value-type="float" office:value="175615" calcext:value-type="float">
            <text:p>175615</text:p>
          </table:table-cell>
          <table:table-cell table:formula="of:=[.B68]-[.C68]*300" office:value-type="float" office:value="0" calcext:value-type="float">
            <text:p>0</text:p>
          </table:table-cell>
          <table:table-cell table:formula="of:=([.Q68])/44100*90000+26.4-0.84815" office:value-type="float" office:value="175617.388584694" calcext:value-type="float">
            <text:p>175617,388584694</text:p>
          </table:table-cell>
          <table:table-cell table:formula="of:=[.E68]-[.C68]" office:value-type="float" office:value="2.38858469386469" calcext:value-type="float">
            <text:p>2,38858469386469</text:p>
          </table:table-cell>
          <table:table-cell table:formula="of:=[.N68]-[.M68]" office:value-type="float" office:value="41" calcext:value-type="float">
            <text:p>41</text:p>
          </table:table-cell>
          <table:table-cell table:formula="of:=0.07067 * [.G68]" office:value-type="float" office:value="2.89747" calcext:value-type="float">
            <text:p>2,89747</text:p>
          </table:table-cell>
          <table:table-cell table:formula="of:=[.E68]-[.H68]" office:value-type="float" office:value="175614.491114694" calcext:value-type="float">
            <text:p>175614,491114694</text:p>
          </table:table-cell>
          <table:table-cell table:formula="of:=ROUND([.I68])" office:value-type="float" office:value="175614" calcext:value-type="float">
            <text:p>175614</text:p>
          </table:table-cell>
          <table:table-cell table:formula="of:=[.J68]-[.C68]" office:value-type="float" office:value="-1" calcext:value-type="float">
            <text:p>-1</text:p>
          </table:table-cell>
          <table:table-cell/>
          <table:table-cell office:value-type="float" office:value="132309" calcext:value-type="float">
            <text:p>132309</text:p>
          </table:table-cell>
          <table:table-cell office:value-type="float" office:value="132350" calcext:value-type="float">
            <text:p>132350</text:p>
          </table:table-cell>
          <table:table-cell office:value-type="float" office:value="86080" calcext:value-type="float">
            <text:p>86080</text:p>
          </table:table-cell>
          <table:table-cell office:value-type="float" office:value="132292" calcext:value-type="float">
            <text:p>132292</text:p>
          </table:table-cell>
          <table:table-cell office:value-type="float" office:value="86040" calcext:value-type="float">
            <text:p>8604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394750" calcext:value-type="float">
            <text:p>53394750</text:p>
          </table:table-cell>
          <table:table-cell table:formula="of:=ROUNDDOWN([.B69]/300)" office:value-type="float" office:value="177982" calcext:value-type="float">
            <text:p>177982</text:p>
          </table:table-cell>
          <table:table-cell table:formula="of:=[.B69]-[.C69]*300" office:value-type="float" office:value="150" calcext:value-type="float">
            <text:p>150</text:p>
          </table:table-cell>
          <table:table-cell table:formula="of:=([.Q69])/44100*90000+26.4-0.84815" office:value-type="float" office:value="177984.735523469" calcext:value-type="float">
            <text:p>177984,735523469</text:p>
          </table:table-cell>
          <table:table-cell table:formula="of:=[.E69]-[.C69]" office:value-type="float" office:value="2.73552346936776" calcext:value-type="float">
            <text:p>2,73552346936776</text:p>
          </table:table-cell>
          <table:table-cell table:formula="of:=[.N69]-[.M69]" office:value-type="float" office:value="34" calcext:value-type="float">
            <text:p>34</text:p>
          </table:table-cell>
          <table:table-cell table:formula="of:=0.07067 * [.G69]" office:value-type="float" office:value="2.40278" calcext:value-type="float">
            <text:p>2,40278</text:p>
          </table:table-cell>
          <table:table-cell table:formula="of:=[.E69]-[.H69]" office:value-type="float" office:value="177982.332743469" calcext:value-type="float">
            <text:p>177982,332743469</text:p>
          </table:table-cell>
          <table:table-cell table:formula="of:=ROUND([.I69])" office:value-type="float" office:value="177982" calcext:value-type="float">
            <text:p>177982</text:p>
          </table:table-cell>
          <table:table-cell table:formula="of:=[.J69]-[.C69]" office:value-type="float" office:value="0" calcext:value-type="float">
            <text:p>0</text:p>
          </table:table-cell>
          <table:table-cell/>
          <table:table-cell office:value-type="float" office:value="134314" calcext:value-type="float">
            <text:p>134314</text:p>
          </table:table-cell>
          <table:table-cell office:value-type="float" office:value="134348" calcext:value-type="float">
            <text:p>134348</text:p>
          </table:table-cell>
          <table:table-cell office:value-type="float" office:value="87240" calcext:value-type="float">
            <text:p>87240</text:p>
          </table:table-cell>
          <table:table-cell office:value-type="float" office:value="134216" calcext:value-type="float">
            <text:p>134216</text:p>
          </table:table-cell>
          <table:table-cell office:value-type="float" office:value="87200" calcext:value-type="float">
            <text:p>8720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055928" calcext:value-type="float">
            <text:p>54055928</text:p>
          </table:table-cell>
          <table:table-cell table:formula="of:=ROUNDDOWN([.B70]/300)" office:value-type="float" office:value="180186" calcext:value-type="float">
            <text:p>180186</text:p>
          </table:table-cell>
          <table:table-cell table:formula="of:=[.B70]-[.C70]*300" office:value-type="float" office:value="128" calcext:value-type="float">
            <text:p>128</text:p>
          </table:table-cell>
          <table:table-cell table:formula="of:=([.Q70])/44100*90000+26.4-0.84815" office:value-type="float" office:value="180188.817156122" calcext:value-type="float">
            <text:p>180188,817156122</text:p>
          </table:table-cell>
          <table:table-cell table:formula="of:=[.E70]-[.C70]" office:value-type="float" office:value="2.81715612244443" calcext:value-type="float">
            <text:p>2,81715612244443</text:p>
          </table:table-cell>
          <table:table-cell table:formula="of:=[.N70]-[.M70]" office:value-type="float" office:value="35" calcext:value-type="float">
            <text:p>35</text:p>
          </table:table-cell>
          <table:table-cell table:formula="of:=0.07067 * [.G70]" office:value-type="float" office:value="2.47345" calcext:value-type="float">
            <text:p>2,47345</text:p>
          </table:table-cell>
          <table:table-cell table:formula="of:=[.E70]-[.H70]" office:value-type="float" office:value="180186.343706122" calcext:value-type="float">
            <text:p>180186,343706122</text:p>
          </table:table-cell>
          <table:table-cell table:formula="of:=ROUND([.I70])" office:value-type="float" office:value="180186" calcext:value-type="float">
            <text:p>180186</text:p>
          </table:table-cell>
          <table:table-cell table:formula="of:=[.J70]-[.C70]" office:value-type="float" office:value="0" calcext:value-type="float">
            <text:p>0</text:p>
          </table:table-cell>
          <table:table-cell/>
          <table:table-cell office:value-type="float" office:value="136319" calcext:value-type="float">
            <text:p>136319</text:p>
          </table:table-cell>
          <table:table-cell office:value-type="float" office:value="136354" calcext:value-type="float">
            <text:p>136354</text:p>
          </table:table-cell>
          <table:table-cell office:value-type="float" office:value="88320" calcext:value-type="float">
            <text:p>88320</text:p>
          </table:table-cell>
          <table:table-cell office:value-type="float" office:value="136286" calcext:value-type="float">
            <text:p>136286</text:p>
          </table:table-cell>
          <table:table-cell office:value-type="float" office:value="88280" calcext:value-type="float">
            <text:p>8828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692850" calcext:value-type="float">
            <text:p>54692850</text:p>
          </table:table-cell>
          <table:table-cell table:formula="of:=ROUNDDOWN([.B71]/300)" office:value-type="float" office:value="182309" calcext:value-type="float">
            <text:p>182309</text:p>
          </table:table-cell>
          <table:table-cell table:formula="of:=[.B71]-[.C71]*300" office:value-type="float" office:value="150" calcext:value-type="float">
            <text:p>150</text:p>
          </table:table-cell>
          <table:table-cell table:formula="of:=([.Q71])/44100*90000+26.4-0.84815" office:value-type="float" office:value="182311.266135714" calcext:value-type="float">
            <text:p>182311,266135714</text:p>
          </table:table-cell>
          <table:table-cell table:formula="of:=[.E71]-[.C71]" office:value-type="float" office:value="2.26613571427879" calcext:value-type="float">
            <text:p>2,26613571427879</text:p>
          </table:table-cell>
          <table:table-cell table:formula="of:=[.N71]-[.M71]" office:value-type="float" office:value="34" calcext:value-type="float">
            <text:p>34</text:p>
          </table:table-cell>
          <table:table-cell table:formula="of:=0.07067 * [.G71]" office:value-type="float" office:value="2.40278" calcext:value-type="float">
            <text:p>2,40278</text:p>
          </table:table-cell>
          <table:table-cell table:formula="of:=[.E71]-[.H71]" office:value-type="float" office:value="182308.863355714" calcext:value-type="float">
            <text:p>182308,863355714</text:p>
          </table:table-cell>
          <table:table-cell table:formula="of:=ROUND([.I71])" office:value-type="float" office:value="182309" calcext:value-type="float">
            <text:p>182309</text:p>
          </table:table-cell>
          <table:table-cell table:formula="of:=[.J71]-[.C71]" office:value-type="float" office:value="0" calcext:value-type="float">
            <text:p>0</text:p>
          </table:table-cell>
          <table:table-cell/>
          <table:table-cell office:value-type="float" office:value="138324" calcext:value-type="float">
            <text:p>138324</text:p>
          </table:table-cell>
          <table:table-cell office:value-type="float" office:value="138358" calcext:value-type="float">
            <text:p>138358</text:p>
          </table:table-cell>
          <table:table-cell office:value-type="float" office:value="89360" calcext:value-type="float">
            <text:p>89360</text:p>
          </table:table-cell>
          <table:table-cell office:value-type="float" office:value="138290" calcext:value-type="float">
            <text:p>138290</text:p>
          </table:table-cell>
          <table:table-cell office:value-type="float" office:value="89320" calcext:value-type="float">
            <text:p>8932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329085" calcext:value-type="float">
            <text:p>55329085</text:p>
          </table:table-cell>
          <table:table-cell table:formula="of:=ROUNDDOWN([.B72]/300)" office:value-type="float" office:value="184430" calcext:value-type="float">
            <text:p>184430</text:p>
          </table:table-cell>
          <table:table-cell table:formula="of:=[.B72]-[.C72]*300" office:value-type="float" office:value="85" calcext:value-type="float">
            <text:p>85</text:p>
          </table:table-cell>
          <table:table-cell table:formula="of:=([.Q72])/44100*90000+26.4-0.84815" office:value-type="float" office:value="184433.715115306" calcext:value-type="float">
            <text:p>184433,715115306</text:p>
          </table:table-cell>
          <table:table-cell table:formula="of:=[.E72]-[.C72]" office:value-type="float" office:value="3.71511530611315" calcext:value-type="float">
            <text:p>3,71511530611315</text:p>
          </table:table-cell>
          <table:table-cell table:formula="of:=[.N72]-[.M72]" office:value-type="float" office:value="51" calcext:value-type="float">
            <text:p>51</text:p>
          </table:table-cell>
          <table:table-cell table:formula="of:=0.07067 * [.G72]" office:value-type="float" office:value="3.60417" calcext:value-type="float">
            <text:p>3,60417</text:p>
          </table:table-cell>
          <table:table-cell table:formula="of:=[.E72]-[.H72]" office:value-type="float" office:value="184430.110945306" calcext:value-type="float">
            <text:p>184430,110945306</text:p>
          </table:table-cell>
          <table:table-cell table:formula="of:=ROUND([.I72])" office:value-type="float" office:value="184430" calcext:value-type="float">
            <text:p>184430</text:p>
          </table:table-cell>
          <table:table-cell table:formula="of:=[.J72]-[.C72]" office:value-type="float" office:value="0" calcext:value-type="float">
            <text:p>0</text:p>
          </table:table-cell>
          <table:table-cell/>
          <table:table-cell office:value-type="float" office:value="140329" calcext:value-type="float">
            <text:p>140329</text:p>
          </table:table-cell>
          <table:table-cell office:value-type="float" office:value="140380" calcext:value-type="float">
            <text:p>140380</text:p>
          </table:table-cell>
          <table:table-cell office:value-type="float" office:value="90400" calcext:value-type="float">
            <text:p>90400</text:p>
          </table:table-cell>
          <table:table-cell office:value-type="float" office:value="140310" calcext:value-type="float">
            <text:p>140310</text:p>
          </table:table-cell>
          <table:table-cell office:value-type="float" office:value="90360" calcext:value-type="float">
            <text:p>9036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965321" calcext:value-type="float">
            <text:p>55965321</text:p>
          </table:table-cell>
          <table:table-cell table:formula="of:=ROUNDDOWN([.B73]/300)" office:value-type="float" office:value="186551" calcext:value-type="float">
            <text:p>186551</text:p>
          </table:table-cell>
          <table:table-cell table:formula="of:=[.B73]-[.C73]*300" office:value-type="float" office:value="21" calcext:value-type="float">
            <text:p>21</text:p>
          </table:table-cell>
          <table:table-cell table:formula="of:=([.Q73])/44100*90000+26.4-0.84815" office:value-type="float" office:value="186556.164094898" calcext:value-type="float">
            <text:p>186556,164094898</text:p>
          </table:table-cell>
          <table:table-cell table:formula="of:=[.E73]-[.C73]" office:value-type="float" office:value="5.16409489794751" calcext:value-type="float">
            <text:p>5,16409489794751</text:p>
          </table:table-cell>
          <table:table-cell table:formula="of:=[.N73]-[.M73]" office:value-type="float" office:value="82" calcext:value-type="float">
            <text:p>82</text:p>
          </table:table-cell>
          <table:table-cell table:formula="of:=0.07067 * [.G73]" office:value-type="float" office:value="5.79494" calcext:value-type="float">
            <text:p>5,79494</text:p>
          </table:table-cell>
          <table:table-cell table:formula="of:=[.E73]-[.H73]" office:value-type="float" office:value="186550.369154898" calcext:value-type="float">
            <text:p>186550,369154898</text:p>
          </table:table-cell>
          <table:table-cell table:formula="of:=ROUND([.I73])" office:value-type="float" office:value="186550" calcext:value-type="float">
            <text:p>186550</text:p>
          </table:table-cell>
          <table:table-cell table:formula="of:=[.J73]-[.C73]" office:value-type="float" office:value="-1" calcext:value-type="float">
            <text:p>-1</text:p>
          </table:table-cell>
          <table:table-cell/>
          <table:table-cell office:value-type="float" office:value="142334" calcext:value-type="float">
            <text:p>142334</text:p>
          </table:table-cell>
          <table:table-cell office:value-type="float" office:value="142416" calcext:value-type="float">
            <text:p>142416</text:p>
          </table:table-cell>
          <table:table-cell office:value-type="float" office:value="91440" calcext:value-type="float">
            <text:p>91440</text:p>
          </table:table-cell>
          <table:table-cell office:value-type="float" office:value="142280" calcext:value-type="float">
            <text:p>142280</text:p>
          </table:table-cell>
          <table:table-cell office:value-type="float" office:value="91400" calcext:value-type="float">
            <text:p>9140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602757" calcext:value-type="float">
            <text:p>56602757</text:p>
          </table:table-cell>
          <table:table-cell table:formula="of:=ROUNDDOWN([.B74]/300)" office:value-type="float" office:value="188675" calcext:value-type="float">
            <text:p>188675</text:p>
          </table:table-cell>
          <table:table-cell table:formula="of:=[.B74]-[.C74]*300" office:value-type="float" office:value="257" calcext:value-type="float">
            <text:p>257</text:p>
          </table:table-cell>
          <table:table-cell table:formula="of:=([.Q74])/44100*90000+26.4-0.84815" office:value-type="float" office:value="188678.61307449" calcext:value-type="float">
            <text:p>188678,61307449</text:p>
          </table:table-cell>
          <table:table-cell table:formula="of:=[.E74]-[.C74]" office:value-type="float" office:value="3.61307448981097" calcext:value-type="float">
            <text:p>3,61307448981097</text:p>
          </table:table-cell>
          <table:table-cell table:formula="of:=[.N74]-[.M74]" office:value-type="float" office:value="43" calcext:value-type="float">
            <text:p>43</text:p>
          </table:table-cell>
          <table:table-cell table:formula="of:=0.07067 * [.G74]" office:value-type="float" office:value="3.03881" calcext:value-type="float">
            <text:p>3,03881</text:p>
          </table:table-cell>
          <table:table-cell table:formula="of:=[.E74]-[.H74]" office:value-type="float" office:value="188675.57426449" calcext:value-type="float">
            <text:p>188675,57426449</text:p>
          </table:table-cell>
          <table:table-cell table:formula="of:=ROUND([.I74])" office:value-type="float" office:value="188676" calcext:value-type="float">
            <text:p>188676</text:p>
          </table:table-cell>
          <table:table-cell table:formula="of:=[.J74]-[.C74]" office:value-type="float" office:value="1" calcext:value-type="float">
            <text:p>1</text:p>
          </table:table-cell>
          <table:table-cell/>
          <table:table-cell office:value-type="float" office:value="144339" calcext:value-type="float">
            <text:p>144339</text:p>
          </table:table-cell>
          <table:table-cell office:value-type="float" office:value="144382" calcext:value-type="float">
            <text:p>144382</text:p>
          </table:table-cell>
          <table:table-cell office:value-type="float" office:value="92480" calcext:value-type="float">
            <text:p>92480</text:p>
          </table:table-cell>
          <table:table-cell office:value-type="float" office:value="144320" calcext:value-type="float">
            <text:p>144320</text:p>
          </table:table-cell>
          <table:table-cell office:value-type="float" office:value="92440" calcext:value-type="float">
            <text:p>9244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264664" calcext:value-type="float">
            <text:p>57264664</text:p>
          </table:table-cell>
          <table:table-cell table:formula="of:=ROUNDDOWN([.B75]/300)" office:value-type="float" office:value="190882" calcext:value-type="float">
            <text:p>190882</text:p>
          </table:table-cell>
          <table:table-cell table:formula="of:=[.B75]-[.C75]*300" office:value-type="float" office:value="64" calcext:value-type="float">
            <text:p>64</text:p>
          </table:table-cell>
          <table:table-cell table:formula="of:=([.Q75])/44100*90000+26.4-0.84815" office:value-type="float" office:value="190882.694707143" calcext:value-type="float">
            <text:p>190882,694707143</text:p>
          </table:table-cell>
          <table:table-cell table:formula="of:=[.E75]-[.C75]" office:value-type="float" office:value="0.694707142858533" calcext:value-type="float">
            <text:p>0,694707142858533</text:p>
          </table:table-cell>
          <table:table-cell table:formula="of:=[.N75]-[.M75]" office:value-type="float" office:value="10" calcext:value-type="float">
            <text:p>10</text:p>
          </table:table-cell>
          <table:table-cell table:formula="of:=0.07067 * [.G75]" office:value-type="float" office:value="0.7067" calcext:value-type="float">
            <text:p>0,7067</text:p>
          </table:table-cell>
          <table:table-cell table:formula="of:=[.E75]-[.H75]" office:value-type="float" office:value="190881.988007143" calcext:value-type="float">
            <text:p>190881,988007143</text:p>
          </table:table-cell>
          <table:table-cell table:formula="of:=ROUND([.I75])" office:value-type="float" office:value="190882" calcext:value-type="float">
            <text:p>190882</text:p>
          </table:table-cell>
          <table:table-cell table:formula="of:=[.J75]-[.C75]" office:value-type="float" office:value="0" calcext:value-type="float">
            <text:p>0</text:p>
          </table:table-cell>
          <table:table-cell/>
          <table:table-cell office:value-type="float" office:value="146344" calcext:value-type="float">
            <text:p>146344</text:p>
          </table:table-cell>
          <table:table-cell office:value-type="float" office:value="146354" calcext:value-type="float">
            <text:p>146354</text:p>
          </table:table-cell>
          <table:table-cell office:value-type="float" office:value="93560" calcext:value-type="float">
            <text:p>93560</text:p>
          </table:table-cell>
          <table:table-cell office:value-type="float" office:value="146288" calcext:value-type="float">
            <text:p>146288</text:p>
          </table:table-cell>
          <table:table-cell office:value-type="float" office:value="93520" calcext:value-type="float">
            <text:p>9352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925543" calcext:value-type="float">
            <text:p>57925543</text:p>
          </table:table-cell>
          <table:table-cell table:formula="of:=ROUNDDOWN([.B76]/300)" office:value-type="float" office:value="193085" calcext:value-type="float">
            <text:p>193085</text:p>
          </table:table-cell>
          <table:table-cell table:formula="of:=[.B76]-[.C76]*300" office:value-type="float" office:value="43" calcext:value-type="float">
            <text:p>43</text:p>
          </table:table-cell>
          <table:table-cell table:formula="of:=([.Q76])/44100*90000+26.4-0.84815" office:value-type="float" office:value="193086.776339796" calcext:value-type="float">
            <text:p>193086,776339796</text:p>
          </table:table-cell>
          <table:table-cell table:formula="of:=[.E76]-[.C76]" office:value-type="float" office:value="1.7763397959061" calcext:value-type="float">
            <text:p>1,7763397959061</text:p>
          </table:table-cell>
          <table:table-cell table:formula="of:=[.N76]-[.M76]" office:value-type="float" office:value="25" calcext:value-type="float">
            <text:p>25</text:p>
          </table:table-cell>
          <table:table-cell table:formula="of:=0.07067 * [.G76]" office:value-type="float" office:value="1.76675" calcext:value-type="float">
            <text:p>1,76675</text:p>
          </table:table-cell>
          <table:table-cell table:formula="of:=[.E76]-[.H76]" office:value-type="float" office:value="193085.009589796" calcext:value-type="float">
            <text:p>193085,009589796</text:p>
          </table:table-cell>
          <table:table-cell table:formula="of:=ROUND([.I76])" office:value-type="float" office:value="193085" calcext:value-type="float">
            <text:p>193085</text:p>
          </table:table-cell>
          <table:table-cell table:formula="of:=[.J76]-[.C76]" office:value-type="float" office:value="0" calcext:value-type="float">
            <text:p>0</text:p>
          </table:table-cell>
          <table:table-cell/>
          <table:table-cell office:value-type="float" office:value="148349" calcext:value-type="float">
            <text:p>148349</text:p>
          </table:table-cell>
          <table:table-cell office:value-type="float" office:value="148374" calcext:value-type="float">
            <text:p>148374</text:p>
          </table:table-cell>
          <table:table-cell office:value-type="float" office:value="94640" calcext:value-type="float">
            <text:p>94640</text:p>
          </table:table-cell>
          <table:table-cell office:value-type="float" office:value="148244" calcext:value-type="float">
            <text:p>148244</text:p>
          </table:table-cell>
          <table:table-cell office:value-type="float" office:value="94600" calcext:value-type="float">
            <text:p>9460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610635" calcext:value-type="float">
            <text:p>58610635</text:p>
          </table:table-cell>
          <table:table-cell table:formula="of:=ROUNDDOWN([.B77]/300)" office:value-type="float" office:value="195368" calcext:value-type="float">
            <text:p>195368</text:p>
          </table:table-cell>
          <table:table-cell table:formula="of:=[.B77]-[.C77]*300" office:value-type="float" office:value="235" calcext:value-type="float">
            <text:p>235</text:p>
          </table:table-cell>
          <table:table-cell table:formula="of:=([.Q77])/44100*90000+26.4-0.84815" office:value-type="float" office:value="195372.49062551" calcext:value-type="float">
            <text:p>195372,49062551</text:p>
          </table:table-cell>
          <table:table-cell table:formula="of:=[.E77]-[.C77]" office:value-type="float" office:value="4.49062551022507" calcext:value-type="float">
            <text:p>4,49062551022507</text:p>
          </table:table-cell>
          <table:table-cell table:formula="of:=[.N77]-[.M77]" office:value-type="float" office:value="58" calcext:value-type="float">
            <text:p>58</text:p>
          </table:table-cell>
          <table:table-cell table:formula="of:=0.07067 * [.G77]" office:value-type="float" office:value="4.09886" calcext:value-type="float">
            <text:p>4,09886</text:p>
          </table:table-cell>
          <table:table-cell table:formula="of:=[.E77]-[.H77]" office:value-type="float" office:value="195368.39176551" calcext:value-type="float">
            <text:p>195368,39176551</text:p>
          </table:table-cell>
          <table:table-cell table:formula="of:=ROUND([.I77])" office:value-type="float" office:value="195368" calcext:value-type="float">
            <text:p>195368</text:p>
          </table:table-cell>
          <table:table-cell table:formula="of:=[.J77]-[.C77]" office:value-type="float" office:value="0" calcext:value-type="float">
            <text:p>0</text:p>
          </table:table-cell>
          <table:table-cell/>
          <table:table-cell office:value-type="float" office:value="150354" calcext:value-type="float">
            <text:p>150354</text:p>
          </table:table-cell>
          <table:table-cell office:value-type="float" office:value="150412" calcext:value-type="float">
            <text:p>150412</text:p>
          </table:table-cell>
          <table:table-cell office:value-type="float" office:value="95760" calcext:value-type="float">
            <text:p>95760</text:p>
          </table:table-cell>
          <table:table-cell office:value-type="float" office:value="150350" calcext:value-type="float">
            <text:p>150350</text:p>
          </table:table-cell>
          <table:table-cell office:value-type="float" office:value="95720" calcext:value-type="float">
            <text:p>9572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271900" calcext:value-type="float">
            <text:p>59271900</text:p>
          </table:table-cell>
          <table:table-cell table:formula="of:=ROUNDDOWN([.B78]/300)" office:value-type="float" office:value="197573" calcext:value-type="float">
            <text:p>197573</text:p>
          </table:table-cell>
          <table:table-cell table:formula="of:=[.B78]-[.C78]*300" office:value-type="float" office:value="0" calcext:value-type="float">
            <text:p>0</text:p>
          </table:table-cell>
          <table:table-cell table:formula="of:=([.Q78])/44100*90000+26.4-0.84815" office:value-type="float" office:value="197576.572258163" calcext:value-type="float">
            <text:p>197576,572258163</text:p>
          </table:table-cell>
          <table:table-cell table:formula="of:=[.E78]-[.C78]" office:value-type="float" office:value="3.57225816327264" calcext:value-type="float">
            <text:p>3,57225816327264</text:p>
          </table:table-cell>
          <table:table-cell table:formula="of:=[.N78]-[.M78]" office:value-type="float" office:value="55" calcext:value-type="float">
            <text:p>55</text:p>
          </table:table-cell>
          <table:table-cell table:formula="of:=0.07067 * [.G78]" office:value-type="float" office:value="3.88685" calcext:value-type="float">
            <text:p>3,88685</text:p>
          </table:table-cell>
          <table:table-cell table:formula="of:=[.E78]-[.H78]" office:value-type="float" office:value="197572.685408163" calcext:value-type="float">
            <text:p>197572,685408163</text:p>
          </table:table-cell>
          <table:table-cell table:formula="of:=ROUND([.I78])" office:value-type="float" office:value="197573" calcext:value-type="float">
            <text:p>197573</text:p>
          </table:table-cell>
          <table:table-cell table:formula="of:=[.J78]-[.C78]" office:value-type="float" office:value="0" calcext:value-type="float">
            <text:p>0</text:p>
          </table:table-cell>
          <table:table-cell/>
          <table:table-cell office:value-type="float" office:value="152359" calcext:value-type="float">
            <text:p>152359</text:p>
          </table:table-cell>
          <table:table-cell office:value-type="float" office:value="152414" calcext:value-type="float">
            <text:p>152414</text:p>
          </table:table-cell>
          <table:table-cell office:value-type="float" office:value="96840" calcext:value-type="float">
            <text:p>96840</text:p>
          </table:table-cell>
          <table:table-cell office:value-type="float" office:value="152348" calcext:value-type="float">
            <text:p>152348</text:p>
          </table:table-cell>
          <table:table-cell office:value-type="float" office:value="96800" calcext:value-type="float">
            <text:p>9680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909121" calcext:value-type="float">
            <text:p>59909121</text:p>
          </table:table-cell>
          <table:table-cell table:formula="of:=ROUNDDOWN([.B79]/300)" office:value-type="float" office:value="199697" calcext:value-type="float">
            <text:p>199697</text:p>
          </table:table-cell>
          <table:table-cell table:formula="of:=[.B79]-[.C79]*300" office:value-type="float" office:value="21" calcext:value-type="float">
            <text:p>21</text:p>
          </table:table-cell>
          <table:table-cell table:formula="of:=([.Q79])/44100*90000+26.4-0.84815" office:value-type="float" office:value="199699.021237755" calcext:value-type="float">
            <text:p>199699,021237755</text:p>
          </table:table-cell>
          <table:table-cell table:formula="of:=[.E79]-[.C79]" office:value-type="float" office:value="2.02123775507789" calcext:value-type="float">
            <text:p>2,02123775507789</text:p>
          </table:table-cell>
          <table:table-cell table:formula="of:=[.N79]-[.M79]" office:value-type="float" office:value="40" calcext:value-type="float">
            <text:p>40</text:p>
          </table:table-cell>
          <table:table-cell table:formula="of:=0.07067 * [.G79]" office:value-type="float" office:value="2.8268" calcext:value-type="float">
            <text:p>2,8268</text:p>
          </table:table-cell>
          <table:table-cell table:formula="of:=[.E79]-[.H79]" office:value-type="float" office:value="199696.194437755" calcext:value-type="float">
            <text:p>199696,194437755</text:p>
          </table:table-cell>
          <table:table-cell table:formula="of:=ROUND([.I79])" office:value-type="float" office:value="199696" calcext:value-type="float">
            <text:p>199696</text:p>
          </table:table-cell>
          <table:table-cell table:formula="of:=[.J79]-[.C79]" office:value-type="float" office:value="-1" calcext:value-type="float">
            <text:p>-1</text:p>
          </table:table-cell>
          <table:table-cell/>
          <table:table-cell office:value-type="float" office:value="154364" calcext:value-type="float">
            <text:p>154364</text:p>
          </table:table-cell>
          <table:table-cell office:value-type="float" office:value="154404" calcext:value-type="float">
            <text:p>154404</text:p>
          </table:table-cell>
          <table:table-cell office:value-type="float" office:value="97880" calcext:value-type="float">
            <text:p>97880</text:p>
          </table:table-cell>
          <table:table-cell office:value-type="float" office:value="154272" calcext:value-type="float">
            <text:p>154272</text:p>
          </table:table-cell>
          <table:table-cell office:value-type="float" office:value="97840" calcext:value-type="float">
            <text:p>9784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594814" calcext:value-type="float">
            <text:p>60594814</text:p>
          </table:table-cell>
          <table:table-cell table:formula="of:=ROUNDDOWN([.B80]/300)" office:value-type="float" office:value="201982" calcext:value-type="float">
            <text:p>201982</text:p>
          </table:table-cell>
          <table:table-cell table:formula="of:=[.B80]-[.C80]*300" office:value-type="float" office:value="214" calcext:value-type="float">
            <text:p>214</text:p>
          </table:table-cell>
          <table:table-cell table:formula="of:=([.Q80])/44100*90000+26.4-0.84815" office:value-type="float" office:value="201984.735523469" calcext:value-type="float">
            <text:p>201984,735523469</text:p>
          </table:table-cell>
          <table:table-cell table:formula="of:=[.E80]-[.C80]" office:value-type="float" office:value="2.73552346939687" calcext:value-type="float">
            <text:p>2,73552346939687</text:p>
          </table:table-cell>
          <table:table-cell table:formula="of:=[.N80]-[.M80]" office:value-type="float" office:value="31" calcext:value-type="float">
            <text:p>31</text:p>
          </table:table-cell>
          <table:table-cell table:formula="of:=0.07067 * [.G80]" office:value-type="float" office:value="2.19077" calcext:value-type="float">
            <text:p>2,19077</text:p>
          </table:table-cell>
          <table:table-cell table:formula="of:=[.E80]-[.H80]" office:value-type="float" office:value="201982.544753469" calcext:value-type="float">
            <text:p>201982,544753469</text:p>
          </table:table-cell>
          <table:table-cell table:formula="of:=ROUND([.I80])" office:value-type="float" office:value="201983" calcext:value-type="float">
            <text:p>201983</text:p>
          </table:table-cell>
          <table:table-cell table:formula="of:=[.J80]-[.C80]" office:value-type="float" office:value="1" calcext:value-type="float">
            <text:p>1</text:p>
          </table:table-cell>
          <table:table-cell/>
          <table:table-cell office:value-type="float" office:value="156369" calcext:value-type="float">
            <text:p>156369</text:p>
          </table:table-cell>
          <table:table-cell office:value-type="float" office:value="156400" calcext:value-type="float">
            <text:p>156400</text:p>
          </table:table-cell>
          <table:table-cell office:value-type="float" office:value="99000" calcext:value-type="float">
            <text:p>99000</text:p>
          </table:table-cell>
          <table:table-cell office:value-type="float" office:value="156340" calcext:value-type="float">
            <text:p>156340</text:p>
          </table:table-cell>
          <table:table-cell office:value-type="float" office:value="98960" calcext:value-type="float">
            <text:p>9896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279393" calcext:value-type="float">
            <text:p>61279393</text:p>
          </table:table-cell>
          <table:table-cell table:formula="of:=ROUNDDOWN([.B81]/300)" office:value-type="float" office:value="204264" calcext:value-type="float">
            <text:p>204264</text:p>
          </table:table-cell>
          <table:table-cell table:formula="of:=[.B81]-[.C81]*300" office:value-type="float" office:value="193" calcext:value-type="float">
            <text:p>193</text:p>
          </table:table-cell>
          <table:table-cell table:formula="of:=([.Q81])/44100*90000+26.4-0.84815" office:value-type="float" office:value="204270.449809184" calcext:value-type="float">
            <text:p>204270,449809184</text:p>
          </table:table-cell>
          <table:table-cell table:formula="of:=[.E81]-[.C81]" office:value-type="float" office:value="6.44980918368674" calcext:value-type="float">
            <text:p>6,44980918368674</text:p>
          </table:table-cell>
          <table:table-cell table:formula="of:=[.N81]-[.M81]" office:value-type="float" office:value="88" calcext:value-type="float">
            <text:p>88</text:p>
          </table:table-cell>
          <table:table-cell table:formula="of:=0.07067 * [.G81]" office:value-type="float" office:value="6.21896" calcext:value-type="float">
            <text:p>6,21896</text:p>
          </table:table-cell>
          <table:table-cell table:formula="of:=[.E81]-[.H81]" office:value-type="float" office:value="204264.230849184" calcext:value-type="float">
            <text:p>204264,230849184</text:p>
          </table:table-cell>
          <table:table-cell table:formula="of:=ROUND([.I81])" office:value-type="float" office:value="204264" calcext:value-type="float">
            <text:p>204264</text:p>
          </table:table-cell>
          <table:table-cell table:formula="of:=[.J81]-[.C81]" office:value-type="float" office:value="0" calcext:value-type="float">
            <text:p>0</text:p>
          </table:table-cell>
          <table:table-cell/>
          <table:table-cell office:value-type="float" office:value="158374" calcext:value-type="float">
            <text:p>158374</text:p>
          </table:table-cell>
          <table:table-cell office:value-type="float" office:value="158462" calcext:value-type="float">
            <text:p>158462</text:p>
          </table:table-cell>
          <table:table-cell office:value-type="float" office:value="100120" calcext:value-type="float">
            <text:p>100120</text:p>
          </table:table-cell>
          <table:table-cell office:value-type="float" office:value="158336" calcext:value-type="float">
            <text:p>158336</text:p>
          </table:table-cell>
          <table:table-cell office:value-type="float" office:value="100080" calcext:value-type="float">
            <text:p>10008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942414" calcext:value-type="float">
            <text:p>61942414</text:p>
          </table:table-cell>
          <table:table-cell table:formula="of:=ROUNDDOWN([.B82]/300)" office:value-type="float" office:value="206474" calcext:value-type="float">
            <text:p>206474</text:p>
          </table:table-cell>
          <table:table-cell table:formula="of:=[.B82]-[.C82]*300" office:value-type="float" office:value="214" calcext:value-type="float">
            <text:p>214</text:p>
          </table:table-cell>
          <table:table-cell table:formula="of:=([.Q82])/44100*90000+26.4-0.84815" office:value-type="float" office:value="206474.531441837" calcext:value-type="float">
            <text:p>206474,531441837</text:p>
          </table:table-cell>
          <table:table-cell table:formula="of:=[.E82]-[.C82]" office:value-type="float" office:value="0.531441836734302" calcext:value-type="float">
            <text:p>0,531441836734302</text:p>
          </table:table-cell>
          <table:table-cell table:formula="of:=[.N82]-[.M82]" office:value-type="float" office:value="3" calcext:value-type="float">
            <text:p>3</text:p>
          </table:table-cell>
          <table:table-cell table:formula="of:=0.07067 * [.G82]" office:value-type="float" office:value="0.21201" calcext:value-type="float">
            <text:p>0,21201</text:p>
          </table:table-cell>
          <table:table-cell table:formula="of:=[.E82]-[.H82]" office:value-type="float" office:value="206474.319431837" calcext:value-type="float">
            <text:p>206474,319431837</text:p>
          </table:table-cell>
          <table:table-cell table:formula="of:=ROUND([.I82])" office:value-type="float" office:value="206474" calcext:value-type="float">
            <text:p>206474</text:p>
          </table:table-cell>
          <table:table-cell table:formula="of:=[.J82]-[.C82]" office:value-type="float" office:value="0" calcext:value-type="float">
            <text:p>0</text:p>
          </table:table-cell>
          <table:table-cell/>
          <table:table-cell office:value-type="float" office:value="160379" calcext:value-type="float">
            <text:p>160379</text:p>
          </table:table-cell>
          <table:table-cell office:value-type="float" office:value="160382" calcext:value-type="float">
            <text:p>160382</text:p>
          </table:table-cell>
          <table:table-cell office:value-type="float" office:value="101200" calcext:value-type="float">
            <text:p>101200</text:p>
          </table:table-cell>
          <table:table-cell office:value-type="float" office:value="160318" calcext:value-type="float">
            <text:p>160318</text:p>
          </table:table-cell>
          <table:table-cell office:value-type="float" office:value="101160" calcext:value-type="float">
            <text:p>10116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2650993" calcext:value-type="float">
            <text:p>62650993</text:p>
          </table:table-cell>
          <table:table-cell table:formula="of:=ROUNDDOWN([.B83]/300)" office:value-type="float" office:value="208836" calcext:value-type="float">
            <text:p>208836</text:p>
          </table:table-cell>
          <table:table-cell table:formula="of:=[.B83]-[.C83]*300" office:value-type="float" office:value="193" calcext:value-type="float">
            <text:p>193</text:p>
          </table:table-cell>
          <table:table-cell table:formula="of:=([.Q83])/44100*90000+26.4-0.84815" office:value-type="float" office:value="208841.878380612" calcext:value-type="float">
            <text:p>208841,878380612</text:p>
          </table:table-cell>
          <table:table-cell table:formula="of:=[.E83]-[.C83]" office:value-type="float" office:value="5.87838061223738" calcext:value-type="float">
            <text:p>5,87838061223738</text:p>
          </table:table-cell>
          <table:table-cell table:formula="of:=[.N83]-[.M83]" office:value-type="float" office:value="74" calcext:value-type="float">
            <text:p>74</text:p>
          </table:table-cell>
          <table:table-cell table:formula="of:=0.07067 * [.G83]" office:value-type="float" office:value="5.22958" calcext:value-type="float">
            <text:p>5,22958</text:p>
          </table:table-cell>
          <table:table-cell table:formula="of:=[.E83]-[.H83]" office:value-type="float" office:value="208836.648800612" calcext:value-type="float">
            <text:p>208836,648800612</text:p>
          </table:table-cell>
          <table:table-cell table:formula="of:=ROUND([.I83])" office:value-type="float" office:value="208837" calcext:value-type="float">
            <text:p>208837</text:p>
          </table:table-cell>
          <table:table-cell table:formula="of:=[.J83]-[.C83]" office:value-type="float" office:value="1" calcext:value-type="float">
            <text:p>1</text:p>
          </table:table-cell>
          <table:table-cell/>
          <table:table-cell office:value-type="float" office:value="162384" calcext:value-type="float">
            <text:p>162384</text:p>
          </table:table-cell>
          <table:table-cell office:value-type="float" office:value="162458" calcext:value-type="float">
            <text:p>162458</text:p>
          </table:table-cell>
          <table:table-cell office:value-type="float" office:value="102360" calcext:value-type="float">
            <text:p>102360</text:p>
          </table:table-cell>
          <table:table-cell office:value-type="float" office:value="162330" calcext:value-type="float">
            <text:p>162330</text:p>
          </table:table-cell>
          <table:table-cell office:value-type="float" office:value="102320" calcext:value-type="float">
            <text:p>10232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289457" calcext:value-type="float">
            <text:p>63289457</text:p>
          </table:table-cell>
          <table:table-cell table:formula="of:=ROUNDDOWN([.B84]/300)" office:value-type="float" office:value="210964" calcext:value-type="float">
            <text:p>210964</text:p>
          </table:table-cell>
          <table:table-cell table:formula="of:=[.B84]-[.C84]*300" office:value-type="float" office:value="257" calcext:value-type="float">
            <text:p>257</text:p>
          </table:table-cell>
          <table:table-cell table:formula="of:=([.Q84])/44100*90000+26.4-0.84815" office:value-type="float" office:value="210964.327360204" calcext:value-type="float">
            <text:p>210964,327360204</text:p>
          </table:table-cell>
          <table:table-cell table:formula="of:=[.E84]-[.C84]" office:value-type="float" office:value="0.327360204071738" calcext:value-type="float">
            <text:p>0,327360204071738</text:p>
          </table:table-cell>
          <table:table-cell table:formula="of:=[.N84]-[.M84]" office:value-type="float" office:value="1" calcext:value-type="float">
            <text:p>1</text:p>
          </table:table-cell>
          <table:table-cell table:formula="of:=0.07067 * [.G84]" office:value-type="float" office:value="0.07067" calcext:value-type="float">
            <text:p>0,07067</text:p>
          </table:table-cell>
          <table:table-cell table:formula="of:=[.E84]-[.H84]" office:value-type="float" office:value="210964.256690204" calcext:value-type="float">
            <text:p>210964,256690204</text:p>
          </table:table-cell>
          <table:table-cell table:formula="of:=ROUND([.I84])" office:value-type="float" office:value="210964" calcext:value-type="float">
            <text:p>210964</text:p>
          </table:table-cell>
          <table:table-cell table:formula="of:=[.J84]-[.C84]" office:value-type="float" office:value="0" calcext:value-type="float">
            <text:p>0</text:p>
          </table:table-cell>
          <table:table-cell/>
          <table:table-cell office:value-type="float" office:value="164389" calcext:value-type="float">
            <text:p>164389</text:p>
          </table:table-cell>
          <table:table-cell office:value-type="float" office:value="164390" calcext:value-type="float">
            <text:p>164390</text:p>
          </table:table-cell>
          <table:table-cell office:value-type="float" office:value="103400" calcext:value-type="float">
            <text:p>103400</text:p>
          </table:table-cell>
          <table:table-cell office:value-type="float" office:value="164316" calcext:value-type="float">
            <text:p>164316</text:p>
          </table:table-cell>
          <table:table-cell office:value-type="float" office:value="103360" calcext:value-type="float">
            <text:p>10336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925693" calcext:value-type="float">
            <text:p>63925693</text:p>
          </table:table-cell>
          <table:table-cell table:formula="of:=ROUNDDOWN([.B85]/300)" office:value-type="float" office:value="213085" calcext:value-type="float">
            <text:p>213085</text:p>
          </table:table-cell>
          <table:table-cell table:formula="of:=[.B85]-[.C85]*300" office:value-type="float" office:value="193" calcext:value-type="float">
            <text:p>193</text:p>
          </table:table-cell>
          <table:table-cell table:formula="of:=([.Q85])/44100*90000+26.4-0.84815" office:value-type="float" office:value="213086.776339796" calcext:value-type="float">
            <text:p>213086,776339796</text:p>
          </table:table-cell>
          <table:table-cell table:formula="of:=[.E85]-[.C85]" office:value-type="float" office:value="1.7763397959061" calcext:value-type="float">
            <text:p>1,7763397959061</text:p>
          </table:table-cell>
          <table:table-cell table:formula="of:=[.N85]-[.M85]" office:value-type="float" office:value="18" calcext:value-type="float">
            <text:p>18</text:p>
          </table:table-cell>
          <table:table-cell table:formula="of:=0.07067 * [.G85]" office:value-type="float" office:value="1.27206" calcext:value-type="float">
            <text:p>1,27206</text:p>
          </table:table-cell>
          <table:table-cell table:formula="of:=[.E85]-[.H85]" office:value-type="float" office:value="213085.504279796" calcext:value-type="float">
            <text:p>213085,504279796</text:p>
          </table:table-cell>
          <table:table-cell table:formula="of:=ROUND([.I85])" office:value-type="float" office:value="213086" calcext:value-type="float">
            <text:p>213086</text:p>
          </table:table-cell>
          <table:table-cell table:formula="of:=[.J85]-[.C85]" office:value-type="float" office:value="1" calcext:value-type="float">
            <text:p>1</text:p>
          </table:table-cell>
          <table:table-cell/>
          <table:table-cell office:value-type="float" office:value="166394" calcext:value-type="float">
            <text:p>166394</text:p>
          </table:table-cell>
          <table:table-cell office:value-type="float" office:value="166412" calcext:value-type="float">
            <text:p>166412</text:p>
          </table:table-cell>
          <table:table-cell office:value-type="float" office:value="104440" calcext:value-type="float">
            <text:p>104440</text:p>
          </table:table-cell>
          <table:table-cell office:value-type="float" office:value="166346" calcext:value-type="float">
            <text:p>166346</text:p>
          </table:table-cell>
          <table:table-cell office:value-type="float" office:value="104400" calcext:value-type="float">
            <text:p>10440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562957" calcext:value-type="float">
            <text:p>64562957</text:p>
          </table:table-cell>
          <table:table-cell table:formula="of:=ROUNDDOWN([.B86]/300)" office:value-type="float" office:value="215209" calcext:value-type="float">
            <text:p>215209</text:p>
          </table:table-cell>
          <table:table-cell table:formula="of:=[.B86]-[.C86]*300" office:value-type="float" office:value="257" calcext:value-type="float">
            <text:p>257</text:p>
          </table:table-cell>
          <table:table-cell table:formula="of:=([.Q86])/44100*90000+26.4-0.84815" office:value-type="float" office:value="215209.225319388" calcext:value-type="float">
            <text:p>215209,225319388</text:p>
          </table:table-cell>
          <table:table-cell table:formula="of:=[.E86]-[.C86]" office:value-type="float" office:value="0.225319387769559" calcext:value-type="float">
            <text:p>0,225319387769559</text:p>
          </table:table-cell>
          <table:table-cell table:formula="of:=[.N86]-[.M86]" office:value-type="float" office:value="1" calcext:value-type="float">
            <text:p>1</text:p>
          </table:table-cell>
          <table:table-cell table:formula="of:=0.07067 * [.G86]" office:value-type="float" office:value="0.07067" calcext:value-type="float">
            <text:p>0,07067</text:p>
          </table:table-cell>
          <table:table-cell table:formula="of:=[.E86]-[.H86]" office:value-type="float" office:value="215209.154649388" calcext:value-type="float">
            <text:p>215209,154649388</text:p>
          </table:table-cell>
          <table:table-cell table:formula="of:=ROUND([.I86])" office:value-type="float" office:value="215209" calcext:value-type="float">
            <text:p>215209</text:p>
          </table:table-cell>
          <table:table-cell table:formula="of:=[.J86]-[.C86]" office:value-type="float" office:value="0" calcext:value-type="float">
            <text:p>0</text:p>
          </table:table-cell>
          <table:table-cell/>
          <table:table-cell office:value-type="float" office:value="168399" calcext:value-type="float">
            <text:p>168399</text:p>
          </table:table-cell>
          <table:table-cell office:value-type="float" office:value="168400" calcext:value-type="float">
            <text:p>168400</text:p>
          </table:table-cell>
          <table:table-cell office:value-type="float" office:value="105480" calcext:value-type="float">
            <text:p>105480</text:p>
          </table:table-cell>
          <table:table-cell office:value-type="float" office:value="168332" calcext:value-type="float">
            <text:p>168332</text:p>
          </table:table-cell>
          <table:table-cell office:value-type="float" office:value="105440" calcext:value-type="float">
            <text:p>10544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222207" calcext:value-type="float">
            <text:p>65222207</text:p>
          </table:table-cell>
          <table:table-cell table:formula="of:=ROUNDDOWN([.B87]/300)" office:value-type="float" office:value="217407" calcext:value-type="float">
            <text:p>217407</text:p>
          </table:table-cell>
          <table:table-cell table:formula="of:=[.B87]-[.C87]*300" office:value-type="float" office:value="107" calcext:value-type="float">
            <text:p>107</text:p>
          </table:table-cell>
          <table:table-cell table:formula="of:=([.Q87])/44100*90000+26.4-0.84815" office:value-type="float" office:value="217413.306952041" calcext:value-type="float">
            <text:p>217413,306952041</text:p>
          </table:table-cell>
          <table:table-cell table:formula="of:=[.E87]-[.C87]" office:value-type="float" office:value="6.30695204081712" calcext:value-type="float">
            <text:p>6,30695204081712</text:p>
          </table:table-cell>
          <table:table-cell table:formula="of:=[.N87]-[.M87]" office:value-type="float" office:value="92" calcext:value-type="float">
            <text:p>92</text:p>
          </table:table-cell>
          <table:table-cell table:formula="of:=0.07067 * [.G87]" office:value-type="float" office:value="6.50164" calcext:value-type="float">
            <text:p>6,50164</text:p>
          </table:table-cell>
          <table:table-cell table:formula="of:=[.E87]-[.H87]" office:value-type="float" office:value="217406.805312041" calcext:value-type="float">
            <text:p>217406,805312041</text:p>
          </table:table-cell>
          <table:table-cell table:formula="of:=ROUND([.I87])" office:value-type="float" office:value="217407" calcext:value-type="float">
            <text:p>217407</text:p>
          </table:table-cell>
          <table:table-cell table:formula="of:=[.J87]-[.C87]" office:value-type="float" office:value="0" calcext:value-type="float">
            <text:p>0</text:p>
          </table:table-cell>
          <table:table-cell/>
          <table:table-cell office:value-type="float" office:value="170404" calcext:value-type="float">
            <text:p>170404</text:p>
          </table:table-cell>
          <table:table-cell office:value-type="float" office:value="170496" calcext:value-type="float">
            <text:p>170496</text:p>
          </table:table-cell>
          <table:table-cell office:value-type="float" office:value="106560" calcext:value-type="float">
            <text:p>106560</text:p>
          </table:table-cell>
          <table:table-cell office:value-type="float" office:value="170360" calcext:value-type="float">
            <text:p>170360</text:p>
          </table:table-cell>
          <table:table-cell office:value-type="float" office:value="106520" calcext:value-type="float">
            <text:p>10652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5860457" calcext:value-type="float">
            <text:p>65860457</text:p>
          </table:table-cell>
          <table:table-cell table:formula="of:=ROUNDDOWN([.B88]/300)" office:value-type="float" office:value="219534" calcext:value-type="float">
            <text:p>219534</text:p>
          </table:table-cell>
          <table:table-cell table:formula="of:=[.B88]-[.C88]*300" office:value-type="float" office:value="257" calcext:value-type="float">
            <text:p>257</text:p>
          </table:table-cell>
          <table:table-cell table:formula="of:=([.Q88])/44100*90000+26.4-0.84815" office:value-type="float" office:value="219535.755931633" calcext:value-type="float">
            <text:p>219535,755931633</text:p>
          </table:table-cell>
          <table:table-cell table:formula="of:=[.E88]-[.C88]" office:value-type="float" office:value="1.75593163262238" calcext:value-type="float">
            <text:p>1,75593163262238</text:p>
          </table:table-cell>
          <table:table-cell table:formula="of:=[.N88]-[.M88]" office:value-type="float" office:value="15" calcext:value-type="float">
            <text:p>15</text:p>
          </table:table-cell>
          <table:table-cell table:formula="of:=0.07067 * [.G88]" office:value-type="float" office:value="1.06005" calcext:value-type="float">
            <text:p>1,06005</text:p>
          </table:table-cell>
          <table:table-cell table:formula="of:=[.E88]-[.H88]" office:value-type="float" office:value="219534.695881633" calcext:value-type="float">
            <text:p>219534,695881633</text:p>
          </table:table-cell>
          <table:table-cell table:formula="of:=ROUND([.I88])" office:value-type="float" office:value="219535" calcext:value-type="float">
            <text:p>219535</text:p>
          </table:table-cell>
          <table:table-cell table:formula="of:=[.J88]-[.C88]" office:value-type="float" office:value="1" calcext:value-type="float">
            <text:p>1</text:p>
          </table:table-cell>
          <table:table-cell/>
          <table:table-cell office:value-type="float" office:value="172409" calcext:value-type="float">
            <text:p>172409</text:p>
          </table:table-cell>
          <table:table-cell office:value-type="float" office:value="172424" calcext:value-type="float">
            <text:p>172424</text:p>
          </table:table-cell>
          <table:table-cell office:value-type="float" office:value="107600" calcext:value-type="float">
            <text:p>107600</text:p>
          </table:table-cell>
          <table:table-cell office:value-type="float" office:value="172360" calcext:value-type="float">
            <text:p>172360</text:p>
          </table:table-cell>
          <table:table-cell office:value-type="float" office:value="107560" calcext:value-type="float">
            <text:p>10756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6545721" calcext:value-type="float">
            <text:p>66545721</text:p>
          </table:table-cell>
          <table:table-cell table:formula="of:=ROUNDDOWN([.B89]/300)" office:value-type="float" office:value="221819" calcext:value-type="float">
            <text:p>221819</text:p>
          </table:table-cell>
          <table:table-cell table:formula="of:=[.B89]-[.C89]*300" office:value-type="float" office:value="21" calcext:value-type="float">
            <text:p>21</text:p>
          </table:table-cell>
          <table:table-cell table:formula="of:=([.Q89])/44100*90000+26.4-0.84815" office:value-type="float" office:value="221821.470217347" calcext:value-type="float">
            <text:p>221821,470217347</text:p>
          </table:table-cell>
          <table:table-cell table:formula="of:=[.E89]-[.C89]" office:value-type="float" office:value="2.47021734694135" calcext:value-type="float">
            <text:p>2,47021734694135</text:p>
          </table:table-cell>
          <table:table-cell table:formula="of:=[.N89]-[.M89]" office:value-type="float" office:value="40" calcext:value-type="float">
            <text:p>40</text:p>
          </table:table-cell>
          <table:table-cell table:formula="of:=0.07067 * [.G89]" office:value-type="float" office:value="2.8268" calcext:value-type="float">
            <text:p>2,8268</text:p>
          </table:table-cell>
          <table:table-cell table:formula="of:=[.E89]-[.H89]" office:value-type="float" office:value="221818.643417347" calcext:value-type="float">
            <text:p>221818,643417347</text:p>
          </table:table-cell>
          <table:table-cell table:formula="of:=ROUND([.I89])" office:value-type="float" office:value="221819" calcext:value-type="float">
            <text:p>221819</text:p>
          </table:table-cell>
          <table:table-cell table:formula="of:=[.J89]-[.C89]" office:value-type="float" office:value="0" calcext:value-type="float">
            <text:p>0</text:p>
          </table:table-cell>
          <table:table-cell/>
          <table:table-cell office:value-type="float" office:value="174414" calcext:value-type="float">
            <text:p>174414</text:p>
          </table:table-cell>
          <table:table-cell office:value-type="float" office:value="174454" calcext:value-type="float">
            <text:p>174454</text:p>
          </table:table-cell>
          <table:table-cell office:value-type="float" office:value="108720" calcext:value-type="float">
            <text:p>108720</text:p>
          </table:table-cell>
          <table:table-cell office:value-type="float" office:value="174390" calcext:value-type="float">
            <text:p>174390</text:p>
          </table:table-cell>
          <table:table-cell office:value-type="float" office:value="108680" calcext:value-type="float">
            <text:p>10868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207157" calcext:value-type="float">
            <text:p>67207157</text:p>
          </table:table-cell>
          <table:table-cell table:formula="of:=ROUNDDOWN([.B90]/300)" office:value-type="float" office:value="224023" calcext:value-type="float">
            <text:p>224023</text:p>
          </table:table-cell>
          <table:table-cell table:formula="of:=[.B90]-[.C90]*300" office:value-type="float" office:value="257" calcext:value-type="float">
            <text:p>257</text:p>
          </table:table-cell>
          <table:table-cell table:formula="of:=([.Q90])/44100*90000+26.4-0.84815" office:value-type="float" office:value="224025.55185" calcext:value-type="float">
            <text:p>224025,55185</text:p>
          </table:table-cell>
          <table:table-cell table:formula="of:=[.E90]-[.C90]" office:value-type="float" office:value="2.55184999998892" calcext:value-type="float">
            <text:p>2,55184999998892</text:p>
          </table:table-cell>
          <table:table-cell table:formula="of:=[.N90]-[.M90]" office:value-type="float" office:value="29" calcext:value-type="float">
            <text:p>29</text:p>
          </table:table-cell>
          <table:table-cell table:formula="of:=0.07067 * [.G90]" office:value-type="float" office:value="2.04943" calcext:value-type="float">
            <text:p>2,04943</text:p>
          </table:table-cell>
          <table:table-cell table:formula="of:=[.E90]-[.H90]" office:value-type="float" office:value="224023.50242" calcext:value-type="float">
            <text:p>224023,50242</text:p>
          </table:table-cell>
          <table:table-cell table:formula="of:=ROUND([.I90])" office:value-type="float" office:value="224024" calcext:value-type="float">
            <text:p>224024</text:p>
          </table:table-cell>
          <table:table-cell table:formula="of:=[.J90]-[.C90]" office:value-type="float" office:value="1" calcext:value-type="float">
            <text:p>1</text:p>
          </table:table-cell>
          <table:table-cell/>
          <table:table-cell office:value-type="float" office:value="176419" calcext:value-type="float">
            <text:p>176419</text:p>
          </table:table-cell>
          <table:table-cell office:value-type="float" office:value="176448" calcext:value-type="float">
            <text:p>176448</text:p>
          </table:table-cell>
          <table:table-cell office:value-type="float" office:value="109800" calcext:value-type="float">
            <text:p>109800</text:p>
          </table:table-cell>
          <table:table-cell office:value-type="float" office:value="176384" calcext:value-type="float">
            <text:p>176384</text:p>
          </table:table-cell>
          <table:table-cell office:value-type="float" office:value="109760" calcext:value-type="float">
            <text:p>10976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7916593" calcext:value-type="float">
            <text:p>67916593</text:p>
          </table:table-cell>
          <table:table-cell table:formula="of:=ROUNDDOWN([.B91]/300)" office:value-type="float" office:value="226388" calcext:value-type="float">
            <text:p>226388</text:p>
          </table:table-cell>
          <table:table-cell table:formula="of:=[.B91]-[.C91]*300" office:value-type="float" office:value="193" calcext:value-type="float">
            <text:p>193</text:p>
          </table:table-cell>
          <table:table-cell table:formula="of:=([.Q91])/44100*90000+26.4-0.84815" office:value-type="float" office:value="226392.898788775" calcext:value-type="float">
            <text:p>226392,898788775</text:p>
          </table:table-cell>
          <table:table-cell table:formula="of:=[.E91]-[.C91]" office:value-type="float" office:value="4.89878877549199" calcext:value-type="float">
            <text:p>4,89878877549199</text:p>
          </table:table-cell>
          <table:table-cell table:formula="of:=[.N91]-[.M91]" office:value-type="float" office:value="60" calcext:value-type="float">
            <text:p>60</text:p>
          </table:table-cell>
          <table:table-cell table:formula="of:=0.07067 * [.G91]" office:value-type="float" office:value="4.2402" calcext:value-type="float">
            <text:p>4,2402</text:p>
          </table:table-cell>
          <table:table-cell table:formula="of:=[.E91]-[.H91]" office:value-type="float" office:value="226388.658588775" calcext:value-type="float">
            <text:p>226388,658588775</text:p>
          </table:table-cell>
          <table:table-cell table:formula="of:=ROUND([.I91])" office:value-type="float" office:value="226389" calcext:value-type="float">
            <text:p>226389</text:p>
          </table:table-cell>
          <table:table-cell table:formula="of:=[.J91]-[.C91]" office:value-type="float" office:value="1" calcext:value-type="float">
            <text:p>1</text:p>
          </table:table-cell>
          <table:table-cell/>
          <table:table-cell office:value-type="float" office:value="178424" calcext:value-type="float">
            <text:p>178424</text:p>
          </table:table-cell>
          <table:table-cell office:value-type="float" office:value="178484" calcext:value-type="float">
            <text:p>178484</text:p>
          </table:table-cell>
          <table:table-cell office:value-type="float" office:value="110960" calcext:value-type="float">
            <text:p>110960</text:p>
          </table:table-cell>
          <table:table-cell office:value-type="float" office:value="178422" calcext:value-type="float">
            <text:p>178422</text:p>
          </table:table-cell>
          <table:table-cell office:value-type="float" office:value="110920" calcext:value-type="float">
            <text:p>11092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577814" calcext:value-type="float">
            <text:p>68577814</text:p>
          </table:table-cell>
          <table:table-cell table:formula="of:=ROUNDDOWN([.B92]/300)" office:value-type="float" office:value="228592" calcext:value-type="float">
            <text:p>228592</text:p>
          </table:table-cell>
          <table:table-cell table:formula="of:=[.B92]-[.C92]*300" office:value-type="float" office:value="214" calcext:value-type="float">
            <text:p>214</text:p>
          </table:table-cell>
          <table:table-cell table:formula="of:=([.Q92])/44100*90000+26.4-0.84815" office:value-type="float" office:value="228596.980421429" calcext:value-type="float">
            <text:p>228596,980421429</text:p>
          </table:table-cell>
          <table:table-cell table:formula="of:=[.E92]-[.C92]" office:value-type="float" office:value="4.98042142853956" calcext:value-type="float">
            <text:p>4,98042142853956</text:p>
          </table:table-cell>
          <table:table-cell table:formula="of:=[.N92]-[.M92]" office:value-type="float" office:value="73" calcext:value-type="float">
            <text:p>73</text:p>
          </table:table-cell>
          <table:table-cell table:formula="of:=0.07067 * [.G92]" office:value-type="float" office:value="5.15891" calcext:value-type="float">
            <text:p>5,15891</text:p>
          </table:table-cell>
          <table:table-cell table:formula="of:=[.E92]-[.H92]" office:value-type="float" office:value="228591.821511429" calcext:value-type="float">
            <text:p>228591,821511429</text:p>
          </table:table-cell>
          <table:table-cell table:formula="of:=ROUND([.I92])" office:value-type="float" office:value="228592" calcext:value-type="float">
            <text:p>228592</text:p>
          </table:table-cell>
          <table:table-cell table:formula="of:=[.J92]-[.C92]" office:value-type="float" office:value="0" calcext:value-type="float">
            <text:p>0</text:p>
          </table:table-cell>
          <table:table-cell/>
          <table:table-cell office:value-type="float" office:value="180429" calcext:value-type="float">
            <text:p>180429</text:p>
          </table:table-cell>
          <table:table-cell office:value-type="float" office:value="180502" calcext:value-type="float">
            <text:p>180502</text:p>
          </table:table-cell>
          <table:table-cell office:value-type="float" office:value="112040" calcext:value-type="float">
            <text:p>112040</text:p>
          </table:table-cell>
          <table:table-cell office:value-type="float" office:value="180366" calcext:value-type="float">
            <text:p>180366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9263807" calcext:value-type="float">
            <text:p>69263807</text:p>
          </table:table-cell>
          <table:table-cell table:formula="of:=ROUNDDOWN([.B93]/300)" office:value-type="float" office:value="230879" calcext:value-type="float">
            <text:p>230879</text:p>
          </table:table-cell>
          <table:table-cell table:formula="of:=[.B93]-[.C93]*300" office:value-type="float" office:value="107" calcext:value-type="float">
            <text:p>107</text:p>
          </table:table-cell>
          <table:table-cell table:formula="of:=([.Q93])/44100*90000+26.4-0.84815" office:value-type="float" office:value="230882.694707143" calcext:value-type="float">
            <text:p>230882,694707143</text:p>
          </table:table-cell>
          <table:table-cell table:formula="of:=[.E93]-[.C93]" office:value-type="float" office:value="3.69470714285853" calcext:value-type="float">
            <text:p>3,69470714285853</text:p>
          </table:table-cell>
          <table:table-cell table:formula="of:=[.N93]-[.M93]" office:value-type="float" office:value="50" calcext:value-type="float">
            <text:p>50</text:p>
          </table:table-cell>
          <table:table-cell table:formula="of:=0.07067 * [.G93]" office:value-type="float" office:value="3.5335" calcext:value-type="float">
            <text:p>3,5335</text:p>
          </table:table-cell>
          <table:table-cell table:formula="of:=[.E93]-[.H93]" office:value-type="float" office:value="230879.161207143" calcext:value-type="float">
            <text:p>230879,161207143</text:p>
          </table:table-cell>
          <table:table-cell table:formula="of:=ROUND([.I93])" office:value-type="float" office:value="230879" calcext:value-type="float">
            <text:p>230879</text:p>
          </table:table-cell>
          <table:table-cell table:formula="of:=[.J93]-[.C93]" office:value-type="float" office:value="0" calcext:value-type="float">
            <text:p>0</text:p>
          </table:table-cell>
          <table:table-cell/>
          <table:table-cell office:value-type="float" office:value="182434" calcext:value-type="float">
            <text:p>182434</text:p>
          </table:table-cell>
          <table:table-cell office:value-type="float" office:value="182484" calcext:value-type="float">
            <text:p>182484</text:p>
          </table:table-cell>
          <table:table-cell office:value-type="float" office:value="113160" calcext:value-type="float">
            <text:p>113160</text:p>
          </table:table-cell>
          <table:table-cell office:value-type="float" office:value="182420" calcext:value-type="float">
            <text:p>182420</text:p>
          </table:table-cell>
          <table:table-cell office:value-type="float" office:value="113120" calcext:value-type="float">
            <text:p>11312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948385" calcext:value-type="float">
            <text:p>69948385</text:p>
          </table:table-cell>
          <table:table-cell table:formula="of:=ROUNDDOWN([.B94]/300)" office:value-type="float" office:value="233161" calcext:value-type="float">
            <text:p>233161</text:p>
          </table:table-cell>
          <table:table-cell table:formula="of:=[.B94]-[.C94]*300" office:value-type="float" office:value="85" calcext:value-type="float">
            <text:p>85</text:p>
          </table:table-cell>
          <table:table-cell table:formula="of:=([.Q94])/44100*90000+26.4-0.84815" office:value-type="float" office:value="233168.408992857" calcext:value-type="float">
            <text:p>233168,408992857</text:p>
          </table:table-cell>
          <table:table-cell table:formula="of:=[.E94]-[.C94]" office:value-type="float" office:value="7.40899285714841" calcext:value-type="float">
            <text:p>7,40899285714841</text:p>
          </table:table-cell>
          <table:table-cell table:formula="of:=[.N94]-[.M94]" office:value-type="float" office:value="107" calcext:value-type="float">
            <text:p>107</text:p>
          </table:table-cell>
          <table:table-cell table:formula="of:=0.07067 * [.G94]" office:value-type="float" office:value="7.56169" calcext:value-type="float">
            <text:p>7,56169</text:p>
          </table:table-cell>
          <table:table-cell table:formula="of:=[.E94]-[.H94]" office:value-type="float" office:value="233160.847302857" calcext:value-type="float">
            <text:p>233160,847302857</text:p>
          </table:table-cell>
          <table:table-cell table:formula="of:=ROUND([.I94])" office:value-type="float" office:value="233161" calcext:value-type="float">
            <text:p>233161</text:p>
          </table:table-cell>
          <table:table-cell table:formula="of:=[.J94]-[.C94]" office:value-type="float" office:value="0" calcext:value-type="float">
            <text:p>0</text:p>
          </table:table-cell>
          <table:table-cell/>
          <table:table-cell office:value-type="float" office:value="184439" calcext:value-type="float">
            <text:p>184439</text:p>
          </table:table-cell>
          <table:table-cell office:value-type="float" office:value="184546" calcext:value-type="float">
            <text:p>184546</text:p>
          </table:table-cell>
          <table:table-cell office:value-type="float" office:value="114280" calcext:value-type="float">
            <text:p>114280</text:p>
          </table:table-cell>
          <table:table-cell office:value-type="float" office:value="184412" calcext:value-type="float">
            <text:p>184412</text:p>
          </table:table-cell>
          <table:table-cell office:value-type="float" office:value="114240" calcext:value-type="float">
            <text:p>11424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635278" calcext:value-type="float">
            <text:p>70635278</text:p>
          </table:table-cell>
          <table:table-cell table:formula="of:=ROUNDDOWN([.B95]/300)" office:value-type="float" office:value="235450" calcext:value-type="float">
            <text:p>235450</text:p>
          </table:table-cell>
          <table:table-cell table:formula="of:=[.B95]-[.C95]*300" office:value-type="float" office:value="278" calcext:value-type="float">
            <text:p>278</text:p>
          </table:table-cell>
          <table:table-cell table:formula="of:=([.Q95])/44100*90000+26.4-0.84815" office:value-type="float" office:value="235454.123278571" calcext:value-type="float">
            <text:p>235454,123278571</text:p>
          </table:table-cell>
          <table:table-cell table:formula="of:=[.E95]-[.C95]" office:value-type="float" office:value="4.12327857140917" calcext:value-type="float">
            <text:p>4,12327857140917</text:p>
          </table:table-cell>
          <table:table-cell table:formula="of:=[.N95]-[.M95]" office:value-type="float" office:value="56" calcext:value-type="float">
            <text:p>56</text:p>
          </table:table-cell>
          <table:table-cell table:formula="of:=0.07067 * [.G95]" office:value-type="float" office:value="3.95752" calcext:value-type="float">
            <text:p>3,95752</text:p>
          </table:table-cell>
          <table:table-cell table:formula="of:=[.E95]-[.H95]" office:value-type="float" office:value="235450.165758571" calcext:value-type="float">
            <text:p>235450,165758571</text:p>
          </table:table-cell>
          <table:table-cell table:formula="of:=ROUND([.I95])" office:value-type="float" office:value="235450" calcext:value-type="float">
            <text:p>235450</text:p>
          </table:table-cell>
          <table:table-cell table:formula="of:=[.J95]-[.C95]" office:value-type="float" office:value="0" calcext:value-type="float">
            <text:p>0</text:p>
          </table:table-cell>
          <table:table-cell/>
          <table:table-cell office:value-type="float" office:value="186444" calcext:value-type="float">
            <text:p>186444</text:p>
          </table:table-cell>
          <table:table-cell office:value-type="float" office:value="186500" calcext:value-type="float">
            <text:p>186500</text:p>
          </table:table-cell>
          <table:table-cell office:value-type="float" office:value="115400" calcext:value-type="float">
            <text:p>115400</text:p>
          </table:table-cell>
          <table:table-cell office:value-type="float" office:value="186440" calcext:value-type="float">
            <text:p>186440</text:p>
          </table:table-cell>
          <table:table-cell office:value-type="float" office:value="115360" calcext:value-type="float">
            <text:p>11536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1320243" calcext:value-type="float">
            <text:p>71320243</text:p>
          </table:table-cell>
          <table:table-cell table:formula="of:=ROUNDDOWN([.B96]/300)" office:value-type="float" office:value="237734" calcext:value-type="float">
            <text:p>237734</text:p>
          </table:table-cell>
          <table:table-cell table:formula="of:=[.B96]-[.C96]*300" office:value-type="float" office:value="43" calcext:value-type="float">
            <text:p>43</text:p>
          </table:table-cell>
          <table:table-cell table:formula="of:=([.Q96])/44100*90000+26.4-0.84815" office:value-type="float" office:value="237739.837564286" calcext:value-type="float">
            <text:p>237739,837564286</text:p>
          </table:table-cell>
          <table:table-cell table:formula="of:=[.E96]-[.C96]" office:value-type="float" office:value="5.83756428569905" calcext:value-type="float">
            <text:p>5,83756428569905</text:p>
          </table:table-cell>
          <table:table-cell table:formula="of:=[.N96]-[.M96]" office:value-type="float" office:value="81" calcext:value-type="float">
            <text:p>81</text:p>
          </table:table-cell>
          <table:table-cell table:formula="of:=0.07067 * [.G96]" office:value-type="float" office:value="5.72427" calcext:value-type="float">
            <text:p>5,72427</text:p>
          </table:table-cell>
          <table:table-cell table:formula="of:=[.E96]-[.H96]" office:value-type="float" office:value="237734.113294286" calcext:value-type="float">
            <text:p>237734,113294286</text:p>
          </table:table-cell>
          <table:table-cell table:formula="of:=ROUND([.I96])" office:value-type="float" office:value="237734" calcext:value-type="float">
            <text:p>237734</text:p>
          </table:table-cell>
          <table:table-cell table:formula="of:=[.J96]-[.C96]" office:value-type="float" office:value="0" calcext:value-type="float">
            <text:p>0</text:p>
          </table:table-cell>
          <table:table-cell/>
          <table:table-cell office:value-type="float" office:value="188449" calcext:value-type="float">
            <text:p>188449</text:p>
          </table:table-cell>
          <table:table-cell office:value-type="float" office:value="188530" calcext:value-type="float">
            <text:p>188530</text:p>
          </table:table-cell>
          <table:table-cell office:value-type="float" office:value="116520" calcext:value-type="float">
            <text:p>116520</text:p>
          </table:table-cell>
          <table:table-cell office:value-type="float" office:value="188396" calcext:value-type="float">
            <text:p>188396</text:p>
          </table:table-cell>
          <table:table-cell office:value-type="float" office:value="116480" calcext:value-type="float">
            <text:p>11648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2007735" calcext:value-type="float">
            <text:p>72007735</text:p>
          </table:table-cell>
          <table:table-cell table:formula="of:=ROUNDDOWN([.B97]/300)" office:value-type="float" office:value="240025" calcext:value-type="float">
            <text:p>240025</text:p>
          </table:table-cell>
          <table:table-cell table:formula="of:=[.B97]-[.C97]*300" office:value-type="float" office:value="235" calcext:value-type="float">
            <text:p>235</text:p>
          </table:table-cell>
          <table:table-cell table:formula="of:=([.Q97])/44100*90000+26.4-0.84815" office:value-type="float" office:value="240025.55185" calcext:value-type="float">
            <text:p>240025,55185</text:p>
          </table:table-cell>
          <table:table-cell table:formula="of:=[.E97]-[.C97]" office:value-type="float" office:value="0.551849999988917" calcext:value-type="float">
            <text:p>0,551849999988917</text:p>
          </table:table-cell>
          <table:table-cell table:formula="of:=[.N97]-[.M97]" office:value-type="float" office:value="2" calcext:value-type="float">
            <text:p>2</text:p>
          </table:table-cell>
          <table:table-cell table:formula="of:=0.07067 * [.G97]" office:value-type="float" office:value="0.14134" calcext:value-type="float">
            <text:p>0,14134</text:p>
          </table:table-cell>
          <table:table-cell table:formula="of:=[.E97]-[.H97]" office:value-type="float" office:value="240025.41051" calcext:value-type="float">
            <text:p>240025,41051</text:p>
          </table:table-cell>
          <table:table-cell table:formula="of:=ROUND([.I97])" office:value-type="float" office:value="240025" calcext:value-type="float">
            <text:p>240025</text:p>
          </table:table-cell>
          <table:table-cell table:formula="of:=[.J97]-[.C97]" office:value-type="float" office:value="0" calcext:value-type="float">
            <text:p>0</text:p>
          </table:table-cell>
          <table:table-cell/>
          <table:table-cell office:value-type="float" office:value="190454" calcext:value-type="float">
            <text:p>190454</text:p>
          </table:table-cell>
          <table:table-cell office:value-type="float" office:value="190456" calcext:value-type="float">
            <text:p>190456</text:p>
          </table:table-cell>
          <table:table-cell office:value-type="float" office:value="117640" calcext:value-type="float">
            <text:p>117640</text:p>
          </table:table-cell>
          <table:table-cell office:value-type="float" office:value="190396" calcext:value-type="float">
            <text:p>190396</text:p>
          </table:table-cell>
          <table:table-cell office:value-type="float" office:value="117600" calcext:value-type="float">
            <text:p>11760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2692528" calcext:value-type="float">
            <text:p>72692528</text:p>
          </table:table-cell>
          <table:table-cell table:formula="of:=ROUNDDOWN([.B98]/300)" office:value-type="float" office:value="242308" calcext:value-type="float">
            <text:p>242308</text:p>
          </table:table-cell>
          <table:table-cell table:formula="of:=[.B98]-[.C98]*300" office:value-type="float" office:value="128" calcext:value-type="float">
            <text:p>128</text:p>
          </table:table-cell>
          <table:table-cell table:formula="of:=([.Q98])/44100*90000+26.4-0.84815" office:value-type="float" office:value="242311.266135714" calcext:value-type="float">
            <text:p>242311,266135714</text:p>
          </table:table-cell>
          <table:table-cell table:formula="of:=[.E98]-[.C98]" office:value-type="float" office:value="3.26613571427879" calcext:value-type="float">
            <text:p>3,26613571427879</text:p>
          </table:table-cell>
          <table:table-cell table:formula="of:=[.N98]-[.M98]" office:value-type="float" office:value="49" calcext:value-type="float">
            <text:p>49</text:p>
          </table:table-cell>
          <table:table-cell table:formula="of:=0.07067 * [.G98]" office:value-type="float" office:value="3.46283" calcext:value-type="float">
            <text:p>3,46283</text:p>
          </table:table-cell>
          <table:table-cell table:formula="of:=[.E98]-[.H98]" office:value-type="float" office:value="242307.803305714" calcext:value-type="float">
            <text:p>242307,803305714</text:p>
          </table:table-cell>
          <table:table-cell table:formula="of:=ROUND([.I98])" office:value-type="float" office:value="242308" calcext:value-type="float">
            <text:p>242308</text:p>
          </table:table-cell>
          <table:table-cell table:formula="of:=[.J98]-[.C98]" office:value-type="float" office:value="0" calcext:value-type="float">
            <text:p>0</text:p>
          </table:table-cell>
          <table:table-cell/>
          <table:table-cell office:value-type="float" office:value="192459" calcext:value-type="float">
            <text:p>192459</text:p>
          </table:table-cell>
          <table:table-cell office:value-type="float" office:value="192508" calcext:value-type="float">
            <text:p>192508</text:p>
          </table:table-cell>
          <table:table-cell office:value-type="float" office:value="118760" calcext:value-type="float">
            <text:p>118760</text:p>
          </table:table-cell>
          <table:table-cell office:value-type="float" office:value="192434" calcext:value-type="float">
            <text:p>192434</text:p>
          </table:table-cell>
          <table:table-cell office:value-type="float" office:value="118720" calcext:value-type="float">
            <text:p>11872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3303093" calcext:value-type="float">
            <text:p>73303093</text:p>
          </table:table-cell>
          <table:table-cell table:formula="of:=ROUNDDOWN([.B99]/300)" office:value-type="float" office:value="244343" calcext:value-type="float">
            <text:p>244343</text:p>
          </table:table-cell>
          <table:table-cell table:formula="of:=[.B99]-[.C99]*300" office:value-type="float" office:value="193" calcext:value-type="float">
            <text:p>193</text:p>
          </table:table-cell>
          <table:table-cell table:formula="of:=([.Q99])/44100*90000+26.4-0.84815" office:value-type="float" office:value="244352.082462245" calcext:value-type="float">
            <text:p>244352,082462245</text:p>
          </table:table-cell>
          <table:table-cell table:formula="of:=[.E99]-[.C99]" office:value-type="float" office:value="9.08246224487084" calcext:value-type="float">
            <text:p>9,08246224487084</text:p>
          </table:table-cell>
          <table:table-cell table:formula="of:=[.N99]-[.M99]" office:value-type="float" office:value="130" calcext:value-type="float">
            <text:p>130</text:p>
          </table:table-cell>
          <table:table-cell table:formula="of:=0.07067 * [.G99]" office:value-type="float" office:value="9.1871" calcext:value-type="float">
            <text:p>9,1871</text:p>
          </table:table-cell>
          <table:table-cell table:formula="of:=[.E99]-[.H99]" office:value-type="float" office:value="244342.895362245" calcext:value-type="float">
            <text:p>244342,895362245</text:p>
          </table:table-cell>
          <table:table-cell table:formula="of:=ROUND([.I99])" office:value-type="float" office:value="244343" calcext:value-type="float">
            <text:p>244343</text:p>
          </table:table-cell>
          <table:table-cell table:formula="of:=[.J99]-[.C99]" office:value-type="float" office:value="0" calcext:value-type="float">
            <text:p>0</text:p>
          </table:table-cell>
          <table:table-cell/>
          <table:table-cell office:value-type="float" office:value="194464" calcext:value-type="float">
            <text:p>194464</text:p>
          </table:table-cell>
          <table:table-cell office:value-type="float" office:value="194594" calcext:value-type="float">
            <text:p>194594</text:p>
          </table:table-cell>
          <table:table-cell office:value-type="float" office:value="119760" calcext:value-type="float">
            <text:p>119760</text:p>
          </table:table-cell>
          <table:table-cell office:value-type="float" office:value="194454" calcext:value-type="float">
            <text:p>194454</text:p>
          </table:table-cell>
          <table:table-cell office:value-type="float" office:value="119720" calcext:value-type="float">
            <text:p>11972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3891200" calcext:value-type="float">
            <text:p>73891200</text:p>
          </table:table-cell>
          <table:table-cell table:formula="of:=ROUNDDOWN([.B100]/300)" office:value-type="float" office:value="246304" calcext:value-type="float">
            <text:p>246304</text:p>
          </table:table-cell>
          <table:table-cell table:formula="of:=[.B100]-[.C100]*300" office:value-type="float" office:value="0" calcext:value-type="float">
            <text:p>0</text:p>
          </table:table-cell>
          <table:table-cell table:formula="of:=([.Q100])/44100*90000+26.4-0.84815" office:value-type="float" office:value="246311.266135714" calcext:value-type="float">
            <text:p>246311,266135714</text:p>
          </table:table-cell>
          <table:table-cell table:formula="of:=[.E100]-[.C100]" office:value-type="float" office:value="7.26613571427879" calcext:value-type="float">
            <text:p>7,26613571427879</text:p>
          </table:table-cell>
          <table:table-cell table:formula="of:=[.N100]-[.M100]" office:value-type="float" office:value="111" calcext:value-type="float">
            <text:p>111</text:p>
          </table:table-cell>
          <table:table-cell table:formula="of:=0.07067 * [.G100]" office:value-type="float" office:value="7.84437" calcext:value-type="float">
            <text:p>7,84437</text:p>
          </table:table-cell>
          <table:table-cell table:formula="of:=[.E100]-[.H100]" office:value-type="float" office:value="246303.421765714" calcext:value-type="float">
            <text:p>246303,421765714</text:p>
          </table:table-cell>
          <table:table-cell table:formula="of:=ROUND([.I100])" office:value-type="float" office:value="246303" calcext:value-type="float">
            <text:p>246303</text:p>
          </table:table-cell>
          <table:table-cell table:formula="of:=[.J100]-[.C100]" office:value-type="float" office:value="-1" calcext:value-type="float">
            <text:p>-1</text:p>
          </table:table-cell>
          <table:table-cell/>
          <table:table-cell office:value-type="float" office:value="196469" calcext:value-type="float">
            <text:p>196469</text:p>
          </table:table-cell>
          <table:table-cell office:value-type="float" office:value="196580" calcext:value-type="float">
            <text:p>196580</text:p>
          </table:table-cell>
          <table:table-cell office:value-type="float" office:value="120720" calcext:value-type="float">
            <text:p>120720</text:p>
          </table:table-cell>
          <table:table-cell office:value-type="float" office:value="196442" calcext:value-type="float">
            <text:p>196442</text:p>
          </table:table-cell>
          <table:table-cell office:value-type="float" office:value="120680" calcext:value-type="float">
            <text:p>12068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480593" calcext:value-type="float">
            <text:p>74480593</text:p>
          </table:table-cell>
          <table:table-cell table:formula="of:=ROUNDDOWN([.B101]/300)" office:value-type="float" office:value="248268" calcext:value-type="float">
            <text:p>248268</text:p>
          </table:table-cell>
          <table:table-cell table:formula="of:=[.B101]-[.C101]*300" office:value-type="float" office:value="193" calcext:value-type="float">
            <text:p>193</text:p>
          </table:table-cell>
          <table:table-cell table:formula="of:=([.Q101])/44100*90000+26.4-0.84815" office:value-type="float" office:value="248270.449809184" calcext:value-type="float">
            <text:p>248270,449809184</text:p>
          </table:table-cell>
          <table:table-cell table:formula="of:=[.E101]-[.C101]" office:value-type="float" office:value="2.44980918368674" calcext:value-type="float">
            <text:p>2,44980918368674</text:p>
          </table:table-cell>
          <table:table-cell table:formula="of:=[.N101]-[.M101]" office:value-type="float" office:value="32" calcext:value-type="float">
            <text:p>32</text:p>
          </table:table-cell>
          <table:table-cell table:formula="of:=0.07067 * [.G101]" office:value-type="float" office:value="2.26144" calcext:value-type="float">
            <text:p>2,26144</text:p>
          </table:table-cell>
          <table:table-cell table:formula="of:=[.E101]-[.H101]" office:value-type="float" office:value="248268.188369184" calcext:value-type="float">
            <text:p>248268,188369184</text:p>
          </table:table-cell>
          <table:table-cell table:formula="of:=ROUND([.I101])" office:value-type="float" office:value="248268" calcext:value-type="float">
            <text:p>248268</text:p>
          </table:table-cell>
          <table:table-cell table:formula="of:=[.J101]-[.C101]" office:value-type="float" office:value="0" calcext:value-type="float">
            <text:p>0</text:p>
          </table:table-cell>
          <table:table-cell/>
          <table:table-cell office:value-type="float" office:value="198474" calcext:value-type="float">
            <text:p>198474</text:p>
          </table:table-cell>
          <table:table-cell office:value-type="float" office:value="198506" calcext:value-type="float">
            <text:p>198506</text:p>
          </table:table-cell>
          <table:table-cell office:value-type="float" office:value="121680" calcext:value-type="float">
            <text:p>121680</text:p>
          </table:table-cell>
          <table:table-cell office:value-type="float" office:value="198366" calcext:value-type="float">
            <text:p>198366</text:p>
          </table:table-cell>
          <table:table-cell office:value-type="float" office:value="121640" calcext:value-type="float">
            <text:p>12164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117085" calcext:value-type="float">
            <text:p>75117085</text:p>
          </table:table-cell>
          <table:table-cell table:formula="of:=ROUNDDOWN([.B102]/300)" office:value-type="float" office:value="250390" calcext:value-type="float">
            <text:p>250390</text:p>
          </table:table-cell>
          <table:table-cell table:formula="of:=[.B102]-[.C102]*300" office:value-type="float" office:value="85" calcext:value-type="float">
            <text:p>85</text:p>
          </table:table-cell>
          <table:table-cell table:formula="of:=([.Q102])/44100*90000+26.4-0.84815" office:value-type="float" office:value="250392.898788775" calcext:value-type="float">
            <text:p>250392,898788775</text:p>
          </table:table-cell>
          <table:table-cell table:formula="of:=[.E102]-[.C102]" office:value-type="float" office:value="2.89878877549199" calcext:value-type="float">
            <text:p>2,89878877549199</text:p>
          </table:table-cell>
          <table:table-cell table:formula="of:=[.N102]-[.M102]" office:value-type="float" office:value="37" calcext:value-type="float">
            <text:p>37</text:p>
          </table:table-cell>
          <table:table-cell table:formula="of:=0.07067 * [.G102]" office:value-type="float" office:value="2.61479" calcext:value-type="float">
            <text:p>2,61479</text:p>
          </table:table-cell>
          <table:table-cell table:formula="of:=[.E102]-[.H102]" office:value-type="float" office:value="250390.283998775" calcext:value-type="float">
            <text:p>250390,283998775</text:p>
          </table:table-cell>
          <table:table-cell table:formula="of:=ROUND([.I102])" office:value-type="float" office:value="250390" calcext:value-type="float">
            <text:p>250390</text:p>
          </table:table-cell>
          <table:table-cell table:formula="of:=[.J102]-[.C102]" office:value-type="float" office:value="0" calcext:value-type="float">
            <text:p>0</text:p>
          </table:table-cell>
          <table:table-cell/>
          <table:table-cell office:value-type="float" office:value="200479" calcext:value-type="float">
            <text:p>200479</text:p>
          </table:table-cell>
          <table:table-cell office:value-type="float" office:value="200516" calcext:value-type="float">
            <text:p>200516</text:p>
          </table:table-cell>
          <table:table-cell office:value-type="float" office:value="122720" calcext:value-type="float">
            <text:p>122720</text:p>
          </table:table-cell>
          <table:table-cell office:value-type="float" office:value="200452" calcext:value-type="float">
            <text:p>200452</text:p>
          </table:table-cell>
          <table:table-cell office:value-type="float" office:value="122680" calcext:value-type="float">
            <text:p>12268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5754435" calcext:value-type="float">
            <text:p>75754435</text:p>
          </table:table-cell>
          <table:table-cell table:formula="of:=ROUNDDOWN([.B103]/300)" office:value-type="float" office:value="252514" calcext:value-type="float">
            <text:p>252514</text:p>
          </table:table-cell>
          <table:table-cell table:formula="of:=[.B103]-[.C103]*300" office:value-type="float" office:value="235" calcext:value-type="float">
            <text:p>235</text:p>
          </table:table-cell>
          <table:table-cell table:formula="of:=([.Q103])/44100*90000+26.4-0.84815" office:value-type="float" office:value="252515.347768367" calcext:value-type="float">
            <text:p>252515,347768367</text:p>
          </table:table-cell>
          <table:table-cell table:formula="of:=[.E103]-[.C103]" office:value-type="float" office:value="1.34776836735546" calcext:value-type="float">
            <text:p>1,34776836735546</text:p>
          </table:table-cell>
          <table:table-cell table:formula="of:=[.N103]-[.M103]" office:value-type="float" office:value="16" calcext:value-type="float">
            <text:p>16</text:p>
          </table:table-cell>
          <table:table-cell table:formula="of:=0.07067 * [.G103]" office:value-type="float" office:value="1.13072" calcext:value-type="float">
            <text:p>1,13072</text:p>
          </table:table-cell>
          <table:table-cell table:formula="of:=[.E103]-[.H103]" office:value-type="float" office:value="252514.217048367" calcext:value-type="float">
            <text:p>252514,217048367</text:p>
          </table:table-cell>
          <table:table-cell table:formula="of:=ROUND([.I103])" office:value-type="float" office:value="252514" calcext:value-type="float">
            <text:p>252514</text:p>
          </table:table-cell>
          <table:table-cell table:formula="of:=[.J103]-[.C103]" office:value-type="float" office:value="0" calcext:value-type="float">
            <text:p>0</text:p>
          </table:table-cell>
          <table:table-cell/>
          <table:table-cell office:value-type="float" office:value="202484" calcext:value-type="float">
            <text:p>202484</text:p>
          </table:table-cell>
          <table:table-cell office:value-type="float" office:value="202500" calcext:value-type="float">
            <text:p>202500</text:p>
          </table:table-cell>
          <table:table-cell office:value-type="float" office:value="123760" calcext:value-type="float">
            <text:p>123760</text:p>
          </table:table-cell>
          <table:table-cell office:value-type="float" office:value="202432" calcext:value-type="float">
            <text:p>202432</text:p>
          </table:table-cell>
          <table:table-cell office:value-type="float" office:value="123720" calcext:value-type="float">
            <text:p>12372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6414628" calcext:value-type="float">
            <text:p>76414628</text:p>
          </table:table-cell>
          <table:table-cell table:formula="of:=ROUNDDOWN([.B104]/300)" office:value-type="float" office:value="254715" calcext:value-type="float">
            <text:p>254715</text:p>
          </table:table-cell>
          <table:table-cell table:formula="of:=[.B104]-[.C104]*300" office:value-type="float" office:value="128" calcext:value-type="float">
            <text:p>128</text:p>
          </table:table-cell>
          <table:table-cell table:formula="of:=([.Q104])/44100*90000+26.4-0.84815" office:value-type="float" office:value="254719.42940102" calcext:value-type="float">
            <text:p>254719,42940102</text:p>
          </table:table-cell>
          <table:table-cell table:formula="of:=[.E104]-[.C104]" office:value-type="float" office:value="4.42940102040302" calcext:value-type="float">
            <text:p>4,42940102040302</text:p>
          </table:table-cell>
          <table:table-cell table:formula="of:=[.N104]-[.M104]" office:value-type="float" office:value="63" calcext:value-type="float">
            <text:p>63</text:p>
          </table:table-cell>
          <table:table-cell table:formula="of:=0.07067 * [.G104]" office:value-type="float" office:value="4.45221" calcext:value-type="float">
            <text:p>4,45221</text:p>
          </table:table-cell>
          <table:table-cell table:formula="of:=[.E104]-[.H104]" office:value-type="float" office:value="254714.97719102" calcext:value-type="float">
            <text:p>254714,97719102</text:p>
          </table:table-cell>
          <table:table-cell table:formula="of:=ROUND([.I104])" office:value-type="float" office:value="254715" calcext:value-type="float">
            <text:p>254715</text:p>
          </table:table-cell>
          <table:table-cell table:formula="of:=[.J104]-[.C104]" office:value-type="float" office:value="0" calcext:value-type="float">
            <text:p>0</text:p>
          </table:table-cell>
          <table:table-cell/>
          <table:table-cell office:value-type="float" office:value="204489" calcext:value-type="float">
            <text:p>204489</text:p>
          </table:table-cell>
          <table:table-cell office:value-type="float" office:value="204552" calcext:value-type="float">
            <text:p>204552</text:p>
          </table:table-cell>
          <table:table-cell office:value-type="float" office:value="124840" calcext:value-type="float">
            <text:p>124840</text:p>
          </table:table-cell>
          <table:table-cell office:value-type="float" office:value="204482" calcext:value-type="float">
            <text:p>204482</text:p>
          </table:table-cell>
          <table:table-cell office:value-type="float" office:value="124800" calcext:value-type="float">
            <text:p>12480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7050864" calcext:value-type="float">
            <text:p>77050864</text:p>
          </table:table-cell>
          <table:table-cell table:formula="of:=ROUNDDOWN([.B105]/300)" office:value-type="float" office:value="256836" calcext:value-type="float">
            <text:p>256836</text:p>
          </table:table-cell>
          <table:table-cell table:formula="of:=[.B105]-[.C105]*300" office:value-type="float" office:value="64" calcext:value-type="float">
            <text:p>64</text:p>
          </table:table-cell>
          <table:table-cell table:formula="of:=([.Q105])/44100*90000+26.4-0.84815" office:value-type="float" office:value="256841.878380612" calcext:value-type="float">
            <text:p>256841,878380612</text:p>
          </table:table-cell>
          <table:table-cell table:formula="of:=[.E105]-[.C105]" office:value-type="float" office:value="5.87838061220828" calcext:value-type="float">
            <text:p>5,87838061220828</text:p>
          </table:table-cell>
          <table:table-cell table:formula="of:=[.N105]-[.M105]" office:value-type="float" office:value="80" calcext:value-type="float">
            <text:p>80</text:p>
          </table:table-cell>
          <table:table-cell table:formula="of:=0.07067 * [.G105]" office:value-type="float" office:value="5.6536" calcext:value-type="float">
            <text:p>5,6536</text:p>
          </table:table-cell>
          <table:table-cell table:formula="of:=[.E105]-[.H105]" office:value-type="float" office:value="256836.224780612" calcext:value-type="float">
            <text:p>256836,224780612</text:p>
          </table:table-cell>
          <table:table-cell table:formula="of:=ROUND([.I105])" office:value-type="float" office:value="256836" calcext:value-type="float">
            <text:p>256836</text:p>
          </table:table-cell>
          <table:table-cell table:formula="of:=[.J105]-[.C105]" office:value-type="float" office:value="0" calcext:value-type="float">
            <text:p>0</text:p>
          </table:table-cell>
          <table:table-cell/>
          <table:table-cell office:value-type="float" office:value="206494" calcext:value-type="float">
            <text:p>206494</text:p>
          </table:table-cell>
          <table:table-cell office:value-type="float" office:value="206574" calcext:value-type="float">
            <text:p>206574</text:p>
          </table:table-cell>
          <table:table-cell office:value-type="float" office:value="125880" calcext:value-type="float">
            <text:p>125880</text:p>
          </table:table-cell>
          <table:table-cell office:value-type="float" office:value="206440" calcext:value-type="float">
            <text:p>206440</text:p>
          </table:table-cell>
          <table:table-cell office:value-type="float" office:value="125840" calcext:value-type="float">
            <text:p>12584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7688814" calcext:value-type="float">
            <text:p>77688814</text:p>
          </table:table-cell>
          <table:table-cell table:formula="of:=ROUNDDOWN([.B106]/300)" office:value-type="float" office:value="258962" calcext:value-type="float">
            <text:p>258962</text:p>
          </table:table-cell>
          <table:table-cell table:formula="of:=[.B106]-[.C106]*300" office:value-type="float" office:value="214" calcext:value-type="float">
            <text:p>214</text:p>
          </table:table-cell>
          <table:table-cell table:formula="of:=([.Q106])/44100*90000+26.4-0.84815" office:value-type="float" office:value="258964.327360204" calcext:value-type="float">
            <text:p>258964,327360204</text:p>
          </table:table-cell>
          <table:table-cell table:formula="of:=[.E106]-[.C106]" office:value-type="float" office:value="2.32736020407174" calcext:value-type="float">
            <text:p>2,32736020407174</text:p>
          </table:table-cell>
          <table:table-cell table:formula="of:=[.N106]-[.M106]" office:value-type="float" office:value="31" calcext:value-type="float">
            <text:p>31</text:p>
          </table:table-cell>
          <table:table-cell table:formula="of:=0.07067 * [.G106]" office:value-type="float" office:value="2.19077" calcext:value-type="float">
            <text:p>2,19077</text:p>
          </table:table-cell>
          <table:table-cell table:formula="of:=[.E106]-[.H106]" office:value-type="float" office:value="258962.136590204" calcext:value-type="float">
            <text:p>258962,136590204</text:p>
          </table:table-cell>
          <table:table-cell table:formula="of:=ROUND([.I106])" office:value-type="float" office:value="258962" calcext:value-type="float">
            <text:p>258962</text:p>
          </table:table-cell>
          <table:table-cell table:formula="of:=[.J106]-[.C106]" office:value-type="float" office:value="0" calcext:value-type="float">
            <text:p>0</text:p>
          </table:table-cell>
          <table:table-cell/>
          <table:table-cell office:value-type="float" office:value="208499" calcext:value-type="float">
            <text:p>208499</text:p>
          </table:table-cell>
          <table:table-cell office:value-type="float" office:value="208530" calcext:value-type="float">
            <text:p>208530</text:p>
          </table:table-cell>
          <table:table-cell office:value-type="float" office:value="126920" calcext:value-type="float">
            <text:p>126920</text:p>
          </table:table-cell>
          <table:table-cell office:value-type="float" office:value="208460" calcext:value-type="float">
            <text:p>208460</text:p>
          </table:table-cell>
          <table:table-cell office:value-type="float" office:value="126880" calcext:value-type="float">
            <text:p>12688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8349907" calcext:value-type="float">
            <text:p>78349907</text:p>
          </table:table-cell>
          <table:table-cell table:formula="of:=ROUNDDOWN([.B107]/300)" office:value-type="float" office:value="261166" calcext:value-type="float">
            <text:p>261166</text:p>
          </table:table-cell>
          <table:table-cell table:formula="of:=[.B107]-[.C107]*300" office:value-type="float" office:value="107" calcext:value-type="float">
            <text:p>107</text:p>
          </table:table-cell>
          <table:table-cell table:formula="of:=([.Q107])/44100*90000+26.4-0.84815" office:value-type="float" office:value="261168.408992857" calcext:value-type="float">
            <text:p>261168,408992857</text:p>
          </table:table-cell>
          <table:table-cell table:formula="of:=[.E107]-[.C107]" office:value-type="float" office:value="2.4089928571193" calcext:value-type="float">
            <text:p>2,4089928571193</text:p>
          </table:table-cell>
          <table:table-cell table:formula="of:=[.N107]-[.M107]" office:value-type="float" office:value="36" calcext:value-type="float">
            <text:p>36</text:p>
          </table:table-cell>
          <table:table-cell table:formula="of:=0.07067 * [.G107]" office:value-type="float" office:value="2.54412" calcext:value-type="float">
            <text:p>2,54412</text:p>
          </table:table-cell>
          <table:table-cell table:formula="of:=[.E107]-[.H107]" office:value-type="float" office:value="261165.864872857" calcext:value-type="float">
            <text:p>261165,864872857</text:p>
          </table:table-cell>
          <table:table-cell table:formula="of:=ROUND([.I107])" office:value-type="float" office:value="261166" calcext:value-type="float">
            <text:p>261166</text:p>
          </table:table-cell>
          <table:table-cell table:formula="of:=[.J107]-[.C107]" office:value-type="float" office:value="0" calcext:value-type="float">
            <text:p>0</text:p>
          </table:table-cell>
          <table:table-cell/>
          <table:table-cell office:value-type="float" office:value="210504" calcext:value-type="float">
            <text:p>210504</text:p>
          </table:table-cell>
          <table:table-cell office:value-type="float" office:value="210540" calcext:value-type="float">
            <text:p>210540</text:p>
          </table:table-cell>
          <table:table-cell office:value-type="float" office:value="128000" calcext:value-type="float">
            <text:p>128000</text:p>
          </table:table-cell>
          <table:table-cell office:value-type="float" office:value="210476" calcext:value-type="float">
            <text:p>210476</text:p>
          </table:table-cell>
          <table:table-cell office:value-type="float" office:value="127960" calcext:value-type="float">
            <text:p>12796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9010057" calcext:value-type="float">
            <text:p>79010057</text:p>
          </table:table-cell>
          <table:table-cell table:formula="of:=ROUNDDOWN([.B108]/300)" office:value-type="float" office:value="263366" calcext:value-type="float">
            <text:p>263366</text:p>
          </table:table-cell>
          <table:table-cell table:formula="of:=[.B108]-[.C108]*300" office:value-type="float" office:value="257" calcext:value-type="float">
            <text:p>257</text:p>
          </table:table-cell>
          <table:table-cell table:formula="of:=([.Q108])/44100*90000+26.4-0.84815" office:value-type="float" office:value="263372.49062551" calcext:value-type="float">
            <text:p>263372,49062551</text:p>
          </table:table-cell>
          <table:table-cell table:formula="of:=[.E108]-[.C108]" office:value-type="float" office:value="6.49062551028328" calcext:value-type="float">
            <text:p>6,49062551028328</text:p>
          </table:table-cell>
          <table:table-cell table:formula="of:=[.N108]-[.M108]" office:value-type="float" office:value="85" calcext:value-type="float">
            <text:p>85</text:p>
          </table:table-cell>
          <table:table-cell table:formula="of:=0.07067 * [.G108]" office:value-type="float" office:value="6.00695" calcext:value-type="float">
            <text:p>6,00695</text:p>
          </table:table-cell>
          <table:table-cell table:formula="of:=[.E108]-[.H108]" office:value-type="float" office:value="263366.48367551" calcext:value-type="float">
            <text:p>263366,48367551</text:p>
          </table:table-cell>
          <table:table-cell table:formula="of:=ROUND([.I108])" office:value-type="float" office:value="263366" calcext:value-type="float">
            <text:p>263366</text:p>
          </table:table-cell>
          <table:table-cell table:formula="of:=[.J108]-[.C108]" office:value-type="float" office:value="0" calcext:value-type="float">
            <text:p>0</text:p>
          </table:table-cell>
          <table:table-cell/>
          <table:table-cell office:value-type="float" office:value="212509" calcext:value-type="float">
            <text:p>212509</text:p>
          </table:table-cell>
          <table:table-cell office:value-type="float" office:value="212594" calcext:value-type="float">
            <text:p>212594</text:p>
          </table:table-cell>
          <table:table-cell office:value-type="float" office:value="129080" calcext:value-type="float">
            <text:p>129080</text:p>
          </table:table-cell>
          <table:table-cell office:value-type="float" office:value="212460" calcext:value-type="float">
            <text:p>212460</text:p>
          </table:table-cell>
          <table:table-cell office:value-type="float" office:value="129040" calcext:value-type="float">
            <text:p>12904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72650" calcext:value-type="float">
            <text:p>79672650</text:p>
          </table:table-cell>
          <table:table-cell table:formula="of:=ROUNDDOWN([.B109]/300)" office:value-type="float" office:value="265575" calcext:value-type="float">
            <text:p>265575</text:p>
          </table:table-cell>
          <table:table-cell table:formula="of:=[.B109]-[.C109]*300" office:value-type="float" office:value="150" calcext:value-type="float">
            <text:p>150</text:p>
          </table:table-cell>
          <table:table-cell table:formula="of:=([.Q109])/44100*90000+26.4-0.84815" office:value-type="float" office:value="265576.572258163" calcext:value-type="float">
            <text:p>265576,572258163</text:p>
          </table:table-cell>
          <table:table-cell table:formula="of:=[.E109]-[.C109]" office:value-type="float" office:value="1.57225816330174" calcext:value-type="float">
            <text:p>1,57225816330174</text:p>
          </table:table-cell>
          <table:table-cell table:formula="of:=[.N109]-[.M109]" office:value-type="float" office:value="20" calcext:value-type="float">
            <text:p>20</text:p>
          </table:table-cell>
          <table:table-cell table:formula="of:=0.07067 * [.G109]" office:value-type="float" office:value="1.4134" calcext:value-type="float">
            <text:p>1,4134</text:p>
          </table:table-cell>
          <table:table-cell table:formula="of:=[.E109]-[.H109]" office:value-type="float" office:value="265575.158858163" calcext:value-type="float">
            <text:p>265575,158858163</text:p>
          </table:table-cell>
          <table:table-cell table:formula="of:=ROUND([.I109])" office:value-type="float" office:value="265575" calcext:value-type="float">
            <text:p>265575</text:p>
          </table:table-cell>
          <table:table-cell table:formula="of:=[.J109]-[.C109]" office:value-type="float" office:value="0" calcext:value-type="float">
            <text:p>0</text:p>
          </table:table-cell>
          <table:table-cell/>
          <table:table-cell office:value-type="float" office:value="214514" calcext:value-type="float">
            <text:p>214514</text:p>
          </table:table-cell>
          <table:table-cell office:value-type="float" office:value="214534" calcext:value-type="float">
            <text:p>214534</text:p>
          </table:table-cell>
          <table:table-cell office:value-type="float" office:value="130160" calcext:value-type="float">
            <text:p>130160</text:p>
          </table:table-cell>
          <table:table-cell office:value-type="float" office:value="214466" calcext:value-type="float">
            <text:p>214466</text:p>
          </table:table-cell>
          <table:table-cell office:value-type="float" office:value="130120" calcext:value-type="float">
            <text:p>13012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380457" calcext:value-type="float">
            <text:p>80380457</text:p>
          </table:table-cell>
          <table:table-cell table:formula="of:=ROUNDDOWN([.B110]/300)" office:value-type="float" office:value="267934" calcext:value-type="float">
            <text:p>267934</text:p>
          </table:table-cell>
          <table:table-cell table:formula="of:=[.B110]-[.C110]*300" office:value-type="float" office:value="257" calcext:value-type="float">
            <text:p>257</text:p>
          </table:table-cell>
          <table:table-cell table:formula="of:=([.Q110])/44100*90000+26.4-0.84815" office:value-type="float" office:value="267943.919196939" calcext:value-type="float">
            <text:p>267943,919196939</text:p>
          </table:table-cell>
          <table:table-cell table:formula="of:=[.E110]-[.C110]" office:value-type="float" office:value="9.91919693880482" calcext:value-type="float">
            <text:p>9,91919693880482</text:p>
          </table:table-cell>
          <table:table-cell table:formula="of:=[.N110]-[.M110]" office:value-type="float" office:value="141" calcext:value-type="float">
            <text:p>141</text:p>
          </table:table-cell>
          <table:table-cell table:formula="of:=0.07067 * [.G110]" office:value-type="float" office:value="9.96447" calcext:value-type="float">
            <text:p>9,96447</text:p>
          </table:table-cell>
          <table:table-cell table:formula="of:=[.E110]-[.H110]" office:value-type="float" office:value="267933.954726939" calcext:value-type="float">
            <text:p>267933,954726939</text:p>
          </table:table-cell>
          <table:table-cell table:formula="of:=ROUND([.I110])" office:value-type="float" office:value="267934" calcext:value-type="float">
            <text:p>267934</text:p>
          </table:table-cell>
          <table:table-cell table:formula="of:=[.J110]-[.C110]" office:value-type="float" office:value="0" calcext:value-type="float">
            <text:p>0</text:p>
          </table:table-cell>
          <table:table-cell/>
          <table:table-cell office:value-type="float" office:value="216519" calcext:value-type="float">
            <text:p>216519</text:p>
          </table:table-cell>
          <table:table-cell office:value-type="float" office:value="216660" calcext:value-type="float">
            <text:p>216660</text:p>
          </table:table-cell>
          <table:table-cell office:value-type="float" office:value="131320" calcext:value-type="float">
            <text:p>131320</text:p>
          </table:table-cell>
          <table:table-cell office:value-type="float" office:value="216516" calcext:value-type="float">
            <text:p>216516</text:p>
          </table:table-cell>
          <table:table-cell office:value-type="float" office:value="131280" calcext:value-type="float">
            <text:p>13128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043864" calcext:value-type="float">
            <text:p>81043864</text:p>
          </table:table-cell>
          <table:table-cell table:formula="of:=ROUNDDOWN([.B111]/300)" office:value-type="float" office:value="270146" calcext:value-type="float">
            <text:p>270146</text:p>
          </table:table-cell>
          <table:table-cell table:formula="of:=[.B111]-[.C111]*300" office:value-type="float" office:value="64" calcext:value-type="float">
            <text:p>64</text:p>
          </table:table-cell>
          <table:table-cell table:formula="of:=([.Q111])/44100*90000+26.4-0.84815" office:value-type="float" office:value="270148.000829592" calcext:value-type="float">
            <text:p>270148,000829592</text:p>
          </table:table-cell>
          <table:table-cell table:formula="of:=[.E111]-[.C111]" office:value-type="float" office:value="2.00082959188148" calcext:value-type="float">
            <text:p>2,00082959188148</text:p>
          </table:table-cell>
          <table:table-cell table:formula="of:=[.N111]-[.M111]" office:value-type="float" office:value="38" calcext:value-type="float">
            <text:p>38</text:p>
          </table:table-cell>
          <table:table-cell table:formula="of:=0.07067 * [.G111]" office:value-type="float" office:value="2.68546" calcext:value-type="float">
            <text:p>2,68546</text:p>
          </table:table-cell>
          <table:table-cell table:formula="of:=[.E111]-[.H111]" office:value-type="float" office:value="270145.315369592" calcext:value-type="float">
            <text:p>270145,315369592</text:p>
          </table:table-cell>
          <table:table-cell table:formula="of:=ROUND([.I111])" office:value-type="float" office:value="270145" calcext:value-type="float">
            <text:p>270145</text:p>
          </table:table-cell>
          <table:table-cell table:formula="of:=[.J111]-[.C111]" office:value-type="float" office:value="-1" calcext:value-type="float">
            <text:p>-1</text:p>
          </table:table-cell>
          <table:table-cell/>
          <table:table-cell office:value-type="float" office:value="218524" calcext:value-type="float">
            <text:p>218524</text:p>
          </table:table-cell>
          <table:table-cell office:value-type="float" office:value="218562" calcext:value-type="float">
            <text:p>218562</text:p>
          </table:table-cell>
          <table:table-cell office:value-type="float" office:value="132400" calcext:value-type="float">
            <text:p>132400</text:p>
          </table:table-cell>
          <table:table-cell office:value-type="float" office:value="218500" calcext:value-type="float">
            <text:p>218500</text:p>
          </table:table-cell>
          <table:table-cell office:value-type="float" office:value="132360" calcext:value-type="float">
            <text:p>13236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1753471" calcext:value-type="float">
            <text:p>81753471</text:p>
          </table:table-cell>
          <table:table-cell table:formula="of:=ROUNDDOWN([.B112]/300)" office:value-type="float" office:value="272511" calcext:value-type="float">
            <text:p>272511</text:p>
          </table:table-cell>
          <table:table-cell table:formula="of:=[.B112]-[.C112]*300" office:value-type="float" office:value="171" calcext:value-type="float">
            <text:p>171</text:p>
          </table:table-cell>
          <table:table-cell table:formula="of:=([.Q112])/44100*90000+26.4-0.84815" office:value-type="float" office:value="272515.347768367" calcext:value-type="float">
            <text:p>272515,347768367</text:p>
          </table:table-cell>
          <table:table-cell table:formula="of:=[.E112]-[.C112]" office:value-type="float" office:value="4.34776836738456" calcext:value-type="float">
            <text:p>4,34776836738456</text:p>
          </table:table-cell>
          <table:table-cell table:formula="of:=[.N112]-[.M112]" office:value-type="float" office:value="61" calcext:value-type="float">
            <text:p>61</text:p>
          </table:table-cell>
          <table:table-cell table:formula="of:=0.07067 * [.G112]" office:value-type="float" office:value="4.31087" calcext:value-type="float">
            <text:p>4,31087</text:p>
          </table:table-cell>
          <table:table-cell table:formula="of:=[.E112]-[.H112]" office:value-type="float" office:value="272511.036898367" calcext:value-type="float">
            <text:p>272511,036898367</text:p>
          </table:table-cell>
          <table:table-cell table:formula="of:=ROUND([.I112])" office:value-type="float" office:value="272511" calcext:value-type="float">
            <text:p>272511</text:p>
          </table:table-cell>
          <table:table-cell table:formula="of:=[.J112]-[.C112]" office:value-type="float" office:value="0" calcext:value-type="float">
            <text:p>0</text:p>
          </table:table-cell>
          <table:table-cell/>
          <table:table-cell office:value-type="float" office:value="220529" calcext:value-type="float">
            <text:p>220529</text:p>
          </table:table-cell>
          <table:table-cell office:value-type="float" office:value="220590" calcext:value-type="float">
            <text:p>220590</text:p>
          </table:table-cell>
          <table:table-cell office:value-type="float" office:value="133560" calcext:value-type="float">
            <text:p>133560</text:p>
          </table:table-cell>
          <table:table-cell office:value-type="float" office:value="220520" calcext:value-type="float">
            <text:p>220520</text:p>
          </table:table-cell>
          <table:table-cell office:value-type="float" office:value="133520" calcext:value-type="float">
            <text:p>13352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365364" calcext:value-type="float">
            <text:p>82365364</text:p>
          </table:table-cell>
          <table:table-cell table:formula="of:=ROUNDDOWN([.B113]/300)" office:value-type="float" office:value="274551" calcext:value-type="float">
            <text:p>274551</text:p>
          </table:table-cell>
          <table:table-cell table:formula="of:=[.B113]-[.C113]*300" office:value-type="float" office:value="64" calcext:value-type="float">
            <text:p>64</text:p>
          </table:table-cell>
          <table:table-cell table:formula="of:=([.Q113])/44100*90000+26.4-0.84815" office:value-type="float" office:value="274556.164094898" calcext:value-type="float">
            <text:p>274556,164094898</text:p>
          </table:table-cell>
          <table:table-cell table:formula="of:=[.E113]-[.C113]" office:value-type="float" office:value="5.16409489803482" calcext:value-type="float">
            <text:p>5,16409489803482</text:p>
          </table:table-cell>
          <table:table-cell table:formula="of:=[.N113]-[.M113]" office:value-type="float" office:value="80" calcext:value-type="float">
            <text:p>80</text:p>
          </table:table-cell>
          <table:table-cell table:formula="of:=0.07067 * [.G113]" office:value-type="float" office:value="5.6536" calcext:value-type="float">
            <text:p>5,6536</text:p>
          </table:table-cell>
          <table:table-cell table:formula="of:=[.E113]-[.H113]" office:value-type="float" office:value="274550.510494898" calcext:value-type="float">
            <text:p>274550,510494898</text:p>
          </table:table-cell>
          <table:table-cell table:formula="of:=ROUND([.I113])" office:value-type="float" office:value="274551" calcext:value-type="float">
            <text:p>274551</text:p>
          </table:table-cell>
          <table:table-cell table:formula="of:=[.J113]-[.C113]" office:value-type="float" office:value="0" calcext:value-type="float">
            <text:p>0</text:p>
          </table:table-cell>
          <table:table-cell/>
          <table:table-cell office:value-type="float" office:value="222534" calcext:value-type="float">
            <text:p>222534</text:p>
          </table:table-cell>
          <table:table-cell office:value-type="float" office:value="222614" calcext:value-type="float">
            <text:p>222614</text:p>
          </table:table-cell>
          <table:table-cell office:value-type="float" office:value="134560" calcext:value-type="float">
            <text:p>134560</text:p>
          </table:table-cell>
          <table:table-cell office:value-type="float" office:value="222472" calcext:value-type="float">
            <text:p>222472</text:p>
          </table:table-cell>
          <table:table-cell office:value-type="float" office:value="134520" calcext:value-type="float">
            <text:p>13452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978671" calcext:value-type="float">
            <text:p>82978671</text:p>
          </table:table-cell>
          <table:table-cell table:formula="of:=ROUNDDOWN([.B114]/300)" office:value-type="float" office:value="276595" calcext:value-type="float">
            <text:p>276595</text:p>
          </table:table-cell>
          <table:table-cell table:formula="of:=[.B114]-[.C114]*300" office:value-type="float" office:value="171" calcext:value-type="float">
            <text:p>171</text:p>
          </table:table-cell>
          <table:table-cell table:formula="of:=([.Q114])/44100*90000+26.4-0.84815" office:value-type="float" office:value="276596.980421429" calcext:value-type="float">
            <text:p>276596,980421429</text:p>
          </table:table-cell>
          <table:table-cell table:formula="of:=[.E114]-[.C114]" office:value-type="float" office:value="1.98042142862687" calcext:value-type="float">
            <text:p>1,98042142862687</text:p>
          </table:table-cell>
          <table:table-cell table:formula="of:=[.N114]-[.M114]" office:value-type="float" office:value="33" calcext:value-type="float">
            <text:p>33</text:p>
          </table:table-cell>
          <table:table-cell table:formula="of:=0.07067 * [.G114]" office:value-type="float" office:value="2.33211" calcext:value-type="float">
            <text:p>2,33211</text:p>
          </table:table-cell>
          <table:table-cell table:formula="of:=[.E114]-[.H114]" office:value-type="float" office:value="276594.648311429" calcext:value-type="float">
            <text:p>276594,648311429</text:p>
          </table:table-cell>
          <table:table-cell table:formula="of:=ROUND([.I114])" office:value-type="float" office:value="276595" calcext:value-type="float">
            <text:p>276595</text:p>
          </table:table-cell>
          <table:table-cell table:formula="of:=[.J114]-[.C114]" office:value-type="float" office:value="0" calcext:value-type="float">
            <text:p>0</text:p>
          </table:table-cell>
          <table:table-cell/>
          <table:table-cell office:value-type="float" office:value="224539" calcext:value-type="float">
            <text:p>224539</text:p>
          </table:table-cell>
          <table:table-cell office:value-type="float" office:value="224572" calcext:value-type="float">
            <text:p>224572</text:p>
          </table:table-cell>
          <table:table-cell office:value-type="float" office:value="135560" calcext:value-type="float">
            <text:p>135560</text:p>
          </table:table-cell>
          <table:table-cell office:value-type="float" office:value="224502" calcext:value-type="float">
            <text:p>224502</text:p>
          </table:table-cell>
          <table:table-cell office:value-type="float" office:value="135520" calcext:value-type="float">
            <text:p>13552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639250" calcext:value-type="float">
            <text:p>83639250</text:p>
          </table:table-cell>
          <table:table-cell table:formula="of:=ROUNDDOWN([.B115]/300)" office:value-type="float" office:value="278797" calcext:value-type="float">
            <text:p>278797</text:p>
          </table:table-cell>
          <table:table-cell table:formula="of:=[.B115]-[.C115]*300" office:value-type="float" office:value="150" calcext:value-type="float">
            <text:p>150</text:p>
          </table:table-cell>
          <table:table-cell table:formula="of:=([.Q115])/44100*90000+26.4-0.84815" office:value-type="float" office:value="278801.062054082" calcext:value-type="float">
            <text:p>278801,062054082</text:p>
          </table:table-cell>
          <table:table-cell table:formula="of:=[.E115]-[.C115]" office:value-type="float" office:value="4.06205408170354" calcext:value-type="float">
            <text:p>4,06205408170354</text:p>
          </table:table-cell>
          <table:table-cell table:formula="of:=[.N115]-[.M115]" office:value-type="float" office:value="62" calcext:value-type="float">
            <text:p>62</text:p>
          </table:table-cell>
          <table:table-cell table:formula="of:=0.07067 * [.G115]" office:value-type="float" office:value="4.38154" calcext:value-type="float">
            <text:p>4,38154</text:p>
          </table:table-cell>
          <table:table-cell table:formula="of:=[.E115]-[.H115]" office:value-type="float" office:value="278796.680514082" calcext:value-type="float">
            <text:p>278796,680514082</text:p>
          </table:table-cell>
          <table:table-cell table:formula="of:=ROUND([.I115])" office:value-type="float" office:value="278797" calcext:value-type="float">
            <text:p>278797</text:p>
          </table:table-cell>
          <table:table-cell table:formula="of:=[.J115]-[.C115]" office:value-type="float" office:value="0" calcext:value-type="float">
            <text:p>0</text:p>
          </table:table-cell>
          <table:table-cell/>
          <table:table-cell office:value-type="float" office:value="226544" calcext:value-type="float">
            <text:p>226544</text:p>
          </table:table-cell>
          <table:table-cell office:value-type="float" office:value="226606" calcext:value-type="float">
            <text:p>226606</text:p>
          </table:table-cell>
          <table:table-cell office:value-type="float" office:value="136640" calcext:value-type="float">
            <text:p>136640</text:p>
          </table:table-cell>
          <table:table-cell office:value-type="float" office:value="226540" calcext:value-type="float">
            <text:p>226540</text:p>
          </table:table-cell>
          <table:table-cell office:value-type="float" office:value="136600" calcext:value-type="float">
            <text:p>13660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4276857" calcext:value-type="float">
            <text:p>84276857</text:p>
          </table:table-cell>
          <table:table-cell table:formula="of:=ROUNDDOWN([.B116]/300)" office:value-type="float" office:value="280922" calcext:value-type="float">
            <text:p>280922</text:p>
          </table:table-cell>
          <table:table-cell table:formula="of:=[.B116]-[.C116]*300" office:value-type="float" office:value="257" calcext:value-type="float">
            <text:p>257</text:p>
          </table:table-cell>
          <table:table-cell table:formula="of:=([.Q116])/44100*90000+26.4-0.84815" office:value-type="float" office:value="280923.511033673" calcext:value-type="float">
            <text:p>280923,511033673</text:p>
          </table:table-cell>
          <table:table-cell table:formula="of:=[.E116]-[.C116]" office:value-type="float" office:value="1.51103367347969" calcext:value-type="float">
            <text:p>1,51103367347969</text:p>
          </table:table-cell>
          <table:table-cell table:formula="of:=[.N116]-[.M116]" office:value-type="float" office:value="15" calcext:value-type="float">
            <text:p>15</text:p>
          </table:table-cell>
          <table:table-cell table:formula="of:=0.07067 * [.G116]" office:value-type="float" office:value="1.06005" calcext:value-type="float">
            <text:p>1,06005</text:p>
          </table:table-cell>
          <table:table-cell table:formula="of:=[.E116]-[.H116]" office:value-type="float" office:value="280922.450983673" calcext:value-type="float">
            <text:p>280922,450983673</text:p>
          </table:table-cell>
          <table:table-cell table:formula="of:=ROUND([.I116])" office:value-type="float" office:value="280922" calcext:value-type="float">
            <text:p>280922</text:p>
          </table:table-cell>
          <table:table-cell table:formula="of:=[.J116]-[.C116]" office:value-type="float" office:value="0" calcext:value-type="float">
            <text:p>0</text:p>
          </table:table-cell>
          <table:table-cell/>
          <table:table-cell office:value-type="float" office:value="228549" calcext:value-type="float">
            <text:p>228549</text:p>
          </table:table-cell>
          <table:table-cell office:value-type="float" office:value="228564" calcext:value-type="float">
            <text:p>228564</text:p>
          </table:table-cell>
          <table:table-cell office:value-type="float" office:value="137680" calcext:value-type="float">
            <text:p>137680</text:p>
          </table:table-cell>
          <table:table-cell office:value-type="float" office:value="228498" calcext:value-type="float">
            <text:p>228498</text:p>
          </table:table-cell>
          <table:table-cell office:value-type="float" office:value="137640" calcext:value-type="float">
            <text:p>13764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913607" calcext:value-type="float">
            <text:p>84913607</text:p>
          </table:table-cell>
          <table:table-cell table:formula="of:=ROUNDDOWN([.B117]/300)" office:value-type="float" office:value="283045" calcext:value-type="float">
            <text:p>283045</text:p>
          </table:table-cell>
          <table:table-cell table:formula="of:=[.B117]-[.C117]*300" office:value-type="float" office:value="107" calcext:value-type="float">
            <text:p>107</text:p>
          </table:table-cell>
          <table:table-cell table:formula="of:=([.Q117])/44100*90000+26.4-0.84815" office:value-type="float" office:value="283045.960013265" calcext:value-type="float">
            <text:p>283045,960013265</text:p>
          </table:table-cell>
          <table:table-cell table:formula="of:=[.E117]-[.C117]" office:value-type="float" office:value="0.960013265372254" calcext:value-type="float">
            <text:p>0,960013265372254</text:p>
          </table:table-cell>
          <table:table-cell table:formula="of:=[.N117]-[.M117]" office:value-type="float" office:value="22" calcext:value-type="float">
            <text:p>22</text:p>
          </table:table-cell>
          <table:table-cell table:formula="of:=0.07067 * [.G117]" office:value-type="float" office:value="1.55474" calcext:value-type="float">
            <text:p>1,55474</text:p>
          </table:table-cell>
          <table:table-cell table:formula="of:=[.E117]-[.H117]" office:value-type="float" office:value="283044.405273265" calcext:value-type="float">
            <text:p>283044,405273265</text:p>
          </table:table-cell>
          <table:table-cell table:formula="of:=ROUND([.I117])" office:value-type="float" office:value="283044" calcext:value-type="float">
            <text:p>283044</text:p>
          </table:table-cell>
          <table:table-cell table:formula="of:=[.J117]-[.C117]" office:value-type="float" office:value="-1" calcext:value-type="float">
            <text:p>-1</text:p>
          </table:table-cell>
          <table:table-cell/>
          <table:table-cell office:value-type="float" office:value="230554" calcext:value-type="float">
            <text:p>230554</text:p>
          </table:table-cell>
          <table:table-cell office:value-type="float" office:value="230576" calcext:value-type="float">
            <text:p>230576</text:p>
          </table:table-cell>
          <table:table-cell office:value-type="float" office:value="138720" calcext:value-type="float">
            <text:p>138720</text:p>
          </table:table-cell>
          <table:table-cell office:value-type="float" office:value="230442" calcext:value-type="float">
            <text:p>230442</text:p>
          </table:table-cell>
          <table:table-cell office:value-type="float" office:value="138680" calcext:value-type="float">
            <text:p>13868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5574828" calcext:value-type="float">
            <text:p>85574828</text:p>
          </table:table-cell>
          <table:table-cell table:formula="of:=ROUNDDOWN([.B118]/300)" office:value-type="float" office:value="285249" calcext:value-type="float">
            <text:p>285249</text:p>
          </table:table-cell>
          <table:table-cell table:formula="of:=[.B118]-[.C118]*300" office:value-type="float" office:value="128" calcext:value-type="float">
            <text:p>128</text:p>
          </table:table-cell>
          <table:table-cell table:formula="of:=([.Q118])/44100*90000+26.4-0.84815" office:value-type="float" office:value="285250.041645918" calcext:value-type="float">
            <text:p>285250,041645918</text:p>
          </table:table-cell>
          <table:table-cell table:formula="of:=[.E118]-[.C118]" office:value-type="float" office:value="1.04164591839071" calcext:value-type="float">
            <text:p>1,04164591839071</text:p>
          </table:table-cell>
          <table:table-cell table:formula="of:=[.N118]-[.M118]" office:value-type="float" office:value="21" calcext:value-type="float">
            <text:p>21</text:p>
          </table:table-cell>
          <table:table-cell table:formula="of:=0.07067 * [.G118]" office:value-type="float" office:value="1.48407" calcext:value-type="float">
            <text:p>1,48407</text:p>
          </table:table-cell>
          <table:table-cell table:formula="of:=[.E118]-[.H118]" office:value-type="float" office:value="285248.557575918" calcext:value-type="float">
            <text:p>285248,557575918</text:p>
          </table:table-cell>
          <table:table-cell table:formula="of:=ROUND([.I118])" office:value-type="float" office:value="285249" calcext:value-type="float">
            <text:p>285249</text:p>
          </table:table-cell>
          <table:table-cell table:formula="of:=[.J118]-[.C118]" office:value-type="float" office:value="0" calcext:value-type="float">
            <text:p>0</text:p>
          </table:table-cell>
          <table:table-cell/>
          <table:table-cell office:value-type="float" office:value="232559" calcext:value-type="float">
            <text:p>232559</text:p>
          </table:table-cell>
          <table:table-cell office:value-type="float" office:value="232580" calcext:value-type="float">
            <text:p>232580</text:p>
          </table:table-cell>
          <table:table-cell office:value-type="float" office:value="139800" calcext:value-type="float">
            <text:p>139800</text:p>
          </table:table-cell>
          <table:table-cell office:value-type="float" office:value="232516" calcext:value-type="float">
            <text:p>232516</text:p>
          </table:table-cell>
          <table:table-cell office:value-type="float" office:value="139760" calcext:value-type="float">
            <text:p>13976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6260050" calcext:value-type="float">
            <text:p>86260050</text:p>
          </table:table-cell>
          <table:table-cell table:formula="of:=ROUNDDOWN([.B119]/300)" office:value-type="float" office:value="287533" calcext:value-type="float">
            <text:p>287533</text:p>
          </table:table-cell>
          <table:table-cell table:formula="of:=[.B119]-[.C119]*300" office:value-type="float" office:value="150" calcext:value-type="float">
            <text:p>150</text:p>
          </table:table-cell>
          <table:table-cell table:formula="of:=([.Q119])/44100*90000+26.4-0.84815" office:value-type="float" office:value="287535.755931633" calcext:value-type="float">
            <text:p>287535,755931633</text:p>
          </table:table-cell>
          <table:table-cell table:formula="of:=[.E119]-[.C119]" office:value-type="float" office:value="2.75593163270969" calcext:value-type="float">
            <text:p>2,75593163270969</text:p>
          </table:table-cell>
          <table:table-cell table:formula="of:=[.N119]-[.M119]" office:value-type="float" office:value="34" calcext:value-type="float">
            <text:p>34</text:p>
          </table:table-cell>
          <table:table-cell table:formula="of:=0.07067 * [.G119]" office:value-type="float" office:value="2.40278" calcext:value-type="float">
            <text:p>2,40278</text:p>
          </table:table-cell>
          <table:table-cell table:formula="of:=[.E119]-[.H119]" office:value-type="float" office:value="287533.353151633" calcext:value-type="float">
            <text:p>287533,353151633</text:p>
          </table:table-cell>
          <table:table-cell table:formula="of:=ROUND([.I119])" office:value-type="float" office:value="287533" calcext:value-type="float">
            <text:p>287533</text:p>
          </table:table-cell>
          <table:table-cell table:formula="of:=[.J119]-[.C119]" office:value-type="float" office:value="0" calcext:value-type="float">
            <text:p>0</text:p>
          </table:table-cell>
          <table:table-cell/>
          <table:table-cell office:value-type="float" office:value="234564" calcext:value-type="float">
            <text:p>234564</text:p>
          </table:table-cell>
          <table:table-cell office:value-type="float" office:value="234598" calcext:value-type="float">
            <text:p>234598</text:p>
          </table:table-cell>
          <table:table-cell office:value-type="float" office:value="140920" calcext:value-type="float">
            <text:p>140920</text:p>
          </table:table-cell>
          <table:table-cell office:value-type="float" office:value="234536" calcext:value-type="float">
            <text:p>234536</text:p>
          </table:table-cell>
          <table:table-cell office:value-type="float" office:value="140880" calcext:value-type="float">
            <text:p>14088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6921400" calcext:value-type="float">
            <text:p>86921400</text:p>
          </table:table-cell>
          <table:table-cell table:formula="of:=ROUNDDOWN([.B120]/300)" office:value-type="float" office:value="289738" calcext:value-type="float">
            <text:p>289738</text:p>
          </table:table-cell>
          <table:table-cell table:formula="of:=[.B120]-[.C120]*300" office:value-type="float" office:value="0" calcext:value-type="float">
            <text:p>0</text:p>
          </table:table-cell>
          <table:table-cell table:formula="of:=([.Q120])/44100*90000+26.4-0.84815" office:value-type="float" office:value="289739.837564286" calcext:value-type="float">
            <text:p>289739,837564286</text:p>
          </table:table-cell>
          <table:table-cell table:formula="of:=[.E120]-[.C120]" office:value-type="float" office:value="1.83756428578636" calcext:value-type="float">
            <text:p>1,83756428578636</text:p>
          </table:table-cell>
          <table:table-cell table:formula="of:=[.N120]-[.M120]" office:value-type="float" office:value="27" calcext:value-type="float">
            <text:p>27</text:p>
          </table:table-cell>
          <table:table-cell table:formula="of:=0.07067 * [.G120]" office:value-type="float" office:value="1.90809" calcext:value-type="float">
            <text:p>1,90809</text:p>
          </table:table-cell>
          <table:table-cell table:formula="of:=[.E120]-[.H120]" office:value-type="float" office:value="289737.929474286" calcext:value-type="float">
            <text:p>289737,929474286</text:p>
          </table:table-cell>
          <table:table-cell table:formula="of:=ROUND([.I120])" office:value-type="float" office:value="289738" calcext:value-type="float">
            <text:p>289738</text:p>
          </table:table-cell>
          <table:table-cell table:formula="of:=[.J120]-[.C120]" office:value-type="float" office:value="0" calcext:value-type="float">
            <text:p>0</text:p>
          </table:table-cell>
          <table:table-cell/>
          <table:table-cell office:value-type="float" office:value="236569" calcext:value-type="float">
            <text:p>236569</text:p>
          </table:table-cell>
          <table:table-cell office:value-type="float" office:value="236596" calcext:value-type="float">
            <text:p>236596</text:p>
          </table:table-cell>
          <table:table-cell office:value-type="float" office:value="142000" calcext:value-type="float">
            <text:p>142000</text:p>
          </table:table-cell>
          <table:table-cell office:value-type="float" office:value="236532" calcext:value-type="float">
            <text:p>236532</text:p>
          </table:table-cell>
          <table:table-cell office:value-type="float" office:value="141960" calcext:value-type="float">
            <text:p>14196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7606964" calcext:value-type="float">
            <text:p>87606964</text:p>
          </table:table-cell>
          <table:table-cell table:formula="of:=ROUNDDOWN([.B121]/300)" office:value-type="float" office:value="292023" calcext:value-type="float">
            <text:p>292023</text:p>
          </table:table-cell>
          <table:table-cell table:formula="of:=[.B121]-[.C121]*300" office:value-type="float" office:value="64" calcext:value-type="float">
            <text:p>64</text:p>
          </table:table-cell>
          <table:table-cell table:formula="of:=([.Q121])/44100*90000+26.4-0.84815" office:value-type="float" office:value="292025.55185" calcext:value-type="float">
            <text:p>292025,55185</text:p>
          </table:table-cell>
          <table:table-cell table:formula="of:=[.E121]-[.C121]" office:value-type="float" office:value="2.55185000004712" calcext:value-type="float">
            <text:p>2,55185000004712</text:p>
          </table:table-cell>
          <table:table-cell table:formula="of:=[.N121]-[.M121]" office:value-type="float" office:value="38" calcext:value-type="float">
            <text:p>38</text:p>
          </table:table-cell>
          <table:table-cell table:formula="of:=0.07067 * [.G121]" office:value-type="float" office:value="2.68546" calcext:value-type="float">
            <text:p>2,68546</text:p>
          </table:table-cell>
          <table:table-cell table:formula="of:=[.E121]-[.H121]" office:value-type="float" office:value="292022.86639" calcext:value-type="float">
            <text:p>292022,86639</text:p>
          </table:table-cell>
          <table:table-cell table:formula="of:=ROUND([.I121])" office:value-type="float" office:value="292023" calcext:value-type="float">
            <text:p>292023</text:p>
          </table:table-cell>
          <table:table-cell table:formula="of:=[.J121]-[.C121]" office:value-type="float" office:value="0" calcext:value-type="float">
            <text:p>0</text:p>
          </table:table-cell>
          <table:table-cell/>
          <table:table-cell office:value-type="float" office:value="238574" calcext:value-type="float">
            <text:p>238574</text:p>
          </table:table-cell>
          <table:table-cell office:value-type="float" office:value="238612" calcext:value-type="float">
            <text:p>238612</text:p>
          </table:table-cell>
          <table:table-cell office:value-type="float" office:value="143120" calcext:value-type="float">
            <text:p>143120</text:p>
          </table:table-cell>
          <table:table-cell office:value-type="float" office:value="238546" calcext:value-type="float">
            <text:p>238546</text:p>
          </table:table-cell>
          <table:table-cell office:value-type="float" office:value="143080" calcext:value-type="float">
            <text:p>14308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8268485" calcext:value-type="float">
            <text:p>88268485</text:p>
          </table:table-cell>
          <table:table-cell table:formula="of:=ROUNDDOWN([.B122]/300)" office:value-type="float" office:value="294228" calcext:value-type="float">
            <text:p>294228</text:p>
          </table:table-cell>
          <table:table-cell table:formula="of:=[.B122]-[.C122]*300" office:value-type="float" office:value="85" calcext:value-type="float">
            <text:p>85</text:p>
          </table:table-cell>
          <table:table-cell table:formula="of:=([.Q122])/44100*90000+26.4-0.84815" office:value-type="float" office:value="294229.633482653" calcext:value-type="float">
            <text:p>294229,633482653</text:p>
          </table:table-cell>
          <table:table-cell table:formula="of:=[.E122]-[.C122]" office:value-type="float" office:value="1.63348265312379" calcext:value-type="float">
            <text:p>1,63348265312379</text:p>
          </table:table-cell>
          <table:table-cell table:formula="of:=[.N122]-[.M122]" office:value-type="float" office:value="23" calcext:value-type="float">
            <text:p>23</text:p>
          </table:table-cell>
          <table:table-cell table:formula="of:=0.07067 * [.G122]" office:value-type="float" office:value="1.62541" calcext:value-type="float">
            <text:p>1,62541</text:p>
          </table:table-cell>
          <table:table-cell table:formula="of:=[.E122]-[.H122]" office:value-type="float" office:value="294228.008072653" calcext:value-type="float">
            <text:p>294228,008072653</text:p>
          </table:table-cell>
          <table:table-cell table:formula="of:=ROUND([.I122])" office:value-type="float" office:value="294228" calcext:value-type="float">
            <text:p>294228</text:p>
          </table:table-cell>
          <table:table-cell table:formula="of:=[.J122]-[.C122]" office:value-type="float" office:value="0" calcext:value-type="float">
            <text:p>0</text:p>
          </table:table-cell>
          <table:table-cell/>
          <table:table-cell office:value-type="float" office:value="240579" calcext:value-type="float">
            <text:p>240579</text:p>
          </table:table-cell>
          <table:table-cell office:value-type="float" office:value="240602" calcext:value-type="float">
            <text:p>240602</text:p>
          </table:table-cell>
          <table:table-cell office:value-type="float" office:value="144200" calcext:value-type="float">
            <text:p>144200</text:p>
          </table:table-cell>
          <table:table-cell office:value-type="float" office:value="240470" calcext:value-type="float">
            <text:p>240470</text:p>
          </table:table-cell>
          <table:table-cell office:value-type="float" office:value="144160" calcext:value-type="float">
            <text:p>14416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8978007" calcext:value-type="float">
            <text:p>88978007</text:p>
          </table:table-cell>
          <table:table-cell table:formula="of:=ROUNDDOWN([.B123]/300)" office:value-type="float" office:value="296593" calcext:value-type="float">
            <text:p>296593</text:p>
          </table:table-cell>
          <table:table-cell table:formula="of:=[.B123]-[.C123]*300" office:value-type="float" office:value="107" calcext:value-type="float">
            <text:p>107</text:p>
          </table:table-cell>
          <table:table-cell table:formula="of:=([.Q123])/44100*90000+26.4-0.84815" office:value-type="float" office:value="296596.980421429" calcext:value-type="float">
            <text:p>296596,980421429</text:p>
          </table:table-cell>
          <table:table-cell table:formula="of:=[.E123]-[.C123]" office:value-type="float" office:value="3.98042142862687" calcext:value-type="float">
            <text:p>3,98042142862687</text:p>
          </table:table-cell>
          <table:table-cell table:formula="of:=[.N123]-[.M123]" office:value-type="float" office:value="64" calcext:value-type="float">
            <text:p>64</text:p>
          </table:table-cell>
          <table:table-cell table:formula="of:=0.07067 * [.G123]" office:value-type="float" office:value="4.52288" calcext:value-type="float">
            <text:p>4,52288</text:p>
          </table:table-cell>
          <table:table-cell table:formula="of:=[.E123]-[.H123]" office:value-type="float" office:value="296592.457541429" calcext:value-type="float">
            <text:p>296592,457541429</text:p>
          </table:table-cell>
          <table:table-cell table:formula="of:=ROUND([.I123])" office:value-type="float" office:value="296592" calcext:value-type="float">
            <text:p>296592</text:p>
          </table:table-cell>
          <table:table-cell table:formula="of:=[.J123]-[.C123]" office:value-type="float" office:value="-1" calcext:value-type="float">
            <text:p>-1</text:p>
          </table:table-cell>
          <table:table-cell/>
          <table:table-cell office:value-type="float" office:value="242584" calcext:value-type="float">
            <text:p>242584</text:p>
          </table:table-cell>
          <table:table-cell office:value-type="float" office:value="242648" calcext:value-type="float">
            <text:p>242648</text:p>
          </table:table-cell>
          <table:table-cell office:value-type="float" office:value="145360" calcext:value-type="float">
            <text:p>145360</text:p>
          </table:table-cell>
          <table:table-cell office:value-type="float" office:value="242584" calcext:value-type="float">
            <text:p>242584</text:p>
          </table:table-cell>
          <table:table-cell office:value-type="float" office:value="145320" calcext:value-type="float">
            <text:p>14532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9663657" calcext:value-type="float">
            <text:p>89663657</text:p>
          </table:table-cell>
          <table:table-cell table:formula="of:=ROUNDDOWN([.B124]/300)" office:value-type="float" office:value="298878" calcext:value-type="float">
            <text:p>298878</text:p>
          </table:table-cell>
          <table:table-cell table:formula="of:=[.B124]-[.C124]*300" office:value-type="float" office:value="257" calcext:value-type="float">
            <text:p>257</text:p>
          </table:table-cell>
          <table:table-cell table:formula="of:=([.Q124])/44100*90000+26.4-0.84815" office:value-type="float" office:value="298882.694707143" calcext:value-type="float">
            <text:p>298882,694707143</text:p>
          </table:table-cell>
          <table:table-cell table:formula="of:=[.E124]-[.C124]" office:value-type="float" office:value="4.69470714294585" calcext:value-type="float">
            <text:p>4,69470714294585</text:p>
          </table:table-cell>
          <table:table-cell table:formula="of:=[.N124]-[.M124]" office:value-type="float" office:value="57" calcext:value-type="float">
            <text:p>57</text:p>
          </table:table-cell>
          <table:table-cell table:formula="of:=0.07067 * [.G124]" office:value-type="float" office:value="4.02819" calcext:value-type="float">
            <text:p>4,02819</text:p>
          </table:table-cell>
          <table:table-cell table:formula="of:=[.E124]-[.H124]" office:value-type="float" office:value="298878.666517143" calcext:value-type="float">
            <text:p>298878,666517143</text:p>
          </table:table-cell>
          <table:table-cell table:formula="of:=ROUND([.I124])" office:value-type="float" office:value="298879" calcext:value-type="float">
            <text:p>298879</text:p>
          </table:table-cell>
          <table:table-cell table:formula="of:=[.J124]-[.C124]" office:value-type="float" office:value="1" calcext:value-type="float">
            <text:p>1</text:p>
          </table:table-cell>
          <table:table-cell/>
          <table:table-cell office:value-type="float" office:value="244589" calcext:value-type="float">
            <text:p>244589</text:p>
          </table:table-cell>
          <table:table-cell office:value-type="float" office:value="244646" calcext:value-type="float">
            <text:p>244646</text:p>
          </table:table-cell>
          <table:table-cell office:value-type="float" office:value="146480" calcext:value-type="float">
            <text:p>146480</text:p>
          </table:table-cell>
          <table:table-cell office:value-type="float" office:value="244582" calcext:value-type="float">
            <text:p>244582</text:p>
          </table:table-cell>
          <table:table-cell office:value-type="float" office:value="146440" calcext:value-type="float">
            <text:p>14644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0374850" calcext:value-type="float">
            <text:p>90374850</text:p>
          </table:table-cell>
          <table:table-cell table:formula="of:=ROUNDDOWN([.B125]/300)" office:value-type="float" office:value="301249" calcext:value-type="float">
            <text:p>301249</text:p>
          </table:table-cell>
          <table:table-cell table:formula="of:=[.B125]-[.C125]*300" office:value-type="float" office:value="150" calcext:value-type="float">
            <text:p>150</text:p>
          </table:table-cell>
          <table:table-cell table:formula="of:=([.Q125])/44100*90000+26.4-0.84815" office:value-type="float" office:value="301250.041645918" calcext:value-type="float">
            <text:p>301250,041645918</text:p>
          </table:table-cell>
          <table:table-cell table:formula="of:=[.E125]-[.C125]" office:value-type="float" office:value="1.04164591844892" calcext:value-type="float">
            <text:p>1,04164591844892</text:p>
          </table:table-cell>
          <table:table-cell table:formula="of:=[.N125]-[.M125]" office:value-type="float" office:value="20" calcext:value-type="float">
            <text:p>20</text:p>
          </table:table-cell>
          <table:table-cell table:formula="of:=0.07067 * [.G125]" office:value-type="float" office:value="1.4134" calcext:value-type="float">
            <text:p>1,4134</text:p>
          </table:table-cell>
          <table:table-cell table:formula="of:=[.E125]-[.H125]" office:value-type="float" office:value="301248.628245918" calcext:value-type="float">
            <text:p>301248,628245918</text:p>
          </table:table-cell>
          <table:table-cell table:formula="of:=ROUND([.I125])" office:value-type="float" office:value="301249" calcext:value-type="float">
            <text:p>301249</text:p>
          </table:table-cell>
          <table:table-cell table:formula="of:=[.J125]-[.C125]" office:value-type="float" office:value="0" calcext:value-type="float">
            <text:p>0</text:p>
          </table:table-cell>
          <table:table-cell/>
          <table:table-cell office:value-type="float" office:value="246594" calcext:value-type="float">
            <text:p>246594</text:p>
          </table:table-cell>
          <table:table-cell office:value-type="float" office:value="246614" calcext:value-type="float">
            <text:p>246614</text:p>
          </table:table-cell>
          <table:table-cell office:value-type="float" office:value="147640" calcext:value-type="float">
            <text:p>147640</text:p>
          </table:table-cell>
          <table:table-cell office:value-type="float" office:value="246554" calcext:value-type="float">
            <text:p>246554</text:p>
          </table:table-cell>
          <table:table-cell office:value-type="float" office:value="147600" calcext:value-type="float">
            <text:p>14760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1060328" calcext:value-type="float">
            <text:p>91060328</text:p>
          </table:table-cell>
          <table:table-cell table:formula="of:=ROUNDDOWN([.B126]/300)" office:value-type="float" office:value="303534" calcext:value-type="float">
            <text:p>303534</text:p>
          </table:table-cell>
          <table:table-cell table:formula="of:=[.B126]-[.C126]*300" office:value-type="float" office:value="128" calcext:value-type="float">
            <text:p>128</text:p>
          </table:table-cell>
          <table:table-cell table:formula="of:=([.Q126])/44100*90000+26.4-0.84815" office:value-type="float" office:value="303535.755931633" calcext:value-type="float">
            <text:p>303535,755931633</text:p>
          </table:table-cell>
          <table:table-cell table:formula="of:=[.E126]-[.C126]" office:value-type="float" office:value="1.75593163270969" calcext:value-type="float">
            <text:p>1,75593163270969</text:p>
          </table:table-cell>
          <table:table-cell table:formula="of:=[.N126]-[.M126]" office:value-type="float" office:value="21" calcext:value-type="float">
            <text:p>21</text:p>
          </table:table-cell>
          <table:table-cell table:formula="of:=0.07067 * [.G126]" office:value-type="float" office:value="1.48407" calcext:value-type="float">
            <text:p>1,48407</text:p>
          </table:table-cell>
          <table:table-cell table:formula="of:=[.E126]-[.H126]" office:value-type="float" office:value="303534.271861633" calcext:value-type="float">
            <text:p>303534,271861633</text:p>
          </table:table-cell>
          <table:table-cell table:formula="of:=ROUND([.I126])" office:value-type="float" office:value="303534" calcext:value-type="float">
            <text:p>303534</text:p>
          </table:table-cell>
          <table:table-cell table:formula="of:=[.J126]-[.C126]" office:value-type="float" office:value="0" calcext:value-type="float">
            <text:p>0</text:p>
          </table:table-cell>
          <table:table-cell/>
          <table:table-cell office:value-type="float" office:value="248599" calcext:value-type="float">
            <text:p>248599</text:p>
          </table:table-cell>
          <table:table-cell office:value-type="float" office:value="248620" calcext:value-type="float">
            <text:p>248620</text:p>
          </table:table-cell>
          <table:table-cell office:value-type="float" office:value="148760" calcext:value-type="float">
            <text:p>148760</text:p>
          </table:table-cell>
          <table:table-cell office:value-type="float" office:value="248556" calcext:value-type="float">
            <text:p>248556</text:p>
          </table:table-cell>
          <table:table-cell office:value-type="float" office:value="148720" calcext:value-type="float">
            <text:p>14872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1697207" calcext:value-type="float">
            <text:p>91697207</text:p>
          </table:table-cell>
          <table:table-cell table:formula="of:=ROUNDDOWN([.B127]/300)" office:value-type="float" office:value="305657" calcext:value-type="float">
            <text:p>305657</text:p>
          </table:table-cell>
          <table:table-cell table:formula="of:=[.B127]-[.C127]*300" office:value-type="float" office:value="107" calcext:value-type="float">
            <text:p>107</text:p>
          </table:table-cell>
          <table:table-cell table:formula="of:=([.Q127])/44100*90000+26.4-0.84815" office:value-type="float" office:value="305658.204911225" calcext:value-type="float">
            <text:p>305658,204911225</text:p>
          </table:table-cell>
          <table:table-cell table:formula="of:=[.E127]-[.C127]" office:value-type="float" office:value="1.20491122454405" calcext:value-type="float">
            <text:p>1,20491122454405</text:p>
          </table:table-cell>
          <table:table-cell table:formula="of:=[.N127]-[.M127]" office:value-type="float" office:value="22" calcext:value-type="float">
            <text:p>22</text:p>
          </table:table-cell>
          <table:table-cell table:formula="of:=0.07067 * [.G127]" office:value-type="float" office:value="1.55474" calcext:value-type="float">
            <text:p>1,55474</text:p>
          </table:table-cell>
          <table:table-cell table:formula="of:=[.E127]-[.H127]" office:value-type="float" office:value="305656.650171225" calcext:value-type="float">
            <text:p>305656,650171225</text:p>
          </table:table-cell>
          <table:table-cell table:formula="of:=ROUND([.I127])" office:value-type="float" office:value="305657" calcext:value-type="float">
            <text:p>305657</text:p>
          </table:table-cell>
          <table:table-cell table:formula="of:=[.J127]-[.C127]" office:value-type="float" office:value="0" calcext:value-type="float">
            <text:p>0</text:p>
          </table:table-cell>
          <table:table-cell/>
          <table:table-cell office:value-type="float" office:value="250604" calcext:value-type="float">
            <text:p>250604</text:p>
          </table:table-cell>
          <table:table-cell office:value-type="float" office:value="250626" calcext:value-type="float">
            <text:p>250626</text:p>
          </table:table-cell>
          <table:table-cell office:value-type="float" office:value="149800" calcext:value-type="float">
            <text:p>149800</text:p>
          </table:table-cell>
          <table:table-cell office:value-type="float" office:value="250558" calcext:value-type="float">
            <text:p>250558</text:p>
          </table:table-cell>
          <table:table-cell office:value-type="float" office:value="149760" calcext:value-type="float">
            <text:p>14976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2357957" calcext:value-type="float">
            <text:p>92357957</text:p>
          </table:table-cell>
          <table:table-cell table:formula="of:=ROUNDDOWN([.B128]/300)" office:value-type="float" office:value="307859" calcext:value-type="float">
            <text:p>307859</text:p>
          </table:table-cell>
          <table:table-cell table:formula="of:=[.B128]-[.C128]*300" office:value-type="float" office:value="257" calcext:value-type="float">
            <text:p>257</text:p>
          </table:table-cell>
          <table:table-cell table:formula="of:=([.Q128])/44100*90000+26.4-0.84815" office:value-type="float" office:value="307862.286543878" calcext:value-type="float">
            <text:p>307862,286543878</text:p>
          </table:table-cell>
          <table:table-cell table:formula="of:=[.E128]-[.C128]" office:value-type="float" office:value="3.28654387762072" calcext:value-type="float">
            <text:p>3,28654387762072</text:p>
          </table:table-cell>
          <table:table-cell table:formula="of:=[.N128]-[.M128]" office:value-type="float" office:value="43" calcext:value-type="float">
            <text:p>43</text:p>
          </table:table-cell>
          <table:table-cell table:formula="of:=0.07067 * [.G128]" office:value-type="float" office:value="3.03881" calcext:value-type="float">
            <text:p>3,03881</text:p>
          </table:table-cell>
          <table:table-cell table:formula="of:=[.E128]-[.H128]" office:value-type="float" office:value="307859.247733878" calcext:value-type="float">
            <text:p>307859,247733878</text:p>
          </table:table-cell>
          <table:table-cell table:formula="of:=ROUND([.I128])" office:value-type="float" office:value="307859" calcext:value-type="float">
            <text:p>307859</text:p>
          </table:table-cell>
          <table:table-cell table:formula="of:=[.J128]-[.C128]" office:value-type="float" office:value="0" calcext:value-type="float">
            <text:p>0</text:p>
          </table:table-cell>
          <table:table-cell/>
          <table:table-cell office:value-type="float" office:value="252609" calcext:value-type="float">
            <text:p>252609</text:p>
          </table:table-cell>
          <table:table-cell office:value-type="float" office:value="252652" calcext:value-type="float">
            <text:p>252652</text:p>
          </table:table-cell>
          <table:table-cell office:value-type="float" office:value="150880" calcext:value-type="float">
            <text:p>150880</text:p>
          </table:table-cell>
          <table:table-cell office:value-type="float" office:value="252586" calcext:value-type="float">
            <text:p>252586</text:p>
          </table:table-cell>
          <table:table-cell office:value-type="float" office:value="150840" calcext:value-type="float">
            <text:p>15084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2994107" calcext:value-type="float">
            <text:p>92994107</text:p>
          </table:table-cell>
          <table:table-cell table:formula="of:=ROUNDDOWN([.B129]/300)" office:value-type="float" office:value="309980" calcext:value-type="float">
            <text:p>309980</text:p>
          </table:table-cell>
          <table:table-cell table:formula="of:=[.B129]-[.C129]*300" office:value-type="float" office:value="107" calcext:value-type="float">
            <text:p>107</text:p>
          </table:table-cell>
          <table:table-cell table:formula="of:=([.Q129])/44100*90000+26.4-0.84815" office:value-type="float" office:value="309984.735523469" calcext:value-type="float">
            <text:p>309984,735523469</text:p>
          </table:table-cell>
          <table:table-cell table:formula="of:=[.E129]-[.C129]" office:value-type="float" office:value="4.73552346945507" calcext:value-type="float">
            <text:p>4,73552346945507</text:p>
          </table:table-cell>
          <table:table-cell table:formula="of:=[.N129]-[.M129]" office:value-type="float" office:value="64" calcext:value-type="float">
            <text:p>64</text:p>
          </table:table-cell>
          <table:table-cell table:formula="of:=0.07067 * [.G129]" office:value-type="float" office:value="4.52288" calcext:value-type="float">
            <text:p>4,52288</text:p>
          </table:table-cell>
          <table:table-cell table:formula="of:=[.E129]-[.H129]" office:value-type="float" office:value="309980.212643469" calcext:value-type="float">
            <text:p>309980,212643469</text:p>
          </table:table-cell>
          <table:table-cell table:formula="of:=ROUND([.I129])" office:value-type="float" office:value="309980" calcext:value-type="float">
            <text:p>309980</text:p>
          </table:table-cell>
          <table:table-cell table:formula="of:=[.J129]-[.C129]" office:value-type="float" office:value="0" calcext:value-type="float">
            <text:p>0</text:p>
          </table:table-cell>
          <table:table-cell/>
          <table:table-cell office:value-type="float" office:value="254614" calcext:value-type="float">
            <text:p>254614</text:p>
          </table:table-cell>
          <table:table-cell office:value-type="float" office:value="254678" calcext:value-type="float">
            <text:p>254678</text:p>
          </table:table-cell>
          <table:table-cell office:value-type="float" office:value="151920" calcext:value-type="float">
            <text:p>151920</text:p>
          </table:table-cell>
          <table:table-cell office:value-type="float" office:value="254542" calcext:value-type="float">
            <text:p>254542</text:p>
          </table:table-cell>
          <table:table-cell office:value-type="float" office:value="151880" calcext:value-type="float">
            <text:p>15188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3655971" calcext:value-type="float">
            <text:p>93655971</text:p>
          </table:table-cell>
          <table:table-cell table:formula="of:=ROUNDDOWN([.B130]/300)" office:value-type="float" office:value="312186" calcext:value-type="float">
            <text:p>312186</text:p>
          </table:table-cell>
          <table:table-cell table:formula="of:=[.B130]-[.C130]*300" office:value-type="float" office:value="171" calcext:value-type="float">
            <text:p>171</text:p>
          </table:table-cell>
          <table:table-cell table:formula="of:=([.Q130])/44100*90000+26.4-0.84815" office:value-type="float" office:value="312188.817156122" calcext:value-type="float">
            <text:p>312188,817156122</text:p>
          </table:table-cell>
          <table:table-cell table:formula="of:=[.E130]-[.C130]" office:value-type="float" office:value="2.81715612247353" calcext:value-type="float">
            <text:p>2,81715612247353</text:p>
          </table:table-cell>
          <table:table-cell table:formula="of:=[.N130]-[.M130]" office:value-type="float" office:value="33" calcext:value-type="float">
            <text:p>33</text:p>
          </table:table-cell>
          <table:table-cell table:formula="of:=0.07067 * [.G130]" office:value-type="float" office:value="2.33211" calcext:value-type="float">
            <text:p>2,33211</text:p>
          </table:table-cell>
          <table:table-cell table:formula="of:=[.E130]-[.H130]" office:value-type="float" office:value="312186.485046122" calcext:value-type="float">
            <text:p>312186,485046122</text:p>
          </table:table-cell>
          <table:table-cell table:formula="of:=ROUND([.I130])" office:value-type="float" office:value="312186" calcext:value-type="float">
            <text:p>312186</text:p>
          </table:table-cell>
          <table:table-cell table:formula="of:=[.J130]-[.C130]" office:value-type="float" office:value="0" calcext:value-type="float">
            <text:p>0</text:p>
          </table:table-cell>
          <table:table-cell/>
          <table:table-cell office:value-type="float" office:value="256619" calcext:value-type="float">
            <text:p>256619</text:p>
          </table:table-cell>
          <table:table-cell office:value-type="float" office:value="256652" calcext:value-type="float">
            <text:p>256652</text:p>
          </table:table-cell>
          <table:table-cell office:value-type="float" office:value="153000" calcext:value-type="float">
            <text:p>153000</text:p>
          </table:table-cell>
          <table:table-cell office:value-type="float" office:value="256586" calcext:value-type="float">
            <text:p>256586</text:p>
          </table:table-cell>
          <table:table-cell office:value-type="float" office:value="152960" calcext:value-type="float">
            <text:p>15296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4364935" calcext:value-type="float">
            <text:p>94364935</text:p>
          </table:table-cell>
          <table:table-cell table:formula="of:=ROUNDDOWN([.B131]/300)" office:value-type="float" office:value="314549" calcext:value-type="float">
            <text:p>314549</text:p>
          </table:table-cell>
          <table:table-cell table:formula="of:=[.B131]-[.C131]*300" office:value-type="float" office:value="235" calcext:value-type="float">
            <text:p>235</text:p>
          </table:table-cell>
          <table:table-cell table:formula="of:=([.Q131])/44100*90000+26.4-0.84815" office:value-type="float" office:value="314556.164094898" calcext:value-type="float">
            <text:p>314556,164094898</text:p>
          </table:table-cell>
          <table:table-cell table:formula="of:=[.E131]-[.C131]" office:value-type="float" office:value="7.16409489803482" calcext:value-type="float">
            <text:p>7,16409489803482</text:p>
          </table:table-cell>
          <table:table-cell table:formula="of:=[.N131]-[.M131]" office:value-type="float" office:value="100" calcext:value-type="float">
            <text:p>100</text:p>
          </table:table-cell>
          <table:table-cell table:formula="of:=0.07067 * [.G131]" office:value-type="float" office:value="7.067" calcext:value-type="float">
            <text:p>7,067</text:p>
          </table:table-cell>
          <table:table-cell table:formula="of:=[.E131]-[.H131]" office:value-type="float" office:value="314549.097094898" calcext:value-type="float">
            <text:p>314549,097094898</text:p>
          </table:table-cell>
          <table:table-cell table:formula="of:=ROUND([.I131])" office:value-type="float" office:value="314549" calcext:value-type="float">
            <text:p>314549</text:p>
          </table:table-cell>
          <table:table-cell table:formula="of:=[.J131]-[.C131]" office:value-type="float" office:value="0" calcext:value-type="float">
            <text:p>0</text:p>
          </table:table-cell>
          <table:table-cell/>
          <table:table-cell office:value-type="float" office:value="258624" calcext:value-type="float">
            <text:p>258624</text:p>
          </table:table-cell>
          <table:table-cell office:value-type="float" office:value="258724" calcext:value-type="float">
            <text:p>258724</text:p>
          </table:table-cell>
          <table:table-cell office:value-type="float" office:value="154160" calcext:value-type="float">
            <text:p>154160</text:p>
          </table:table-cell>
          <table:table-cell office:value-type="float" office:value="258594" calcext:value-type="float">
            <text:p>258594</text:p>
          </table:table-cell>
          <table:table-cell office:value-type="float" office:value="154120" calcext:value-type="float">
            <text:p>15412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028171" calcext:value-type="float">
            <text:p>95028171</text:p>
          </table:table-cell>
          <table:table-cell table:formula="of:=ROUNDDOWN([.B132]/300)" office:value-type="float" office:value="316760" calcext:value-type="float">
            <text:p>316760</text:p>
          </table:table-cell>
          <table:table-cell table:formula="of:=[.B132]-[.C132]*300" office:value-type="float" office:value="171" calcext:value-type="float">
            <text:p>171</text:p>
          </table:table-cell>
          <table:table-cell table:formula="of:=([.Q132])/44100*90000+26.4-0.84815" office:value-type="float" office:value="316760.245727551" calcext:value-type="float">
            <text:p>316760,245727551</text:p>
          </table:table-cell>
          <table:table-cell table:formula="of:=[.E132]-[.C132]" office:value-type="float" office:value="0.245727551053278" calcext:value-type="float">
            <text:p>0,245727551053278</text:p>
          </table:table-cell>
          <table:table-cell table:formula="of:=[.N132]-[.M132]" office:value-type="float" office:value="5" calcext:value-type="float">
            <text:p>5</text:p>
          </table:table-cell>
          <table:table-cell table:formula="of:=0.07067 * [.G132]" office:value-type="float" office:value="0.35335" calcext:value-type="float">
            <text:p>0,35335</text:p>
          </table:table-cell>
          <table:table-cell table:formula="of:=[.E132]-[.H132]" office:value-type="float" office:value="316759.892377551" calcext:value-type="float">
            <text:p>316759,892377551</text:p>
          </table:table-cell>
          <table:table-cell table:formula="of:=ROUND([.I132])" office:value-type="float" office:value="316760" calcext:value-type="float">
            <text:p>316760</text:p>
          </table:table-cell>
          <table:table-cell table:formula="of:=[.J132]-[.C132]" office:value-type="float" office:value="0" calcext:value-type="float">
            <text:p>0</text:p>
          </table:table-cell>
          <table:table-cell/>
          <table:table-cell office:value-type="float" office:value="260629" calcext:value-type="float">
            <text:p>260629</text:p>
          </table:table-cell>
          <table:table-cell office:value-type="float" office:value="260634" calcext:value-type="float">
            <text:p>260634</text:p>
          </table:table-cell>
          <table:table-cell office:value-type="float" office:value="155240" calcext:value-type="float">
            <text:p>155240</text:p>
          </table:table-cell>
          <table:table-cell office:value-type="float" office:value="260570" calcext:value-type="float">
            <text:p>260570</text:p>
          </table:table-cell>
          <table:table-cell office:value-type="float" office:value="155200" calcext:value-type="float">
            <text:p>15520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5737478" calcext:value-type="float">
            <text:p>95737478</text:p>
          </table:table-cell>
          <table:table-cell table:formula="of:=ROUNDDOWN([.B133]/300)" office:value-type="float" office:value="319124" calcext:value-type="float">
            <text:p>319124</text:p>
          </table:table-cell>
          <table:table-cell table:formula="of:=[.B133]-[.C133]*300" office:value-type="float" office:value="278" calcext:value-type="float">
            <text:p>278</text:p>
          </table:table-cell>
          <table:table-cell table:formula="of:=([.Q133])/44100*90000+26.4-0.84815" office:value-type="float" office:value="319127.592666327" calcext:value-type="float">
            <text:p>319127,592666327</text:p>
          </table:table-cell>
          <table:table-cell table:formula="of:=[.E133]-[.C133]" office:value-type="float" office:value="3.59266632655635" calcext:value-type="float">
            <text:p>3,59266632655635</text:p>
          </table:table-cell>
          <table:table-cell table:formula="of:=[.N133]-[.M133]" office:value-type="float" office:value="42" calcext:value-type="float">
            <text:p>42</text:p>
          </table:table-cell>
          <table:table-cell table:formula="of:=0.07067 * [.G133]" office:value-type="float" office:value="2.96814" calcext:value-type="float">
            <text:p>2,96814</text:p>
          </table:table-cell>
          <table:table-cell table:formula="of:=[.E133]-[.H133]" office:value-type="float" office:value="319124.624526327" calcext:value-type="float">
            <text:p>319124,624526327</text:p>
          </table:table-cell>
          <table:table-cell table:formula="of:=ROUND([.I133])" office:value-type="float" office:value="319125" calcext:value-type="float">
            <text:p>319125</text:p>
          </table:table-cell>
          <table:table-cell table:formula="of:=[.J133]-[.C133]" office:value-type="float" office:value="1" calcext:value-type="float">
            <text:p>1</text:p>
          </table:table-cell>
          <table:table-cell/>
          <table:table-cell office:value-type="float" office:value="262634" calcext:value-type="float">
            <text:p>262634</text:p>
          </table:table-cell>
          <table:table-cell office:value-type="float" office:value="262676" calcext:value-type="float">
            <text:p>262676</text:p>
          </table:table-cell>
          <table:table-cell office:value-type="float" office:value="156400" calcext:value-type="float">
            <text:p>156400</text:p>
          </table:table-cell>
          <table:table-cell office:value-type="float" office:value="262612" calcext:value-type="float">
            <text:p>262612</text:p>
          </table:table-cell>
          <table:table-cell office:value-type="float" office:value="156360" calcext:value-type="float">
            <text:p>15636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399000" calcext:value-type="float">
            <text:p>96399000</text:p>
          </table:table-cell>
          <table:table-cell table:formula="of:=ROUNDDOWN([.B134]/300)" office:value-type="float" office:value="321330" calcext:value-type="float">
            <text:p>321330</text:p>
          </table:table-cell>
          <table:table-cell table:formula="of:=[.B134]-[.C134]*300" office:value-type="float" office:value="0" calcext:value-type="float">
            <text:p>0</text:p>
          </table:table-cell>
          <table:table-cell table:formula="of:=([.Q134])/44100*90000+26.4-0.84815" office:value-type="float" office:value="321331.67429898" calcext:value-type="float">
            <text:p>321331,67429898</text:p>
          </table:table-cell>
          <table:table-cell table:formula="of:=[.E134]-[.C134]" office:value-type="float" office:value="1.67429897963302" calcext:value-type="float">
            <text:p>1,67429897963302</text:p>
          </table:table-cell>
          <table:table-cell table:formula="of:=[.N134]-[.M134]" office:value-type="float" office:value="27" calcext:value-type="float">
            <text:p>27</text:p>
          </table:table-cell>
          <table:table-cell table:formula="of:=0.07067 * [.G134]" office:value-type="float" office:value="1.90809" calcext:value-type="float">
            <text:p>1,90809</text:p>
          </table:table-cell>
          <table:table-cell table:formula="of:=[.E134]-[.H134]" office:value-type="float" office:value="321329.76620898" calcext:value-type="float">
            <text:p>321329,76620898</text:p>
          </table:table-cell>
          <table:table-cell table:formula="of:=ROUND([.I134])" office:value-type="float" office:value="321330" calcext:value-type="float">
            <text:p>321330</text:p>
          </table:table-cell>
          <table:table-cell table:formula="of:=[.J134]-[.C134]" office:value-type="float" office:value="0" calcext:value-type="float">
            <text:p>0</text:p>
          </table:table-cell>
          <table:table-cell/>
          <table:table-cell office:value-type="float" office:value="264639" calcext:value-type="float">
            <text:p>264639</text:p>
          </table:table-cell>
          <table:table-cell office:value-type="float" office:value="264666" calcext:value-type="float">
            <text:p>264666</text:p>
          </table:table-cell>
          <table:table-cell office:value-type="float" office:value="157480" calcext:value-type="float">
            <text:p>157480</text:p>
          </table:table-cell>
          <table:table-cell office:value-type="float" office:value="264604" calcext:value-type="float">
            <text:p>264604</text:p>
          </table:table-cell>
          <table:table-cell office:value-type="float" office:value="157440" calcext:value-type="float">
            <text:p>15744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7060393" calcext:value-type="float">
            <text:p>97060393</text:p>
          </table:table-cell>
          <table:table-cell table:formula="of:=ROUNDDOWN([.B135]/300)" office:value-type="float" office:value="323534" calcext:value-type="float">
            <text:p>323534</text:p>
          </table:table-cell>
          <table:table-cell table:formula="of:=[.B135]-[.C135]*300" office:value-type="float" office:value="193" calcext:value-type="float">
            <text:p>193</text:p>
          </table:table-cell>
          <table:table-cell table:formula="of:=([.Q135])/44100*90000+26.4-0.84815" office:value-type="float" office:value="323535.755931633" calcext:value-type="float">
            <text:p>323535,755931633</text:p>
          </table:table-cell>
          <table:table-cell table:formula="of:=[.E135]-[.C135]" office:value-type="float" office:value="1.75593163270969" calcext:value-type="float">
            <text:p>1,75593163270969</text:p>
          </table:table-cell>
          <table:table-cell table:formula="of:=[.N135]-[.M135]" office:value-type="float" office:value="18" calcext:value-type="float">
            <text:p>18</text:p>
          </table:table-cell>
          <table:table-cell table:formula="of:=0.07067 * [.G135]" office:value-type="float" office:value="1.27206" calcext:value-type="float">
            <text:p>1,27206</text:p>
          </table:table-cell>
          <table:table-cell table:formula="of:=[.E135]-[.H135]" office:value-type="float" office:value="323534.483871633" calcext:value-type="float">
            <text:p>323534,483871633</text:p>
          </table:table-cell>
          <table:table-cell table:formula="of:=ROUND([.I135])" office:value-type="float" office:value="323534" calcext:value-type="float">
            <text:p>323534</text:p>
          </table:table-cell>
          <table:table-cell table:formula="of:=[.J135]-[.C135]" office:value-type="float" office:value="0" calcext:value-type="float">
            <text:p>0</text:p>
          </table:table-cell>
          <table:table-cell/>
          <table:table-cell office:value-type="float" office:value="266644" calcext:value-type="float">
            <text:p>266644</text:p>
          </table:table-cell>
          <table:table-cell office:value-type="float" office:value="266662" calcext:value-type="float">
            <text:p>266662</text:p>
          </table:table-cell>
          <table:table-cell office:value-type="float" office:value="158560" calcext:value-type="float">
            <text:p>158560</text:p>
          </table:table-cell>
          <table:table-cell office:value-type="float" office:value="266594" calcext:value-type="float">
            <text:p>266594</text:p>
          </table:table-cell>
          <table:table-cell office:value-type="float" office:value="158520" calcext:value-type="float">
            <text:p>15852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7721828" calcext:value-type="float">
            <text:p>97721828</text:p>
          </table:table-cell>
          <table:table-cell table:formula="of:=ROUNDDOWN([.B136]/300)" office:value-type="float" office:value="325739" calcext:value-type="float">
            <text:p>325739</text:p>
          </table:table-cell>
          <table:table-cell table:formula="of:=[.B136]-[.C136]*300" office:value-type="float" office:value="128" calcext:value-type="float">
            <text:p>128</text:p>
          </table:table-cell>
          <table:table-cell table:formula="of:=([.Q136])/44100*90000+26.4-0.84815" office:value-type="float" office:value="325739.837564286" calcext:value-type="float">
            <text:p>325739,837564286</text:p>
          </table:table-cell>
          <table:table-cell table:formula="of:=[.E136]-[.C136]" office:value-type="float" office:value="0.837564285786357" calcext:value-type="float">
            <text:p>0,837564285786357</text:p>
          </table:table-cell>
          <table:table-cell table:formula="of:=[.N136]-[.M136]" office:value-type="float" office:value="7" calcext:value-type="float">
            <text:p>7</text:p>
          </table:table-cell>
          <table:table-cell table:formula="of:=0.07067 * [.G136]" office:value-type="float" office:value="0.49469" calcext:value-type="float">
            <text:p>0,49469</text:p>
          </table:table-cell>
          <table:table-cell table:formula="of:=[.E136]-[.H136]" office:value-type="float" office:value="325739.342874286" calcext:value-type="float">
            <text:p>325739,342874286</text:p>
          </table:table-cell>
          <table:table-cell table:formula="of:=ROUND([.I136])" office:value-type="float" office:value="325739" calcext:value-type="float">
            <text:p>325739</text:p>
          </table:table-cell>
          <table:table-cell table:formula="of:=[.J136]-[.C136]" office:value-type="float" office:value="0" calcext:value-type="float">
            <text:p>0</text:p>
          </table:table-cell>
          <table:table-cell/>
          <table:table-cell office:value-type="float" office:value="268649" calcext:value-type="float">
            <text:p>268649</text:p>
          </table:table-cell>
          <table:table-cell office:value-type="float" office:value="268656" calcext:value-type="float">
            <text:p>268656</text:p>
          </table:table-cell>
          <table:table-cell office:value-type="float" office:value="159640" calcext:value-type="float">
            <text:p>159640</text:p>
          </table:table-cell>
          <table:table-cell office:value-type="float" office:value="268530" calcext:value-type="float">
            <text:p>268530</text:p>
          </table:table-cell>
          <table:table-cell office:value-type="float" office:value="159600" calcext:value-type="float">
            <text:p>15960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431307" calcext:value-type="float">
            <text:p>98431307</text:p>
          </table:table-cell>
          <table:table-cell table:formula="of:=ROUNDDOWN([.B137]/300)" office:value-type="float" office:value="328104" calcext:value-type="float">
            <text:p>328104</text:p>
          </table:table-cell>
          <table:table-cell table:formula="of:=[.B137]-[.C137]*300" office:value-type="float" office:value="107" calcext:value-type="float">
            <text:p>107</text:p>
          </table:table-cell>
          <table:table-cell table:formula="of:=([.Q137])/44100*90000+26.4-0.84815" office:value-type="float" office:value="328107.184503061" calcext:value-type="float">
            <text:p>328107,184503061</text:p>
          </table:table-cell>
          <table:table-cell table:formula="of:=[.E137]-[.C137]" office:value-type="float" office:value="3.18450306128943" calcext:value-type="float">
            <text:p>3,18450306128943</text:p>
          </table:table-cell>
          <table:table-cell table:formula="of:=[.N137]-[.M137]" office:value-type="float" office:value="50" calcext:value-type="float">
            <text:p>50</text:p>
          </table:table-cell>
          <table:table-cell table:formula="of:=0.07067 * [.G137]" office:value-type="float" office:value="3.5335" calcext:value-type="float">
            <text:p>3,5335</text:p>
          </table:table-cell>
          <table:table-cell table:formula="of:=[.E137]-[.H137]" office:value-type="float" office:value="328103.651003061" calcext:value-type="float">
            <text:p>328103,651003061</text:p>
          </table:table-cell>
          <table:table-cell table:formula="of:=ROUND([.I137])" office:value-type="float" office:value="328104" calcext:value-type="float">
            <text:p>328104</text:p>
          </table:table-cell>
          <table:table-cell table:formula="of:=[.J137]-[.C137]" office:value-type="float" office:value="0" calcext:value-type="float">
            <text:p>0</text:p>
          </table:table-cell>
          <table:table-cell/>
          <table:table-cell office:value-type="float" office:value="270654" calcext:value-type="float">
            <text:p>270654</text:p>
          </table:table-cell>
          <table:table-cell office:value-type="float" office:value="270704" calcext:value-type="float">
            <text:p>270704</text:p>
          </table:table-cell>
          <table:table-cell office:value-type="float" office:value="160800" calcext:value-type="float">
            <text:p>160800</text:p>
          </table:table-cell>
          <table:table-cell office:value-type="float" office:value="270644" calcext:value-type="float">
            <text:p>270644</text:p>
          </table:table-cell>
          <table:table-cell office:value-type="float" office:value="160760" calcext:value-type="float">
            <text:p>16076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9141257" calcext:value-type="float">
            <text:p>99141257</text:p>
          </table:table-cell>
          <table:table-cell table:formula="of:=ROUNDDOWN([.B138]/300)" office:value-type="float" office:value="330470" calcext:value-type="float">
            <text:p>330470</text:p>
          </table:table-cell>
          <table:table-cell table:formula="of:=[.B138]-[.C138]*300" office:value-type="float" office:value="257" calcext:value-type="float">
            <text:p>257</text:p>
          </table:table-cell>
          <table:table-cell table:formula="of:=([.Q138])/44100*90000+26.4-0.84815" office:value-type="float" office:value="330474.531441837" calcext:value-type="float">
            <text:p>330474,531441837</text:p>
          </table:table-cell>
          <table:table-cell table:formula="of:=[.E138]-[.C138]" office:value-type="float" office:value="4.53144183679251" calcext:value-type="float">
            <text:p>4,53144183679251</text:p>
          </table:table-cell>
          <table:table-cell table:formula="of:=[.N138]-[.M138]" office:value-type="float" office:value="57" calcext:value-type="float">
            <text:p>57</text:p>
          </table:table-cell>
          <table:table-cell table:formula="of:=0.07067 * [.G138]" office:value-type="float" office:value="4.02819" calcext:value-type="float">
            <text:p>4,02819</text:p>
          </table:table-cell>
          <table:table-cell table:formula="of:=[.E138]-[.H138]" office:value-type="float" office:value="330470.503251837" calcext:value-type="float">
            <text:p>330470,503251837</text:p>
          </table:table-cell>
          <table:table-cell table:formula="of:=ROUND([.I138])" office:value-type="float" office:value="330471" calcext:value-type="float">
            <text:p>330471</text:p>
          </table:table-cell>
          <table:table-cell table:formula="of:=[.J138]-[.C138]" office:value-type="float" office:value="1" calcext:value-type="float">
            <text:p>1</text:p>
          </table:table-cell>
          <table:table-cell/>
          <table:table-cell office:value-type="float" office:value="272659" calcext:value-type="float">
            <text:p>272659</text:p>
          </table:table-cell>
          <table:table-cell office:value-type="float" office:value="272716" calcext:value-type="float">
            <text:p>272716</text:p>
          </table:table-cell>
          <table:table-cell office:value-type="float" office:value="161960" calcext:value-type="float">
            <text:p>161960</text:p>
          </table:table-cell>
          <table:table-cell office:value-type="float" office:value="272656" calcext:value-type="float">
            <text:p>272656</text:p>
          </table:table-cell>
          <table:table-cell office:value-type="float" office:value="161920" calcext:value-type="float">
            <text:p>16192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899121" calcext:value-type="float">
            <text:p>99899121</text:p>
          </table:table-cell>
          <table:table-cell table:formula="of:=ROUNDDOWN([.B139]/300)" office:value-type="float" office:value="332997" calcext:value-type="float">
            <text:p>332997</text:p>
          </table:table-cell>
          <table:table-cell table:formula="of:=[.B139]-[.C139]*300" office:value-type="float" office:value="21" calcext:value-type="float">
            <text:p>21</text:p>
          </table:table-cell>
          <table:table-cell table:formula="of:=([.Q139])/44100*90000+26.4-0.84815" office:value-type="float" office:value="333005.143686735" calcext:value-type="float">
            <text:p>333005,143686735</text:p>
          </table:table-cell>
          <table:table-cell table:formula="of:=[.E139]-[.C139]" office:value-type="float" office:value="8.143686734722" calcext:value-type="float">
            <text:p>8,143686734722</text:p>
          </table:table-cell>
          <table:table-cell table:formula="of:=[.N139]-[.M139]" office:value-type="float" office:value="124" calcext:value-type="float">
            <text:p>124</text:p>
          </table:table-cell>
          <table:table-cell table:formula="of:=0.07067 * [.G139]" office:value-type="float" office:value="8.76308" calcext:value-type="float">
            <text:p>8,76308</text:p>
          </table:table-cell>
          <table:table-cell table:formula="of:=[.E139]-[.H139]" office:value-type="float" office:value="332996.380606735" calcext:value-type="float">
            <text:p>332996,380606735</text:p>
          </table:table-cell>
          <table:table-cell table:formula="of:=ROUND([.I139])" office:value-type="float" office:value="332996" calcext:value-type="float">
            <text:p>332996</text:p>
          </table:table-cell>
          <table:table-cell table:formula="of:=[.J139]-[.C139]" office:value-type="float" office:value="-1" calcext:value-type="float">
            <text:p>-1</text:p>
          </table:table-cell>
          <table:table-cell/>
          <table:table-cell office:value-type="float" office:value="274664" calcext:value-type="float">
            <text:p>274664</text:p>
          </table:table-cell>
          <table:table-cell office:value-type="float" office:value="274788" calcext:value-type="float">
            <text:p>274788</text:p>
          </table:table-cell>
          <table:table-cell office:value-type="float" office:value="163200" calcext:value-type="float">
            <text:p>163200</text:p>
          </table:table-cell>
          <table:table-cell office:value-type="float" office:value="274660" calcext:value-type="float">
            <text:p>274660</text:p>
          </table:table-cell>
          <table:table-cell office:value-type="float" office:value="163160" calcext:value-type="float">
            <text:p>16316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586700" calcext:value-type="float">
            <text:p>100586700</text:p>
          </table:table-cell>
          <table:table-cell table:formula="of:=ROUNDDOWN([.B140]/300)" office:value-type="float" office:value="335289" calcext:value-type="float">
            <text:p>335289</text:p>
          </table:table-cell>
          <table:table-cell table:formula="of:=[.B140]-[.C140]*300" office:value-type="float" office:value="0" calcext:value-type="float">
            <text:p>0</text:p>
          </table:table-cell>
          <table:table-cell table:formula="of:=([.Q140])/44100*90000+26.4-0.84815" office:value-type="float" office:value="335290.857972449" calcext:value-type="float">
            <text:p>335290,857972449</text:p>
          </table:table-cell>
          <table:table-cell table:formula="of:=[.E140]-[.C140]" office:value-type="float" office:value="1.85797244904097" calcext:value-type="float">
            <text:p>1,85797244904097</text:p>
          </table:table-cell>
          <table:table-cell table:formula="of:=[.N140]-[.M140]" office:value-type="float" office:value="27" calcext:value-type="float">
            <text:p>27</text:p>
          </table:table-cell>
          <table:table-cell table:formula="of:=0.07067 * [.G140]" office:value-type="float" office:value="1.90809" calcext:value-type="float">
            <text:p>1,90809</text:p>
          </table:table-cell>
          <table:table-cell table:formula="of:=[.E140]-[.H140]" office:value-type="float" office:value="335288.949882449" calcext:value-type="float">
            <text:p>335288,949882449</text:p>
          </table:table-cell>
          <table:table-cell table:formula="of:=ROUND([.I140])" office:value-type="float" office:value="335289" calcext:value-type="float">
            <text:p>335289</text:p>
          </table:table-cell>
          <table:table-cell table:formula="of:=[.J140]-[.C140]" office:value-type="float" office:value="0" calcext:value-type="float">
            <text:p>0</text:p>
          </table:table-cell>
          <table:table-cell/>
          <table:table-cell office:value-type="float" office:value="276669" calcext:value-type="float">
            <text:p>276669</text:p>
          </table:table-cell>
          <table:table-cell office:value-type="float" office:value="276696" calcext:value-type="float">
            <text:p>276696</text:p>
          </table:table-cell>
          <table:table-cell office:value-type="float" office:value="164320" calcext:value-type="float">
            <text:p>164320</text:p>
          </table:table-cell>
          <table:table-cell office:value-type="float" office:value="276638" calcext:value-type="float">
            <text:p>276638</text:p>
          </table:table-cell>
          <table:table-cell office:value-type="float" office:value="164280" calcext:value-type="float">
            <text:p>16428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1223578" calcext:value-type="float">
            <text:p>101223578</text:p>
          </table:table-cell>
          <table:table-cell table:formula="of:=ROUNDDOWN([.B141]/300)" office:value-type="float" office:value="337411" calcext:value-type="float">
            <text:p>337411</text:p>
          </table:table-cell>
          <table:table-cell table:formula="of:=[.B141]-[.C141]*300" office:value-type="float" office:value="278" calcext:value-type="float">
            <text:p>278</text:p>
          </table:table-cell>
          <table:table-cell table:formula="of:=([.Q141])/44100*90000+26.4-0.84815" office:value-type="float" office:value="337413.306952041" calcext:value-type="float">
            <text:p>337413,306952041</text:p>
          </table:table-cell>
          <table:table-cell table:formula="of:=[.E141]-[.C141]" office:value-type="float" office:value="2.30695204087533" calcext:value-type="float">
            <text:p>2,30695204087533</text:p>
          </table:table-cell>
          <table:table-cell table:formula="of:=[.N141]-[.M141]" office:value-type="float" office:value="28" calcext:value-type="float">
            <text:p>28</text:p>
          </table:table-cell>
          <table:table-cell table:formula="of:=0.07067 * [.G141]" office:value-type="float" office:value="1.97876" calcext:value-type="float">
            <text:p>1,97876</text:p>
          </table:table-cell>
          <table:table-cell table:formula="of:=[.E141]-[.H141]" office:value-type="float" office:value="337411.328192041" calcext:value-type="float">
            <text:p>337411,328192041</text:p>
          </table:table-cell>
          <table:table-cell table:formula="of:=ROUND([.I141])" office:value-type="float" office:value="337411" calcext:value-type="float">
            <text:p>337411</text:p>
          </table:table-cell>
          <table:table-cell table:formula="of:=[.J141]-[.C141]" office:value-type="float" office:value="0" calcext:value-type="float">
            <text:p>0</text:p>
          </table:table-cell>
          <table:table-cell/>
          <table:table-cell office:value-type="float" office:value="278674" calcext:value-type="float">
            <text:p>278674</text:p>
          </table:table-cell>
          <table:table-cell office:value-type="float" office:value="278702" calcext:value-type="float">
            <text:p>278702</text:p>
          </table:table-cell>
          <table:table-cell office:value-type="float" office:value="165360" calcext:value-type="float">
            <text:p>165360</text:p>
          </table:table-cell>
          <table:table-cell office:value-type="float" office:value="278636" calcext:value-type="float">
            <text:p>278636</text:p>
          </table:table-cell>
          <table:table-cell office:value-type="float" office:value="165320" calcext:value-type="float">
            <text:p>16532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859214" calcext:value-type="float">
            <text:p>101859214</text:p>
          </table:table-cell>
          <table:table-cell table:formula="of:=ROUNDDOWN([.B142]/300)" office:value-type="float" office:value="339530" calcext:value-type="float">
            <text:p>339530</text:p>
          </table:table-cell>
          <table:table-cell table:formula="of:=[.B142]-[.C142]*300" office:value-type="float" office:value="214" calcext:value-type="float">
            <text:p>214</text:p>
          </table:table-cell>
          <table:table-cell table:formula="of:=([.Q142])/44100*90000+26.4-0.84815" office:value-type="float" office:value="339535.755931633" calcext:value-type="float">
            <text:p>339535,755931633</text:p>
          </table:table-cell>
          <table:table-cell table:formula="of:=[.E142]-[.C142]" office:value-type="float" office:value="5.75593163270969" calcext:value-type="float">
            <text:p>5,75593163270969</text:p>
          </table:table-cell>
          <table:table-cell table:formula="of:=[.N142]-[.M142]" office:value-type="float" office:value="73" calcext:value-type="float">
            <text:p>73</text:p>
          </table:table-cell>
          <table:table-cell table:formula="of:=0.07067 * [.G142]" office:value-type="float" office:value="5.15891" calcext:value-type="float">
            <text:p>5,15891</text:p>
          </table:table-cell>
          <table:table-cell table:formula="of:=[.E142]-[.H142]" office:value-type="float" office:value="339530.597021633" calcext:value-type="float">
            <text:p>339530,597021633</text:p>
          </table:table-cell>
          <table:table-cell table:formula="of:=ROUND([.I142])" office:value-type="float" office:value="339531" calcext:value-type="float">
            <text:p>339531</text:p>
          </table:table-cell>
          <table:table-cell table:formula="of:=[.J142]-[.C142]" office:value-type="float" office:value="1" calcext:value-type="float">
            <text:p>1</text:p>
          </table:table-cell>
          <table:table-cell/>
          <table:table-cell office:value-type="float" office:value="280679" calcext:value-type="float">
            <text:p>280679</text:p>
          </table:table-cell>
          <table:table-cell office:value-type="float" office:value="280752" calcext:value-type="float">
            <text:p>280752</text:p>
          </table:table-cell>
          <table:table-cell office:value-type="float" office:value="166400" calcext:value-type="float">
            <text:p>166400</text:p>
          </table:table-cell>
          <table:table-cell office:value-type="float" office:value="280614" calcext:value-type="float">
            <text:p>280614</text:p>
          </table:table-cell>
          <table:table-cell office:value-type="float" office:value="166360" calcext:value-type="float">
            <text:p>16636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2472735" calcext:value-type="float">
            <text:p>102472735</text:p>
          </table:table-cell>
          <table:table-cell table:formula="of:=ROUNDDOWN([.B143]/300)" office:value-type="float" office:value="341575" calcext:value-type="float">
            <text:p>341575</text:p>
          </table:table-cell>
          <table:table-cell table:formula="of:=[.B143]-[.C143]*300" office:value-type="float" office:value="235" calcext:value-type="float">
            <text:p>235</text:p>
          </table:table-cell>
          <table:table-cell table:formula="of:=([.Q143])/44100*90000+26.4-0.84815" office:value-type="float" office:value="341576.572258163" calcext:value-type="float">
            <text:p>341576,572258163</text:p>
          </table:table-cell>
          <table:table-cell table:formula="of:=[.E143]-[.C143]" office:value-type="float" office:value="1.57225816330174" calcext:value-type="float">
            <text:p>1,57225816330174</text:p>
          </table:table-cell>
          <table:table-cell table:formula="of:=[.N143]-[.M143]" office:value-type="float" office:value="16" calcext:value-type="float">
            <text:p>16</text:p>
          </table:table-cell>
          <table:table-cell table:formula="of:=0.07067 * [.G143]" office:value-type="float" office:value="1.13072" calcext:value-type="float">
            <text:p>1,13072</text:p>
          </table:table-cell>
          <table:table-cell table:formula="of:=[.E143]-[.H143]" office:value-type="float" office:value="341575.441538163" calcext:value-type="float">
            <text:p>341575,441538163</text:p>
          </table:table-cell>
          <table:table-cell table:formula="of:=ROUND([.I143])" office:value-type="float" office:value="341575" calcext:value-type="float">
            <text:p>341575</text:p>
          </table:table-cell>
          <table:table-cell table:formula="of:=[.J143]-[.C143]" office:value-type="float" office:value="0" calcext:value-type="float">
            <text:p>0</text:p>
          </table:table-cell>
          <table:table-cell/>
          <table:table-cell office:value-type="float" office:value="282684" calcext:value-type="float">
            <text:p>282684</text:p>
          </table:table-cell>
          <table:table-cell office:value-type="float" office:value="282700" calcext:value-type="float">
            <text:p>282700</text:p>
          </table:table-cell>
          <table:table-cell office:value-type="float" office:value="167400" calcext:value-type="float">
            <text:p>167400</text:p>
          </table:table-cell>
          <table:table-cell office:value-type="float" office:value="282630" calcext:value-type="float">
            <text:p>282630</text:p>
          </table:table-cell>
          <table:table-cell office:value-type="float" office:value="167360" calcext:value-type="float">
            <text:p>16736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3133400" calcext:value-type="float">
            <text:p>103133400</text:p>
          </table:table-cell>
          <table:table-cell table:formula="of:=ROUNDDOWN([.B144]/300)" office:value-type="float" office:value="343778" calcext:value-type="float">
            <text:p>343778</text:p>
          </table:table-cell>
          <table:table-cell table:formula="of:=[.B144]-[.C144]*300" office:value-type="float" office:value="0" calcext:value-type="float">
            <text:p>0</text:p>
          </table:table-cell>
          <table:table-cell table:formula="of:=([.Q144])/44100*90000+26.4-0.84815" office:value-type="float" office:value="343780.653890816" calcext:value-type="float">
            <text:p>343780,653890816</text:p>
          </table:table-cell>
          <table:table-cell table:formula="of:=[.E144]-[.C144]" office:value-type="float" office:value="2.65389081637841" calcext:value-type="float">
            <text:p>2,65389081637841</text:p>
          </table:table-cell>
          <table:table-cell table:formula="of:=[.N144]-[.M144]" office:value-type="float" office:value="41" calcext:value-type="float">
            <text:p>41</text:p>
          </table:table-cell>
          <table:table-cell table:formula="of:=0.07067 * [.G144]" office:value-type="float" office:value="2.89747" calcext:value-type="float">
            <text:p>2,89747</text:p>
          </table:table-cell>
          <table:table-cell table:formula="of:=[.E144]-[.H144]" office:value-type="float" office:value="343777.756420816" calcext:value-type="float">
            <text:p>343777,756420816</text:p>
          </table:table-cell>
          <table:table-cell table:formula="of:=ROUND([.I144])" office:value-type="float" office:value="343778" calcext:value-type="float">
            <text:p>343778</text:p>
          </table:table-cell>
          <table:table-cell table:formula="of:=[.J144]-[.C144]" office:value-type="float" office:value="0" calcext:value-type="float">
            <text:p>0</text:p>
          </table:table-cell>
          <table:table-cell/>
          <table:table-cell office:value-type="float" office:value="284689" calcext:value-type="float">
            <text:p>284689</text:p>
          </table:table-cell>
          <table:table-cell office:value-type="float" office:value="284730" calcext:value-type="float">
            <text:p>284730</text:p>
          </table:table-cell>
          <table:table-cell office:value-type="float" office:value="168480" calcext:value-type="float">
            <text:p>168480</text:p>
          </table:table-cell>
          <table:table-cell office:value-type="float" office:value="284668" calcext:value-type="float">
            <text:p>284668</text:p>
          </table:table-cell>
          <table:table-cell office:value-type="float" office:value="168440" calcext:value-type="float">
            <text:p>16844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3819221" calcext:value-type="float">
            <text:p>103819221</text:p>
          </table:table-cell>
          <table:table-cell table:formula="of:=ROUNDDOWN([.B145]/300)" office:value-type="float" office:value="346064" calcext:value-type="float">
            <text:p>346064</text:p>
          </table:table-cell>
          <table:table-cell table:formula="of:=[.B145]-[.C145]*300" office:value-type="float" office:value="21" calcext:value-type="float">
            <text:p>21</text:p>
          </table:table-cell>
          <table:table-cell table:formula="of:=([.Q145])/44100*90000+26.4-0.84815" office:value-type="float" office:value="346066.368176531" calcext:value-type="float">
            <text:p>346066,368176531</text:p>
          </table:table-cell>
          <table:table-cell table:formula="of:=[.E145]-[.C145]" office:value-type="float" office:value="2.36817653063918" calcext:value-type="float">
            <text:p>2,36817653063918</text:p>
          </table:table-cell>
          <table:table-cell table:formula="of:=[.N145]-[.M145]" office:value-type="float" office:value="40" calcext:value-type="float">
            <text:p>40</text:p>
          </table:table-cell>
          <table:table-cell table:formula="of:=0.07067 * [.G145]" office:value-type="float" office:value="2.8268" calcext:value-type="float">
            <text:p>2,8268</text:p>
          </table:table-cell>
          <table:table-cell table:formula="of:=[.E145]-[.H145]" office:value-type="float" office:value="346063.541376531" calcext:value-type="float">
            <text:p>346063,541376531</text:p>
          </table:table-cell>
          <table:table-cell table:formula="of:=ROUND([.I145])" office:value-type="float" office:value="346064" calcext:value-type="float">
            <text:p>346064</text:p>
          </table:table-cell>
          <table:table-cell table:formula="of:=[.J145]-[.C145]" office:value-type="float" office:value="0" calcext:value-type="float">
            <text:p>0</text:p>
          </table:table-cell>
          <table:table-cell/>
          <table:table-cell office:value-type="float" office:value="286694" calcext:value-type="float">
            <text:p>286694</text:p>
          </table:table-cell>
          <table:table-cell office:value-type="float" office:value="286734" calcext:value-type="float">
            <text:p>286734</text:p>
          </table:table-cell>
          <table:table-cell office:value-type="float" office:value="169600" calcext:value-type="float">
            <text:p>169600</text:p>
          </table:table-cell>
          <table:table-cell office:value-type="float" office:value="286664" calcext:value-type="float">
            <text:p>286664</text:p>
          </table:table-cell>
          <table:table-cell office:value-type="float" office:value="169560" calcext:value-type="float">
            <text:p>16956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4505043" calcext:value-type="float">
            <text:p>104505043</text:p>
          </table:table-cell>
          <table:table-cell table:formula="of:=ROUNDDOWN([.B146]/300)" office:value-type="float" office:value="348350" calcext:value-type="float">
            <text:p>348350</text:p>
          </table:table-cell>
          <table:table-cell table:formula="of:=[.B146]-[.C146]*300" office:value-type="float" office:value="43" calcext:value-type="float">
            <text:p>43</text:p>
          </table:table-cell>
          <table:table-cell table:formula="of:=([.Q146])/44100*90000+26.4-0.84815" office:value-type="float" office:value="348352.082462245" calcext:value-type="float">
            <text:p>348352,082462245</text:p>
          </table:table-cell>
          <table:table-cell table:formula="of:=[.E146]-[.C146]" office:value-type="float" office:value="2.08246224495815" calcext:value-type="float">
            <text:p>2,08246224495815</text:p>
          </table:table-cell>
          <table:table-cell table:formula="of:=[.N146]-[.M146]" office:value-type="float" office:value="39" calcext:value-type="float">
            <text:p>39</text:p>
          </table:table-cell>
          <table:table-cell table:formula="of:=0.07067 * [.G146]" office:value-type="float" office:value="2.75613" calcext:value-type="float">
            <text:p>2,75613</text:p>
          </table:table-cell>
          <table:table-cell table:formula="of:=[.E146]-[.H146]" office:value-type="float" office:value="348349.326332245" calcext:value-type="float">
            <text:p>348349,326332245</text:p>
          </table:table-cell>
          <table:table-cell table:formula="of:=ROUND([.I146])" office:value-type="float" office:value="348349" calcext:value-type="float">
            <text:p>348349</text:p>
          </table:table-cell>
          <table:table-cell table:formula="of:=[.J146]-[.C146]" office:value-type="float" office:value="-1" calcext:value-type="float">
            <text:p>-1</text:p>
          </table:table-cell>
          <table:table-cell/>
          <table:table-cell office:value-type="float" office:value="288699" calcext:value-type="float">
            <text:p>288699</text:p>
          </table:table-cell>
          <table:table-cell office:value-type="float" office:value="288738" calcext:value-type="float">
            <text:p>288738</text:p>
          </table:table-cell>
          <table:table-cell office:value-type="float" office:value="170720" calcext:value-type="float">
            <text:p>170720</text:p>
          </table:table-cell>
          <table:table-cell office:value-type="float" office:value="288682" calcext:value-type="float">
            <text:p>288682</text:p>
          </table:table-cell>
          <table:table-cell office:value-type="float" office:value="170680" calcext:value-type="float">
            <text:p>17068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5213321" calcext:value-type="float">
            <text:p>105213321</text:p>
          </table:table-cell>
          <table:table-cell table:formula="of:=ROUNDDOWN([.B147]/300)" office:value-type="float" office:value="350711" calcext:value-type="float">
            <text:p>350711</text:p>
          </table:table-cell>
          <table:table-cell table:formula="of:=[.B147]-[.C147]*300" office:value-type="float" office:value="21" calcext:value-type="float">
            <text:p>21</text:p>
          </table:table-cell>
          <table:table-cell table:formula="of:=([.Q147])/44100*90000+26.4-0.84815" office:value-type="float" office:value="350719.42940102" calcext:value-type="float">
            <text:p>350719,42940102</text:p>
          </table:table-cell>
          <table:table-cell table:formula="of:=[.E147]-[.C147]" office:value-type="float" office:value="8.42940102046123" calcext:value-type="float">
            <text:p>8,42940102046123</text:p>
          </table:table-cell>
          <table:table-cell table:formula="of:=[.N147]-[.M147]" office:value-type="float" office:value="124" calcext:value-type="float">
            <text:p>124</text:p>
          </table:table-cell>
          <table:table-cell table:formula="of:=0.07067 * [.G147]" office:value-type="float" office:value="8.76308" calcext:value-type="float">
            <text:p>8,76308</text:p>
          </table:table-cell>
          <table:table-cell table:formula="of:=[.E147]-[.H147]" office:value-type="float" office:value="350710.66632102" calcext:value-type="float">
            <text:p>350710,66632102</text:p>
          </table:table-cell>
          <table:table-cell table:formula="of:=ROUND([.I147])" office:value-type="float" office:value="350711" calcext:value-type="float">
            <text:p>350711</text:p>
          </table:table-cell>
          <table:table-cell table:formula="of:=[.J147]-[.C147]" office:value-type="float" office:value="0" calcext:value-type="float">
            <text:p>0</text:p>
          </table:table-cell>
          <table:table-cell/>
          <table:table-cell office:value-type="float" office:value="290704" calcext:value-type="float">
            <text:p>290704</text:p>
          </table:table-cell>
          <table:table-cell office:value-type="float" office:value="290828" calcext:value-type="float">
            <text:p>290828</text:p>
          </table:table-cell>
          <table:table-cell office:value-type="float" office:value="171880" calcext:value-type="float">
            <text:p>171880</text:p>
          </table:table-cell>
          <table:table-cell office:value-type="float" office:value="290694" calcext:value-type="float">
            <text:p>290694</text:p>
          </table:table-cell>
          <table:table-cell office:value-type="float" office:value="171840" calcext:value-type="float">
            <text:p>17184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900428" calcext:value-type="float">
            <text:p>105900428</text:p>
          </table:table-cell>
          <table:table-cell table:formula="of:=ROUNDDOWN([.B148]/300)" office:value-type="float" office:value="353001" calcext:value-type="float">
            <text:p>353001</text:p>
          </table:table-cell>
          <table:table-cell table:formula="of:=[.B148]-[.C148]*300" office:value-type="float" office:value="128" calcext:value-type="float">
            <text:p>128</text:p>
          </table:table-cell>
          <table:table-cell table:formula="of:=([.Q148])/44100*90000+26.4-0.84815" office:value-type="float" office:value="353005.143686735" calcext:value-type="float">
            <text:p>353005,143686735</text:p>
          </table:table-cell>
          <table:table-cell table:formula="of:=[.E148]-[.C148]" office:value-type="float" office:value="4.1436867347802" calcext:value-type="float">
            <text:p>4,1436867347802</text:p>
          </table:table-cell>
          <table:table-cell table:formula="of:=[.N148]-[.M148]" office:value-type="float" office:value="63" calcext:value-type="float">
            <text:p>63</text:p>
          </table:table-cell>
          <table:table-cell table:formula="of:=0.07067 * [.G148]" office:value-type="float" office:value="4.45221" calcext:value-type="float">
            <text:p>4,45221</text:p>
          </table:table-cell>
          <table:table-cell table:formula="of:=[.E148]-[.H148]" office:value-type="float" office:value="353000.691476735" calcext:value-type="float">
            <text:p>353000,691476735</text:p>
          </table:table-cell>
          <table:table-cell table:formula="of:=ROUND([.I148])" office:value-type="float" office:value="353001" calcext:value-type="float">
            <text:p>353001</text:p>
          </table:table-cell>
          <table:table-cell table:formula="of:=[.J148]-[.C148]" office:value-type="float" office:value="0" calcext:value-type="float">
            <text:p>0</text:p>
          </table:table-cell>
          <table:table-cell/>
          <table:table-cell office:value-type="float" office:value="292709" calcext:value-type="float">
            <text:p>292709</text:p>
          </table:table-cell>
          <table:table-cell office:value-type="float" office:value="292772" calcext:value-type="float">
            <text:p>292772</text:p>
          </table:table-cell>
          <table:table-cell office:value-type="float" office:value="173000" calcext:value-type="float">
            <text:p>173000</text:p>
          </table:table-cell>
          <table:table-cell office:value-type="float" office:value="292706" calcext:value-type="float">
            <text:p>292706</text:p>
          </table:table-cell>
          <table:table-cell office:value-type="float" office:value="172960" calcext:value-type="float">
            <text:p>17296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584621" calcext:value-type="float">
            <text:p>106584621</text:p>
          </table:table-cell>
          <table:table-cell table:formula="of:=ROUNDDOWN([.B149]/300)" office:value-type="float" office:value="355282" calcext:value-type="float">
            <text:p>355282</text:p>
          </table:table-cell>
          <table:table-cell table:formula="of:=[.B149]-[.C149]*300" office:value-type="float" office:value="21" calcext:value-type="float">
            <text:p>21</text:p>
          </table:table-cell>
          <table:table-cell table:formula="of:=([.Q149])/44100*90000+26.4-0.84815" office:value-type="float" office:value="355290.857972449" calcext:value-type="float">
            <text:p>355290,857972449</text:p>
          </table:table-cell>
          <table:table-cell table:formula="of:=[.E149]-[.C149]" office:value-type="float" office:value="8.85797244904097" calcext:value-type="float">
            <text:p>8,85797244904097</text:p>
          </table:table-cell>
          <table:table-cell table:formula="of:=[.N149]-[.M149]" office:value-type="float" office:value="124" calcext:value-type="float">
            <text:p>124</text:p>
          </table:table-cell>
          <table:table-cell table:formula="of:=0.07067 * [.G149]" office:value-type="float" office:value="8.76308" calcext:value-type="float">
            <text:p>8,76308</text:p>
          </table:table-cell>
          <table:table-cell table:formula="of:=[.E149]-[.H149]" office:value-type="float" office:value="355282.094892449" calcext:value-type="float">
            <text:p>355282,094892449</text:p>
          </table:table-cell>
          <table:table-cell table:formula="of:=ROUND([.I149])" office:value-type="float" office:value="355282" calcext:value-type="float">
            <text:p>355282</text:p>
          </table:table-cell>
          <table:table-cell table:formula="of:=[.J149]-[.C149]" office:value-type="float" office:value="0" calcext:value-type="float">
            <text:p>0</text:p>
          </table:table-cell>
          <table:table-cell/>
          <table:table-cell office:value-type="float" office:value="294714" calcext:value-type="float">
            <text:p>294714</text:p>
          </table:table-cell>
          <table:table-cell office:value-type="float" office:value="294838" calcext:value-type="float">
            <text:p>294838</text:p>
          </table:table-cell>
          <table:table-cell office:value-type="float" office:value="174120" calcext:value-type="float">
            <text:p>174120</text:p>
          </table:table-cell>
          <table:table-cell office:value-type="float" office:value="294702" calcext:value-type="float">
            <text:p>294702</text:p>
          </table:table-cell>
          <table:table-cell office:value-type="float" office:value="174080" calcext:value-type="float">
            <text:p>17408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7248457" calcext:value-type="float">
            <text:p>107248457</text:p>
          </table:table-cell>
          <table:table-cell table:formula="of:=ROUNDDOWN([.B150]/300)" office:value-type="float" office:value="357494" calcext:value-type="float">
            <text:p>357494</text:p>
          </table:table-cell>
          <table:table-cell table:formula="of:=[.B150]-[.C150]*300" office:value-type="float" office:value="257" calcext:value-type="float">
            <text:p>257</text:p>
          </table:table-cell>
          <table:table-cell table:formula="of:=([.Q150])/44100*90000+26.4-0.84815" office:value-type="float" office:value="357494.939605102" calcext:value-type="float">
            <text:p>357494,939605102</text:p>
          </table:table-cell>
          <table:table-cell table:formula="of:=[.E150]-[.C150]" office:value-type="float" office:value="0.939605102059431" calcext:value-type="float">
            <text:p>0,939605102059431</text:p>
          </table:table-cell>
          <table:table-cell table:formula="of:=[.N150]-[.M150]" office:value-type="float" office:value="15" calcext:value-type="float">
            <text:p>15</text:p>
          </table:table-cell>
          <table:table-cell table:formula="of:=0.07067 * [.G150]" office:value-type="float" office:value="1.06005" calcext:value-type="float">
            <text:p>1,06005</text:p>
          </table:table-cell>
          <table:table-cell table:formula="of:=[.E150]-[.H150]" office:value-type="float" office:value="357493.879555102" calcext:value-type="float">
            <text:p>357493,879555102</text:p>
          </table:table-cell>
          <table:table-cell table:formula="of:=ROUND([.I150])" office:value-type="float" office:value="357494" calcext:value-type="float">
            <text:p>357494</text:p>
          </table:table-cell>
          <table:table-cell table:formula="of:=[.J150]-[.C150]" office:value-type="float" office:value="0" calcext:value-type="float">
            <text:p>0</text:p>
          </table:table-cell>
          <table:table-cell/>
          <table:table-cell office:value-type="float" office:value="296719" calcext:value-type="float">
            <text:p>296719</text:p>
          </table:table-cell>
          <table:table-cell office:value-type="float" office:value="296734" calcext:value-type="float">
            <text:p>296734</text:p>
          </table:table-cell>
          <table:table-cell office:value-type="float" office:value="175200" calcext:value-type="float">
            <text:p>175200</text:p>
          </table:table-cell>
          <table:table-cell office:value-type="float" office:value="296666" calcext:value-type="float">
            <text:p>296666</text:p>
          </table:table-cell>
          <table:table-cell office:value-type="float" office:value="175160" calcext:value-type="float">
            <text:p>17516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957207" calcext:value-type="float">
            <text:p>107957207</text:p>
          </table:table-cell>
          <table:table-cell table:formula="of:=ROUNDDOWN([.B151]/300)" office:value-type="float" office:value="359857" calcext:value-type="float">
            <text:p>359857</text:p>
          </table:table-cell>
          <table:table-cell table:formula="of:=[.B151]-[.C151]*300" office:value-type="float" office:value="107" calcext:value-type="float">
            <text:p>107</text:p>
          </table:table-cell>
          <table:table-cell table:formula="of:=([.Q151])/44100*90000+26.4-0.84815" office:value-type="float" office:value="359862.286543878" calcext:value-type="float">
            <text:p>359862,286543878</text:p>
          </table:table-cell>
          <table:table-cell table:formula="of:=[.E151]-[.C151]" office:value-type="float" office:value="5.28654387756251" calcext:value-type="float">
            <text:p>5,28654387756251</text:p>
          </table:table-cell>
          <table:table-cell table:formula="of:=[.N151]-[.M151]" office:value-type="float" office:value="78" calcext:value-type="float">
            <text:p>78</text:p>
          </table:table-cell>
          <table:table-cell table:formula="of:=0.07067 * [.G151]" office:value-type="float" office:value="5.51226" calcext:value-type="float">
            <text:p>5,51226</text:p>
          </table:table-cell>
          <table:table-cell table:formula="of:=[.E151]-[.H151]" office:value-type="float" office:value="359856.774283878" calcext:value-type="float">
            <text:p>359856,774283878</text:p>
          </table:table-cell>
          <table:table-cell table:formula="of:=ROUND([.I151])" office:value-type="float" office:value="359857" calcext:value-type="float">
            <text:p>359857</text:p>
          </table:table-cell>
          <table:table-cell table:formula="of:=[.J151]-[.C151]" office:value-type="float" office:value="0" calcext:value-type="float">
            <text:p>0</text:p>
          </table:table-cell>
          <table:table-cell/>
          <table:table-cell office:value-type="float" office:value="298724" calcext:value-type="float">
            <text:p>298724</text:p>
          </table:table-cell>
          <table:table-cell office:value-type="float" office:value="298802" calcext:value-type="float">
            <text:p>298802</text:p>
          </table:table-cell>
          <table:table-cell office:value-type="float" office:value="176360" calcext:value-type="float">
            <text:p>176360</text:p>
          </table:table-cell>
          <table:table-cell office:value-type="float" office:value="298670" calcext:value-type="float">
            <text:p>298670</text:p>
          </table:table-cell>
          <table:table-cell office:value-type="float" office:value="176320" calcext:value-type="float">
            <text:p>17632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668743" calcext:value-type="float">
            <text:p>108668743</text:p>
          </table:table-cell>
          <table:table-cell table:formula="of:=ROUNDDOWN([.B152]/300)" office:value-type="float" office:value="362229" calcext:value-type="float">
            <text:p>362229</text:p>
          </table:table-cell>
          <table:table-cell table:formula="of:=[.B152]-[.C152]*300" office:value-type="float" office:value="43" calcext:value-type="float">
            <text:p>43</text:p>
          </table:table-cell>
          <table:table-cell table:formula="of:=([.Q152])/44100*90000+26.4-0.84815" office:value-type="float" office:value="362229.633482653" calcext:value-type="float">
            <text:p>362229,633482653</text:p>
          </table:table-cell>
          <table:table-cell table:formula="of:=[.E152]-[.C152]" office:value-type="float" office:value="0.633482653123792" calcext:value-type="float">
            <text:p>0,633482653123792</text:p>
          </table:table-cell>
          <table:table-cell table:formula="of:=[.N152]-[.M152]" office:value-type="float" office:value="11" calcext:value-type="float">
            <text:p>11</text:p>
          </table:table-cell>
          <table:table-cell table:formula="of:=0.07067 * [.G152]" office:value-type="float" office:value="0.77737" calcext:value-type="float">
            <text:p>0,77737</text:p>
          </table:table-cell>
          <table:table-cell table:formula="of:=[.E152]-[.H152]" office:value-type="float" office:value="362228.856112653" calcext:value-type="float">
            <text:p>362228,856112653</text:p>
          </table:table-cell>
          <table:table-cell table:formula="of:=ROUND([.I152])" office:value-type="float" office:value="362229" calcext:value-type="float">
            <text:p>362229</text:p>
          </table:table-cell>
          <table:table-cell table:formula="of:=[.J152]-[.C152]" office:value-type="float" office:value="0" calcext:value-type="float">
            <text:p>0</text:p>
          </table:table-cell>
          <table:table-cell/>
          <table:table-cell office:value-type="float" office:value="300729" calcext:value-type="float">
            <text:p>300729</text:p>
          </table:table-cell>
          <table:table-cell office:value-type="float" office:value="300740" calcext:value-type="float">
            <text:p>300740</text:p>
          </table:table-cell>
          <table:table-cell office:value-type="float" office:value="177520" calcext:value-type="float">
            <text:p>177520</text:p>
          </table:table-cell>
          <table:table-cell office:value-type="float" office:value="300688" calcext:value-type="float">
            <text:p>300688</text:p>
          </table:table-cell>
          <table:table-cell office:value-type="float" office:value="177480" calcext:value-type="float">
            <text:p>17748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9402735" calcext:value-type="float">
            <text:p>109402735</text:p>
          </table:table-cell>
          <table:table-cell table:formula="of:=ROUNDDOWN([.B153]/300)" office:value-type="float" office:value="364675" calcext:value-type="float">
            <text:p>364675</text:p>
          </table:table-cell>
          <table:table-cell table:formula="of:=[.B153]-[.C153]*300" office:value-type="float" office:value="235" calcext:value-type="float">
            <text:p>235</text:p>
          </table:table-cell>
          <table:table-cell table:formula="of:=([.Q153])/44100*90000+26.4-0.84815" office:value-type="float" office:value="364678.61307449" calcext:value-type="float">
            <text:p>364678,61307449</text:p>
          </table:table-cell>
          <table:table-cell table:formula="of:=[.E153]-[.C153]" office:value-type="float" office:value="3.61307448986918" calcext:value-type="float">
            <text:p>3,61307448986918</text:p>
          </table:table-cell>
          <table:table-cell table:formula="of:=[.N153]-[.M153]" office:value-type="float" office:value="44" calcext:value-type="float">
            <text:p>44</text:p>
          </table:table-cell>
          <table:table-cell table:formula="of:=0.07067 * [.G153]" office:value-type="float" office:value="3.10948" calcext:value-type="float">
            <text:p>3,10948</text:p>
          </table:table-cell>
          <table:table-cell table:formula="of:=[.E153]-[.H153]" office:value-type="float" office:value="364675.50359449" calcext:value-type="float">
            <text:p>364675,50359449</text:p>
          </table:table-cell>
          <table:table-cell table:formula="of:=ROUND([.I153])" office:value-type="float" office:value="364676" calcext:value-type="float">
            <text:p>364676</text:p>
          </table:table-cell>
          <table:table-cell table:formula="of:=[.J153]-[.C153]" office:value-type="float" office:value="1" calcext:value-type="float">
            <text:p>1</text:p>
          </table:table-cell>
          <table:table-cell/>
          <table:table-cell office:value-type="float" office:value="302734" calcext:value-type="float">
            <text:p>302734</text:p>
          </table:table-cell>
          <table:table-cell office:value-type="float" office:value="302778" calcext:value-type="float">
            <text:p>302778</text:p>
          </table:table-cell>
          <table:table-cell office:value-type="float" office:value="178720" calcext:value-type="float">
            <text:p>178720</text:p>
          </table:table-cell>
          <table:table-cell office:value-type="float" office:value="302718" calcext:value-type="float">
            <text:p>302718</text:p>
          </table:table-cell>
          <table:table-cell office:value-type="float" office:value="178680" calcext:value-type="float">
            <text:p>17868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0113200" calcext:value-type="float">
            <text:p>110113200</text:p>
          </table:table-cell>
          <table:table-cell table:formula="of:=ROUNDDOWN([.B154]/300)" office:value-type="float" office:value="367044" calcext:value-type="float">
            <text:p>367044</text:p>
          </table:table-cell>
          <table:table-cell table:formula="of:=[.B154]-[.C154]*300" office:value-type="float" office:value="0" calcext:value-type="float">
            <text:p>0</text:p>
          </table:table-cell>
          <table:table-cell table:formula="of:=([.Q154])/44100*90000+26.4-0.84815" office:value-type="float" office:value="367045.960013265" calcext:value-type="float">
            <text:p>367045,960013265</text:p>
          </table:table-cell>
          <table:table-cell table:formula="of:=[.E154]-[.C154]" office:value-type="float" office:value="1.96001326531405" calcext:value-type="float">
            <text:p>1,96001326531405</text:p>
          </table:table-cell>
          <table:table-cell table:formula="of:=[.N154]-[.M154]" office:value-type="float" office:value="41" calcext:value-type="float">
            <text:p>41</text:p>
          </table:table-cell>
          <table:table-cell table:formula="of:=0.07067 * [.G154]" office:value-type="float" office:value="2.89747" calcext:value-type="float">
            <text:p>2,89747</text:p>
          </table:table-cell>
          <table:table-cell table:formula="of:=[.E154]-[.H154]" office:value-type="float" office:value="367043.062543265" calcext:value-type="float">
            <text:p>367043,062543265</text:p>
          </table:table-cell>
          <table:table-cell table:formula="of:=ROUND([.I154])" office:value-type="float" office:value="367043" calcext:value-type="float">
            <text:p>367043</text:p>
          </table:table-cell>
          <table:table-cell table:formula="of:=[.J154]-[.C154]" office:value-type="float" office:value="-1" calcext:value-type="float">
            <text:p>-1</text:p>
          </table:table-cell>
          <table:table-cell/>
          <table:table-cell office:value-type="float" office:value="304739" calcext:value-type="float">
            <text:p>304739</text:p>
          </table:table-cell>
          <table:table-cell office:value-type="float" office:value="304780" calcext:value-type="float">
            <text:p>304780</text:p>
          </table:table-cell>
          <table:table-cell office:value-type="float" office:value="179880" calcext:value-type="float">
            <text:p>179880</text:p>
          </table:table-cell>
          <table:table-cell office:value-type="float" office:value="304708" calcext:value-type="float">
            <text:p>304708</text:p>
          </table:table-cell>
          <table:table-cell office:value-type="float" office:value="179840" calcext:value-type="float">
            <text:p>17984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0724750" calcext:value-type="float">
            <text:p>110724750</text:p>
          </table:table-cell>
          <table:table-cell table:formula="of:=ROUNDDOWN([.B155]/300)" office:value-type="float" office:value="369082" calcext:value-type="float">
            <text:p>369082</text:p>
          </table:table-cell>
          <table:table-cell table:formula="of:=[.B155]-[.C155]*300" office:value-type="float" office:value="150" calcext:value-type="float">
            <text:p>150</text:p>
          </table:table-cell>
          <table:table-cell table:formula="of:=([.Q155])/44100*90000+26.4-0.84815" office:value-type="float" office:value="369086.776339796" calcext:value-type="float">
            <text:p>369086,776339796</text:p>
          </table:table-cell>
          <table:table-cell table:formula="of:=[.E155]-[.C155]" office:value-type="float" office:value="4.7763397959643" calcext:value-type="float">
            <text:p>4,7763397959643</text:p>
          </table:table-cell>
          <table:table-cell table:formula="of:=[.N155]-[.M155]" office:value-type="float" office:value="62" calcext:value-type="float">
            <text:p>62</text:p>
          </table:table-cell>
          <table:table-cell table:formula="of:=0.07067 * [.G155]" office:value-type="float" office:value="4.38154" calcext:value-type="float">
            <text:p>4,38154</text:p>
          </table:table-cell>
          <table:table-cell table:formula="of:=[.E155]-[.H155]" office:value-type="float" office:value="369082.394799796" calcext:value-type="float">
            <text:p>369082,394799796</text:p>
          </table:table-cell>
          <table:table-cell table:formula="of:=ROUND([.I155])" office:value-type="float" office:value="369082" calcext:value-type="float">
            <text:p>369082</text:p>
          </table:table-cell>
          <table:table-cell table:formula="of:=[.J155]-[.C155]" office:value-type="float" office:value="0" calcext:value-type="float">
            <text:p>0</text:p>
          </table:table-cell>
          <table:table-cell/>
          <table:table-cell office:value-type="float" office:value="306744" calcext:value-type="float">
            <text:p>306744</text:p>
          </table:table-cell>
          <table:table-cell office:value-type="float" office:value="306806" calcext:value-type="float">
            <text:p>306806</text:p>
          </table:table-cell>
          <table:table-cell office:value-type="float" office:value="180880" calcext:value-type="float">
            <text:p>180880</text:p>
          </table:table-cell>
          <table:table-cell office:value-type="float" office:value="306660" calcext:value-type="float">
            <text:p>306660</text:p>
          </table:table-cell>
          <table:table-cell office:value-type="float" office:value="180840" calcext:value-type="float">
            <text:p>18084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1313800" calcext:value-type="float">
            <text:p>111313800</text:p>
          </table:table-cell>
          <table:table-cell table:formula="of:=ROUNDDOWN([.B156]/300)" office:value-type="float" office:value="371046" calcext:value-type="float">
            <text:p>371046</text:p>
          </table:table-cell>
          <table:table-cell table:formula="of:=[.B156]-[.C156]*300" office:value-type="float" office:value="0" calcext:value-type="float">
            <text:p>0</text:p>
          </table:table-cell>
          <table:table-cell table:formula="of:=([.Q156])/44100*90000+26.4-0.84815" office:value-type="float" office:value="371045.960013265" calcext:value-type="float">
            <text:p>371045,960013265</text:p>
          </table:table-cell>
          <table:table-cell table:formula="of:=[.E156]-[.C156]" office:value-type="float" office:value="-0.0399867346859537" calcext:value-type="float">
            <text:p>-0,039986734685954</text:p>
          </table:table-cell>
          <table:table-cell table:formula="of:=[.N156]-[.M156]" office:value-type="float" office:value="13" calcext:value-type="float">
            <text:p>13</text:p>
          </table:table-cell>
          <table:table-cell table:formula="of:=0.07067 * [.G156]" office:value-type="float" office:value="0.91871" calcext:value-type="float">
            <text:p>0,91871</text:p>
          </table:table-cell>
          <table:table-cell table:formula="of:=[.E156]-[.H156]" office:value-type="float" office:value="371045.041303265" calcext:value-type="float">
            <text:p>371045,041303265</text:p>
          </table:table-cell>
          <table:table-cell table:formula="of:=ROUND([.I156])" office:value-type="float" office:value="371045" calcext:value-type="float">
            <text:p>371045</text:p>
          </table:table-cell>
          <table:table-cell table:formula="of:=[.J156]-[.C156]" office:value-type="float" office:value="-1" calcext:value-type="float">
            <text:p>-1</text:p>
          </table:table-cell>
          <table:table-cell/>
          <table:table-cell office:value-type="float" office:value="308749" calcext:value-type="float">
            <text:p>308749</text:p>
          </table:table-cell>
          <table:table-cell office:value-type="float" office:value="308762" calcext:value-type="float">
            <text:p>308762</text:p>
          </table:table-cell>
          <table:table-cell office:value-type="float" office:value="181840" calcext:value-type="float">
            <text:p>181840</text:p>
          </table:table-cell>
          <table:table-cell office:value-type="float" office:value="308620" calcext:value-type="float">
            <text:p>308620</text:p>
          </table:table-cell>
          <table:table-cell office:value-type="float" office:value="181800" calcext:value-type="float">
            <text:p>18180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1925521" calcext:value-type="float">
            <text:p>111925521</text:p>
          </table:table-cell>
          <table:table-cell table:formula="of:=ROUNDDOWN([.B157]/300)" office:value-type="float" office:value="373085" calcext:value-type="float">
            <text:p>373085</text:p>
          </table:table-cell>
          <table:table-cell table:formula="of:=[.B157]-[.C157]*300" office:value-type="float" office:value="21" calcext:value-type="float">
            <text:p>21</text:p>
          </table:table-cell>
          <table:table-cell table:formula="of:=([.Q157])/44100*90000+26.4-0.84815" office:value-type="float" office:value="373086.776339796" calcext:value-type="float">
            <text:p>373086,776339796</text:p>
          </table:table-cell>
          <table:table-cell table:formula="of:=[.E157]-[.C157]" office:value-type="float" office:value="1.7763397959643" calcext:value-type="float">
            <text:p>1,7763397959643</text:p>
          </table:table-cell>
          <table:table-cell table:formula="of:=[.N157]-[.M157]" office:value-type="float" office:value="26" calcext:value-type="float">
            <text:p>26</text:p>
          </table:table-cell>
          <table:table-cell table:formula="of:=0.07067 * [.G157]" office:value-type="float" office:value="1.83742" calcext:value-type="float">
            <text:p>1,83742</text:p>
          </table:table-cell>
          <table:table-cell table:formula="of:=[.E157]-[.H157]" office:value-type="float" office:value="373084.938919796" calcext:value-type="float">
            <text:p>373084,938919796</text:p>
          </table:table-cell>
          <table:table-cell table:formula="of:=ROUND([.I157])" office:value-type="float" office:value="373085" calcext:value-type="float">
            <text:p>373085</text:p>
          </table:table-cell>
          <table:table-cell table:formula="of:=[.J157]-[.C157]" office:value-type="float" office:value="0" calcext:value-type="float">
            <text:p>0</text:p>
          </table:table-cell>
          <table:table-cell/>
          <table:table-cell office:value-type="float" office:value="310754" calcext:value-type="float">
            <text:p>310754</text:p>
          </table:table-cell>
          <table:table-cell office:value-type="float" office:value="310780" calcext:value-type="float">
            <text:p>310780</text:p>
          </table:table-cell>
          <table:table-cell office:value-type="float" office:value="182840" calcext:value-type="float">
            <text:p>182840</text:p>
          </table:table-cell>
          <table:table-cell office:value-type="float" office:value="310710" calcext:value-type="float">
            <text:p>310710</text:p>
          </table:table-cell>
          <table:table-cell office:value-type="float" office:value="182800" calcext:value-type="float">
            <text:p>18280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2561800" calcext:value-type="float">
            <text:p>112561800</text:p>
          </table:table-cell>
          <table:table-cell table:formula="of:=ROUNDDOWN([.B158]/300)" office:value-type="float" office:value="375206" calcext:value-type="float">
            <text:p>375206</text:p>
          </table:table-cell>
          <table:table-cell table:formula="of:=[.B158]-[.C158]*300" office:value-type="float" office:value="0" calcext:value-type="float">
            <text:p>0</text:p>
          </table:table-cell>
          <table:table-cell table:formula="of:=([.Q158])/44100*90000+26.4-0.84815" office:value-type="float" office:value="375209.225319388" calcext:value-type="float">
            <text:p>375209,225319388</text:p>
          </table:table-cell>
          <table:table-cell table:formula="of:=[.E158]-[.C158]" office:value-type="float" office:value="3.22531938779866" calcext:value-type="float">
            <text:p>3,22531938779866</text:p>
          </table:table-cell>
          <table:table-cell table:formula="of:=[.N158]-[.M158]" office:value-type="float" office:value="55" calcext:value-type="float">
            <text:p>55</text:p>
          </table:table-cell>
          <table:table-cell table:formula="of:=0.07067 * [.G158]" office:value-type="float" office:value="3.88685" calcext:value-type="float">
            <text:p>3,88685</text:p>
          </table:table-cell>
          <table:table-cell table:formula="of:=[.E158]-[.H158]" office:value-type="float" office:value="375205.338469388" calcext:value-type="float">
            <text:p>375205,338469388</text:p>
          </table:table-cell>
          <table:table-cell table:formula="of:=ROUND([.I158])" office:value-type="float" office:value="375205" calcext:value-type="float">
            <text:p>375205</text:p>
          </table:table-cell>
          <table:table-cell table:formula="of:=[.J158]-[.C158]" office:value-type="float" office:value="-1" calcext:value-type="float">
            <text:p>-1</text:p>
          </table:table-cell>
          <table:table-cell/>
          <table:table-cell office:value-type="float" office:value="312759" calcext:value-type="float">
            <text:p>312759</text:p>
          </table:table-cell>
          <table:table-cell office:value-type="float" office:value="312814" calcext:value-type="float">
            <text:p>312814</text:p>
          </table:table-cell>
          <table:table-cell office:value-type="float" office:value="183880" calcext:value-type="float">
            <text:p>183880</text:p>
          </table:table-cell>
          <table:table-cell office:value-type="float" office:value="312750" calcext:value-type="float">
            <text:p>312750</text:p>
          </table:table-cell>
          <table:table-cell office:value-type="float" office:value="183840" calcext:value-type="float">
            <text:p>18384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3223664" calcext:value-type="float">
            <text:p>113223664</text:p>
          </table:table-cell>
          <table:table-cell table:formula="of:=ROUNDDOWN([.B159]/300)" office:value-type="float" office:value="377412" calcext:value-type="float">
            <text:p>377412</text:p>
          </table:table-cell>
          <table:table-cell table:formula="of:=[.B159]-[.C159]*300" office:value-type="float" office:value="64" calcext:value-type="float">
            <text:p>64</text:p>
          </table:table-cell>
          <table:table-cell table:formula="of:=([.Q159])/44100*90000+26.4-0.84815" office:value-type="float" office:value="377413.306952041" calcext:value-type="float">
            <text:p>377413,306952041</text:p>
          </table:table-cell>
          <table:table-cell table:formula="of:=[.E159]-[.C159]" office:value-type="float" office:value="1.30695204087533" calcext:value-type="float">
            <text:p>1,30695204087533</text:p>
          </table:table-cell>
          <table:table-cell table:formula="of:=[.N159]-[.M159]" office:value-type="float" office:value="24" calcext:value-type="float">
            <text:p>24</text:p>
          </table:table-cell>
          <table:table-cell table:formula="of:=0.07067 * [.G159]" office:value-type="float" office:value="1.69608" calcext:value-type="float">
            <text:p>1,69608</text:p>
          </table:table-cell>
          <table:table-cell table:formula="of:=[.E159]-[.H159]" office:value-type="float" office:value="377411.610872041" calcext:value-type="float">
            <text:p>377411,610872041</text:p>
          </table:table-cell>
          <table:table-cell table:formula="of:=ROUND([.I159])" office:value-type="float" office:value="377412" calcext:value-type="float">
            <text:p>377412</text:p>
          </table:table-cell>
          <table:table-cell table:formula="of:=[.J159]-[.C159]" office:value-type="float" office:value="0" calcext:value-type="float">
            <text:p>0</text:p>
          </table:table-cell>
          <table:table-cell/>
          <table:table-cell office:value-type="float" office:value="314764" calcext:value-type="float">
            <text:p>314764</text:p>
          </table:table-cell>
          <table:table-cell office:value-type="float" office:value="314788" calcext:value-type="float">
            <text:p>314788</text:p>
          </table:table-cell>
          <table:table-cell office:value-type="float" office:value="184960" calcext:value-type="float">
            <text:p>184960</text:p>
          </table:table-cell>
          <table:table-cell office:value-type="float" office:value="314720" calcext:value-type="float">
            <text:p>314720</text:p>
          </table:table-cell>
          <table:table-cell office:value-type="float" office:value="184920" calcext:value-type="float">
            <text:p>18492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3882743" calcext:value-type="float">
            <text:p>113882743</text:p>
          </table:table-cell>
          <table:table-cell table:formula="of:=ROUNDDOWN([.B160]/300)" office:value-type="float" office:value="379609" calcext:value-type="float">
            <text:p>379609</text:p>
          </table:table-cell>
          <table:table-cell table:formula="of:=[.B160]-[.C160]*300" office:value-type="float" office:value="43" calcext:value-type="float">
            <text:p>43</text:p>
          </table:table-cell>
          <table:table-cell table:formula="of:=([.Q160])/44100*90000+26.4-0.84815" office:value-type="float" office:value="379617.388584694" calcext:value-type="float">
            <text:p>379617,388584694</text:p>
          </table:table-cell>
          <table:table-cell table:formula="of:=[.E160]-[.C160]" office:value-type="float" office:value="8.388584693952" calcext:value-type="float">
            <text:p>8,388584693952</text:p>
          </table:table-cell>
          <table:table-cell table:formula="of:=[.N160]-[.M160]" office:value-type="float" office:value="123" calcext:value-type="float">
            <text:p>123</text:p>
          </table:table-cell>
          <table:table-cell table:formula="of:=0.07067 * [.G160]" office:value-type="float" office:value="8.69241" calcext:value-type="float">
            <text:p>8,69241</text:p>
          </table:table-cell>
          <table:table-cell table:formula="of:=[.E160]-[.H160]" office:value-type="float" office:value="379608.696174694" calcext:value-type="float">
            <text:p>379608,696174694</text:p>
          </table:table-cell>
          <table:table-cell table:formula="of:=ROUND([.I160])" office:value-type="float" office:value="379609" calcext:value-type="float">
            <text:p>379609</text:p>
          </table:table-cell>
          <table:table-cell table:formula="of:=[.J160]-[.C160]" office:value-type="float" office:value="0" calcext:value-type="float">
            <text:p>0</text:p>
          </table:table-cell>
          <table:table-cell/>
          <table:table-cell office:value-type="float" office:value="316769" calcext:value-type="float">
            <text:p>316769</text:p>
          </table:table-cell>
          <table:table-cell office:value-type="float" office:value="316892" calcext:value-type="float">
            <text:p>316892</text:p>
          </table:table-cell>
          <table:table-cell office:value-type="float" office:value="186040" calcext:value-type="float">
            <text:p>186040</text:p>
          </table:table-cell>
          <table:table-cell office:value-type="float" office:value="316754" calcext:value-type="float">
            <text:p>316754</text:p>
          </table:table-cell>
          <table:table-cell office:value-type="float" office:value="186000" calcext:value-type="float">
            <text:p>18600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520650" calcext:value-type="float">
            <text:p>114520650</text:p>
          </table:table-cell>
          <table:table-cell table:formula="of:=ROUNDDOWN([.B161]/300)" office:value-type="float" office:value="381735" calcext:value-type="float">
            <text:p>381735</text:p>
          </table:table-cell>
          <table:table-cell table:formula="of:=[.B161]-[.C161]*300" office:value-type="float" office:value="150" calcext:value-type="float">
            <text:p>150</text:p>
          </table:table-cell>
          <table:table-cell table:formula="of:=([.Q161])/44100*90000+26.4-0.84815" office:value-type="float" office:value="381739.837564286" calcext:value-type="float">
            <text:p>381739,837564286</text:p>
          </table:table-cell>
          <table:table-cell table:formula="of:=[.E161]-[.C161]" office:value-type="float" office:value="4.83756428578636" calcext:value-type="float">
            <text:p>4,83756428578636</text:p>
          </table:table-cell>
          <table:table-cell table:formula="of:=[.N161]-[.M161]" office:value-type="float" office:value="62" calcext:value-type="float">
            <text:p>62</text:p>
          </table:table-cell>
          <table:table-cell table:formula="of:=0.07067 * [.G161]" office:value-type="float" office:value="4.38154" calcext:value-type="float">
            <text:p>4,38154</text:p>
          </table:table-cell>
          <table:table-cell table:formula="of:=[.E161]-[.H161]" office:value-type="float" office:value="381735.456024286" calcext:value-type="float">
            <text:p>381735,456024286</text:p>
          </table:table-cell>
          <table:table-cell table:formula="of:=ROUND([.I161])" office:value-type="float" office:value="381735" calcext:value-type="float">
            <text:p>381735</text:p>
          </table:table-cell>
          <table:table-cell table:formula="of:=[.J161]-[.C161]" office:value-type="float" office:value="0" calcext:value-type="float">
            <text:p>0</text:p>
          </table:table-cell>
          <table:table-cell/>
          <table:table-cell office:value-type="float" office:value="318774" calcext:value-type="float">
            <text:p>318774</text:p>
          </table:table-cell>
          <table:table-cell office:value-type="float" office:value="318836" calcext:value-type="float">
            <text:p>318836</text:p>
          </table:table-cell>
          <table:table-cell office:value-type="float" office:value="187080" calcext:value-type="float">
            <text:p>187080</text:p>
          </table:table-cell>
          <table:table-cell office:value-type="float" office:value="318772" calcext:value-type="float">
            <text:p>318772</text:p>
          </table:table-cell>
          <table:table-cell office:value-type="float" office:value="187040" calcext:value-type="float">
            <text:p>18704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5182257" calcext:value-type="float">
            <text:p>115182257</text:p>
          </table:table-cell>
          <table:table-cell table:formula="of:=ROUNDDOWN([.B162]/300)" office:value-type="float" office:value="383940" calcext:value-type="float">
            <text:p>383940</text:p>
          </table:table-cell>
          <table:table-cell table:formula="of:=[.B162]-[.C162]*300" office:value-type="float" office:value="257" calcext:value-type="float">
            <text:p>257</text:p>
          </table:table-cell>
          <table:table-cell table:formula="of:=([.Q162])/44100*90000+26.4-0.84815" office:value-type="float" office:value="383943.919196939" calcext:value-type="float">
            <text:p>383943,919196939</text:p>
          </table:table-cell>
          <table:table-cell table:formula="of:=[.E162]-[.C162]" office:value-type="float" office:value="3.91919693886302" calcext:value-type="float">
            <text:p>3,91919693886302</text:p>
          </table:table-cell>
          <table:table-cell table:formula="of:=[.N162]-[.M162]" office:value-type="float" office:value="57" calcext:value-type="float">
            <text:p>57</text:p>
          </table:table-cell>
          <table:table-cell table:formula="of:=0.07067 * [.G162]" office:value-type="float" office:value="4.02819" calcext:value-type="float">
            <text:p>4,02819</text:p>
          </table:table-cell>
          <table:table-cell table:formula="of:=[.E162]-[.H162]" office:value-type="float" office:value="383939.891006939" calcext:value-type="float">
            <text:p>383939,891006939</text:p>
          </table:table-cell>
          <table:table-cell table:formula="of:=ROUND([.I162])" office:value-type="float" office:value="383940" calcext:value-type="float">
            <text:p>383940</text:p>
          </table:table-cell>
          <table:table-cell table:formula="of:=[.J162]-[.C162]" office:value-type="float" office:value="0" calcext:value-type="float">
            <text:p>0</text:p>
          </table:table-cell>
          <table:table-cell/>
          <table:table-cell office:value-type="float" office:value="320779" calcext:value-type="float">
            <text:p>320779</text:p>
          </table:table-cell>
          <table:table-cell office:value-type="float" office:value="320836" calcext:value-type="float">
            <text:p>320836</text:p>
          </table:table-cell>
          <table:table-cell office:value-type="float" office:value="188160" calcext:value-type="float">
            <text:p>188160</text:p>
          </table:table-cell>
          <table:table-cell office:value-type="float" office:value="320768" calcext:value-type="float">
            <text:p>320768</text:p>
          </table:table-cell>
          <table:table-cell office:value-type="float" office:value="188120" calcext:value-type="float">
            <text:p>18812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5842707" calcext:value-type="float">
            <text:p>115842707</text:p>
          </table:table-cell>
          <table:table-cell table:formula="of:=ROUNDDOWN([.B163]/300)" office:value-type="float" office:value="386142" calcext:value-type="float">
            <text:p>386142</text:p>
          </table:table-cell>
          <table:table-cell table:formula="of:=[.B163]-[.C163]*300" office:value-type="float" office:value="107" calcext:value-type="float">
            <text:p>107</text:p>
          </table:table-cell>
          <table:table-cell table:formula="of:=([.Q163])/44100*90000+26.4-0.84815" office:value-type="float" office:value="386148.000829592" calcext:value-type="float">
            <text:p>386148,000829592</text:p>
          </table:table-cell>
          <table:table-cell table:formula="of:=[.E163]-[.C163]" office:value-type="float" office:value="6.00082959188148" calcext:value-type="float">
            <text:p>6,00082959188148</text:p>
          </table:table-cell>
          <table:table-cell table:formula="of:=[.N163]-[.M163]" office:value-type="float" office:value="92" calcext:value-type="float">
            <text:p>92</text:p>
          </table:table-cell>
          <table:table-cell table:formula="of:=0.07067 * [.G163]" office:value-type="float" office:value="6.50164" calcext:value-type="float">
            <text:p>6,50164</text:p>
          </table:table-cell>
          <table:table-cell table:formula="of:=[.E163]-[.H163]" office:value-type="float" office:value="386141.499189592" calcext:value-type="float">
            <text:p>386141,499189592</text:p>
          </table:table-cell>
          <table:table-cell table:formula="of:=ROUND([.I163])" office:value-type="float" office:value="386141" calcext:value-type="float">
            <text:p>386141</text:p>
          </table:table-cell>
          <table:table-cell table:formula="of:=[.J163]-[.C163]" office:value-type="float" office:value="-1" calcext:value-type="float">
            <text:p>-1</text:p>
          </table:table-cell>
          <table:table-cell/>
          <table:table-cell office:value-type="float" office:value="322784" calcext:value-type="float">
            <text:p>322784</text:p>
          </table:table-cell>
          <table:table-cell office:value-type="float" office:value="322876" calcext:value-type="float">
            <text:p>322876</text:p>
          </table:table-cell>
          <table:table-cell office:value-type="float" office:value="189240" calcext:value-type="float">
            <text:p>189240</text:p>
          </table:table-cell>
          <table:table-cell office:value-type="float" office:value="322736" calcext:value-type="float">
            <text:p>322736</text:p>
          </table:table-cell>
          <table:table-cell office:value-type="float" office:value="189200" calcext:value-type="float">
            <text:p>18920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6481000" calcext:value-type="float">
            <text:p>116481000</text:p>
          </table:table-cell>
          <table:table-cell table:formula="of:=ROUNDDOWN([.B164]/300)" office:value-type="float" office:value="388270" calcext:value-type="float">
            <text:p>388270</text:p>
          </table:table-cell>
          <table:table-cell table:formula="of:=[.B164]-[.C164]*300" office:value-type="float" office:value="0" calcext:value-type="float">
            <text:p>0</text:p>
          </table:table-cell>
          <table:table-cell table:formula="of:=([.Q164])/44100*90000+26.4-0.84815" office:value-type="float" office:value="388270.449809184" calcext:value-type="float">
            <text:p>388270,449809184</text:p>
          </table:table-cell>
          <table:table-cell table:formula="of:=[.E164]-[.C164]" office:value-type="float" office:value="0.44980918377405" calcext:value-type="float">
            <text:p>0,44980918377405</text:p>
          </table:table-cell>
          <table:table-cell table:formula="of:=[.N164]-[.M164]" office:value-type="float" office:value="13" calcext:value-type="float">
            <text:p>13</text:p>
          </table:table-cell>
          <table:table-cell table:formula="of:=0.07067 * [.G164]" office:value-type="float" office:value="0.91871" calcext:value-type="float">
            <text:p>0,91871</text:p>
          </table:table-cell>
          <table:table-cell table:formula="of:=[.E164]-[.H164]" office:value-type="float" office:value="388269.531099184" calcext:value-type="float">
            <text:p>388269,531099184</text:p>
          </table:table-cell>
          <table:table-cell table:formula="of:=ROUND([.I164])" office:value-type="float" office:value="388270" calcext:value-type="float">
            <text:p>388270</text:p>
          </table:table-cell>
          <table:table-cell table:formula="of:=[.J164]-[.C164]" office:value-type="float" office:value="0" calcext:value-type="float">
            <text:p>0</text:p>
          </table:table-cell>
          <table:table-cell/>
          <table:table-cell office:value-type="float" office:value="324789" calcext:value-type="float">
            <text:p>324789</text:p>
          </table:table-cell>
          <table:table-cell office:value-type="float" office:value="324802" calcext:value-type="float">
            <text:p>324802</text:p>
          </table:table-cell>
          <table:table-cell office:value-type="float" office:value="190280" calcext:value-type="float">
            <text:p>190280</text:p>
          </table:table-cell>
          <table:table-cell office:value-type="float" office:value="324734" calcext:value-type="float">
            <text:p>324734</text:p>
          </table:table-cell>
          <table:table-cell office:value-type="float" office:value="190240" calcext:value-type="float">
            <text:p>19024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7166907" calcext:value-type="float">
            <text:p>117166907</text:p>
          </table:table-cell>
          <table:table-cell table:formula="of:=ROUNDDOWN([.B165]/300)" office:value-type="float" office:value="390556" calcext:value-type="float">
            <text:p>390556</text:p>
          </table:table-cell>
          <table:table-cell table:formula="of:=[.B165]-[.C165]*300" office:value-type="float" office:value="107" calcext:value-type="float">
            <text:p>107</text:p>
          </table:table-cell>
          <table:table-cell table:formula="of:=([.Q165])/44100*90000+26.4-0.84815" office:value-type="float" office:value="390556.164094898" calcext:value-type="float">
            <text:p>390556,164094898</text:p>
          </table:table-cell>
          <table:table-cell table:formula="of:=[.E165]-[.C165]" office:value-type="float" office:value="0.164094898034818" calcext:value-type="float">
            <text:p>0,164094898034818</text:p>
          </table:table-cell>
          <table:table-cell table:formula="of:=[.N165]-[.M165]" office:value-type="float" office:value="8" calcext:value-type="float">
            <text:p>8</text:p>
          </table:table-cell>
          <table:table-cell table:formula="of:=0.07067 * [.G165]" office:value-type="float" office:value="0.56536" calcext:value-type="float">
            <text:p>0,56536</text:p>
          </table:table-cell>
          <table:table-cell table:formula="of:=[.E165]-[.H165]" office:value-type="float" office:value="390555.598734898" calcext:value-type="float">
            <text:p>390555,598734898</text:p>
          </table:table-cell>
          <table:table-cell table:formula="of:=ROUND([.I165])" office:value-type="float" office:value="390556" calcext:value-type="float">
            <text:p>390556</text:p>
          </table:table-cell>
          <table:table-cell table:formula="of:=[.J165]-[.C165]" office:value-type="float" office:value="0" calcext:value-type="float">
            <text:p>0</text:p>
          </table:table-cell>
          <table:table-cell/>
          <table:table-cell office:value-type="float" office:value="326794" calcext:value-type="float">
            <text:p>326794</text:p>
          </table:table-cell>
          <table:table-cell office:value-type="float" office:value="326802" calcext:value-type="float">
            <text:p>326802</text:p>
          </table:table-cell>
          <table:table-cell office:value-type="float" office:value="191400" calcext:value-type="float">
            <text:p>191400</text:p>
          </table:table-cell>
          <table:table-cell office:value-type="float" office:value="326742" calcext:value-type="float">
            <text:p>326742</text:p>
          </table:table-cell>
          <table:table-cell office:value-type="float" office:value="191360" calcext:value-type="float">
            <text:p>19136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7876171" calcext:value-type="float">
            <text:p>117876171</text:p>
          </table:table-cell>
          <table:table-cell table:formula="of:=ROUNDDOWN([.B166]/300)" office:value-type="float" office:value="392920" calcext:value-type="float">
            <text:p>392920</text:p>
          </table:table-cell>
          <table:table-cell table:formula="of:=[.B166]-[.C166]*300" office:value-type="float" office:value="171" calcext:value-type="float">
            <text:p>171</text:p>
          </table:table-cell>
          <table:table-cell table:formula="of:=([.Q166])/44100*90000+26.4-0.84815" office:value-type="float" office:value="392923.511033673" calcext:value-type="float">
            <text:p>392923,511033673</text:p>
          </table:table-cell>
          <table:table-cell table:formula="of:=[.E166]-[.C166]" office:value-type="float" office:value="3.51103367347969" calcext:value-type="float">
            <text:p>3,51103367347969</text:p>
          </table:table-cell>
          <table:table-cell table:formula="of:=[.N166]-[.M166]" office:value-type="float" office:value="47" calcext:value-type="float">
            <text:p>47</text:p>
          </table:table-cell>
          <table:table-cell table:formula="of:=0.07067 * [.G166]" office:value-type="float" office:value="3.32149" calcext:value-type="float">
            <text:p>3,32149</text:p>
          </table:table-cell>
          <table:table-cell table:formula="of:=[.E166]-[.H166]" office:value-type="float" office:value="392920.189543673" calcext:value-type="float">
            <text:p>392920,189543673</text:p>
          </table:table-cell>
          <table:table-cell table:formula="of:=ROUND([.I166])" office:value-type="float" office:value="392920" calcext:value-type="float">
            <text:p>392920</text:p>
          </table:table-cell>
          <table:table-cell table:formula="of:=[.J166]-[.C166]" office:value-type="float" office:value="0" calcext:value-type="float">
            <text:p>0</text:p>
          </table:table-cell>
          <table:table-cell/>
          <table:table-cell office:value-type="float" office:value="328799" calcext:value-type="float">
            <text:p>328799</text:p>
          </table:table-cell>
          <table:table-cell office:value-type="float" office:value="328846" calcext:value-type="float">
            <text:p>328846</text:p>
          </table:table-cell>
          <table:table-cell office:value-type="float" office:value="192560" calcext:value-type="float">
            <text:p>192560</text:p>
          </table:table-cell>
          <table:table-cell office:value-type="float" office:value="328780" calcext:value-type="float">
            <text:p>328780</text:p>
          </table:table-cell>
          <table:table-cell office:value-type="float" office:value="192520" calcext:value-type="float">
            <text:p>19252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8609478" calcext:value-type="float">
            <text:p>118609478</text:p>
          </table:table-cell>
          <table:table-cell table:formula="of:=ROUNDDOWN([.B167]/300)" office:value-type="float" office:value="395364" calcext:value-type="float">
            <text:p>395364</text:p>
          </table:table-cell>
          <table:table-cell table:formula="of:=[.B167]-[.C167]*300" office:value-type="float" office:value="278" calcext:value-type="float">
            <text:p>278</text:p>
          </table:table-cell>
          <table:table-cell table:formula="of:=([.Q167])/44100*90000+26.4-0.84815" office:value-type="float" office:value="395372.49062551" calcext:value-type="float">
            <text:p>395372,49062551</text:p>
          </table:table-cell>
          <table:table-cell table:formula="of:=[.E167]-[.C167]" office:value-type="float" office:value="8.49062551022507" calcext:value-type="float">
            <text:p>8,49062551022507</text:p>
          </table:table-cell>
          <table:table-cell table:formula="of:=[.N167]-[.M167]" office:value-type="float" office:value="112" calcext:value-type="float">
            <text:p>112</text:p>
          </table:table-cell>
          <table:table-cell table:formula="of:=0.07067 * [.G167]" office:value-type="float" office:value="7.91504" calcext:value-type="float">
            <text:p>7,91504</text:p>
          </table:table-cell>
          <table:table-cell table:formula="of:=[.E167]-[.H167]" office:value-type="float" office:value="395364.57558551" calcext:value-type="float">
            <text:p>395364,57558551</text:p>
          </table:table-cell>
          <table:table-cell table:formula="of:=ROUND([.I167])" office:value-type="float" office:value="395365" calcext:value-type="float">
            <text:p>395365</text:p>
          </table:table-cell>
          <table:table-cell table:formula="of:=[.J167]-[.C167]" office:value-type="float" office:value="1" calcext:value-type="float">
            <text:p>1</text:p>
          </table:table-cell>
          <table:table-cell/>
          <table:table-cell office:value-type="float" office:value="330804" calcext:value-type="float">
            <text:p>330804</text:p>
          </table:table-cell>
          <table:table-cell office:value-type="float" office:value="330916" calcext:value-type="float">
            <text:p>330916</text:p>
          </table:table-cell>
          <table:table-cell office:value-type="float" office:value="193760" calcext:value-type="float">
            <text:p>193760</text:p>
          </table:table-cell>
          <table:table-cell office:value-type="float" office:value="330786" calcext:value-type="float">
            <text:p>330786</text:p>
          </table:table-cell>
          <table:table-cell office:value-type="float" office:value="193720" calcext:value-type="float">
            <text:p>19372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9297571" calcext:value-type="float">
            <text:p>119297571</text:p>
          </table:table-cell>
          <table:table-cell table:formula="of:=ROUNDDOWN([.B168]/300)" office:value-type="float" office:value="397658" calcext:value-type="float">
            <text:p>397658</text:p>
          </table:table-cell>
          <table:table-cell table:formula="of:=[.B168]-[.C168]*300" office:value-type="float" office:value="171" calcext:value-type="float">
            <text:p>171</text:p>
          </table:table-cell>
          <table:table-cell table:formula="of:=([.Q168])/44100*90000+26.4-0.84815" office:value-type="float" office:value="397658.204911225" calcext:value-type="float">
            <text:p>397658,204911225</text:p>
          </table:table-cell>
          <table:table-cell table:formula="of:=[.E168]-[.C168]" office:value-type="float" office:value="0.204911224544048" calcext:value-type="float">
            <text:p>0,204911224544048</text:p>
          </table:table-cell>
          <table:table-cell table:formula="of:=[.N168]-[.M168]" office:value-type="float" office:value="5" calcext:value-type="float">
            <text:p>5</text:p>
          </table:table-cell>
          <table:table-cell table:formula="of:=0.07067 * [.G168]" office:value-type="float" office:value="0.35335" calcext:value-type="float">
            <text:p>0,35335</text:p>
          </table:table-cell>
          <table:table-cell table:formula="of:=[.E168]-[.H168]" office:value-type="float" office:value="397657.851561225" calcext:value-type="float">
            <text:p>397657,851561225</text:p>
          </table:table-cell>
          <table:table-cell table:formula="of:=ROUND([.I168])" office:value-type="float" office:value="397658" calcext:value-type="float">
            <text:p>397658</text:p>
          </table:table-cell>
          <table:table-cell table:formula="of:=[.J168]-[.C168]" office:value-type="float" office:value="0" calcext:value-type="float">
            <text:p>0</text:p>
          </table:table-cell>
          <table:table-cell/>
          <table:table-cell office:value-type="float" office:value="332809" calcext:value-type="float">
            <text:p>332809</text:p>
          </table:table-cell>
          <table:table-cell office:value-type="float" office:value="332814" calcext:value-type="float">
            <text:p>332814</text:p>
          </table:table-cell>
          <table:table-cell office:value-type="float" office:value="194880" calcext:value-type="float">
            <text:p>194880</text:p>
          </table:table-cell>
          <table:table-cell office:value-type="float" office:value="332760" calcext:value-type="float">
            <text:p>332760</text:p>
          </table:table-cell>
          <table:table-cell office:value-type="float" office:value="194840" calcext:value-type="float">
            <text:p>19484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9934021" calcext:value-type="float">
            <text:p>119934021</text:p>
          </table:table-cell>
          <table:table-cell table:formula="of:=ROUNDDOWN([.B169]/300)" office:value-type="float" office:value="399780" calcext:value-type="float">
            <text:p>399780</text:p>
          </table:table-cell>
          <table:table-cell table:formula="of:=[.B169]-[.C169]*300" office:value-type="float" office:value="21" calcext:value-type="float">
            <text:p>21</text:p>
          </table:table-cell>
          <table:table-cell table:formula="of:=([.Q169])/44100*90000+26.4-0.84815" office:value-type="float" office:value="399780.653890816" calcext:value-type="float">
            <text:p>399780,653890816</text:p>
          </table:table-cell>
          <table:table-cell table:formula="of:=[.E169]-[.C169]" office:value-type="float" office:value="0.6538908163202" calcext:value-type="float">
            <text:p>0,6538908163202</text:p>
          </table:table-cell>
          <table:table-cell table:formula="of:=[.N169]-[.M169]" office:value-type="float" office:value="12" calcext:value-type="float">
            <text:p>12</text:p>
          </table:table-cell>
          <table:table-cell table:formula="of:=0.07067 * [.G169]" office:value-type="float" office:value="0.84804" calcext:value-type="float">
            <text:p>0,84804</text:p>
          </table:table-cell>
          <table:table-cell table:formula="of:=[.E169]-[.H169]" office:value-type="float" office:value="399779.805850816" calcext:value-type="float">
            <text:p>399779,805850816</text:p>
          </table:table-cell>
          <table:table-cell table:formula="of:=ROUND([.I169])" office:value-type="float" office:value="399780" calcext:value-type="float">
            <text:p>399780</text:p>
          </table:table-cell>
          <table:table-cell table:formula="of:=[.J169]-[.C169]" office:value-type="float" office:value="0" calcext:value-type="float">
            <text:p>0</text:p>
          </table:table-cell>
          <table:table-cell/>
          <table:table-cell office:value-type="float" office:value="334814" calcext:value-type="float">
            <text:p>334814</text:p>
          </table:table-cell>
          <table:table-cell office:value-type="float" office:value="334826" calcext:value-type="float">
            <text:p>334826</text:p>
          </table:table-cell>
          <table:table-cell office:value-type="float" office:value="195920" calcext:value-type="float">
            <text:p>195920</text:p>
          </table:table-cell>
          <table:table-cell office:value-type="float" office:value="334756" calcext:value-type="float">
            <text:p>334756</text:p>
          </table:table-cell>
          <table:table-cell office:value-type="float" office:value="195880" calcext:value-type="float">
            <text:p>19588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0568500" calcext:value-type="float">
            <text:p>120568500</text:p>
          </table:table-cell>
          <table:table-cell table:formula="of:=ROUNDDOWN([.B170]/300)" office:value-type="float" office:value="401895" calcext:value-type="float">
            <text:p>401895</text:p>
          </table:table-cell>
          <table:table-cell table:formula="of:=[.B170]-[.C170]*300" office:value-type="float" office:value="0" calcext:value-type="float">
            <text:p>0</text:p>
          </table:table-cell>
          <table:table-cell table:formula="of:=([.Q170])/44100*90000+26.4-0.84815" office:value-type="float" office:value="401903.102870408" calcext:value-type="float">
            <text:p>401903,102870408</text:p>
          </table:table-cell>
          <table:table-cell table:formula="of:=[.E170]-[.C170]" office:value-type="float" office:value="8.10287040821277" calcext:value-type="float">
            <text:p>8,10287040821277</text:p>
          </table:table-cell>
          <table:table-cell table:formula="of:=[.N170]-[.M170]" office:value-type="float" office:value="125" calcext:value-type="float">
            <text:p>125</text:p>
          </table:table-cell>
          <table:table-cell table:formula="of:=0.07067 * [.G170]" office:value-type="float" office:value="8.83375" calcext:value-type="float">
            <text:p>8,83375</text:p>
          </table:table-cell>
          <table:table-cell table:formula="of:=[.E170]-[.H170]" office:value-type="float" office:value="401894.269120408" calcext:value-type="float">
            <text:p>401894,269120408</text:p>
          </table:table-cell>
          <table:table-cell table:formula="of:=ROUND([.I170])" office:value-type="float" office:value="401894" calcext:value-type="float">
            <text:p>401894</text:p>
          </table:table-cell>
          <table:table-cell table:formula="of:=[.J170]-[.C170]" office:value-type="float" office:value="-1" calcext:value-type="float">
            <text:p>-1</text:p>
          </table:table-cell>
          <table:table-cell/>
          <table:table-cell office:value-type="float" office:value="336819" calcext:value-type="float">
            <text:p>336819</text:p>
          </table:table-cell>
          <table:table-cell office:value-type="float" office:value="336944" calcext:value-type="float">
            <text:p>336944</text:p>
          </table:table-cell>
          <table:table-cell office:value-type="float" office:value="196960" calcext:value-type="float">
            <text:p>196960</text:p>
          </table:table-cell>
          <table:table-cell office:value-type="float" office:value="336804" calcext:value-type="float">
            <text:p>336804</text:p>
          </table:table-cell>
          <table:table-cell office:value-type="float" office:value="196920" calcext:value-type="float">
            <text:p>19692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1181978" calcext:value-type="float">
            <text:p>121181978</text:p>
          </table:table-cell>
          <table:table-cell table:formula="of:=ROUNDDOWN([.B171]/300)" office:value-type="float" office:value="403939" calcext:value-type="float">
            <text:p>403939</text:p>
          </table:table-cell>
          <table:table-cell table:formula="of:=[.B171]-[.C171]*300" office:value-type="float" office:value="278" calcext:value-type="float">
            <text:p>278</text:p>
          </table:table-cell>
          <table:table-cell table:formula="of:=([.Q171])/44100*90000+26.4-0.84815" office:value-type="float" office:value="403943.919196939" calcext:value-type="float">
            <text:p>403943,919196939</text:p>
          </table:table-cell>
          <table:table-cell table:formula="of:=[.E171]-[.C171]" office:value-type="float" office:value="4.91919693886302" calcext:value-type="float">
            <text:p>4,91919693886302</text:p>
          </table:table-cell>
          <table:table-cell table:formula="of:=[.N171]-[.M171]" office:value-type="float" office:value="70" calcext:value-type="float">
            <text:p>70</text:p>
          </table:table-cell>
          <table:table-cell table:formula="of:=0.07067 * [.G171]" office:value-type="float" office:value="4.9469" calcext:value-type="float">
            <text:p>4,9469</text:p>
          </table:table-cell>
          <table:table-cell table:formula="of:=[.E171]-[.H171]" office:value-type="float" office:value="403938.972296939" calcext:value-type="float">
            <text:p>403938,972296939</text:p>
          </table:table-cell>
          <table:table-cell table:formula="of:=ROUND([.I171])" office:value-type="float" office:value="403939" calcext:value-type="float">
            <text:p>403939</text:p>
          </table:table-cell>
          <table:table-cell table:formula="of:=[.J171]-[.C171]" office:value-type="float" office:value="0" calcext:value-type="float">
            <text:p>0</text:p>
          </table:table-cell>
          <table:table-cell/>
          <table:table-cell office:value-type="float" office:value="338824" calcext:value-type="float">
            <text:p>338824</text:p>
          </table:table-cell>
          <table:table-cell office:value-type="float" office:value="338894" calcext:value-type="float">
            <text:p>338894</text:p>
          </table:table-cell>
          <table:table-cell office:value-type="float" office:value="197960" calcext:value-type="float">
            <text:p>197960</text:p>
          </table:table-cell>
          <table:table-cell office:value-type="float" office:value="338822" calcext:value-type="float">
            <text:p>338822</text:p>
          </table:table-cell>
          <table:table-cell office:value-type="float" office:value="197920" calcext:value-type="float">
            <text:p>19792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1819243" calcext:value-type="float">
            <text:p>121819243</text:p>
          </table:table-cell>
          <table:table-cell table:formula="of:=ROUNDDOWN([.B172]/300)" office:value-type="float" office:value="406064" calcext:value-type="float">
            <text:p>406064</text:p>
          </table:table-cell>
          <table:table-cell table:formula="of:=[.B172]-[.C172]*300" office:value-type="float" office:value="43" calcext:value-type="float">
            <text:p>43</text:p>
          </table:table-cell>
          <table:table-cell table:formula="of:=([.Q172])/44100*90000+26.4-0.84815" office:value-type="float" office:value="406066.368176531" calcext:value-type="float">
            <text:p>406066,368176531</text:p>
          </table:table-cell>
          <table:table-cell table:formula="of:=[.E172]-[.C172]" office:value-type="float" office:value="2.36817653069738" calcext:value-type="float">
            <text:p>2,36817653069738</text:p>
          </table:table-cell>
          <table:table-cell table:formula="of:=[.N172]-[.M172]" office:value-type="float" office:value="39" calcext:value-type="float">
            <text:p>39</text:p>
          </table:table-cell>
          <table:table-cell table:formula="of:=0.07067 * [.G172]" office:value-type="float" office:value="2.75613" calcext:value-type="float">
            <text:p>2,75613</text:p>
          </table:table-cell>
          <table:table-cell table:formula="of:=[.E172]-[.H172]" office:value-type="float" office:value="406063.612046531" calcext:value-type="float">
            <text:p>406063,612046531</text:p>
          </table:table-cell>
          <table:table-cell table:formula="of:=ROUND([.I172])" office:value-type="float" office:value="406064" calcext:value-type="float">
            <text:p>406064</text:p>
          </table:table-cell>
          <table:table-cell table:formula="of:=[.J172]-[.C172]" office:value-type="float" office:value="0" calcext:value-type="float">
            <text:p>0</text:p>
          </table:table-cell>
          <table:table-cell/>
          <table:table-cell office:value-type="float" office:value="340829" calcext:value-type="float">
            <text:p>340829</text:p>
          </table:table-cell>
          <table:table-cell office:value-type="float" office:value="340868" calcext:value-type="float">
            <text:p>340868</text:p>
          </table:table-cell>
          <table:table-cell office:value-type="float" office:value="199000" calcext:value-type="float">
            <text:p>199000</text:p>
          </table:table-cell>
          <table:table-cell office:value-type="float" office:value="340802" calcext:value-type="float">
            <text:p>340802</text:p>
          </table:table-cell>
          <table:table-cell office:value-type="float" office:value="198960" calcext:value-type="float">
            <text:p>19896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2480250" calcext:value-type="float">
            <text:p>122480250</text:p>
          </table:table-cell>
          <table:table-cell table:formula="of:=ROUNDDOWN([.B173]/300)" office:value-type="float" office:value="408267" calcext:value-type="float">
            <text:p>408267</text:p>
          </table:table-cell>
          <table:table-cell table:formula="of:=[.B173]-[.C173]*300" office:value-type="float" office:value="150" calcext:value-type="float">
            <text:p>150</text:p>
          </table:table-cell>
          <table:table-cell table:formula="of:=([.Q173])/44100*90000+26.4-0.84815" office:value-type="float" office:value="408270.449809184" calcext:value-type="float">
            <text:p>408270,449809184</text:p>
          </table:table-cell>
          <table:table-cell table:formula="of:=[.E173]-[.C173]" office:value-type="float" office:value="3.44980918365763" calcext:value-type="float">
            <text:p>3,44980918365763</text:p>
          </table:table-cell>
          <table:table-cell table:formula="of:=[.N173]-[.M173]" office:value-type="float" office:value="48" calcext:value-type="float">
            <text:p>48</text:p>
          </table:table-cell>
          <table:table-cell table:formula="of:=0.07067 * [.G173]" office:value-type="float" office:value="3.39216" calcext:value-type="float">
            <text:p>3,39216</text:p>
          </table:table-cell>
          <table:table-cell table:formula="of:=[.E173]-[.H173]" office:value-type="float" office:value="408267.057649184" calcext:value-type="float">
            <text:p>408267,057649184</text:p>
          </table:table-cell>
          <table:table-cell table:formula="of:=ROUND([.I173])" office:value-type="float" office:value="408267" calcext:value-type="float">
            <text:p>408267</text:p>
          </table:table-cell>
          <table:table-cell table:formula="of:=[.J173]-[.C173]" office:value-type="float" office:value="0" calcext:value-type="float">
            <text:p>0</text:p>
          </table:table-cell>
          <table:table-cell/>
          <table:table-cell office:value-type="float" office:value="342834" calcext:value-type="float">
            <text:p>342834</text:p>
          </table:table-cell>
          <table:table-cell office:value-type="float" office:value="342882" calcext:value-type="float">
            <text:p>342882</text:p>
          </table:table-cell>
          <table:table-cell office:value-type="float" office:value="200080" calcext:value-type="float">
            <text:p>200080</text:p>
          </table:table-cell>
          <table:table-cell office:value-type="float" office:value="342820" calcext:value-type="float">
            <text:p>342820</text:p>
          </table:table-cell>
          <table:table-cell office:value-type="float" office:value="200040" calcext:value-type="float">
            <text:p>20004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3140271" calcext:value-type="float">
            <text:p>123140271</text:p>
          </table:table-cell>
          <table:table-cell table:formula="of:=ROUNDDOWN([.B174]/300)" office:value-type="float" office:value="410467" calcext:value-type="float">
            <text:p>410467</text:p>
          </table:table-cell>
          <table:table-cell table:formula="of:=[.B174]-[.C174]*300" office:value-type="float" office:value="171" calcext:value-type="float">
            <text:p>171</text:p>
          </table:table-cell>
          <table:table-cell table:formula="of:=([.Q174])/44100*90000+26.4-0.84815" office:value-type="float" office:value="410474.531441837" calcext:value-type="float">
            <text:p>410474,531441837</text:p>
          </table:table-cell>
          <table:table-cell table:formula="of:=[.E174]-[.C174]" office:value-type="float" office:value="7.53144183679251" calcext:value-type="float">
            <text:p>7,53144183679251</text:p>
          </table:table-cell>
          <table:table-cell table:formula="of:=[.N174]-[.M174]" office:value-type="float" office:value="103" calcext:value-type="float">
            <text:p>103</text:p>
          </table:table-cell>
          <table:table-cell table:formula="of:=0.07067 * [.G174]" office:value-type="float" office:value="7.27901" calcext:value-type="float">
            <text:p>7,27901</text:p>
          </table:table-cell>
          <table:table-cell table:formula="of:=[.E174]-[.H174]" office:value-type="float" office:value="410467.252431837" calcext:value-type="float">
            <text:p>410467,252431837</text:p>
          </table:table-cell>
          <table:table-cell table:formula="of:=ROUND([.I174])" office:value-type="float" office:value="410467" calcext:value-type="float">
            <text:p>410467</text:p>
          </table:table-cell>
          <table:table-cell table:formula="of:=[.J174]-[.C174]" office:value-type="float" office:value="0" calcext:value-type="float">
            <text:p>0</text:p>
          </table:table-cell>
          <table:table-cell/>
          <table:table-cell office:value-type="float" office:value="344839" calcext:value-type="float">
            <text:p>344839</text:p>
          </table:table-cell>
          <table:table-cell office:value-type="float" office:value="344942" calcext:value-type="float">
            <text:p>344942</text:p>
          </table:table-cell>
          <table:table-cell office:value-type="float" office:value="201160" calcext:value-type="float">
            <text:p>201160</text:p>
          </table:table-cell>
          <table:table-cell office:value-type="float" office:value="344802" calcext:value-type="float">
            <text:p>344802</text:p>
          </table:table-cell>
          <table:table-cell office:value-type="float" office:value="201120" calcext:value-type="float">
            <text:p>20112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3802435" calcext:value-type="float">
            <text:p>123802435</text:p>
          </table:table-cell>
          <table:table-cell table:formula="of:=ROUNDDOWN([.B175]/300)" office:value-type="float" office:value="412674" calcext:value-type="float">
            <text:p>412674</text:p>
          </table:table-cell>
          <table:table-cell table:formula="of:=[.B175]-[.C175]*300" office:value-type="float" office:value="235" calcext:value-type="float">
            <text:p>235</text:p>
          </table:table-cell>
          <table:table-cell table:formula="of:=([.Q175])/44100*90000+26.4-0.84815" office:value-type="float" office:value="412678.61307449" calcext:value-type="float">
            <text:p>412678,61307449</text:p>
          </table:table-cell>
          <table:table-cell table:formula="of:=[.E175]-[.C175]" office:value-type="float" office:value="4.61307448986918" calcext:value-type="float">
            <text:p>4,61307448986918</text:p>
          </table:table-cell>
          <table:table-cell table:formula="of:=[.N175]-[.M175]" office:value-type="float" office:value="58" calcext:value-type="float">
            <text:p>58</text:p>
          </table:table-cell>
          <table:table-cell table:formula="of:=0.07067 * [.G175]" office:value-type="float" office:value="4.09886" calcext:value-type="float">
            <text:p>4,09886</text:p>
          </table:table-cell>
          <table:table-cell table:formula="of:=[.E175]-[.H175]" office:value-type="float" office:value="412674.51421449" calcext:value-type="float">
            <text:p>412674,51421449</text:p>
          </table:table-cell>
          <table:table-cell table:formula="of:=ROUND([.I175])" office:value-type="float" office:value="412675" calcext:value-type="float">
            <text:p>412675</text:p>
          </table:table-cell>
          <table:table-cell table:formula="of:=[.J175]-[.C175]" office:value-type="float" office:value="1" calcext:value-type="float">
            <text:p>1</text:p>
          </table:table-cell>
          <table:table-cell/>
          <table:table-cell office:value-type="float" office:value="346844" calcext:value-type="float">
            <text:p>346844</text:p>
          </table:table-cell>
          <table:table-cell office:value-type="float" office:value="346902" calcext:value-type="float">
            <text:p>346902</text:p>
          </table:table-cell>
          <table:table-cell office:value-type="float" office:value="202240" calcext:value-type="float">
            <text:p>202240</text:p>
          </table:table-cell>
          <table:table-cell office:value-type="float" office:value="346834" calcext:value-type="float">
            <text:p>346834</text:p>
          </table:table-cell>
          <table:table-cell office:value-type="float" office:value="202200" calcext:value-type="float">
            <text:p>20220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4489414" calcext:value-type="float">
            <text:p>124489414</text:p>
          </table:table-cell>
          <table:table-cell table:formula="of:=ROUNDDOWN([.B176]/300)" office:value-type="float" office:value="414964" calcext:value-type="float">
            <text:p>414964</text:p>
          </table:table-cell>
          <table:table-cell table:formula="of:=[.B176]-[.C176]*300" office:value-type="float" office:value="214" calcext:value-type="float">
            <text:p>214</text:p>
          </table:table-cell>
          <table:table-cell table:formula="of:=([.Q176])/44100*90000+26.4-0.84815" office:value-type="float" office:value="414964.327360204" calcext:value-type="float">
            <text:p>414964,327360204</text:p>
          </table:table-cell>
          <table:table-cell table:formula="of:=[.E176]-[.C176]" office:value-type="float" office:value="0.327360204129945" calcext:value-type="float">
            <text:p>0,327360204129945</text:p>
          </table:table-cell>
          <table:table-cell table:formula="of:=[.N176]-[.M176]" office:value-type="float" office:value="3" calcext:value-type="float">
            <text:p>3</text:p>
          </table:table-cell>
          <table:table-cell table:formula="of:=0.07067 * [.G176]" office:value-type="float" office:value="0.21201" calcext:value-type="float">
            <text:p>0,21201</text:p>
          </table:table-cell>
          <table:table-cell table:formula="of:=[.E176]-[.H176]" office:value-type="float" office:value="414964.115350204" calcext:value-type="float">
            <text:p>414964,115350204</text:p>
          </table:table-cell>
          <table:table-cell table:formula="of:=ROUND([.I176])" office:value-type="float" office:value="414964" calcext:value-type="float">
            <text:p>414964</text:p>
          </table:table-cell>
          <table:table-cell table:formula="of:=[.J176]-[.C176]" office:value-type="float" office:value="0" calcext:value-type="float">
            <text:p>0</text:p>
          </table:table-cell>
          <table:table-cell/>
          <table:table-cell office:value-type="float" office:value="348849" calcext:value-type="float">
            <text:p>348849</text:p>
          </table:table-cell>
          <table:table-cell office:value-type="float" office:value="348852" calcext:value-type="float">
            <text:p>348852</text:p>
          </table:table-cell>
          <table:table-cell office:value-type="float" office:value="203360" calcext:value-type="float">
            <text:p>203360</text:p>
          </table:table-cell>
          <table:table-cell office:value-type="float" office:value="348792" calcext:value-type="float">
            <text:p>348792</text:p>
          </table:table-cell>
          <table:table-cell office:value-type="float" office:value="203320" calcext:value-type="float">
            <text:p>20332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5174464" calcext:value-type="float">
            <text:p>125174464</text:p>
          </table:table-cell>
          <table:table-cell table:formula="of:=ROUNDDOWN([.B177]/300)" office:value-type="float" office:value="417248" calcext:value-type="float">
            <text:p>417248</text:p>
          </table:table-cell>
          <table:table-cell table:formula="of:=[.B177]-[.C177]*300" office:value-type="float" office:value="64" calcext:value-type="float">
            <text:p>64</text:p>
          </table:table-cell>
          <table:table-cell table:formula="of:=([.Q177])/44100*90000+26.4-0.84815" office:value-type="float" office:value="417250.041645918" calcext:value-type="float">
            <text:p>417250,041645918</text:p>
          </table:table-cell>
          <table:table-cell table:formula="of:=[.E177]-[.C177]" office:value-type="float" office:value="2.04164591839071" calcext:value-type="float">
            <text:p>2,04164591839071</text:p>
          </table:table-cell>
          <table:table-cell table:formula="of:=[.N177]-[.M177]" office:value-type="float" office:value="38" calcext:value-type="float">
            <text:p>38</text:p>
          </table:table-cell>
          <table:table-cell table:formula="of:=0.07067 * [.G177]" office:value-type="float" office:value="2.68546" calcext:value-type="float">
            <text:p>2,68546</text:p>
          </table:table-cell>
          <table:table-cell table:formula="of:=[.E177]-[.H177]" office:value-type="float" office:value="417247.356185918" calcext:value-type="float">
            <text:p>417247,356185918</text:p>
          </table:table-cell>
          <table:table-cell table:formula="of:=ROUND([.I177])" office:value-type="float" office:value="417247" calcext:value-type="float">
            <text:p>417247</text:p>
          </table:table-cell>
          <table:table-cell table:formula="of:=[.J177]-[.C177]" office:value-type="float" office:value="-1" calcext:value-type="float">
            <text:p>-1</text:p>
          </table:table-cell>
          <table:table-cell/>
          <table:table-cell office:value-type="float" office:value="350854" calcext:value-type="float">
            <text:p>350854</text:p>
          </table:table-cell>
          <table:table-cell office:value-type="float" office:value="350892" calcext:value-type="float">
            <text:p>350892</text:p>
          </table:table-cell>
          <table:table-cell office:value-type="float" office:value="204480" calcext:value-type="float">
            <text:p>204480</text:p>
          </table:table-cell>
          <table:table-cell office:value-type="float" office:value="350828" calcext:value-type="float">
            <text:p>350828</text:p>
          </table:table-cell>
          <table:table-cell office:value-type="float" office:value="204440" calcext:value-type="float">
            <text:p>20444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5859814" calcext:value-type="float">
            <text:p>125859814</text:p>
          </table:table-cell>
          <table:table-cell table:formula="of:=ROUNDDOWN([.B178]/300)" office:value-type="float" office:value="419532" calcext:value-type="float">
            <text:p>419532</text:p>
          </table:table-cell>
          <table:table-cell table:formula="of:=[.B178]-[.C178]*300" office:value-type="float" office:value="214" calcext:value-type="float">
            <text:p>214</text:p>
          </table:table-cell>
          <table:table-cell table:formula="of:=([.Q178])/44100*90000+26.4-0.84815" office:value-type="float" office:value="419535.755931633" calcext:value-type="float">
            <text:p>419535,755931633</text:p>
          </table:table-cell>
          <table:table-cell table:formula="of:=[.E178]-[.C178]" office:value-type="float" office:value="3.75593163270969" calcext:value-type="float">
            <text:p>3,75593163270969</text:p>
          </table:table-cell>
          <table:table-cell table:formula="of:=[.N178]-[.M178]" office:value-type="float" office:value="45" calcext:value-type="float">
            <text:p>45</text:p>
          </table:table-cell>
          <table:table-cell table:formula="of:=0.07067 * [.G178]" office:value-type="float" office:value="3.18015" calcext:value-type="float">
            <text:p>3,18015</text:p>
          </table:table-cell>
          <table:table-cell table:formula="of:=[.E178]-[.H178]" office:value-type="float" office:value="419532.575781633" calcext:value-type="float">
            <text:p>419532,575781633</text:p>
          </table:table-cell>
          <table:table-cell table:formula="of:=ROUND([.I178])" office:value-type="float" office:value="419533" calcext:value-type="float">
            <text:p>419533</text:p>
          </table:table-cell>
          <table:table-cell table:formula="of:=[.J178]-[.C178]" office:value-type="float" office:value="1" calcext:value-type="float">
            <text:p>1</text:p>
          </table:table-cell>
          <table:table-cell/>
          <table:table-cell office:value-type="float" office:value="352859" calcext:value-type="float">
            <text:p>352859</text:p>
          </table:table-cell>
          <table:table-cell office:value-type="float" office:value="352904" calcext:value-type="float">
            <text:p>352904</text:p>
          </table:table-cell>
          <table:table-cell office:value-type="float" office:value="205600" calcext:value-type="float">
            <text:p>205600</text:p>
          </table:table-cell>
          <table:table-cell office:value-type="float" office:value="352844" calcext:value-type="float">
            <text:p>352844</text:p>
          </table:table-cell>
          <table:table-cell office:value-type="float" office:value="205560" calcext:value-type="float">
            <text:p>20556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6520821" calcext:value-type="float">
            <text:p>126520821</text:p>
          </table:table-cell>
          <table:table-cell table:formula="of:=ROUNDDOWN([.B179]/300)" office:value-type="float" office:value="421736" calcext:value-type="float">
            <text:p>421736</text:p>
          </table:table-cell>
          <table:table-cell table:formula="of:=[.B179]-[.C179]*300" office:value-type="float" office:value="21" calcext:value-type="float">
            <text:p>21</text:p>
          </table:table-cell>
          <table:table-cell table:formula="of:=([.Q179])/44100*90000+26.4-0.84815" office:value-type="float" office:value="421739.837564286" calcext:value-type="float">
            <text:p>421739,837564286</text:p>
          </table:table-cell>
          <table:table-cell table:formula="of:=[.E179]-[.C179]" office:value-type="float" office:value="3.83756428578636" calcext:value-type="float">
            <text:p>3,83756428578636</text:p>
          </table:table-cell>
          <table:table-cell table:formula="of:=[.N179]-[.M179]" office:value-type="float" office:value="54" calcext:value-type="float">
            <text:p>54</text:p>
          </table:table-cell>
          <table:table-cell table:formula="of:=0.07067 * [.G179]" office:value-type="float" office:value="3.81618" calcext:value-type="float">
            <text:p>3,81618</text:p>
          </table:table-cell>
          <table:table-cell table:formula="of:=[.E179]-[.H179]" office:value-type="float" office:value="421736.021384286" calcext:value-type="float">
            <text:p>421736,021384286</text:p>
          </table:table-cell>
          <table:table-cell table:formula="of:=ROUND([.I179])" office:value-type="float" office:value="421736" calcext:value-type="float">
            <text:p>421736</text:p>
          </table:table-cell>
          <table:table-cell table:formula="of:=[.J179]-[.C179]" office:value-type="float" office:value="0" calcext:value-type="float">
            <text:p>0</text:p>
          </table:table-cell>
          <table:table-cell/>
          <table:table-cell office:value-type="float" office:value="354864" calcext:value-type="float">
            <text:p>354864</text:p>
          </table:table-cell>
          <table:table-cell office:value-type="float" office:value="354918" calcext:value-type="float">
            <text:p>354918</text:p>
          </table:table-cell>
          <table:table-cell office:value-type="float" office:value="206680" calcext:value-type="float">
            <text:p>206680</text:p>
          </table:table-cell>
          <table:table-cell office:value-type="float" office:value="354854" calcext:value-type="float">
            <text:p>354854</text:p>
          </table:table-cell>
          <table:table-cell office:value-type="float" office:value="206640" calcext:value-type="float">
            <text:p>20664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7207714" calcext:value-type="float">
            <text:p>127207714</text:p>
          </table:table-cell>
          <table:table-cell table:formula="of:=ROUNDDOWN([.B180]/300)" office:value-type="float" office:value="424025" calcext:value-type="float">
            <text:p>424025</text:p>
          </table:table-cell>
          <table:table-cell table:formula="of:=[.B180]-[.C180]*300" office:value-type="float" office:value="214" calcext:value-type="float">
            <text:p>214</text:p>
          </table:table-cell>
          <table:table-cell table:formula="of:=([.Q180])/44100*90000+26.4-0.84815" office:value-type="float" office:value="424025.55185" calcext:value-type="float">
            <text:p>424025,55185</text:p>
          </table:table-cell>
          <table:table-cell table:formula="of:=[.E180]-[.C180]" office:value-type="float" office:value="0.551850000047125" calcext:value-type="float">
            <text:p>0,551850000047125</text:p>
          </table:table-cell>
          <table:table-cell table:formula="of:=[.N180]-[.M180]" office:value-type="float" office:value="3" calcext:value-type="float">
            <text:p>3</text:p>
          </table:table-cell>
          <table:table-cell table:formula="of:=0.07067 * [.G180]" office:value-type="float" office:value="0.21201" calcext:value-type="float">
            <text:p>0,21201</text:p>
          </table:table-cell>
          <table:table-cell table:formula="of:=[.E180]-[.H180]" office:value-type="float" office:value="424025.33984" calcext:value-type="float">
            <text:p>424025,33984</text:p>
          </table:table-cell>
          <table:table-cell table:formula="of:=ROUND([.I180])" office:value-type="float" office:value="424025" calcext:value-type="float">
            <text:p>424025</text:p>
          </table:table-cell>
          <table:table-cell table:formula="of:=[.J180]-[.C180]" office:value-type="float" office:value="0" calcext:value-type="float">
            <text:p>0</text:p>
          </table:table-cell>
          <table:table-cell/>
          <table:table-cell office:value-type="float" office:value="356869" calcext:value-type="float">
            <text:p>356869</text:p>
          </table:table-cell>
          <table:table-cell office:value-type="float" office:value="356872" calcext:value-type="float">
            <text:p>356872</text:p>
          </table:table-cell>
          <table:table-cell office:value-type="float" office:value="207800" calcext:value-type="float">
            <text:p>207800</text:p>
          </table:table-cell>
          <table:table-cell office:value-type="float" office:value="356814" calcext:value-type="float">
            <text:p>356814</text:p>
          </table:table-cell>
          <table:table-cell office:value-type="float" office:value="207760" calcext:value-type="float">
            <text:p>20776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7916550" calcext:value-type="float">
            <text:p>127916550</text:p>
          </table:table-cell>
          <table:table-cell table:formula="of:=ROUNDDOWN([.B181]/300)" office:value-type="float" office:value="426388" calcext:value-type="float">
            <text:p>426388</text:p>
          </table:table-cell>
          <table:table-cell table:formula="of:=[.B181]-[.C181]*300" office:value-type="float" office:value="150" calcext:value-type="float">
            <text:p>150</text:p>
          </table:table-cell>
          <table:table-cell table:formula="of:=([.Q181])/44100*90000+26.4-0.84815" office:value-type="float" office:value="426392.898788776" calcext:value-type="float">
            <text:p>426392,898788776</text:p>
          </table:table-cell>
          <table:table-cell table:formula="of:=[.E181]-[.C181]" office:value-type="float" office:value="4.8987887755502" calcext:value-type="float">
            <text:p>4,8987887755502</text:p>
          </table:table-cell>
          <table:table-cell table:formula="of:=[.N181]-[.M181]" office:value-type="float" office:value="62" calcext:value-type="float">
            <text:p>62</text:p>
          </table:table-cell>
          <table:table-cell table:formula="of:=0.07067 * [.G181]" office:value-type="float" office:value="4.38154" calcext:value-type="float">
            <text:p>4,38154</text:p>
          </table:table-cell>
          <table:table-cell table:formula="of:=[.E181]-[.H181]" office:value-type="float" office:value="426388.517248776" calcext:value-type="float">
            <text:p>426388,517248776</text:p>
          </table:table-cell>
          <table:table-cell table:formula="of:=ROUND([.I181])" office:value-type="float" office:value="426389" calcext:value-type="float">
            <text:p>426389</text:p>
          </table:table-cell>
          <table:table-cell table:formula="of:=[.J181]-[.C181]" office:value-type="float" office:value="1" calcext:value-type="float">
            <text:p>1</text:p>
          </table:table-cell>
          <table:table-cell/>
          <table:table-cell office:value-type="float" office:value="358874" calcext:value-type="float">
            <text:p>358874</text:p>
          </table:table-cell>
          <table:table-cell office:value-type="float" office:value="358936" calcext:value-type="float">
            <text:p>358936</text:p>
          </table:table-cell>
          <table:table-cell office:value-type="float" office:value="208960" calcext:value-type="float">
            <text:p>208960</text:p>
          </table:table-cell>
          <table:table-cell office:value-type="float" office:value="358874" calcext:value-type="float">
            <text:p>358874</text:p>
          </table:table-cell>
          <table:table-cell office:value-type="float" office:value="208920" calcext:value-type="float">
            <text:p>20892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627314" calcext:value-type="float">
            <text:p>128627314</text:p>
          </table:table-cell>
          <table:table-cell table:formula="of:=ROUNDDOWN([.B182]/300)" office:value-type="float" office:value="428757" calcext:value-type="float">
            <text:p>428757</text:p>
          </table:table-cell>
          <table:table-cell table:formula="of:=[.B182]-[.C182]*300" office:value-type="float" office:value="214" calcext:value-type="float">
            <text:p>214</text:p>
          </table:table-cell>
          <table:table-cell table:formula="of:=([.Q182])/44100*90000+26.4-0.84815" office:value-type="float" office:value="428760.245727551" calcext:value-type="float">
            <text:p>428760,245727551</text:p>
          </table:table-cell>
          <table:table-cell table:formula="of:=[.E182]-[.C182]" office:value-type="float" office:value="3.24572755105328" calcext:value-type="float">
            <text:p>3,24572755105328</text:p>
          </table:table-cell>
          <table:table-cell table:formula="of:=[.N182]-[.M182]" office:value-type="float" office:value="45" calcext:value-type="float">
            <text:p>45</text:p>
          </table:table-cell>
          <table:table-cell table:formula="of:=0.07067 * [.G182]" office:value-type="float" office:value="3.18015" calcext:value-type="float">
            <text:p>3,18015</text:p>
          </table:table-cell>
          <table:table-cell table:formula="of:=[.E182]-[.H182]" office:value-type="float" office:value="428757.065577551" calcext:value-type="float">
            <text:p>428757,065577551</text:p>
          </table:table-cell>
          <table:table-cell table:formula="of:=ROUND([.I182])" office:value-type="float" office:value="428757" calcext:value-type="float">
            <text:p>428757</text:p>
          </table:table-cell>
          <table:table-cell table:formula="of:=[.J182]-[.C182]" office:value-type="float" office:value="0" calcext:value-type="float">
            <text:p>0</text:p>
          </table:table-cell>
          <table:table-cell/>
          <table:table-cell office:value-type="float" office:value="360879" calcext:value-type="float">
            <text:p>360879</text:p>
          </table:table-cell>
          <table:table-cell office:value-type="float" office:value="360924" calcext:value-type="float">
            <text:p>360924</text:p>
          </table:table-cell>
          <table:table-cell office:value-type="float" office:value="210120" calcext:value-type="float">
            <text:p>210120</text:p>
          </table:table-cell>
          <table:table-cell office:value-type="float" office:value="360858" calcext:value-type="float">
            <text:p>360858</text:p>
          </table:table-cell>
          <table:table-cell office:value-type="float" office:value="210080" calcext:value-type="float">
            <text:p>21008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9239378" calcext:value-type="float">
            <text:p>129239378</text:p>
          </table:table-cell>
          <table:table-cell table:formula="of:=ROUNDDOWN([.B183]/300)" office:value-type="float" office:value="430797" calcext:value-type="float">
            <text:p>430797</text:p>
          </table:table-cell>
          <table:table-cell table:formula="of:=[.B183]-[.C183]*300" office:value-type="float" office:value="278" calcext:value-type="float">
            <text:p>278</text:p>
          </table:table-cell>
          <table:table-cell table:formula="of:=([.Q183])/44100*90000+26.4-0.84815" office:value-type="float" office:value="430801.062054082" calcext:value-type="float">
            <text:p>430801,062054082</text:p>
          </table:table-cell>
          <table:table-cell table:formula="of:=[.E183]-[.C183]" office:value-type="float" office:value="4.06205408170354" calcext:value-type="float">
            <text:p>4,06205408170354</text:p>
          </table:table-cell>
          <table:table-cell table:formula="of:=[.N183]-[.M183]" office:value-type="float" office:value="56" calcext:value-type="float">
            <text:p>56</text:p>
          </table:table-cell>
          <table:table-cell table:formula="of:=0.07067 * [.G183]" office:value-type="float" office:value="3.95752" calcext:value-type="float">
            <text:p>3,95752</text:p>
          </table:table-cell>
          <table:table-cell table:formula="of:=[.E183]-[.H183]" office:value-type="float" office:value="430797.104534082" calcext:value-type="float">
            <text:p>430797,104534082</text:p>
          </table:table-cell>
          <table:table-cell table:formula="of:=ROUND([.I183])" office:value-type="float" office:value="430797" calcext:value-type="float">
            <text:p>430797</text:p>
          </table:table-cell>
          <table:table-cell table:formula="of:=[.J183]-[.C183]" office:value-type="float" office:value="0" calcext:value-type="float">
            <text:p>0</text:p>
          </table:table-cell>
          <table:table-cell/>
          <table:table-cell office:value-type="float" office:value="362884" calcext:value-type="float">
            <text:p>362884</text:p>
          </table:table-cell>
          <table:table-cell office:value-type="float" office:value="362940" calcext:value-type="float">
            <text:p>362940</text:p>
          </table:table-cell>
          <table:table-cell office:value-type="float" office:value="211120" calcext:value-type="float">
            <text:p>211120</text:p>
          </table:table-cell>
          <table:table-cell office:value-type="float" office:value="362796" calcext:value-type="float">
            <text:p>362796</text:p>
          </table:table-cell>
          <table:table-cell office:value-type="float" office:value="211080" calcext:value-type="float">
            <text:p>21108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9875614" calcext:value-type="float">
            <text:p>129875614</text:p>
          </table:table-cell>
          <table:table-cell table:formula="of:=ROUNDDOWN([.B184]/300)" office:value-type="float" office:value="432918" calcext:value-type="float">
            <text:p>432918</text:p>
          </table:table-cell>
          <table:table-cell table:formula="of:=[.B184]-[.C184]*300" office:value-type="float" office:value="214" calcext:value-type="float">
            <text:p>214</text:p>
          </table:table-cell>
          <table:table-cell table:formula="of:=([.Q184])/44100*90000+26.4-0.84815" office:value-type="float" office:value="432923.511033674" calcext:value-type="float">
            <text:p>432923,511033674</text:p>
          </table:table-cell>
          <table:table-cell table:formula="of:=[.E184]-[.C184]" office:value-type="float" office:value="5.5110336735379" calcext:value-type="float">
            <text:p>5,5110336735379</text:p>
          </table:table-cell>
          <table:table-cell table:formula="of:=[.N184]-[.M184]" office:value-type="float" office:value="73" calcext:value-type="float">
            <text:p>73</text:p>
          </table:table-cell>
          <table:table-cell table:formula="of:=0.07067 * [.G184]" office:value-type="float" office:value="5.15891" calcext:value-type="float">
            <text:p>5,15891</text:p>
          </table:table-cell>
          <table:table-cell table:formula="of:=[.E184]-[.H184]" office:value-type="float" office:value="432918.352123674" calcext:value-type="float">
            <text:p>432918,352123674</text:p>
          </table:table-cell>
          <table:table-cell table:formula="of:=ROUND([.I184])" office:value-type="float" office:value="432918" calcext:value-type="float">
            <text:p>432918</text:p>
          </table:table-cell>
          <table:table-cell table:formula="of:=[.J184]-[.C184]" office:value-type="float" office:value="0" calcext:value-type="float">
            <text:p>0</text:p>
          </table:table-cell>
          <table:table-cell/>
          <table:table-cell office:value-type="float" office:value="364889" calcext:value-type="float">
            <text:p>364889</text:p>
          </table:table-cell>
          <table:table-cell office:value-type="float" office:value="364962" calcext:value-type="float">
            <text:p>364962</text:p>
          </table:table-cell>
          <table:table-cell office:value-type="float" office:value="212160" calcext:value-type="float">
            <text:p>212160</text:p>
          </table:table-cell>
          <table:table-cell office:value-type="float" office:value="364888" calcext:value-type="float">
            <text:p>364888</text:p>
          </table:table-cell>
          <table:table-cell office:value-type="float" office:value="212120" calcext:value-type="float">
            <text:p>21212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0513264" calcext:value-type="float">
            <text:p>130513264</text:p>
          </table:table-cell>
          <table:table-cell table:formula="of:=ROUNDDOWN([.B185]/300)" office:value-type="float" office:value="435044" calcext:value-type="float">
            <text:p>435044</text:p>
          </table:table-cell>
          <table:table-cell table:formula="of:=[.B185]-[.C185]*300" office:value-type="float" office:value="64" calcext:value-type="float">
            <text:p>64</text:p>
          </table:table-cell>
          <table:table-cell table:formula="of:=([.Q185])/44100*90000+26.4-0.84815" office:value-type="float" office:value="435045.960013265" calcext:value-type="float">
            <text:p>435045,960013265</text:p>
          </table:table-cell>
          <table:table-cell table:formula="of:=[.E185]-[.C185]" office:value-type="float" office:value="1.96001326531405" calcext:value-type="float">
            <text:p>1,96001326531405</text:p>
          </table:table-cell>
          <table:table-cell table:formula="of:=[.N185]-[.M185]" office:value-type="float" office:value="38" calcext:value-type="float">
            <text:p>38</text:p>
          </table:table-cell>
          <table:table-cell table:formula="of:=0.07067 * [.G185]" office:value-type="float" office:value="2.68546" calcext:value-type="float">
            <text:p>2,68546</text:p>
          </table:table-cell>
          <table:table-cell table:formula="of:=[.E185]-[.H185]" office:value-type="float" office:value="435043.274553265" calcext:value-type="float">
            <text:p>435043,274553265</text:p>
          </table:table-cell>
          <table:table-cell table:formula="of:=ROUND([.I185])" office:value-type="float" office:value="435043" calcext:value-type="float">
            <text:p>435043</text:p>
          </table:table-cell>
          <table:table-cell table:formula="of:=[.J185]-[.C185]" office:value-type="float" office:value="-1" calcext:value-type="float">
            <text:p>-1</text:p>
          </table:table-cell>
          <table:table-cell/>
          <table:table-cell office:value-type="float" office:value="366894" calcext:value-type="float">
            <text:p>366894</text:p>
          </table:table-cell>
          <table:table-cell office:value-type="float" office:value="366932" calcext:value-type="float">
            <text:p>366932</text:p>
          </table:table-cell>
          <table:table-cell office:value-type="float" office:value="213200" calcext:value-type="float">
            <text:p>213200</text:p>
          </table:table-cell>
          <table:table-cell office:value-type="float" office:value="366864" calcext:value-type="float">
            <text:p>366864</text:p>
          </table:table-cell>
          <table:table-cell office:value-type="float" office:value="213160" calcext:value-type="float">
            <text:p>21316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1150271" calcext:value-type="float">
            <text:p>131150271</text:p>
          </table:table-cell>
          <table:table-cell table:formula="of:=ROUNDDOWN([.B186]/300)" office:value-type="float" office:value="437167" calcext:value-type="float">
            <text:p>437167</text:p>
          </table:table-cell>
          <table:table-cell table:formula="of:=[.B186]-[.C186]*300" office:value-type="float" office:value="171" calcext:value-type="float">
            <text:p>171</text:p>
          </table:table-cell>
          <table:table-cell table:formula="of:=([.Q186])/44100*90000+26.4-0.84815" office:value-type="float" office:value="437168.408992857" calcext:value-type="float">
            <text:p>437168,408992857</text:p>
          </table:table-cell>
          <table:table-cell table:formula="of:=[.E186]-[.C186]" office:value-type="float" office:value="1.40899285714841" calcext:value-type="float">
            <text:p>1,40899285714841</text:p>
          </table:table-cell>
          <table:table-cell table:formula="of:=[.N186]-[.M186]" office:value-type="float" office:value="19" calcext:value-type="float">
            <text:p>19</text:p>
          </table:table-cell>
          <table:table-cell table:formula="of:=0.07067 * [.G186]" office:value-type="float" office:value="1.34273" calcext:value-type="float">
            <text:p>1,34273</text:p>
          </table:table-cell>
          <table:table-cell table:formula="of:=[.E186]-[.H186]" office:value-type="float" office:value="437167.066262857" calcext:value-type="float">
            <text:p>437167,066262857</text:p>
          </table:table-cell>
          <table:table-cell table:formula="of:=ROUND([.I186])" office:value-type="float" office:value="437167" calcext:value-type="float">
            <text:p>437167</text:p>
          </table:table-cell>
          <table:table-cell table:formula="of:=[.J186]-[.C186]" office:value-type="float" office:value="0" calcext:value-type="float">
            <text:p>0</text:p>
          </table:table-cell>
          <table:table-cell/>
          <table:table-cell office:value-type="float" office:value="368899" calcext:value-type="float">
            <text:p>368899</text:p>
          </table:table-cell>
          <table:table-cell office:value-type="float" office:value="368918" calcext:value-type="float">
            <text:p>368918</text:p>
          </table:table-cell>
          <table:table-cell office:value-type="float" office:value="214240" calcext:value-type="float">
            <text:p>214240</text:p>
          </table:table-cell>
          <table:table-cell office:value-type="float" office:value="368850" calcext:value-type="float">
            <text:p>368850</text:p>
          </table:table-cell>
          <table:table-cell office:value-type="float" office:value="214200" calcext:value-type="float">
            <text:p>21420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1810293" calcext:value-type="float">
            <text:p>131810293</text:p>
          </table:table-cell>
          <table:table-cell table:formula="of:=ROUNDDOWN([.B187]/300)" office:value-type="float" office:value="439367" calcext:value-type="float">
            <text:p>439367</text:p>
          </table:table-cell>
          <table:table-cell table:formula="of:=[.B187]-[.C187]*300" office:value-type="float" office:value="193" calcext:value-type="float">
            <text:p>193</text:p>
          </table:table-cell>
          <table:table-cell table:formula="of:=([.Q187])/44100*90000+26.4-0.84815" office:value-type="float" office:value="439372.49062551" calcext:value-type="float">
            <text:p>439372,49062551</text:p>
          </table:table-cell>
          <table:table-cell table:formula="of:=[.E187]-[.C187]" office:value-type="float" office:value="5.49062551022507" calcext:value-type="float">
            <text:p>5,49062551022507</text:p>
          </table:table-cell>
          <table:table-cell table:formula="of:=[.N187]-[.M187]" office:value-type="float" office:value="74" calcext:value-type="float">
            <text:p>74</text:p>
          </table:table-cell>
          <table:table-cell table:formula="of:=0.07067 * [.G187]" office:value-type="float" office:value="5.22958" calcext:value-type="float">
            <text:p>5,22958</text:p>
          </table:table-cell>
          <table:table-cell table:formula="of:=[.E187]-[.H187]" office:value-type="float" office:value="439367.26104551" calcext:value-type="float">
            <text:p>439367,26104551</text:p>
          </table:table-cell>
          <table:table-cell table:formula="of:=ROUND([.I187])" office:value-type="float" office:value="439367" calcext:value-type="float">
            <text:p>439367</text:p>
          </table:table-cell>
          <table:table-cell table:formula="of:=[.J187]-[.C187]" office:value-type="float" office:value="0" calcext:value-type="float">
            <text:p>0</text:p>
          </table:table-cell>
          <table:table-cell/>
          <table:table-cell office:value-type="float" office:value="370904" calcext:value-type="float">
            <text:p>370904</text:p>
          </table:table-cell>
          <table:table-cell office:value-type="float" office:value="370978" calcext:value-type="float">
            <text:p>370978</text:p>
          </table:table-cell>
          <table:table-cell office:value-type="float" office:value="215320" calcext:value-type="float">
            <text:p>215320</text:p>
          </table:table-cell>
          <table:table-cell office:value-type="float" office:value="370844" calcext:value-type="float">
            <text:p>370844</text:p>
          </table:table-cell>
          <table:table-cell office:value-type="float" office:value="215280" calcext:value-type="float">
            <text:p>21528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2472971" calcext:value-type="float">
            <text:p>132472971</text:p>
          </table:table-cell>
          <table:table-cell table:formula="of:=ROUNDDOWN([.B188]/300)" office:value-type="float" office:value="441576" calcext:value-type="float">
            <text:p>441576</text:p>
          </table:table-cell>
          <table:table-cell table:formula="of:=[.B188]-[.C188]*300" office:value-type="float" office:value="171" calcext:value-type="float">
            <text:p>171</text:p>
          </table:table-cell>
          <table:table-cell table:formula="of:=([.Q188])/44100*90000+26.4-0.84815" office:value-type="float" office:value="441576.572258163" calcext:value-type="float">
            <text:p>441576,572258163</text:p>
          </table:table-cell>
          <table:table-cell table:formula="of:=[.E188]-[.C188]" office:value-type="float" office:value="0.572258163359948" calcext:value-type="float">
            <text:p>0,572258163359948</text:p>
          </table:table-cell>
          <table:table-cell table:formula="of:=[.N188]-[.M188]" office:value-type="float" office:value="5" calcext:value-type="float">
            <text:p>5</text:p>
          </table:table-cell>
          <table:table-cell table:formula="of:=0.07067 * [.G188]" office:value-type="float" office:value="0.35335" calcext:value-type="float">
            <text:p>0,35335</text:p>
          </table:table-cell>
          <table:table-cell table:formula="of:=[.E188]-[.H188]" office:value-type="float" office:value="441576.218908163" calcext:value-type="float">
            <text:p>441576,218908163</text:p>
          </table:table-cell>
          <table:table-cell table:formula="of:=ROUND([.I188])" office:value-type="float" office:value="441576" calcext:value-type="float">
            <text:p>441576</text:p>
          </table:table-cell>
          <table:table-cell table:formula="of:=[.J188]-[.C188]" office:value-type="float" office:value="0" calcext:value-type="float">
            <text:p>0</text:p>
          </table:table-cell>
          <table:table-cell/>
          <table:table-cell office:value-type="float" office:value="372909" calcext:value-type="float">
            <text:p>372909</text:p>
          </table:table-cell>
          <table:table-cell office:value-type="float" office:value="372914" calcext:value-type="float">
            <text:p>372914</text:p>
          </table:table-cell>
          <table:table-cell office:value-type="float" office:value="216400" calcext:value-type="float">
            <text:p>216400</text:p>
          </table:table-cell>
          <table:table-cell office:value-type="float" office:value="372846" calcext:value-type="float">
            <text:p>372846</text:p>
          </table:table-cell>
          <table:table-cell office:value-type="float" office:value="216360" calcext:value-type="float">
            <text:p>21636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3158407" calcext:value-type="float">
            <text:p>133158407</text:p>
          </table:table-cell>
          <table:table-cell table:formula="of:=ROUNDDOWN([.B189]/300)" office:value-type="float" office:value="443861" calcext:value-type="float">
            <text:p>443861</text:p>
          </table:table-cell>
          <table:table-cell table:formula="of:=[.B189]-[.C189]*300" office:value-type="float" office:value="107" calcext:value-type="float">
            <text:p>107</text:p>
          </table:table-cell>
          <table:table-cell table:formula="of:=([.Q189])/44100*90000+26.4-0.84815" office:value-type="float" office:value="443862.286543878" calcext:value-type="float">
            <text:p>443862,286543878</text:p>
          </table:table-cell>
          <table:table-cell table:formula="of:=[.E189]-[.C189]" office:value-type="float" office:value="1.28654387762072" calcext:value-type="float">
            <text:p>1,28654387762072</text:p>
          </table:table-cell>
          <table:table-cell table:formula="of:=[.N189]-[.M189]" office:value-type="float" office:value="22" calcext:value-type="float">
            <text:p>22</text:p>
          </table:table-cell>
          <table:table-cell table:formula="of:=0.07067 * [.G189]" office:value-type="float" office:value="1.55474" calcext:value-type="float">
            <text:p>1,55474</text:p>
          </table:table-cell>
          <table:table-cell table:formula="of:=[.E189]-[.H189]" office:value-type="float" office:value="443860.731803878" calcext:value-type="float">
            <text:p>443860,731803878</text:p>
          </table:table-cell>
          <table:table-cell table:formula="of:=ROUND([.I189])" office:value-type="float" office:value="443861" calcext:value-type="float">
            <text:p>443861</text:p>
          </table:table-cell>
          <table:table-cell table:formula="of:=[.J189]-[.C189]" office:value-type="float" office:value="0" calcext:value-type="float">
            <text:p>0</text:p>
          </table:table-cell>
          <table:table-cell/>
          <table:table-cell office:value-type="float" office:value="374914" calcext:value-type="float">
            <text:p>374914</text:p>
          </table:table-cell>
          <table:table-cell office:value-type="float" office:value="374936" calcext:value-type="float">
            <text:p>374936</text:p>
          </table:table-cell>
          <table:table-cell office:value-type="float" office:value="217520" calcext:value-type="float">
            <text:p>217520</text:p>
          </table:table-cell>
          <table:table-cell office:value-type="float" office:value="374870" calcext:value-type="float">
            <text:p>374870</text:p>
          </table:table-cell>
          <table:table-cell office:value-type="float" office:value="217480" calcext:value-type="float">
            <text:p>21748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3819800" calcext:value-type="float">
            <text:p>133819800</text:p>
          </table:table-cell>
          <table:table-cell table:formula="of:=ROUNDDOWN([.B190]/300)" office:value-type="float" office:value="446066" calcext:value-type="float">
            <text:p>446066</text:p>
          </table:table-cell>
          <table:table-cell table:formula="of:=[.B190]-[.C190]*300" office:value-type="float" office:value="0" calcext:value-type="float">
            <text:p>0</text:p>
          </table:table-cell>
          <table:table-cell table:formula="of:=([.Q190])/44100*90000+26.4-0.84815" office:value-type="float" office:value="446066.368176531" calcext:value-type="float">
            <text:p>446066,368176531</text:p>
          </table:table-cell>
          <table:table-cell table:formula="of:=[.E190]-[.C190]" office:value-type="float" office:value="0.368176530697383" calcext:value-type="float">
            <text:p>0,368176530697383</text:p>
          </table:table-cell>
          <table:table-cell table:formula="of:=[.N190]-[.M190]" office:value-type="float" office:value="13" calcext:value-type="float">
            <text:p>13</text:p>
          </table:table-cell>
          <table:table-cell table:formula="of:=0.07067 * [.G190]" office:value-type="float" office:value="0.91871" calcext:value-type="float">
            <text:p>0,91871</text:p>
          </table:table-cell>
          <table:table-cell table:formula="of:=[.E190]-[.H190]" office:value-type="float" office:value="446065.449466531" calcext:value-type="float">
            <text:p>446065,449466531</text:p>
          </table:table-cell>
          <table:table-cell table:formula="of:=ROUND([.I190])" office:value-type="float" office:value="446065" calcext:value-type="float">
            <text:p>446065</text:p>
          </table:table-cell>
          <table:table-cell table:formula="of:=[.J190]-[.C190]" office:value-type="float" office:value="-1" calcext:value-type="float">
            <text:p>-1</text:p>
          </table:table-cell>
          <table:table-cell/>
          <table:table-cell office:value-type="float" office:value="376919" calcext:value-type="float">
            <text:p>376919</text:p>
          </table:table-cell>
          <table:table-cell office:value-type="float" office:value="376932" calcext:value-type="float">
            <text:p>376932</text:p>
          </table:table-cell>
          <table:table-cell office:value-type="float" office:value="218600" calcext:value-type="float">
            <text:p>218600</text:p>
          </table:table-cell>
          <table:table-cell office:value-type="float" office:value="376868" calcext:value-type="float">
            <text:p>376868</text:p>
          </table:table-cell>
          <table:table-cell office:value-type="float" office:value="218560" calcext:value-type="float">
            <text:p>21856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34505278" calcext:value-type="float">
            <text:p>134505278</text:p>
          </table:table-cell>
          <table:table-cell table:formula="of:=ROUNDDOWN([.B191]/300)" office:value-type="float" office:value="448350" calcext:value-type="float">
            <text:p>448350</text:p>
          </table:table-cell>
          <table:table-cell table:formula="of:=[.B191]-[.C191]*300" office:value-type="float" office:value="278" calcext:value-type="float">
            <text:p>278</text:p>
          </table:table-cell>
          <table:table-cell table:formula="of:=([.Q191])/44100*90000+26.4-0.84815" office:value-type="float" office:value="448352.082462245" calcext:value-type="float">
            <text:p>448352,082462245</text:p>
          </table:table-cell>
          <table:table-cell table:formula="of:=[.E191]-[.C191]" office:value-type="float" office:value="2.08246224495815" calcext:value-type="float">
            <text:p>2,08246224495815</text:p>
          </table:table-cell>
          <table:table-cell table:formula="of:=[.N191]-[.M191]" office:value-type="float" office:value="28" calcext:value-type="float">
            <text:p>28</text:p>
          </table:table-cell>
          <table:table-cell table:formula="of:=0.07067 * [.G191]" office:value-type="float" office:value="1.97876" calcext:value-type="float">
            <text:p>1,97876</text:p>
          </table:table-cell>
          <table:table-cell table:formula="of:=[.E191]-[.H191]" office:value-type="float" office:value="448350.103702245" calcext:value-type="float">
            <text:p>448350,103702245</text:p>
          </table:table-cell>
          <table:table-cell table:formula="of:=ROUND([.I191])" office:value-type="float" office:value="448350" calcext:value-type="float">
            <text:p>448350</text:p>
          </table:table-cell>
          <table:table-cell table:formula="of:=[.J191]-[.C191]" office:value-type="float" office:value="0" calcext:value-type="float">
            <text:p>0</text:p>
          </table:table-cell>
          <table:table-cell/>
          <table:table-cell office:value-type="float" office:value="378924" calcext:value-type="float">
            <text:p>378924</text:p>
          </table:table-cell>
          <table:table-cell office:value-type="float" office:value="378952" calcext:value-type="float">
            <text:p>378952</text:p>
          </table:table-cell>
          <table:table-cell office:value-type="float" office:value="219720" calcext:value-type="float">
            <text:p>219720</text:p>
          </table:table-cell>
          <table:table-cell office:value-type="float" office:value="378890" calcext:value-type="float">
            <text:p>378890</text:p>
          </table:table-cell>
          <table:table-cell office:value-type="float" office:value="219680" calcext:value-type="float">
            <text:p>21968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5165428" calcext:value-type="float">
            <text:p>135165428</text:p>
          </table:table-cell>
          <table:table-cell table:formula="of:=ROUNDDOWN([.B192]/300)" office:value-type="float" office:value="450551" calcext:value-type="float">
            <text:p>450551</text:p>
          </table:table-cell>
          <table:table-cell table:formula="of:=[.B192]-[.C192]*300" office:value-type="float" office:value="128" calcext:value-type="float">
            <text:p>128</text:p>
          </table:table-cell>
          <table:table-cell table:formula="of:=([.Q192])/44100*90000+26.4-0.84815" office:value-type="float" office:value="450556.164094898" calcext:value-type="float">
            <text:p>450556,164094898</text:p>
          </table:table-cell>
          <table:table-cell table:formula="of:=[.E192]-[.C192]" office:value-type="float" office:value="5.16409489797661" calcext:value-type="float">
            <text:p>5,16409489797661</text:p>
          </table:table-cell>
          <table:table-cell table:formula="of:=[.N192]-[.M192]" office:value-type="float" office:value="77" calcext:value-type="float">
            <text:p>77</text:p>
          </table:table-cell>
          <table:table-cell table:formula="of:=0.07067 * [.G192]" office:value-type="float" office:value="5.44159" calcext:value-type="float">
            <text:p>5,44159</text:p>
          </table:table-cell>
          <table:table-cell table:formula="of:=[.E192]-[.H192]" office:value-type="float" office:value="450550.722504898" calcext:value-type="float">
            <text:p>450550,722504898</text:p>
          </table:table-cell>
          <table:table-cell table:formula="of:=ROUND([.I192])" office:value-type="float" office:value="450551" calcext:value-type="float">
            <text:p>450551</text:p>
          </table:table-cell>
          <table:table-cell table:formula="of:=[.J192]-[.C192]" office:value-type="float" office:value="0" calcext:value-type="float">
            <text:p>0</text:p>
          </table:table-cell>
          <table:table-cell/>
          <table:table-cell office:value-type="float" office:value="380929" calcext:value-type="float">
            <text:p>380929</text:p>
          </table:table-cell>
          <table:table-cell office:value-type="float" office:value="381006" calcext:value-type="float">
            <text:p>381006</text:p>
          </table:table-cell>
          <table:table-cell office:value-type="float" office:value="220800" calcext:value-type="float">
            <text:p>220800</text:p>
          </table:table-cell>
          <table:table-cell office:value-type="float" office:value="380874" calcext:value-type="float">
            <text:p>380874</text:p>
          </table:table-cell>
          <table:table-cell office:value-type="float" office:value="220760" calcext:value-type="float">
            <text:p>22076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5828193" calcext:value-type="float">
            <text:p>135828193</text:p>
          </table:table-cell>
          <table:table-cell table:formula="of:=ROUNDDOWN([.B193]/300)" office:value-type="float" office:value="452760" calcext:value-type="float">
            <text:p>452760</text:p>
          </table:table-cell>
          <table:table-cell table:formula="of:=[.B193]-[.C193]*300" office:value-type="float" office:value="193" calcext:value-type="float">
            <text:p>193</text:p>
          </table:table-cell>
          <table:table-cell table:formula="of:=([.Q193])/44100*90000+26.4-0.84815" office:value-type="float" office:value="452760.245727551" calcext:value-type="float">
            <text:p>452760,245727551</text:p>
          </table:table-cell>
          <table:table-cell table:formula="of:=[.E193]-[.C193]" office:value-type="float" office:value="0.245727551053278" calcext:value-type="float">
            <text:p>0,245727551053278</text:p>
          </table:table-cell>
          <table:table-cell table:formula="of:=[.N193]-[.M193]" office:value-type="float" office:value="4" calcext:value-type="float">
            <text:p>4</text:p>
          </table:table-cell>
          <table:table-cell table:formula="of:=0.07067 * [.G193]" office:value-type="float" office:value="0.28268" calcext:value-type="float">
            <text:p>0,28268</text:p>
          </table:table-cell>
          <table:table-cell table:formula="of:=[.E193]-[.H193]" office:value-type="float" office:value="452759.963047551" calcext:value-type="float">
            <text:p>452759,963047551</text:p>
          </table:table-cell>
          <table:table-cell table:formula="of:=ROUND([.I193])" office:value-type="float" office:value="452760" calcext:value-type="float">
            <text:p>452760</text:p>
          </table:table-cell>
          <table:table-cell table:formula="of:=[.J193]-[.C193]" office:value-type="float" office:value="0" calcext:value-type="float">
            <text:p>0</text:p>
          </table:table-cell>
          <table:table-cell/>
          <table:table-cell office:value-type="float" office:value="382934" calcext:value-type="float">
            <text:p>382934</text:p>
          </table:table-cell>
          <table:table-cell office:value-type="float" office:value="382938" calcext:value-type="float">
            <text:p>382938</text:p>
          </table:table-cell>
          <table:table-cell office:value-type="float" office:value="221880" calcext:value-type="float">
            <text:p>221880</text:p>
          </table:table-cell>
          <table:table-cell office:value-type="float" office:value="382876" calcext:value-type="float">
            <text:p>382876</text:p>
          </table:table-cell>
          <table:table-cell office:value-type="float" office:value="221840" calcext:value-type="float">
            <text:p>22184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6537071" calcext:value-type="float">
            <text:p>136537071</text:p>
          </table:table-cell>
          <table:table-cell table:formula="of:=ROUNDDOWN([.B194]/300)" office:value-type="float" office:value="455123" calcext:value-type="float">
            <text:p>455123</text:p>
          </table:table-cell>
          <table:table-cell table:formula="of:=[.B194]-[.C194]*300" office:value-type="float" office:value="171" calcext:value-type="float">
            <text:p>171</text:p>
          </table:table-cell>
          <table:table-cell table:formula="of:=([.Q194])/44100*90000+26.4-0.84815" office:value-type="float" office:value="455127.592666327" calcext:value-type="float">
            <text:p>455127,592666327</text:p>
          </table:table-cell>
          <table:table-cell table:formula="of:=[.E194]-[.C194]" office:value-type="float" office:value="4.59266632661456" calcext:value-type="float">
            <text:p>4,59266632661456</text:p>
          </table:table-cell>
          <table:table-cell table:formula="of:=[.N194]-[.M194]" office:value-type="float" office:value="61" calcext:value-type="float">
            <text:p>61</text:p>
          </table:table-cell>
          <table:table-cell table:formula="of:=0.07067 * [.G194]" office:value-type="float" office:value="4.31087" calcext:value-type="float">
            <text:p>4,31087</text:p>
          </table:table-cell>
          <table:table-cell table:formula="of:=[.E194]-[.H194]" office:value-type="float" office:value="455123.281796327" calcext:value-type="float">
            <text:p>455123,281796327</text:p>
          </table:table-cell>
          <table:table-cell table:formula="of:=ROUND([.I194])" office:value-type="float" office:value="455123" calcext:value-type="float">
            <text:p>455123</text:p>
          </table:table-cell>
          <table:table-cell table:formula="of:=[.J194]-[.C194]" office:value-type="float" office:value="0" calcext:value-type="float">
            <text:p>0</text:p>
          </table:table-cell>
          <table:table-cell/>
          <table:table-cell office:value-type="float" office:value="384939" calcext:value-type="float">
            <text:p>384939</text:p>
          </table:table-cell>
          <table:table-cell office:value-type="float" office:value="385000" calcext:value-type="float">
            <text:p>385000</text:p>
          </table:table-cell>
          <table:table-cell office:value-type="float" office:value="223040" calcext:value-type="float">
            <text:p>223040</text:p>
          </table:table-cell>
          <table:table-cell office:value-type="float" office:value="384870" calcext:value-type="float">
            <text:p>384870</text:p>
          </table:table-cell>
          <table:table-cell office:value-type="float" office:value="223000" calcext:value-type="float">
            <text:p>22300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7247964" calcext:value-type="float">
            <text:p>137247964</text:p>
          </table:table-cell>
          <table:table-cell table:formula="of:=ROUNDDOWN([.B195]/300)" office:value-type="float" office:value="457493" calcext:value-type="float">
            <text:p>457493</text:p>
          </table:table-cell>
          <table:table-cell table:formula="of:=[.B195]-[.C195]*300" office:value-type="float" office:value="64" calcext:value-type="float">
            <text:p>64</text:p>
          </table:table-cell>
          <table:table-cell table:formula="of:=([.Q195])/44100*90000+26.4-0.84815" office:value-type="float" office:value="457494.939605102" calcext:value-type="float">
            <text:p>457494,939605102</text:p>
          </table:table-cell>
          <table:table-cell table:formula="of:=[.E195]-[.C195]" office:value-type="float" office:value="1.93960510205943" calcext:value-type="float">
            <text:p>1,93960510205943</text:p>
          </table:table-cell>
          <table:table-cell table:formula="of:=[.N195]-[.M195]" office:value-type="float" office:value="38" calcext:value-type="float">
            <text:p>38</text:p>
          </table:table-cell>
          <table:table-cell table:formula="of:=0.07067 * [.G195]" office:value-type="float" office:value="2.68546" calcext:value-type="float">
            <text:p>2,68546</text:p>
          </table:table-cell>
          <table:table-cell table:formula="of:=[.E195]-[.H195]" office:value-type="float" office:value="457492.254145102" calcext:value-type="float">
            <text:p>457492,254145102</text:p>
          </table:table-cell>
          <table:table-cell table:formula="of:=ROUND([.I195])" office:value-type="float" office:value="457492" calcext:value-type="float">
            <text:p>457492</text:p>
          </table:table-cell>
          <table:table-cell table:formula="of:=[.J195]-[.C195]" office:value-type="float" office:value="-1" calcext:value-type="float">
            <text:p>-1</text:p>
          </table:table-cell>
          <table:table-cell/>
          <table:table-cell office:value-type="float" office:value="386944" calcext:value-type="float">
            <text:p>386944</text:p>
          </table:table-cell>
          <table:table-cell office:value-type="float" office:value="386982" calcext:value-type="float">
            <text:p>386982</text:p>
          </table:table-cell>
          <table:table-cell office:value-type="float" office:value="224200" calcext:value-type="float">
            <text:p>224200</text:p>
          </table:table-cell>
          <table:table-cell office:value-type="float" office:value="386922" calcext:value-type="float">
            <text:p>386922</text:p>
          </table:table-cell>
          <table:table-cell office:value-type="float" office:value="224160" calcext:value-type="float">
            <text:p>22416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7957743" calcext:value-type="float">
            <text:p>137957743</text:p>
          </table:table-cell>
          <table:table-cell table:formula="of:=ROUNDDOWN([.B196]/300)" office:value-type="float" office:value="459859" calcext:value-type="float">
            <text:p>459859</text:p>
          </table:table-cell>
          <table:table-cell table:formula="of:=[.B196]-[.C196]*300" office:value-type="float" office:value="43" calcext:value-type="float">
            <text:p>43</text:p>
          </table:table-cell>
          <table:table-cell table:formula="of:=([.Q196])/44100*90000+26.4-0.84815" office:value-type="float" office:value="459862.286543878" calcext:value-type="float">
            <text:p>459862,286543878</text:p>
          </table:table-cell>
          <table:table-cell table:formula="of:=[.E196]-[.C196]" office:value-type="float" office:value="3.28654387762072" calcext:value-type="float">
            <text:p>3,28654387762072</text:p>
          </table:table-cell>
          <table:table-cell table:formula="of:=[.N196]-[.M196]" office:value-type="float" office:value="53" calcext:value-type="float">
            <text:p>53</text:p>
          </table:table-cell>
          <table:table-cell table:formula="of:=0.07067 * [.G196]" office:value-type="float" office:value="3.74551" calcext:value-type="float">
            <text:p>3,74551</text:p>
          </table:table-cell>
          <table:table-cell table:formula="of:=[.E196]-[.H196]" office:value-type="float" office:value="459858.541033878" calcext:value-type="float">
            <text:p>459858,541033878</text:p>
          </table:table-cell>
          <table:table-cell table:formula="of:=ROUND([.I196])" office:value-type="float" office:value="459859" calcext:value-type="float">
            <text:p>459859</text:p>
          </table:table-cell>
          <table:table-cell table:formula="of:=[.J196]-[.C196]" office:value-type="float" office:value="0" calcext:value-type="float">
            <text:p>0</text:p>
          </table:table-cell>
          <table:table-cell/>
          <table:table-cell office:value-type="float" office:value="388949" calcext:value-type="float">
            <text:p>388949</text:p>
          </table:table-cell>
          <table:table-cell office:value-type="float" office:value="389002" calcext:value-type="float">
            <text:p>389002</text:p>
          </table:table-cell>
          <table:table-cell office:value-type="float" office:value="225360" calcext:value-type="float">
            <text:p>225360</text:p>
          </table:table-cell>
          <table:table-cell office:value-type="float" office:value="388946" calcext:value-type="float">
            <text:p>388946</text:p>
          </table:table-cell>
          <table:table-cell office:value-type="float" office:value="225320" calcext:value-type="float">
            <text:p>22532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8644207" calcext:value-type="float">
            <text:p>138644207</text:p>
          </table:table-cell>
          <table:table-cell table:formula="of:=ROUNDDOWN([.B197]/300)" office:value-type="float" office:value="462147" calcext:value-type="float">
            <text:p>462147</text:p>
          </table:table-cell>
          <table:table-cell table:formula="of:=[.B197]-[.C197]*300" office:value-type="float" office:value="107" calcext:value-type="float">
            <text:p>107</text:p>
          </table:table-cell>
          <table:table-cell table:formula="of:=([.Q197])/44100*90000+26.4-0.84815" office:value-type="float" office:value="462148.000829592" calcext:value-type="float">
            <text:p>462148,000829592</text:p>
          </table:table-cell>
          <table:table-cell table:formula="of:=[.E197]-[.C197]" office:value-type="float" office:value="1.00082959188148" calcext:value-type="float">
            <text:p>1,00082959188148</text:p>
          </table:table-cell>
          <table:table-cell table:formula="of:=[.N197]-[.M197]" office:value-type="float" office:value="22" calcext:value-type="float">
            <text:p>22</text:p>
          </table:table-cell>
          <table:table-cell table:formula="of:=0.07067 * [.G197]" office:value-type="float" office:value="1.55474" calcext:value-type="float">
            <text:p>1,55474</text:p>
          </table:table-cell>
          <table:table-cell table:formula="of:=[.E197]-[.H197]" office:value-type="float" office:value="462146.446089592" calcext:value-type="float">
            <text:p>462146,446089592</text:p>
          </table:table-cell>
          <table:table-cell table:formula="of:=ROUND([.I197])" office:value-type="float" office:value="462146" calcext:value-type="float">
            <text:p>462146</text:p>
          </table:table-cell>
          <table:table-cell table:formula="of:=[.J197]-[.C197]" office:value-type="float" office:value="-1" calcext:value-type="float">
            <text:p>-1</text:p>
          </table:table-cell>
          <table:table-cell/>
          <table:table-cell office:value-type="float" office:value="390954" calcext:value-type="float">
            <text:p>390954</text:p>
          </table:table-cell>
          <table:table-cell office:value-type="float" office:value="390976" calcext:value-type="float">
            <text:p>390976</text:p>
          </table:table-cell>
          <table:table-cell office:value-type="float" office:value="226480" calcext:value-type="float">
            <text:p>226480</text:p>
          </table:table-cell>
          <table:table-cell office:value-type="float" office:value="390904" calcext:value-type="float">
            <text:p>390904</text:p>
          </table:table-cell>
          <table:table-cell office:value-type="float" office:value="226440" calcext:value-type="float">
            <text:p>22644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9278900" calcext:value-type="float">
            <text:p>139278900</text:p>
          </table:table-cell>
          <table:table-cell table:formula="of:=ROUNDDOWN([.B198]/300)" office:value-type="float" office:value="464263" calcext:value-type="float">
            <text:p>464263</text:p>
          </table:table-cell>
          <table:table-cell table:formula="of:=[.B198]-[.C198]*300" office:value-type="float" office:value="0" calcext:value-type="float">
            <text:p>0</text:p>
          </table:table-cell>
          <table:table-cell table:formula="of:=([.Q198])/44100*90000+26.4-0.84815" office:value-type="float" office:value="464270.449809184" calcext:value-type="float">
            <text:p>464270,449809184</text:p>
          </table:table-cell>
          <table:table-cell table:formula="of:=[.E198]-[.C198]" office:value-type="float" office:value="7.44980918371584" calcext:value-type="float">
            <text:p>7,44980918371584</text:p>
          </table:table-cell>
          <table:table-cell table:formula="of:=[.N198]-[.M198]" office:value-type="float" office:value="111" calcext:value-type="float">
            <text:p>111</text:p>
          </table:table-cell>
          <table:table-cell table:formula="of:=0.07067 * [.G198]" office:value-type="float" office:value="7.84437" calcext:value-type="float">
            <text:p>7,84437</text:p>
          </table:table-cell>
          <table:table-cell table:formula="of:=[.E198]-[.H198]" office:value-type="float" office:value="464262.605439184" calcext:value-type="float">
            <text:p>464262,605439184</text:p>
          </table:table-cell>
          <table:table-cell table:formula="of:=ROUND([.I198])" office:value-type="float" office:value="464263" calcext:value-type="float">
            <text:p>464263</text:p>
          </table:table-cell>
          <table:table-cell table:formula="of:=[.J198]-[.C198]" office:value-type="float" office:value="0" calcext:value-type="float">
            <text:p>0</text:p>
          </table:table-cell>
          <table:table-cell/>
          <table:table-cell office:value-type="float" office:value="392959" calcext:value-type="float">
            <text:p>392959</text:p>
          </table:table-cell>
          <table:table-cell office:value-type="float" office:value="393070" calcext:value-type="float">
            <text:p>393070</text:p>
          </table:table-cell>
          <table:table-cell office:value-type="float" office:value="227520" calcext:value-type="float">
            <text:p>227520</text:p>
          </table:table-cell>
          <table:table-cell office:value-type="float" office:value="392928" calcext:value-type="float">
            <text:p>392928</text:p>
          </table:table-cell>
          <table:table-cell office:value-type="float" office:value="227480" calcext:value-type="float">
            <text:p>22748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9893450" calcext:value-type="float">
            <text:p>139893450</text:p>
          </table:table-cell>
          <table:table-cell table:formula="of:=ROUNDDOWN([.B199]/300)" office:value-type="float" office:value="466311" calcext:value-type="float">
            <text:p>466311</text:p>
          </table:table-cell>
          <table:table-cell table:formula="of:=[.B199]-[.C199]*300" office:value-type="float" office:value="150" calcext:value-type="float">
            <text:p>150</text:p>
          </table:table-cell>
          <table:table-cell table:formula="of:=([.Q199])/44100*90000+26.4-0.84815" office:value-type="float" office:value="466311.266135714" calcext:value-type="float">
            <text:p>466311,266135714</text:p>
          </table:table-cell>
          <table:table-cell table:formula="of:=[.E199]-[.C199]" office:value-type="float" office:value="0.266135714366101" calcext:value-type="float">
            <text:p>0,266135714366101</text:p>
          </table:table-cell>
          <table:table-cell table:formula="of:=[.N199]-[.M199]" office:value-type="float" office:value="6" calcext:value-type="float">
            <text:p>6</text:p>
          </table:table-cell>
          <table:table-cell table:formula="of:=0.07067 * [.G199]" office:value-type="float" office:value="0.42402" calcext:value-type="float">
            <text:p>0,42402</text:p>
          </table:table-cell>
          <table:table-cell table:formula="of:=[.E199]-[.H199]" office:value-type="float" office:value="466310.842115714" calcext:value-type="float">
            <text:p>466310,842115714</text:p>
          </table:table-cell>
          <table:table-cell table:formula="of:=ROUND([.I199])" office:value-type="float" office:value="466311" calcext:value-type="float">
            <text:p>466311</text:p>
          </table:table-cell>
          <table:table-cell table:formula="of:=[.J199]-[.C199]" office:value-type="float" office:value="0" calcext:value-type="float">
            <text:p>0</text:p>
          </table:table-cell>
          <table:table-cell/>
          <table:table-cell office:value-type="float" office:value="394964" calcext:value-type="float">
            <text:p>394964</text:p>
          </table:table-cell>
          <table:table-cell office:value-type="float" office:value="394970" calcext:value-type="float">
            <text:p>394970</text:p>
          </table:table-cell>
          <table:table-cell office:value-type="float" office:value="228520" calcext:value-type="float">
            <text:p>228520</text:p>
          </table:table-cell>
          <table:table-cell office:value-type="float" office:value="394834" calcext:value-type="float">
            <text:p>394834</text:p>
          </table:table-cell>
          <table:table-cell office:value-type="float" office:value="228480" calcext:value-type="float">
            <text:p>22848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0554628" calcext:value-type="float">
            <text:p>140554628</text:p>
          </table:table-cell>
          <table:table-cell table:formula="of:=ROUNDDOWN([.B200]/300)" office:value-type="float" office:value="468515" calcext:value-type="float">
            <text:p>468515</text:p>
          </table:table-cell>
          <table:table-cell table:formula="of:=[.B200]-[.C200]*300" office:value-type="float" office:value="128" calcext:value-type="float">
            <text:p>128</text:p>
          </table:table-cell>
          <table:table-cell table:formula="of:=([.Q200])/44100*90000+26.4-0.84815" office:value-type="float" office:value="468515.347768367" calcext:value-type="float">
            <text:p>468515,347768367</text:p>
          </table:table-cell>
          <table:table-cell table:formula="of:=[.E200]-[.C200]" office:value-type="float" office:value="0.34776836738456" calcext:value-type="float">
            <text:p>0,34776836738456</text:p>
          </table:table-cell>
          <table:table-cell table:formula="of:=[.N200]-[.M200]" office:value-type="float" office:value="7" calcext:value-type="float">
            <text:p>7</text:p>
          </table:table-cell>
          <table:table-cell table:formula="of:=0.07067 * [.G200]" office:value-type="float" office:value="0.49469" calcext:value-type="float">
            <text:p>0,49469</text:p>
          </table:table-cell>
          <table:table-cell table:formula="of:=[.E200]-[.H200]" office:value-type="float" office:value="468514.853078367" calcext:value-type="float">
            <text:p>468514,853078367</text:p>
          </table:table-cell>
          <table:table-cell table:formula="of:=ROUND([.I200])" office:value-type="float" office:value="468515" calcext:value-type="float">
            <text:p>468515</text:p>
          </table:table-cell>
          <table:table-cell table:formula="of:=[.J200]-[.C200]" office:value-type="float" office:value="0" calcext:value-type="float">
            <text:p>0</text:p>
          </table:table-cell>
          <table:table-cell/>
          <table:table-cell office:value-type="float" office:value="396969" calcext:value-type="float">
            <text:p>396969</text:p>
          </table:table-cell>
          <table:table-cell office:value-type="float" office:value="396976" calcext:value-type="float">
            <text:p>396976</text:p>
          </table:table-cell>
          <table:table-cell office:value-type="float" office:value="229600" calcext:value-type="float">
            <text:p>229600</text:p>
          </table:table-cell>
          <table:table-cell office:value-type="float" office:value="396916" calcext:value-type="float">
            <text:p>396916</text:p>
          </table:table-cell>
          <table:table-cell office:value-type="float" office:value="229560" calcext:value-type="float">
            <text:p>22956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1240493" calcext:value-type="float">
            <text:p>141240493</text:p>
          </table:table-cell>
          <table:table-cell table:formula="of:=ROUNDDOWN([.B201]/300)" office:value-type="float" office:value="470801" calcext:value-type="float">
            <text:p>470801</text:p>
          </table:table-cell>
          <table:table-cell table:formula="of:=[.B201]-[.C201]*300" office:value-type="float" office:value="193" calcext:value-type="float">
            <text:p>193</text:p>
          </table:table-cell>
          <table:table-cell table:formula="of:=([.Q201])/44100*90000+26.4-0.84815" office:value-type="float" office:value="470801.062054082" calcext:value-type="float">
            <text:p>470801,062054082</text:p>
          </table:table-cell>
          <table:table-cell table:formula="of:=[.E201]-[.C201]" office:value-type="float" office:value="0.0620540816453286" calcext:value-type="float">
            <text:p>0,062054081645329</text:p>
          </table:table-cell>
          <table:table-cell table:formula="of:=[.N201]-[.M201]" office:value-type="float" office:value="4" calcext:value-type="float">
            <text:p>4</text:p>
          </table:table-cell>
          <table:table-cell table:formula="of:=0.07067 * [.G201]" office:value-type="float" office:value="0.28268" calcext:value-type="float">
            <text:p>0,28268</text:p>
          </table:table-cell>
          <table:table-cell table:formula="of:=[.E201]-[.H201]" office:value-type="float" office:value="470800.779374082" calcext:value-type="float">
            <text:p>470800,779374082</text:p>
          </table:table-cell>
          <table:table-cell table:formula="of:=ROUND([.I201])" office:value-type="float" office:value="470801" calcext:value-type="float">
            <text:p>470801</text:p>
          </table:table-cell>
          <table:table-cell table:formula="of:=[.J201]-[.C201]" office:value-type="float" office:value="0" calcext:value-type="float">
            <text:p>0</text:p>
          </table:table-cell>
          <table:table-cell/>
          <table:table-cell office:value-type="float" office:value="398974" calcext:value-type="float">
            <text:p>398974</text:p>
          </table:table-cell>
          <table:table-cell office:value-type="float" office:value="398978" calcext:value-type="float">
            <text:p>398978</text:p>
          </table:table-cell>
          <table:table-cell office:value-type="float" office:value="230720" calcext:value-type="float">
            <text:p>230720</text:p>
          </table:table-cell>
          <table:table-cell office:value-type="float" office:value="398912" calcext:value-type="float">
            <text:p>398912</text:p>
          </table:table-cell>
          <table:table-cell office:value-type="float" office:value="230680" calcext:value-type="float">
            <text:p>23068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925628" calcext:value-type="float">
            <text:p>141925628</text:p>
          </table:table-cell>
          <table:table-cell table:formula="of:=ROUNDDOWN([.B202]/300)" office:value-type="float" office:value="473085" calcext:value-type="float">
            <text:p>473085</text:p>
          </table:table-cell>
          <table:table-cell table:formula="of:=[.B202]-[.C202]*300" office:value-type="float" office:value="128" calcext:value-type="float">
            <text:p>128</text:p>
          </table:table-cell>
          <table:table-cell table:formula="of:=([.Q202])/44100*90000+26.4-0.84815" office:value-type="float" office:value="473086.776339796" calcext:value-type="float">
            <text:p>473086,776339796</text:p>
          </table:table-cell>
          <table:table-cell table:formula="of:=[.E202]-[.C202]" office:value-type="float" office:value="1.77633979602251" calcext:value-type="float">
            <text:p>1,77633979602251</text:p>
          </table:table-cell>
          <table:table-cell table:formula="of:=[.N202]-[.M202]" office:value-type="float" office:value="21" calcext:value-type="float">
            <text:p>21</text:p>
          </table:table-cell>
          <table:table-cell table:formula="of:=0.07067 * [.G202]" office:value-type="float" office:value="1.48407" calcext:value-type="float">
            <text:p>1,48407</text:p>
          </table:table-cell>
          <table:table-cell table:formula="of:=[.E202]-[.H202]" office:value-type="float" office:value="473085.292269796" calcext:value-type="float">
            <text:p>473085,292269796</text:p>
          </table:table-cell>
          <table:table-cell table:formula="of:=ROUND([.I202])" office:value-type="float" office:value="473085" calcext:value-type="float">
            <text:p>473085</text:p>
          </table:table-cell>
          <table:table-cell table:formula="of:=[.J202]-[.C202]" office:value-type="float" office:value="0" calcext:value-type="float">
            <text:p>0</text:p>
          </table:table-cell>
          <table:table-cell/>
          <table:table-cell office:value-type="float" office:value="400979" calcext:value-type="float">
            <text:p>400979</text:p>
          </table:table-cell>
          <table:table-cell office:value-type="float" office:value="401000" calcext:value-type="float">
            <text:p>401000</text:p>
          </table:table-cell>
          <table:table-cell office:value-type="float" office:value="231840" calcext:value-type="float">
            <text:p>231840</text:p>
          </table:table-cell>
          <table:table-cell office:value-type="float" office:value="400938" calcext:value-type="float">
            <text:p>400938</text:p>
          </table:table-cell>
          <table:table-cell office:value-type="float" office:value="231800" calcext:value-type="float">
            <text:p>2318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2634807" calcext:value-type="float">
            <text:p>142634807</text:p>
          </table:table-cell>
          <table:table-cell table:formula="of:=ROUNDDOWN([.B203]/300)" office:value-type="float" office:value="475449" calcext:value-type="float">
            <text:p>475449</text:p>
          </table:table-cell>
          <table:table-cell table:formula="of:=[.B203]-[.C203]*300" office:value-type="float" office:value="107" calcext:value-type="float">
            <text:p>107</text:p>
          </table:table-cell>
          <table:table-cell table:formula="of:=([.Q203])/44100*90000+26.4-0.84815" office:value-type="float" office:value="475454.123278572" calcext:value-type="float">
            <text:p>475454,123278572</text:p>
          </table:table-cell>
          <table:table-cell table:formula="of:=[.E203]-[.C203]" office:value-type="float" office:value="5.12327857146738" calcext:value-type="float">
            <text:p>5,12327857146738</text:p>
          </table:table-cell>
          <table:table-cell table:formula="of:=[.N203]-[.M203]" office:value-type="float" office:value="78" calcext:value-type="float">
            <text:p>78</text:p>
          </table:table-cell>
          <table:table-cell table:formula="of:=0.07067 * [.G203]" office:value-type="float" office:value="5.51226" calcext:value-type="float">
            <text:p>5,51226</text:p>
          </table:table-cell>
          <table:table-cell table:formula="of:=[.E203]-[.H203]" office:value-type="float" office:value="475448.611018572" calcext:value-type="float">
            <text:p>475448,611018572</text:p>
          </table:table-cell>
          <table:table-cell table:formula="of:=ROUND([.I203])" office:value-type="float" office:value="475449" calcext:value-type="float">
            <text:p>475449</text:p>
          </table:table-cell>
          <table:table-cell table:formula="of:=[.J203]-[.C203]" office:value-type="float" office:value="0" calcext:value-type="float">
            <text:p>0</text:p>
          </table:table-cell>
          <table:table-cell/>
          <table:table-cell office:value-type="float" office:value="402984" calcext:value-type="float">
            <text:p>402984</text:p>
          </table:table-cell>
          <table:table-cell office:value-type="float" office:value="403062" calcext:value-type="float">
            <text:p>403062</text:p>
          </table:table-cell>
          <table:table-cell office:value-type="float" office:value="233000" calcext:value-type="float">
            <text:p>233000</text:p>
          </table:table-cell>
          <table:table-cell office:value-type="float" office:value="402926" calcext:value-type="float">
            <text:p>402926</text:p>
          </table:table-cell>
          <table:table-cell office:value-type="float" office:value="232960" calcext:value-type="float">
            <text:p>23296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3320843" calcext:value-type="float">
            <text:p>143320843</text:p>
          </table:table-cell>
          <table:table-cell table:formula="of:=ROUNDDOWN([.B204]/300)" office:value-type="float" office:value="477736" calcext:value-type="float">
            <text:p>477736</text:p>
          </table:table-cell>
          <table:table-cell table:formula="of:=[.B204]-[.C204]*300" office:value-type="float" office:value="43" calcext:value-type="float">
            <text:p>43</text:p>
          </table:table-cell>
          <table:table-cell table:formula="of:=([.Q204])/44100*90000+26.4-0.84815" office:value-type="float" office:value="477739.837564286" calcext:value-type="float">
            <text:p>477739,837564286</text:p>
          </table:table-cell>
          <table:table-cell table:formula="of:=[.E204]-[.C204]" office:value-type="float" office:value="3.83756428572815" calcext:value-type="float">
            <text:p>3,83756428572815</text:p>
          </table:table-cell>
          <table:table-cell table:formula="of:=[.N204]-[.M204]" office:value-type="float" office:value="53" calcext:value-type="float">
            <text:p>53</text:p>
          </table:table-cell>
          <table:table-cell table:formula="of:=0.07067 * [.G204]" office:value-type="float" office:value="3.74551" calcext:value-type="float">
            <text:p>3,74551</text:p>
          </table:table-cell>
          <table:table-cell table:formula="of:=[.E204]-[.H204]" office:value-type="float" office:value="477736.092054286" calcext:value-type="float">
            <text:p>477736,092054286</text:p>
          </table:table-cell>
          <table:table-cell table:formula="of:=ROUND([.I204])" office:value-type="float" office:value="477736" calcext:value-type="float">
            <text:p>477736</text:p>
          </table:table-cell>
          <table:table-cell table:formula="of:=[.J204]-[.C204]" office:value-type="float" office:value="0" calcext:value-type="float">
            <text:p>0</text:p>
          </table:table-cell>
          <table:table-cell/>
          <table:table-cell office:value-type="float" office:value="404989" calcext:value-type="float">
            <text:p>404989</text:p>
          </table:table-cell>
          <table:table-cell office:value-type="float" office:value="405042" calcext:value-type="float">
            <text:p>405042</text:p>
          </table:table-cell>
          <table:table-cell office:value-type="float" office:value="234120" calcext:value-type="float">
            <text:p>234120</text:p>
          </table:table-cell>
          <table:table-cell office:value-type="float" office:value="404980" calcext:value-type="float">
            <text:p>404980</text:p>
          </table:table-cell>
          <table:table-cell office:value-type="float" office:value="234080" calcext:value-type="float">
            <text:p>23408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983007" calcext:value-type="float">
            <text:p>143983007</text:p>
          </table:table-cell>
          <table:table-cell table:formula="of:=ROUNDDOWN([.B205]/300)" office:value-type="float" office:value="479943" calcext:value-type="float">
            <text:p>479943</text:p>
          </table:table-cell>
          <table:table-cell table:formula="of:=[.B205]-[.C205]*300" office:value-type="float" office:value="107" calcext:value-type="float">
            <text:p>107</text:p>
          </table:table-cell>
          <table:table-cell table:formula="of:=([.Q205])/44100*90000+26.4-0.84815" office:value-type="float" office:value="479943.919196939" calcext:value-type="float">
            <text:p>479943,919196939</text:p>
          </table:table-cell>
          <table:table-cell table:formula="of:=[.E205]-[.C205]" office:value-type="float" office:value="0.919196938804816" calcext:value-type="float">
            <text:p>0,919196938804816</text:p>
          </table:table-cell>
          <table:table-cell table:formula="of:=[.N205]-[.M205]" office:value-type="float" office:value="22" calcext:value-type="float">
            <text:p>22</text:p>
          </table:table-cell>
          <table:table-cell table:formula="of:=0.07067 * [.G205]" office:value-type="float" office:value="1.55474" calcext:value-type="float">
            <text:p>1,55474</text:p>
          </table:table-cell>
          <table:table-cell table:formula="of:=[.E205]-[.H205]" office:value-type="float" office:value="479942.364456939" calcext:value-type="float">
            <text:p>479942,364456939</text:p>
          </table:table-cell>
          <table:table-cell table:formula="of:=ROUND([.I205])" office:value-type="float" office:value="479942" calcext:value-type="float">
            <text:p>479942</text:p>
          </table:table-cell>
          <table:table-cell table:formula="of:=[.J205]-[.C205]" office:value-type="float" office:value="-1" calcext:value-type="float">
            <text:p>-1</text:p>
          </table:table-cell>
          <table:table-cell/>
          <table:table-cell office:value-type="float" office:value="406994" calcext:value-type="float">
            <text:p>406994</text:p>
          </table:table-cell>
          <table:table-cell office:value-type="float" office:value="407016" calcext:value-type="float">
            <text:p>407016</text:p>
          </table:table-cell>
          <table:table-cell office:value-type="float" office:value="235200" calcext:value-type="float">
            <text:p>235200</text:p>
          </table:table-cell>
          <table:table-cell office:value-type="float" office:value="406952" calcext:value-type="float">
            <text:p>406952</text:p>
          </table:table-cell>
          <table:table-cell office:value-type="float" office:value="235160" calcext:value-type="float">
            <text:p>23516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644614" calcext:value-type="float">
            <text:p>144644614</text:p>
          </table:table-cell>
          <table:table-cell table:formula="of:=ROUNDDOWN([.B206]/300)" office:value-type="float" office:value="482148" calcext:value-type="float">
            <text:p>482148</text:p>
          </table:table-cell>
          <table:table-cell table:formula="of:=[.B206]-[.C206]*300" office:value-type="float" office:value="214" calcext:value-type="float">
            <text:p>214</text:p>
          </table:table-cell>
          <table:table-cell table:formula="of:=([.Q206])/44100*90000+26.4-0.84815" office:value-type="float" office:value="482148.000829592" calcext:value-type="float">
            <text:p>482148,000829592</text:p>
          </table:table-cell>
          <table:table-cell table:formula="of:=[.E206]-[.C206]" office:value-type="float" office:value="0.000829591939691454" calcext:value-type="float">
            <text:p>0,000829591939691</text:p>
          </table:table-cell>
          <table:table-cell table:formula="of:=[.N206]-[.M206]" office:value-type="float" office:value="3" calcext:value-type="float">
            <text:p>3</text:p>
          </table:table-cell>
          <table:table-cell table:formula="of:=0.07067 * [.G206]" office:value-type="float" office:value="0.21201" calcext:value-type="float">
            <text:p>0,21201</text:p>
          </table:table-cell>
          <table:table-cell table:formula="of:=[.E206]-[.H206]" office:value-type="float" office:value="482147.788819592" calcext:value-type="float">
            <text:p>482147,788819592</text:p>
          </table:table-cell>
          <table:table-cell table:formula="of:=ROUND([.I206])" office:value-type="float" office:value="482148" calcext:value-type="float">
            <text:p>482148</text:p>
          </table:table-cell>
          <table:table-cell table:formula="of:=[.J206]-[.C206]" office:value-type="float" office:value="0" calcext:value-type="float">
            <text:p>0</text:p>
          </table:table-cell>
          <table:table-cell/>
          <table:table-cell office:value-type="float" office:value="408999" calcext:value-type="float">
            <text:p>408999</text:p>
          </table:table-cell>
          <table:table-cell office:value-type="float" office:value="409002" calcext:value-type="float">
            <text:p>409002</text:p>
          </table:table-cell>
          <table:table-cell office:value-type="float" office:value="236280" calcext:value-type="float">
            <text:p>236280</text:p>
          </table:table-cell>
          <table:table-cell office:value-type="float" office:value="408938" calcext:value-type="float">
            <text:p>408938</text:p>
          </table:table-cell>
          <table:table-cell office:value-type="float" office:value="236240" calcext:value-type="float">
            <text:p>23624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353707" calcext:value-type="float">
            <text:p>145353707</text:p>
          </table:table-cell>
          <table:table-cell table:formula="of:=ROUNDDOWN([.B207]/300)" office:value-type="float" office:value="484512" calcext:value-type="float">
            <text:p>484512</text:p>
          </table:table-cell>
          <table:table-cell table:formula="of:=[.B207]-[.C207]*300" office:value-type="float" office:value="107" calcext:value-type="float">
            <text:p>107</text:p>
          </table:table-cell>
          <table:table-cell table:formula="of:=([.Q207])/44100*90000+26.4-0.84815" office:value-type="float" office:value="484515.347768367" calcext:value-type="float">
            <text:p>484515,347768367</text:p>
          </table:table-cell>
          <table:table-cell table:formula="of:=[.E207]-[.C207]" office:value-type="float" office:value="3.34776836738456" calcext:value-type="float">
            <text:p>3,34776836738456</text:p>
          </table:table-cell>
          <table:table-cell table:formula="of:=[.N207]-[.M207]" office:value-type="float" office:value="50" calcext:value-type="float">
            <text:p>50</text:p>
          </table:table-cell>
          <table:table-cell table:formula="of:=0.07067 * [.G207]" office:value-type="float" office:value="3.5335" calcext:value-type="float">
            <text:p>3,5335</text:p>
          </table:table-cell>
          <table:table-cell table:formula="of:=[.E207]-[.H207]" office:value-type="float" office:value="484511.814268367" calcext:value-type="float">
            <text:p>484511,814268367</text:p>
          </table:table-cell>
          <table:table-cell table:formula="of:=ROUND([.I207])" office:value-type="float" office:value="484512" calcext:value-type="float">
            <text:p>484512</text:p>
          </table:table-cell>
          <table:table-cell table:formula="of:=[.J207]-[.C207]" office:value-type="float" office:value="0" calcext:value-type="float">
            <text:p>0</text:p>
          </table:table-cell>
          <table:table-cell/>
          <table:table-cell office:value-type="float" office:value="411004" calcext:value-type="float">
            <text:p>411004</text:p>
          </table:table-cell>
          <table:table-cell office:value-type="float" office:value="411054" calcext:value-type="float">
            <text:p>411054</text:p>
          </table:table-cell>
          <table:table-cell office:value-type="float" office:value="237440" calcext:value-type="float">
            <text:p>237440</text:p>
          </table:table-cell>
          <table:table-cell office:value-type="float" office:value="410992" calcext:value-type="float">
            <text:p>410992</text:p>
          </table:table-cell>
          <table:table-cell office:value-type="float" office:value="237400" calcext:value-type="float">
            <text:p>23740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6039314" calcext:value-type="float">
            <text:p>146039314</text:p>
          </table:table-cell>
          <table:table-cell table:formula="of:=ROUNDDOWN([.B208]/300)" office:value-type="float" office:value="486797" calcext:value-type="float">
            <text:p>486797</text:p>
          </table:table-cell>
          <table:table-cell table:formula="of:=[.B208]-[.C208]*300" office:value-type="float" office:value="214" calcext:value-type="float">
            <text:p>214</text:p>
          </table:table-cell>
          <table:table-cell table:formula="of:=([.Q208])/44100*90000+26.4-0.84815" office:value-type="float" office:value="486801.062054082" calcext:value-type="float">
            <text:p>486801,062054082</text:p>
          </table:table-cell>
          <table:table-cell table:formula="of:=[.E208]-[.C208]" office:value-type="float" office:value="4.06205408164533" calcext:value-type="float">
            <text:p>4,06205408164533</text:p>
          </table:table-cell>
          <table:table-cell table:formula="of:=[.N208]-[.M208]" office:value-type="float" office:value="59" calcext:value-type="float">
            <text:p>59</text:p>
          </table:table-cell>
          <table:table-cell table:formula="of:=0.07067 * [.G208]" office:value-type="float" office:value="4.16953" calcext:value-type="float">
            <text:p>4,16953</text:p>
          </table:table-cell>
          <table:table-cell table:formula="of:=[.E208]-[.H208]" office:value-type="float" office:value="486796.892524082" calcext:value-type="float">
            <text:p>486796,892524082</text:p>
          </table:table-cell>
          <table:table-cell table:formula="of:=ROUND([.I208])" office:value-type="float" office:value="486797" calcext:value-type="float">
            <text:p>486797</text:p>
          </table:table-cell>
          <table:table-cell table:formula="of:=[.J208]-[.C208]" office:value-type="float" office:value="0" calcext:value-type="float">
            <text:p>0</text:p>
          </table:table-cell>
          <table:table-cell/>
          <table:table-cell office:value-type="float" office:value="413009" calcext:value-type="float">
            <text:p>413009</text:p>
          </table:table-cell>
          <table:table-cell office:value-type="float" office:value="413068" calcext:value-type="float">
            <text:p>413068</text:p>
          </table:table-cell>
          <table:table-cell office:value-type="float" office:value="238560" calcext:value-type="float">
            <text:p>238560</text:p>
          </table:table-cell>
          <table:table-cell office:value-type="float" office:value="413006" calcext:value-type="float">
            <text:p>413006</text:p>
          </table:table-cell>
          <table:table-cell office:value-type="float" office:value="238520" calcext:value-type="float">
            <text:p>23852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6772878" calcext:value-type="float">
            <text:p>146772878</text:p>
          </table:table-cell>
          <table:table-cell table:formula="of:=ROUNDDOWN([.B209]/300)" office:value-type="float" office:value="489242" calcext:value-type="float">
            <text:p>489242</text:p>
          </table:table-cell>
          <table:table-cell table:formula="of:=[.B209]-[.C209]*300" office:value-type="float" office:value="278" calcext:value-type="float">
            <text:p>278</text:p>
          </table:table-cell>
          <table:table-cell table:formula="of:=([.Q209])/44100*90000+26.4-0.84815" office:value-type="float" office:value="489250.041645918" calcext:value-type="float">
            <text:p>489250,041645918</text:p>
          </table:table-cell>
          <table:table-cell table:formula="of:=[.E209]-[.C209]" office:value-type="float" office:value="8.04164591839071" calcext:value-type="float">
            <text:p>8,04164591839071</text:p>
          </table:table-cell>
          <table:table-cell table:formula="of:=[.N209]-[.M209]" office:value-type="float" office:value="112" calcext:value-type="float">
            <text:p>112</text:p>
          </table:table-cell>
          <table:table-cell table:formula="of:=0.07067 * [.G209]" office:value-type="float" office:value="7.91504" calcext:value-type="float">
            <text:p>7,91504</text:p>
          </table:table-cell>
          <table:table-cell table:formula="of:=[.E209]-[.H209]" office:value-type="float" office:value="489242.126605918" calcext:value-type="float">
            <text:p>489242,126605918</text:p>
          </table:table-cell>
          <table:table-cell table:formula="of:=ROUND([.I209])" office:value-type="float" office:value="489242" calcext:value-type="float">
            <text:p>489242</text:p>
          </table:table-cell>
          <table:table-cell table:formula="of:=[.J209]-[.C209]" office:value-type="float" office:value="0" calcext:value-type="float">
            <text:p>0</text:p>
          </table:table-cell>
          <table:table-cell/>
          <table:table-cell office:value-type="float" office:value="415014" calcext:value-type="float">
            <text:p>415014</text:p>
          </table:table-cell>
          <table:table-cell office:value-type="float" office:value="415126" calcext:value-type="float">
            <text:p>415126</text:p>
          </table:table-cell>
          <table:table-cell office:value-type="float" office:value="239760" calcext:value-type="float">
            <text:p>239760</text:p>
          </table:table-cell>
          <table:table-cell office:value-type="float" office:value="414994" calcext:value-type="float">
            <text:p>414994</text:p>
          </table:table-cell>
          <table:table-cell office:value-type="float" office:value="239720" calcext:value-type="float">
            <text:p>23972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7459943" calcext:value-type="float">
            <text:p>147459943</text:p>
          </table:table-cell>
          <table:table-cell table:formula="of:=ROUNDDOWN([.B210]/300)" office:value-type="float" office:value="491533" calcext:value-type="float">
            <text:p>491533</text:p>
          </table:table-cell>
          <table:table-cell table:formula="of:=[.B210]-[.C210]*300" office:value-type="float" office:value="43" calcext:value-type="float">
            <text:p>43</text:p>
          </table:table-cell>
          <table:table-cell table:formula="of:=([.Q210])/44100*90000+26.4-0.84815" office:value-type="float" office:value="491535.755931633" calcext:value-type="float">
            <text:p>491535,755931633</text:p>
          </table:table-cell>
          <table:table-cell table:formula="of:=[.E210]-[.C210]" office:value-type="float" office:value="2.75593163265148" calcext:value-type="float">
            <text:p>2,75593163265148</text:p>
          </table:table-cell>
          <table:table-cell table:formula="of:=[.N210]-[.M210]" office:value-type="float" office:value="39" calcext:value-type="float">
            <text:p>39</text:p>
          </table:table-cell>
          <table:table-cell table:formula="of:=0.07067 * [.G210]" office:value-type="float" office:value="2.75613" calcext:value-type="float">
            <text:p>2,75613</text:p>
          </table:table-cell>
          <table:table-cell table:formula="of:=[.E210]-[.H210]" office:value-type="float" office:value="491532.999801633" calcext:value-type="float">
            <text:p>491532,999801633</text:p>
          </table:table-cell>
          <table:table-cell table:formula="of:=ROUND([.I210])" office:value-type="float" office:value="491533" calcext:value-type="float">
            <text:p>491533</text:p>
          </table:table-cell>
          <table:table-cell table:formula="of:=[.J210]-[.C210]" office:value-type="float" office:value="0" calcext:value-type="float">
            <text:p>0</text:p>
          </table:table-cell>
          <table:table-cell/>
          <table:table-cell office:value-type="float" office:value="417019" calcext:value-type="float">
            <text:p>417019</text:p>
          </table:table-cell>
          <table:table-cell office:value-type="float" office:value="417058" calcext:value-type="float">
            <text:p>417058</text:p>
          </table:table-cell>
          <table:table-cell office:value-type="float" office:value="240880" calcext:value-type="float">
            <text:p>240880</text:p>
          </table:table-cell>
          <table:table-cell office:value-type="float" office:value="416994" calcext:value-type="float">
            <text:p>416994</text:p>
          </table:table-cell>
          <table:table-cell office:value-type="float" office:value="240840" calcext:value-type="float">
            <text:p>24084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8096864" calcext:value-type="float">
            <text:p>148096864</text:p>
          </table:table-cell>
          <table:table-cell table:formula="of:=ROUNDDOWN([.B211]/300)" office:value-type="float" office:value="493656" calcext:value-type="float">
            <text:p>493656</text:p>
          </table:table-cell>
          <table:table-cell table:formula="of:=[.B211]-[.C211]*300" office:value-type="float" office:value="64" calcext:value-type="float">
            <text:p>64</text:p>
          </table:table-cell>
          <table:table-cell table:formula="of:=([.Q211])/44100*90000+26.4-0.84815" office:value-type="float" office:value="493658.204911225" calcext:value-type="float">
            <text:p>493658,204911225</text:p>
          </table:table-cell>
          <table:table-cell table:formula="of:=[.E211]-[.C211]" office:value-type="float" office:value="2.20491122460226" calcext:value-type="float">
            <text:p>2,20491122460226</text:p>
          </table:table-cell>
          <table:table-cell table:formula="of:=[.N211]-[.M211]" office:value-type="float" office:value="38" calcext:value-type="float">
            <text:p>38</text:p>
          </table:table-cell>
          <table:table-cell table:formula="of:=0.07067 * [.G211]" office:value-type="float" office:value="2.68546" calcext:value-type="float">
            <text:p>2,68546</text:p>
          </table:table-cell>
          <table:table-cell table:formula="of:=[.E211]-[.H211]" office:value-type="float" office:value="493655.519451225" calcext:value-type="float">
            <text:p>493655,519451225</text:p>
          </table:table-cell>
          <table:table-cell table:formula="of:=ROUND([.I211])" office:value-type="float" office:value="493656" calcext:value-type="float">
            <text:p>493656</text:p>
          </table:table-cell>
          <table:table-cell table:formula="of:=[.J211]-[.C211]" office:value-type="float" office:value="0" calcext:value-type="float">
            <text:p>0</text:p>
          </table:table-cell>
          <table:table-cell/>
          <table:table-cell office:value-type="float" office:value="419024" calcext:value-type="float">
            <text:p>419024</text:p>
          </table:table-cell>
          <table:table-cell office:value-type="float" office:value="419062" calcext:value-type="float">
            <text:p>419062</text:p>
          </table:table-cell>
          <table:table-cell office:value-type="float" office:value="241920" calcext:value-type="float">
            <text:p>241920</text:p>
          </table:table-cell>
          <table:table-cell office:value-type="float" office:value="418988" calcext:value-type="float">
            <text:p>418988</text:p>
          </table:table-cell>
          <table:table-cell office:value-type="float" office:value="241880" calcext:value-type="float">
            <text:p>24188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8708500" calcext:value-type="float">
            <text:p>148708500</text:p>
          </table:table-cell>
          <table:table-cell table:formula="of:=ROUNDDOWN([.B212]/300)" office:value-type="float" office:value="495695" calcext:value-type="float">
            <text:p>495695</text:p>
          </table:table-cell>
          <table:table-cell table:formula="of:=[.B212]-[.C212]*300" office:value-type="float" office:value="0" calcext:value-type="float">
            <text:p>0</text:p>
          </table:table-cell>
          <table:table-cell table:formula="of:=([.Q212])/44100*90000+26.4-0.84815" office:value-type="float" office:value="495699.021237755" calcext:value-type="float">
            <text:p>495699,021237755</text:p>
          </table:table-cell>
          <table:table-cell table:formula="of:=[.E212]-[.C212]" office:value-type="float" office:value="4.0212377551361" calcext:value-type="float">
            <text:p>4,0212377551361</text:p>
          </table:table-cell>
          <table:table-cell table:formula="of:=[.N212]-[.M212]" office:value-type="float" office:value="69" calcext:value-type="float">
            <text:p>69</text:p>
          </table:table-cell>
          <table:table-cell table:formula="of:=0.07067 * [.G212]" office:value-type="float" office:value="4.87623" calcext:value-type="float">
            <text:p>4,87623</text:p>
          </table:table-cell>
          <table:table-cell table:formula="of:=[.E212]-[.H212]" office:value-type="float" office:value="495694.145007755" calcext:value-type="float">
            <text:p>495694,145007755</text:p>
          </table:table-cell>
          <table:table-cell table:formula="of:=ROUND([.I212])" office:value-type="float" office:value="495694" calcext:value-type="float">
            <text:p>495694</text:p>
          </table:table-cell>
          <table:table-cell table:formula="of:=[.J212]-[.C212]" office:value-type="float" office:value="-1" calcext:value-type="float">
            <text:p>-1</text:p>
          </table:table-cell>
          <table:table-cell/>
          <table:table-cell office:value-type="float" office:value="421029" calcext:value-type="float">
            <text:p>421029</text:p>
          </table:table-cell>
          <table:table-cell office:value-type="float" office:value="421098" calcext:value-type="float">
            <text:p>421098</text:p>
          </table:table-cell>
          <table:table-cell office:value-type="float" office:value="242920" calcext:value-type="float">
            <text:p>242920</text:p>
          </table:table-cell>
          <table:table-cell office:value-type="float" office:value="421026" calcext:value-type="float">
            <text:p>421026</text:p>
          </table:table-cell>
          <table:table-cell office:value-type="float" office:value="242880" calcext:value-type="float">
            <text:p>24288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9297635" calcext:value-type="float">
            <text:p>149297635</text:p>
          </table:table-cell>
          <table:table-cell table:formula="of:=ROUNDDOWN([.B213]/300)" office:value-type="float" office:value="497658" calcext:value-type="float">
            <text:p>497658</text:p>
          </table:table-cell>
          <table:table-cell table:formula="of:=[.B213]-[.C213]*300" office:value-type="float" office:value="235" calcext:value-type="float">
            <text:p>235</text:p>
          </table:table-cell>
          <table:table-cell table:formula="of:=([.Q213])/44100*90000+26.4-0.84815" office:value-type="float" office:value="497658.204911225" calcext:value-type="float">
            <text:p>497658,204911225</text:p>
          </table:table-cell>
          <table:table-cell table:formula="of:=[.E213]-[.C213]" office:value-type="float" office:value="0.204911224544048" calcext:value-type="float">
            <text:p>0,204911224544048</text:p>
          </table:table-cell>
          <table:table-cell table:formula="of:=[.N213]-[.M213]" office:value-type="float" office:value="2" calcext:value-type="float">
            <text:p>2</text:p>
          </table:table-cell>
          <table:table-cell table:formula="of:=0.07067 * [.G213]" office:value-type="float" office:value="0.14134" calcext:value-type="float">
            <text:p>0,14134</text:p>
          </table:table-cell>
          <table:table-cell table:formula="of:=[.E213]-[.H213]" office:value-type="float" office:value="497658.063571225" calcext:value-type="float">
            <text:p>497658,063571225</text:p>
          </table:table-cell>
          <table:table-cell table:formula="of:=ROUND([.I213])" office:value-type="float" office:value="497658" calcext:value-type="float">
            <text:p>497658</text:p>
          </table:table-cell>
          <table:table-cell table:formula="of:=[.J213]-[.C213]" office:value-type="float" office:value="0" calcext:value-type="float">
            <text:p>0</text:p>
          </table:table-cell>
          <table:table-cell/>
          <table:table-cell office:value-type="float" office:value="423034" calcext:value-type="float">
            <text:p>423034</text:p>
          </table:table-cell>
          <table:table-cell office:value-type="float" office:value="423036" calcext:value-type="float">
            <text:p>423036</text:p>
          </table:table-cell>
          <table:table-cell office:value-type="float" office:value="243880" calcext:value-type="float">
            <text:p>243880</text:p>
          </table:table-cell>
          <table:table-cell office:value-type="float" office:value="422964" calcext:value-type="float">
            <text:p>422964</text:p>
          </table:table-cell>
          <table:table-cell office:value-type="float" office:value="243840" calcext:value-type="float">
            <text:p>24384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9931900" calcext:value-type="float">
            <text:p>149931900</text:p>
          </table:table-cell>
          <table:table-cell table:formula="of:=ROUNDDOWN([.B214]/300)" office:value-type="float" office:value="499773" calcext:value-type="float">
            <text:p>499773</text:p>
          </table:table-cell>
          <table:table-cell table:formula="of:=[.B214]-[.C214]*300" office:value-type="float" office:value="0" calcext:value-type="float">
            <text:p>0</text:p>
          </table:table-cell>
          <table:table-cell table:formula="of:=([.Q214])/44100*90000+26.4-0.84815" office:value-type="float" office:value="499780.653890816" calcext:value-type="float">
            <text:p>499780,653890816</text:p>
          </table:table-cell>
          <table:table-cell table:formula="of:=[.E214]-[.C214]" office:value-type="float" office:value="7.65389081637841" calcext:value-type="float">
            <text:p>7,65389081637841</text:p>
          </table:table-cell>
          <table:table-cell table:formula="of:=[.N214]-[.M214]" office:value-type="float" office:value="111" calcext:value-type="float">
            <text:p>111</text:p>
          </table:table-cell>
          <table:table-cell table:formula="of:=0.07067 * [.G214]" office:value-type="float" office:value="7.84437" calcext:value-type="float">
            <text:p>7,84437</text:p>
          </table:table-cell>
          <table:table-cell table:formula="of:=[.E214]-[.H214]" office:value-type="float" office:value="499772.809520816" calcext:value-type="float">
            <text:p>499772,809520816</text:p>
          </table:table-cell>
          <table:table-cell table:formula="of:=ROUND([.I214])" office:value-type="float" office:value="499773" calcext:value-type="float">
            <text:p>499773</text:p>
          </table:table-cell>
          <table:table-cell table:formula="of:=[.J214]-[.C214]" office:value-type="float" office:value="0" calcext:value-type="float">
            <text:p>0</text:p>
          </table:table-cell>
          <table:table-cell/>
          <table:table-cell office:value-type="float" office:value="425039" calcext:value-type="float">
            <text:p>425039</text:p>
          </table:table-cell>
          <table:table-cell office:value-type="float" office:value="425150" calcext:value-type="float">
            <text:p>425150</text:p>
          </table:table-cell>
          <table:table-cell office:value-type="float" office:value="244920" calcext:value-type="float">
            <text:p>244920</text:p>
          </table:table-cell>
          <table:table-cell office:value-type="float" office:value="425010" calcext:value-type="float">
            <text:p>425010</text:p>
          </table:table-cell>
          <table:table-cell office:value-type="float" office:value="244880" calcext:value-type="float">
            <text:p>24488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0545550" calcext:value-type="float">
            <text:p>150545550</text:p>
          </table:table-cell>
          <table:table-cell table:formula="of:=ROUNDDOWN([.B215]/300)" office:value-type="float" office:value="501818" calcext:value-type="float">
            <text:p>501818</text:p>
          </table:table-cell>
          <table:table-cell table:formula="of:=[.B215]-[.C215]*300" office:value-type="float" office:value="150" calcext:value-type="float">
            <text:p>150</text:p>
          </table:table-cell>
          <table:table-cell table:formula="of:=([.Q215])/44100*90000+26.4-0.84815" office:value-type="float" office:value="501821.470217347" calcext:value-type="float">
            <text:p>501821,470217347</text:p>
          </table:table-cell>
          <table:table-cell table:formula="of:=[.E215]-[.C215]" office:value-type="float" office:value="3.47021734702867" calcext:value-type="float">
            <text:p>3,47021734702867</text:p>
          </table:table-cell>
          <table:table-cell table:formula="of:=[.N215]-[.M215]" office:value-type="float" office:value="48" calcext:value-type="float">
            <text:p>48</text:p>
          </table:table-cell>
          <table:table-cell table:formula="of:=0.07067 * [.G215]" office:value-type="float" office:value="3.39216" calcext:value-type="float">
            <text:p>3,39216</text:p>
          </table:table-cell>
          <table:table-cell table:formula="of:=[.E215]-[.H215]" office:value-type="float" office:value="501818.078057347" calcext:value-type="float">
            <text:p>501818,078057347</text:p>
          </table:table-cell>
          <table:table-cell table:formula="of:=ROUND([.I215])" office:value-type="float" office:value="501818" calcext:value-type="float">
            <text:p>501818</text:p>
          </table:table-cell>
          <table:table-cell table:formula="of:=[.J215]-[.C215]" office:value-type="float" office:value="0" calcext:value-type="float">
            <text:p>0</text:p>
          </table:table-cell>
          <table:table-cell/>
          <table:table-cell office:value-type="float" office:value="427044" calcext:value-type="float">
            <text:p>427044</text:p>
          </table:table-cell>
          <table:table-cell office:value-type="float" office:value="427092" calcext:value-type="float">
            <text:p>427092</text:p>
          </table:table-cell>
          <table:table-cell office:value-type="float" office:value="245920" calcext:value-type="float">
            <text:p>245920</text:p>
          </table:table-cell>
          <table:table-cell office:value-type="float" office:value="427020" calcext:value-type="float">
            <text:p>427020</text:p>
          </table:table-cell>
          <table:table-cell office:value-type="float" office:value="245880" calcext:value-type="float">
            <text:p>24588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1182814" calcext:value-type="float">
            <text:p>151182814</text:p>
          </table:table-cell>
          <table:table-cell table:formula="of:=ROUNDDOWN([.B216]/300)" office:value-type="float" office:value="503942" calcext:value-type="float">
            <text:p>503942</text:p>
          </table:table-cell>
          <table:table-cell table:formula="of:=[.B216]-[.C216]*300" office:value-type="float" office:value="214" calcext:value-type="float">
            <text:p>214</text:p>
          </table:table-cell>
          <table:table-cell table:formula="of:=([.Q216])/44100*90000+26.4-0.84815" office:value-type="float" office:value="503943.919196939" calcext:value-type="float">
            <text:p>503943,919196939</text:p>
          </table:table-cell>
          <table:table-cell table:formula="of:=[.E216]-[.C216]" office:value-type="float" office:value="1.91919693880482" calcext:value-type="float">
            <text:p>1,91919693880482</text:p>
          </table:table-cell>
          <table:table-cell table:formula="of:=[.N216]-[.M216]" office:value-type="float" office:value="31" calcext:value-type="float">
            <text:p>31</text:p>
          </table:table-cell>
          <table:table-cell table:formula="of:=0.07067 * [.G216]" office:value-type="float" office:value="2.19077" calcext:value-type="float">
            <text:p>2,19077</text:p>
          </table:table-cell>
          <table:table-cell table:formula="of:=[.E216]-[.H216]" office:value-type="float" office:value="503941.728426939" calcext:value-type="float">
            <text:p>503941,728426939</text:p>
          </table:table-cell>
          <table:table-cell table:formula="of:=ROUND([.I216])" office:value-type="float" office:value="503942" calcext:value-type="float">
            <text:p>503942</text:p>
          </table:table-cell>
          <table:table-cell table:formula="of:=[.J216]-[.C216]" office:value-type="float" office:value="0" calcext:value-type="float">
            <text:p>0</text:p>
          </table:table-cell>
          <table:table-cell/>
          <table:table-cell office:value-type="float" office:value="429049" calcext:value-type="float">
            <text:p>429049</text:p>
          </table:table-cell>
          <table:table-cell office:value-type="float" office:value="429080" calcext:value-type="float">
            <text:p>429080</text:p>
          </table:table-cell>
          <table:table-cell office:value-type="float" office:value="246960" calcext:value-type="float">
            <text:p>246960</text:p>
          </table:table-cell>
          <table:table-cell office:value-type="float" office:value="429012" calcext:value-type="float">
            <text:p>429012</text:p>
          </table:table-cell>
          <table:table-cell office:value-type="float" office:value="246920" calcext:value-type="float">
            <text:p>24692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1843778" calcext:value-type="float">
            <text:p>151843778</text:p>
          </table:table-cell>
          <table:table-cell table:formula="of:=ROUNDDOWN([.B217]/300)" office:value-type="float" office:value="506145" calcext:value-type="float">
            <text:p>506145</text:p>
          </table:table-cell>
          <table:table-cell table:formula="of:=[.B217]-[.C217]*300" office:value-type="float" office:value="278" calcext:value-type="float">
            <text:p>278</text:p>
          </table:table-cell>
          <table:table-cell table:formula="of:=([.Q217])/44100*90000+26.4-0.84815" office:value-type="float" office:value="506148.000829592" calcext:value-type="float">
            <text:p>506148,000829592</text:p>
          </table:table-cell>
          <table:table-cell table:formula="of:=[.E217]-[.C217]" office:value-type="float" office:value="3.00082959193969" calcext:value-type="float">
            <text:p>3,00082959193969</text:p>
          </table:table-cell>
          <table:table-cell table:formula="of:=[.N217]-[.M217]" office:value-type="float" office:value="42" calcext:value-type="float">
            <text:p>42</text:p>
          </table:table-cell>
          <table:table-cell table:formula="of:=0.07067 * [.G217]" office:value-type="float" office:value="2.96814" calcext:value-type="float">
            <text:p>2,96814</text:p>
          </table:table-cell>
          <table:table-cell table:formula="of:=[.E217]-[.H217]" office:value-type="float" office:value="506145.032689592" calcext:value-type="float">
            <text:p>506145,032689592</text:p>
          </table:table-cell>
          <table:table-cell table:formula="of:=ROUND([.I217])" office:value-type="float" office:value="506145" calcext:value-type="float">
            <text:p>506145</text:p>
          </table:table-cell>
          <table:table-cell table:formula="of:=[.J217]-[.C217]" office:value-type="float" office:value="0" calcext:value-type="float">
            <text:p>0</text:p>
          </table:table-cell>
          <table:table-cell/>
          <table:table-cell office:value-type="float" office:value="431054" calcext:value-type="float">
            <text:p>431054</text:p>
          </table:table-cell>
          <table:table-cell office:value-type="float" office:value="431096" calcext:value-type="float">
            <text:p>431096</text:p>
          </table:table-cell>
          <table:table-cell office:value-type="float" office:value="248040" calcext:value-type="float">
            <text:p>248040</text:p>
          </table:table-cell>
          <table:table-cell office:value-type="float" office:value="431026" calcext:value-type="float">
            <text:p>431026</text:p>
          </table:table-cell>
          <table:table-cell office:value-type="float" office:value="248000" calcext:value-type="float">
            <text:p>24800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2480314" calcext:value-type="float">
            <text:p>152480314</text:p>
          </table:table-cell>
          <table:table-cell table:formula="of:=ROUNDDOWN([.B218]/300)" office:value-type="float" office:value="508267" calcext:value-type="float">
            <text:p>508267</text:p>
          </table:table-cell>
          <table:table-cell table:formula="of:=[.B218]-[.C218]*300" office:value-type="float" office:value="214" calcext:value-type="float">
            <text:p>214</text:p>
          </table:table-cell>
          <table:table-cell table:formula="of:=([.Q218])/44100*90000+26.4-0.84815" office:value-type="float" office:value="508270.449809184" calcext:value-type="float">
            <text:p>508270,449809184</text:p>
          </table:table-cell>
          <table:table-cell table:formula="of:=[.E218]-[.C218]" office:value-type="float" office:value="3.44980918371584" calcext:value-type="float">
            <text:p>3,44980918371584</text:p>
          </table:table-cell>
          <table:table-cell table:formula="of:=[.N218]-[.M218]" office:value-type="float" office:value="45" calcext:value-type="float">
            <text:p>45</text:p>
          </table:table-cell>
          <table:table-cell table:formula="of:=0.07067 * [.G218]" office:value-type="float" office:value="3.18015" calcext:value-type="float">
            <text:p>3,18015</text:p>
          </table:table-cell>
          <table:table-cell table:formula="of:=[.E218]-[.H218]" office:value-type="float" office:value="508267.269659184" calcext:value-type="float">
            <text:p>508267,269659184</text:p>
          </table:table-cell>
          <table:table-cell table:formula="of:=ROUND([.I218])" office:value-type="float" office:value="508267" calcext:value-type="float">
            <text:p>508267</text:p>
          </table:table-cell>
          <table:table-cell table:formula="of:=[.J218]-[.C218]" office:value-type="float" office:value="0" calcext:value-type="float">
            <text:p>0</text:p>
          </table:table-cell>
          <table:table-cell/>
          <table:table-cell office:value-type="float" office:value="433059" calcext:value-type="float">
            <text:p>433059</text:p>
          </table:table-cell>
          <table:table-cell office:value-type="float" office:value="433104" calcext:value-type="float">
            <text:p>433104</text:p>
          </table:table-cell>
          <table:table-cell office:value-type="float" office:value="249080" calcext:value-type="float">
            <text:p>249080</text:p>
          </table:table-cell>
          <table:table-cell office:value-type="float" office:value="432970" calcext:value-type="float">
            <text:p>432970</text:p>
          </table:table-cell>
          <table:table-cell office:value-type="float" office:value="249040" calcext:value-type="float">
            <text:p>24904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3117621" calcext:value-type="float">
            <text:p>153117621</text:p>
          </table:table-cell>
          <table:table-cell table:formula="of:=ROUNDDOWN([.B219]/300)" office:value-type="float" office:value="510392" calcext:value-type="float">
            <text:p>510392</text:p>
          </table:table-cell>
          <table:table-cell table:formula="of:=[.B219]-[.C219]*300" office:value-type="float" office:value="21" calcext:value-type="float">
            <text:p>21</text:p>
          </table:table-cell>
          <table:table-cell table:formula="of:=([.Q219])/44100*90000+26.4-0.84815" office:value-type="float" office:value="510392.898788776" calcext:value-type="float">
            <text:p>510392,898788776</text:p>
          </table:table-cell>
          <table:table-cell table:formula="of:=[.E219]-[.C219]" office:value-type="float" office:value="0.898788775550202" calcext:value-type="float">
            <text:p>0,898788775550202</text:p>
          </table:table-cell>
          <table:table-cell table:formula="of:=[.N219]-[.M219]" office:value-type="float" office:value="12" calcext:value-type="float">
            <text:p>12</text:p>
          </table:table-cell>
          <table:table-cell table:formula="of:=0.07067 * [.G219]" office:value-type="float" office:value="0.84804" calcext:value-type="float">
            <text:p>0,84804</text:p>
          </table:table-cell>
          <table:table-cell table:formula="of:=[.E219]-[.H219]" office:value-type="float" office:value="510392.050748776" calcext:value-type="float">
            <text:p>510392,050748776</text:p>
          </table:table-cell>
          <table:table-cell table:formula="of:=ROUND([.I219])" office:value-type="float" office:value="510392" calcext:value-type="float">
            <text:p>510392</text:p>
          </table:table-cell>
          <table:table-cell table:formula="of:=[.J219]-[.C219]" office:value-type="float" office:value="0" calcext:value-type="float">
            <text:p>0</text:p>
          </table:table-cell>
          <table:table-cell/>
          <table:table-cell office:value-type="float" office:value="435064" calcext:value-type="float">
            <text:p>435064</text:p>
          </table:table-cell>
          <table:table-cell office:value-type="float" office:value="435076" calcext:value-type="float">
            <text:p>435076</text:p>
          </table:table-cell>
          <table:table-cell office:value-type="float" office:value="250120" calcext:value-type="float">
            <text:p>250120</text:p>
          </table:table-cell>
          <table:table-cell office:value-type="float" office:value="435010" calcext:value-type="float">
            <text:p>435010</text:p>
          </table:table-cell>
          <table:table-cell office:value-type="float" office:value="250080" calcext:value-type="float">
            <text:p>25008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3802328" calcext:value-type="float">
            <text:p>153802328</text:p>
          </table:table-cell>
          <table:table-cell table:formula="of:=ROUNDDOWN([.B220]/300)" office:value-type="float" office:value="512674" calcext:value-type="float">
            <text:p>512674</text:p>
          </table:table-cell>
          <table:table-cell table:formula="of:=[.B220]-[.C220]*300" office:value-type="float" office:value="128" calcext:value-type="float">
            <text:p>128</text:p>
          </table:table-cell>
          <table:table-cell table:formula="of:=([.Q220])/44100*90000+26.4-0.84815" office:value-type="float" office:value="512678.61307449" calcext:value-type="float">
            <text:p>512678,61307449</text:p>
          </table:table-cell>
          <table:table-cell table:formula="of:=[.E220]-[.C220]" office:value-type="float" office:value="4.61307448981097" calcext:value-type="float">
            <text:p>4,61307448981097</text:p>
          </table:table-cell>
          <table:table-cell table:formula="of:=[.N220]-[.M220]" office:value-type="float" office:value="63" calcext:value-type="float">
            <text:p>63</text:p>
          </table:table-cell>
          <table:table-cell table:formula="of:=0.07067 * [.G220]" office:value-type="float" office:value="4.45221" calcext:value-type="float">
            <text:p>4,45221</text:p>
          </table:table-cell>
          <table:table-cell table:formula="of:=[.E220]-[.H220]" office:value-type="float" office:value="512674.16086449" calcext:value-type="float">
            <text:p>512674,16086449</text:p>
          </table:table-cell>
          <table:table-cell table:formula="of:=ROUND([.I220])" office:value-type="float" office:value="512674" calcext:value-type="float">
            <text:p>512674</text:p>
          </table:table-cell>
          <table:table-cell table:formula="of:=[.J220]-[.C220]" office:value-type="float" office:value="0" calcext:value-type="float">
            <text:p>0</text:p>
          </table:table-cell>
          <table:table-cell/>
          <table:table-cell office:value-type="float" office:value="437069" calcext:value-type="float">
            <text:p>437069</text:p>
          </table:table-cell>
          <table:table-cell office:value-type="float" office:value="437132" calcext:value-type="float">
            <text:p>437132</text:p>
          </table:table-cell>
          <table:table-cell office:value-type="float" office:value="251240" calcext:value-type="float">
            <text:p>251240</text:p>
          </table:table-cell>
          <table:table-cell office:value-type="float" office:value="437064" calcext:value-type="float">
            <text:p>437064</text:p>
          </table:table-cell>
          <table:table-cell office:value-type="float" office:value="251200" calcext:value-type="float">
            <text:p>25120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462393" calcext:value-type="float">
            <text:p>154462393</text:p>
          </table:table-cell>
          <table:table-cell table:formula="of:=ROUNDDOWN([.B221]/300)" office:value-type="float" office:value="514874" calcext:value-type="float">
            <text:p>514874</text:p>
          </table:table-cell>
          <table:table-cell table:formula="of:=[.B221]-[.C221]*300" office:value-type="float" office:value="193" calcext:value-type="float">
            <text:p>193</text:p>
          </table:table-cell>
          <table:table-cell table:formula="of:=([.Q221])/44100*90000+26.4-0.84815" office:value-type="float" office:value="514882.694707143" calcext:value-type="float">
            <text:p>514882,694707143</text:p>
          </table:table-cell>
          <table:table-cell table:formula="of:=[.E221]-[.C221]" office:value-type="float" office:value="8.69470714288764" calcext:value-type="float">
            <text:p>8,69470714288764</text:p>
          </table:table-cell>
          <table:table-cell table:formula="of:=[.N221]-[.M221]" office:value-type="float" office:value="116" calcext:value-type="float">
            <text:p>116</text:p>
          </table:table-cell>
          <table:table-cell table:formula="of:=0.07067 * [.G221]" office:value-type="float" office:value="8.19772" calcext:value-type="float">
            <text:p>8,19772</text:p>
          </table:table-cell>
          <table:table-cell table:formula="of:=[.E221]-[.H221]" office:value-type="float" office:value="514874.496987143" calcext:value-type="float">
            <text:p>514874,496987143</text:p>
          </table:table-cell>
          <table:table-cell table:formula="of:=ROUND([.I221])" office:value-type="float" office:value="514874" calcext:value-type="float">
            <text:p>514874</text:p>
          </table:table-cell>
          <table:table-cell table:formula="of:=[.J221]-[.C221]" office:value-type="float" office:value="0" calcext:value-type="float">
            <text:p>0</text:p>
          </table:table-cell>
          <table:table-cell/>
          <table:table-cell office:value-type="float" office:value="439074" calcext:value-type="float">
            <text:p>439074</text:p>
          </table:table-cell>
          <table:table-cell office:value-type="float" office:value="439190" calcext:value-type="float">
            <text:p>439190</text:p>
          </table:table-cell>
          <table:table-cell office:value-type="float" office:value="252320" calcext:value-type="float">
            <text:p>252320</text:p>
          </table:table-cell>
          <table:table-cell office:value-type="float" office:value="439054" calcext:value-type="float">
            <text:p>439054</text:p>
          </table:table-cell>
          <table:table-cell office:value-type="float" office:value="252280" calcext:value-type="float">
            <text:p>25228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5126014" calcext:value-type="float">
            <text:p>155126014</text:p>
          </table:table-cell>
          <table:table-cell table:formula="of:=ROUNDDOWN([.B222]/300)" office:value-type="float" office:value="517086" calcext:value-type="float">
            <text:p>517086</text:p>
          </table:table-cell>
          <table:table-cell table:formula="of:=[.B222]-[.C222]*300" office:value-type="float" office:value="214" calcext:value-type="float">
            <text:p>214</text:p>
          </table:table-cell>
          <table:table-cell table:formula="of:=([.Q222])/44100*90000+26.4-0.84815" office:value-type="float" office:value="517086.776339796" calcext:value-type="float">
            <text:p>517086,776339796</text:p>
          </table:table-cell>
          <table:table-cell table:formula="of:=[.E222]-[.C222]" office:value-type="float" office:value="0.776339796022512" calcext:value-type="float">
            <text:p>0,776339796022512</text:p>
          </table:table-cell>
          <table:table-cell table:formula="of:=[.N222]-[.M222]" office:value-type="float" office:value="3" calcext:value-type="float">
            <text:p>3</text:p>
          </table:table-cell>
          <table:table-cell table:formula="of:=0.07067 * [.G222]" office:value-type="float" office:value="0.21201" calcext:value-type="float">
            <text:p>0,21201</text:p>
          </table:table-cell>
          <table:table-cell table:formula="of:=[.E222]-[.H222]" office:value-type="float" office:value="517086.564329796" calcext:value-type="float">
            <text:p>517086,564329796</text:p>
          </table:table-cell>
          <table:table-cell table:formula="of:=ROUND([.I222])" office:value-type="float" office:value="517087" calcext:value-type="float">
            <text:p>517087</text:p>
          </table:table-cell>
          <table:table-cell table:formula="of:=[.J222]-[.C222]" office:value-type="float" office:value="1" calcext:value-type="float">
            <text:p>1</text:p>
          </table:table-cell>
          <table:table-cell/>
          <table:table-cell office:value-type="float" office:value="441079" calcext:value-type="float">
            <text:p>441079</text:p>
          </table:table-cell>
          <table:table-cell office:value-type="float" office:value="441082" calcext:value-type="float">
            <text:p>441082</text:p>
          </table:table-cell>
          <table:table-cell office:value-type="float" office:value="253400" calcext:value-type="float">
            <text:p>253400</text:p>
          </table:table-cell>
          <table:table-cell office:value-type="float" office:value="441022" calcext:value-type="float">
            <text:p>441022</text:p>
          </table:table-cell>
          <table:table-cell office:value-type="float" office:value="253360" calcext:value-type="float">
            <text:p>25336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5834250" calcext:value-type="float">
            <text:p>155834250</text:p>
          </table:table-cell>
          <table:table-cell table:formula="of:=ROUNDDOWN([.B223]/300)" office:value-type="float" office:value="519447" calcext:value-type="float">
            <text:p>519447</text:p>
          </table:table-cell>
          <table:table-cell table:formula="of:=[.B223]-[.C223]*300" office:value-type="float" office:value="150" calcext:value-type="float">
            <text:p>150</text:p>
          </table:table-cell>
          <table:table-cell table:formula="of:=([.Q223])/44100*90000+26.4-0.84815" office:value-type="float" office:value="519454.123278571" calcext:value-type="float">
            <text:p>519454,123278571</text:p>
          </table:table-cell>
          <table:table-cell table:formula="of:=[.E223]-[.C223]" office:value-type="float" office:value="7.12327857146738" calcext:value-type="float">
            <text:p>7,12327857146738</text:p>
          </table:table-cell>
          <table:table-cell table:formula="of:=[.N223]-[.M223]" office:value-type="float" office:value="104" calcext:value-type="float">
            <text:p>104</text:p>
          </table:table-cell>
          <table:table-cell table:formula="of:=0.07067 * [.G223]" office:value-type="float" office:value="7.34968" calcext:value-type="float">
            <text:p>7,34968</text:p>
          </table:table-cell>
          <table:table-cell table:formula="of:=[.E223]-[.H223]" office:value-type="float" office:value="519446.773598571" calcext:value-type="float">
            <text:p>519446,773598571</text:p>
          </table:table-cell>
          <table:table-cell table:formula="of:=ROUND([.I223])" office:value-type="float" office:value="519447" calcext:value-type="float">
            <text:p>519447</text:p>
          </table:table-cell>
          <table:table-cell table:formula="of:=[.J223]-[.C223]" office:value-type="float" office:value="0" calcext:value-type="float">
            <text:p>0</text:p>
          </table:table-cell>
          <table:table-cell/>
          <table:table-cell office:value-type="float" office:value="443084" calcext:value-type="float">
            <text:p>443084</text:p>
          </table:table-cell>
          <table:table-cell office:value-type="float" office:value="443188" calcext:value-type="float">
            <text:p>443188</text:p>
          </table:table-cell>
          <table:table-cell office:value-type="float" office:value="254560" calcext:value-type="float">
            <text:p>254560</text:p>
          </table:table-cell>
          <table:table-cell office:value-type="float" office:value="443052" calcext:value-type="float">
            <text:p>443052</text:p>
          </table:table-cell>
          <table:table-cell office:value-type="float" office:value="254520" calcext:value-type="float">
            <text:p>25452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6521443" calcext:value-type="float">
            <text:p>156521443</text:p>
          </table:table-cell>
          <table:table-cell table:formula="of:=ROUNDDOWN([.B224]/300)" office:value-type="float" office:value="521738" calcext:value-type="float">
            <text:p>521738</text:p>
          </table:table-cell>
          <table:table-cell table:formula="of:=[.B224]-[.C224]*300" office:value-type="float" office:value="43" calcext:value-type="float">
            <text:p>43</text:p>
          </table:table-cell>
          <table:table-cell table:formula="of:=([.Q224])/44100*90000+26.4-0.84815" office:value-type="float" office:value="521739.837564286" calcext:value-type="float">
            <text:p>521739,837564286</text:p>
          </table:table-cell>
          <table:table-cell table:formula="of:=[.E224]-[.C224]" office:value-type="float" office:value="1.83756428572815" calcext:value-type="float">
            <text:p>1,83756428572815</text:p>
          </table:table-cell>
          <table:table-cell table:formula="of:=[.N224]-[.M224]" office:value-type="float" office:value="25" calcext:value-type="float">
            <text:p>25</text:p>
          </table:table-cell>
          <table:table-cell table:formula="of:=0.07067 * [.G224]" office:value-type="float" office:value="1.76675" calcext:value-type="float">
            <text:p>1,76675</text:p>
          </table:table-cell>
          <table:table-cell table:formula="of:=[.E224]-[.H224]" office:value-type="float" office:value="521738.070814286" calcext:value-type="float">
            <text:p>521738,070814286</text:p>
          </table:table-cell>
          <table:table-cell table:formula="of:=ROUND([.I224])" office:value-type="float" office:value="521738" calcext:value-type="float">
            <text:p>521738</text:p>
          </table:table-cell>
          <table:table-cell table:formula="of:=[.J224]-[.C224]" office:value-type="float" office:value="0" calcext:value-type="float">
            <text:p>0</text:p>
          </table:table-cell>
          <table:table-cell/>
          <table:table-cell office:value-type="float" office:value="445089" calcext:value-type="float">
            <text:p>445089</text:p>
          </table:table-cell>
          <table:table-cell office:value-type="float" office:value="445114" calcext:value-type="float">
            <text:p>445114</text:p>
          </table:table-cell>
          <table:table-cell office:value-type="float" office:value="255680" calcext:value-type="float">
            <text:p>255680</text:p>
          </table:table-cell>
          <table:table-cell office:value-type="float" office:value="445060" calcext:value-type="float">
            <text:p>445060</text:p>
          </table:table-cell>
          <table:table-cell office:value-type="float" office:value="255640" calcext:value-type="float">
            <text:p>25564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7206835" calcext:value-type="float">
            <text:p>157206835</text:p>
          </table:table-cell>
          <table:table-cell table:formula="of:=ROUNDDOWN([.B225]/300)" office:value-type="float" office:value="524022" calcext:value-type="float">
            <text:p>524022</text:p>
          </table:table-cell>
          <table:table-cell table:formula="of:=[.B225]-[.C225]*300" office:value-type="float" office:value="235" calcext:value-type="float">
            <text:p>235</text:p>
          </table:table-cell>
          <table:table-cell table:formula="of:=([.Q225])/44100*90000+26.4-0.84815" office:value-type="float" office:value="524025.55185" calcext:value-type="float">
            <text:p>524025,55185</text:p>
          </table:table-cell>
          <table:table-cell table:formula="of:=[.E225]-[.C225]" office:value-type="float" office:value="3.55185000004712" calcext:value-type="float">
            <text:p>3,55185000004712</text:p>
          </table:table-cell>
          <table:table-cell table:formula="of:=[.N225]-[.M225]" office:value-type="float" office:value="44" calcext:value-type="float">
            <text:p>44</text:p>
          </table:table-cell>
          <table:table-cell table:formula="of:=0.07067 * [.G225]" office:value-type="float" office:value="3.10948" calcext:value-type="float">
            <text:p>3,10948</text:p>
          </table:table-cell>
          <table:table-cell table:formula="of:=[.E225]-[.H225]" office:value-type="float" office:value="524022.44237" calcext:value-type="float">
            <text:p>524022,44237</text:p>
          </table:table-cell>
          <table:table-cell table:formula="of:=ROUND([.I225])" office:value-type="float" office:value="524022" calcext:value-type="float">
            <text:p>524022</text:p>
          </table:table-cell>
          <table:table-cell table:formula="of:=[.J225]-[.C225]" office:value-type="float" office:value="0" calcext:value-type="float">
            <text:p>0</text:p>
          </table:table-cell>
          <table:table-cell/>
          <table:table-cell office:value-type="float" office:value="447094" calcext:value-type="float">
            <text:p>447094</text:p>
          </table:table-cell>
          <table:table-cell office:value-type="float" office:value="447138" calcext:value-type="float">
            <text:p>447138</text:p>
          </table:table-cell>
          <table:table-cell office:value-type="float" office:value="256800" calcext:value-type="float">
            <text:p>256800</text:p>
          </table:table-cell>
          <table:table-cell office:value-type="float" office:value="446994" calcext:value-type="float">
            <text:p>446994</text:p>
          </table:table-cell>
          <table:table-cell office:value-type="float" office:value="256760" calcext:value-type="float">
            <text:p>25676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7819757" calcext:value-type="float">
            <text:p>157819757</text:p>
          </table:table-cell>
          <table:table-cell table:formula="of:=ROUNDDOWN([.B226]/300)" office:value-type="float" office:value="526065" calcext:value-type="float">
            <text:p>526065</text:p>
          </table:table-cell>
          <table:table-cell table:formula="of:=[.B226]-[.C226]*300" office:value-type="float" office:value="257" calcext:value-type="float">
            <text:p>257</text:p>
          </table:table-cell>
          <table:table-cell table:formula="of:=([.Q226])/44100*90000+26.4-0.84815" office:value-type="float" office:value="526066.368176531" calcext:value-type="float">
            <text:p>526066,368176531</text:p>
          </table:table-cell>
          <table:table-cell table:formula="of:=[.E226]-[.C226]" office:value-type="float" office:value="1.36817653069738" calcext:value-type="float">
            <text:p>1,36817653069738</text:p>
          </table:table-cell>
          <table:table-cell table:formula="of:=[.N226]-[.M226]" office:value-type="float" office:value="15" calcext:value-type="float">
            <text:p>15</text:p>
          </table:table-cell>
          <table:table-cell table:formula="of:=0.07067 * [.G226]" office:value-type="float" office:value="1.06005" calcext:value-type="float">
            <text:p>1,06005</text:p>
          </table:table-cell>
          <table:table-cell table:formula="of:=[.E226]-[.H226]" office:value-type="float" office:value="526065.308126531" calcext:value-type="float">
            <text:p>526065,308126531</text:p>
          </table:table-cell>
          <table:table-cell table:formula="of:=ROUND([.I226])" office:value-type="float" office:value="526065" calcext:value-type="float">
            <text:p>526065</text:p>
          </table:table-cell>
          <table:table-cell table:formula="of:=[.J226]-[.C226]" office:value-type="float" office:value="0" calcext:value-type="float">
            <text:p>0</text:p>
          </table:table-cell>
          <table:table-cell/>
          <table:table-cell office:value-type="float" office:value="449099" calcext:value-type="float">
            <text:p>449099</text:p>
          </table:table-cell>
          <table:table-cell office:value-type="float" office:value="449114" calcext:value-type="float">
            <text:p>449114</text:p>
          </table:table-cell>
          <table:table-cell office:value-type="float" office:value="257800" calcext:value-type="float">
            <text:p>257800</text:p>
          </table:table-cell>
          <table:table-cell office:value-type="float" office:value="448978" calcext:value-type="float">
            <text:p>448978</text:p>
          </table:table-cell>
          <table:table-cell office:value-type="float" office:value="257760" calcext:value-type="float">
            <text:p>25776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8456293" calcext:value-type="float">
            <text:p>158456293</text:p>
          </table:table-cell>
          <table:table-cell table:formula="of:=ROUNDDOWN([.B227]/300)" office:value-type="float" office:value="528187" calcext:value-type="float">
            <text:p>528187</text:p>
          </table:table-cell>
          <table:table-cell table:formula="of:=[.B227]-[.C227]*300" office:value-type="float" office:value="193" calcext:value-type="float">
            <text:p>193</text:p>
          </table:table-cell>
          <table:table-cell table:formula="of:=([.Q227])/44100*90000+26.4-0.84815" office:value-type="float" office:value="528188.817156122" calcext:value-type="float">
            <text:p>528188,817156122</text:p>
          </table:table-cell>
          <table:table-cell table:formula="of:=[.E227]-[.C227]" office:value-type="float" office:value="1.81715612241533" calcext:value-type="float">
            <text:p>1,81715612241533</text:p>
          </table:table-cell>
          <table:table-cell table:formula="of:=[.N227]-[.M227]" office:value-type="float" office:value="18" calcext:value-type="float">
            <text:p>18</text:p>
          </table:table-cell>
          <table:table-cell table:formula="of:=0.07067 * [.G227]" office:value-type="float" office:value="1.27206" calcext:value-type="float">
            <text:p>1,27206</text:p>
          </table:table-cell>
          <table:table-cell table:formula="of:=[.E227]-[.H227]" office:value-type="float" office:value="528187.545096122" calcext:value-type="float">
            <text:p>528187,545096122</text:p>
          </table:table-cell>
          <table:table-cell table:formula="of:=ROUND([.I227])" office:value-type="float" office:value="528188" calcext:value-type="float">
            <text:p>528188</text:p>
          </table:table-cell>
          <table:table-cell table:formula="of:=[.J227]-[.C227]" office:value-type="float" office:value="1" calcext:value-type="float">
            <text:p>1</text:p>
          </table:table-cell>
          <table:table-cell/>
          <table:table-cell office:value-type="float" office:value="451104" calcext:value-type="float">
            <text:p>451104</text:p>
          </table:table-cell>
          <table:table-cell office:value-type="float" office:value="451122" calcext:value-type="float">
            <text:p>451122</text:p>
          </table:table-cell>
          <table:table-cell office:value-type="float" office:value="258840" calcext:value-type="float">
            <text:p>258840</text:p>
          </table:table-cell>
          <table:table-cell office:value-type="float" office:value="451054" calcext:value-type="float">
            <text:p>451054</text:p>
          </table:table-cell>
          <table:table-cell office:value-type="float" office:value="258800" calcext:value-type="float">
            <text:p>25880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9093514" calcext:value-type="float">
            <text:p>159093514</text:p>
          </table:table-cell>
          <table:table-cell table:formula="of:=ROUNDDOWN([.B228]/300)" office:value-type="float" office:value="530311" calcext:value-type="float">
            <text:p>530311</text:p>
          </table:table-cell>
          <table:table-cell table:formula="of:=[.B228]-[.C228]*300" office:value-type="float" office:value="214" calcext:value-type="float">
            <text:p>214</text:p>
          </table:table-cell>
          <table:table-cell table:formula="of:=([.Q228])/44100*90000+26.4-0.84815" office:value-type="float" office:value="530311.266135714" calcext:value-type="float">
            <text:p>530311,266135714</text:p>
          </table:table-cell>
          <table:table-cell table:formula="of:=[.E228]-[.C228]" office:value-type="float" office:value="0.266135714366101" calcext:value-type="float">
            <text:p>0,266135714366101</text:p>
          </table:table-cell>
          <table:table-cell table:formula="of:=[.N228]-[.M228]" office:value-type="float" office:value="3" calcext:value-type="float">
            <text:p>3</text:p>
          </table:table-cell>
          <table:table-cell table:formula="of:=0.07067 * [.G228]" office:value-type="float" office:value="0.21201" calcext:value-type="float">
            <text:p>0,21201</text:p>
          </table:table-cell>
          <table:table-cell table:formula="of:=[.E228]-[.H228]" office:value-type="float" office:value="530311.054125714" calcext:value-type="float">
            <text:p>530311,054125714</text:p>
          </table:table-cell>
          <table:table-cell table:formula="of:=ROUND([.I228])" office:value-type="float" office:value="530311" calcext:value-type="float">
            <text:p>530311</text:p>
          </table:table-cell>
          <table:table-cell table:formula="of:=[.J228]-[.C228]" office:value-type="float" office:value="0" calcext:value-type="float">
            <text:p>0</text:p>
          </table:table-cell>
          <table:table-cell/>
          <table:table-cell office:value-type="float" office:value="453109" calcext:value-type="float">
            <text:p>453109</text:p>
          </table:table-cell>
          <table:table-cell office:value-type="float" office:value="453112" calcext:value-type="float">
            <text:p>453112</text:p>
          </table:table-cell>
          <table:table-cell office:value-type="float" office:value="259880" calcext:value-type="float">
            <text:p>259880</text:p>
          </table:table-cell>
          <table:table-cell office:value-type="float" office:value="453046" calcext:value-type="float">
            <text:p>453046</text:p>
          </table:table-cell>
          <table:table-cell office:value-type="float" office:value="259840" calcext:value-type="float">
            <text:p>25984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9754050" calcext:value-type="float">
            <text:p>159754050</text:p>
          </table:table-cell>
          <table:table-cell table:formula="of:=ROUNDDOWN([.B229]/300)" office:value-type="float" office:value="532513" calcext:value-type="float">
            <text:p>532513</text:p>
          </table:table-cell>
          <table:table-cell table:formula="of:=[.B229]-[.C229]*300" office:value-type="float" office:value="150" calcext:value-type="float">
            <text:p>150</text:p>
          </table:table-cell>
          <table:table-cell table:formula="of:=([.Q229])/44100*90000+26.4-0.84815" office:value-type="float" office:value="532515.347768367" calcext:value-type="float">
            <text:p>532515,347768367</text:p>
          </table:table-cell>
          <table:table-cell table:formula="of:=[.E229]-[.C229]" office:value-type="float" office:value="2.34776836738456" calcext:value-type="float">
            <text:p>2,34776836738456</text:p>
          </table:table-cell>
          <table:table-cell table:formula="of:=[.N229]-[.M229]" office:value-type="float" office:value="34" calcext:value-type="float">
            <text:p>34</text:p>
          </table:table-cell>
          <table:table-cell table:formula="of:=0.07067 * [.G229]" office:value-type="float" office:value="2.40278" calcext:value-type="float">
            <text:p>2,40278</text:p>
          </table:table-cell>
          <table:table-cell table:formula="of:=[.E229]-[.H229]" office:value-type="float" office:value="532512.944988367" calcext:value-type="float">
            <text:p>532512,944988367</text:p>
          </table:table-cell>
          <table:table-cell table:formula="of:=ROUND([.I229])" office:value-type="float" office:value="532513" calcext:value-type="float">
            <text:p>532513</text:p>
          </table:table-cell>
          <table:table-cell table:formula="of:=[.J229]-[.C229]" office:value-type="float" office:value="0" calcext:value-type="float">
            <text:p>0</text:p>
          </table:table-cell>
          <table:table-cell/>
          <table:table-cell office:value-type="float" office:value="455114" calcext:value-type="float">
            <text:p>455114</text:p>
          </table:table-cell>
          <table:table-cell office:value-type="float" office:value="455148" calcext:value-type="float">
            <text:p>455148</text:p>
          </table:table-cell>
          <table:table-cell office:value-type="float" office:value="260960" calcext:value-type="float">
            <text:p>260960</text:p>
          </table:table-cell>
          <table:table-cell office:value-type="float" office:value="455082" calcext:value-type="float">
            <text:p>455082</text:p>
          </table:table-cell>
          <table:table-cell office:value-type="float" office:value="260920" calcext:value-type="float">
            <text:p>26092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390114" calcext:value-type="float">
            <text:p>160390114</text:p>
          </table:table-cell>
          <table:table-cell table:formula="of:=ROUNDDOWN([.B230]/300)" office:value-type="float" office:value="534633" calcext:value-type="float">
            <text:p>534633</text:p>
          </table:table-cell>
          <table:table-cell table:formula="of:=[.B230]-[.C230]*300" office:value-type="float" office:value="214" calcext:value-type="float">
            <text:p>214</text:p>
          </table:table-cell>
          <table:table-cell table:formula="of:=([.Q230])/44100*90000+26.4-0.84815" office:value-type="float" office:value="534637.796747959" calcext:value-type="float">
            <text:p>534637,796747959</text:p>
          </table:table-cell>
          <table:table-cell table:formula="of:=[.E230]-[.C230]" office:value-type="float" office:value="4.79674795921892" calcext:value-type="float">
            <text:p>4,79674795921892</text:p>
          </table:table-cell>
          <table:table-cell table:formula="of:=[.N230]-[.M230]" office:value-type="float" office:value="59" calcext:value-type="float">
            <text:p>59</text:p>
          </table:table-cell>
          <table:table-cell table:formula="of:=0.07067 * [.G230]" office:value-type="float" office:value="4.16953" calcext:value-type="float">
            <text:p>4,16953</text:p>
          </table:table-cell>
          <table:table-cell table:formula="of:=[.E230]-[.H230]" office:value-type="float" office:value="534633.627217959" calcext:value-type="float">
            <text:p>534633,627217959</text:p>
          </table:table-cell>
          <table:table-cell table:formula="of:=ROUND([.I230])" office:value-type="float" office:value="534634" calcext:value-type="float">
            <text:p>534634</text:p>
          </table:table-cell>
          <table:table-cell table:formula="of:=[.J230]-[.C230]" office:value-type="float" office:value="1" calcext:value-type="float">
            <text:p>1</text:p>
          </table:table-cell>
          <table:table-cell/>
          <table:table-cell office:value-type="float" office:value="457119" calcext:value-type="float">
            <text:p>457119</text:p>
          </table:table-cell>
          <table:table-cell office:value-type="float" office:value="457178" calcext:value-type="float">
            <text:p>457178</text:p>
          </table:table-cell>
          <table:table-cell office:value-type="float" office:value="262000" calcext:value-type="float">
            <text:p>262000</text:p>
          </table:table-cell>
          <table:table-cell office:value-type="float" office:value="457110" calcext:value-type="float">
            <text:p>457110</text:p>
          </table:table-cell>
          <table:table-cell office:value-type="float" office:value="261960" calcext:value-type="float">
            <text:p>26196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1076450" calcext:value-type="float">
            <text:p>161076450</text:p>
          </table:table-cell>
          <table:table-cell table:formula="of:=ROUNDDOWN([.B231]/300)" office:value-type="float" office:value="536921" calcext:value-type="float">
            <text:p>536921</text:p>
          </table:table-cell>
          <table:table-cell table:formula="of:=[.B231]-[.C231]*300" office:value-type="float" office:value="150" calcext:value-type="float">
            <text:p>150</text:p>
          </table:table-cell>
          <table:table-cell table:formula="of:=([.Q231])/44100*90000+26.4-0.84815" office:value-type="float" office:value="536923.511033674" calcext:value-type="float">
            <text:p>536923,511033674</text:p>
          </table:table-cell>
          <table:table-cell table:formula="of:=[.E231]-[.C231]" office:value-type="float" office:value="2.51103367353789" calcext:value-type="float">
            <text:p>2,51103367353789</text:p>
          </table:table-cell>
          <table:table-cell table:formula="of:=[.N231]-[.M231]" office:value-type="float" office:value="34" calcext:value-type="float">
            <text:p>34</text:p>
          </table:table-cell>
          <table:table-cell table:formula="of:=0.07067 * [.G231]" office:value-type="float" office:value="2.40278" calcext:value-type="float">
            <text:p>2,40278</text:p>
          </table:table-cell>
          <table:table-cell table:formula="of:=[.E231]-[.H231]" office:value-type="float" office:value="536921.108253674" calcext:value-type="float">
            <text:p>536921,108253674</text:p>
          </table:table-cell>
          <table:table-cell table:formula="of:=ROUND([.I231])" office:value-type="float" office:value="536921" calcext:value-type="float">
            <text:p>536921</text:p>
          </table:table-cell>
          <table:table-cell table:formula="of:=[.J231]-[.C231]" office:value-type="float" office:value="0" calcext:value-type="float">
            <text:p>0</text:p>
          </table:table-cell>
          <table:table-cell/>
          <table:table-cell office:value-type="float" office:value="459124" calcext:value-type="float">
            <text:p>459124</text:p>
          </table:table-cell>
          <table:table-cell office:value-type="float" office:value="459158" calcext:value-type="float">
            <text:p>459158</text:p>
          </table:table-cell>
          <table:table-cell office:value-type="float" office:value="263120" calcext:value-type="float">
            <text:p>263120</text:p>
          </table:table-cell>
          <table:table-cell office:value-type="float" office:value="459094" calcext:value-type="float">
            <text:p>459094</text:p>
          </table:table-cell>
          <table:table-cell office:value-type="float" office:value="263080" calcext:value-type="float">
            <text:p>26308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1738228" calcext:value-type="float">
            <text:p>161738228</text:p>
          </table:table-cell>
          <table:table-cell table:formula="of:=ROUNDDOWN([.B232]/300)" office:value-type="float" office:value="539127" calcext:value-type="float">
            <text:p>539127</text:p>
          </table:table-cell>
          <table:table-cell table:formula="of:=[.B232]-[.C232]*300" office:value-type="float" office:value="128" calcext:value-type="float">
            <text:p>128</text:p>
          </table:table-cell>
          <table:table-cell table:formula="of:=([.Q232])/44100*90000+26.4-0.84815" office:value-type="float" office:value="539127.592666327" calcext:value-type="float">
            <text:p>539127,592666327</text:p>
          </table:table-cell>
          <table:table-cell table:formula="of:=[.E232]-[.C232]" office:value-type="float" office:value="0.592666326556355" calcext:value-type="float">
            <text:p>0,592666326556355</text:p>
          </table:table-cell>
          <table:table-cell table:formula="of:=[.N232]-[.M232]" office:value-type="float" office:value="7" calcext:value-type="float">
            <text:p>7</text:p>
          </table:table-cell>
          <table:table-cell table:formula="of:=0.07067 * [.G232]" office:value-type="float" office:value="0.49469" calcext:value-type="float">
            <text:p>0,49469</text:p>
          </table:table-cell>
          <table:table-cell table:formula="of:=[.E232]-[.H232]" office:value-type="float" office:value="539127.097976327" calcext:value-type="float">
            <text:p>539127,097976327</text:p>
          </table:table-cell>
          <table:table-cell table:formula="of:=ROUND([.I232])" office:value-type="float" office:value="539127" calcext:value-type="float">
            <text:p>539127</text:p>
          </table:table-cell>
          <table:table-cell table:formula="of:=[.J232]-[.C232]" office:value-type="float" office:value="0" calcext:value-type="float">
            <text:p>0</text:p>
          </table:table-cell>
          <table:table-cell/>
          <table:table-cell office:value-type="float" office:value="461129" calcext:value-type="float">
            <text:p>461129</text:p>
          </table:table-cell>
          <table:table-cell office:value-type="float" office:value="461136" calcext:value-type="float">
            <text:p>461136</text:p>
          </table:table-cell>
          <table:table-cell office:value-type="float" office:value="264200" calcext:value-type="float">
            <text:p>264200</text:p>
          </table:table-cell>
          <table:table-cell office:value-type="float" office:value="461006" calcext:value-type="float">
            <text:p>461006</text:p>
          </table:table-cell>
          <table:table-cell office:value-type="float" office:value="264160" calcext:value-type="float">
            <text:p>26416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2447964" calcext:value-type="float">
            <text:p>162447964</text:p>
          </table:table-cell>
          <table:table-cell table:formula="of:=ROUNDDOWN([.B233]/300)" office:value-type="float" office:value="541493" calcext:value-type="float">
            <text:p>541493</text:p>
          </table:table-cell>
          <table:table-cell table:formula="of:=[.B233]-[.C233]*300" office:value-type="float" office:value="64" calcext:value-type="float">
            <text:p>64</text:p>
          </table:table-cell>
          <table:table-cell table:formula="of:=([.Q233])/44100*90000+26.4-0.84815" office:value-type="float" office:value="541494.939605102" calcext:value-type="float">
            <text:p>541494,939605102</text:p>
          </table:table-cell>
          <table:table-cell table:formula="of:=[.E233]-[.C233]" office:value-type="float" office:value="1.93960510205943" calcext:value-type="float">
            <text:p>1,93960510205943</text:p>
          </table:table-cell>
          <table:table-cell table:formula="of:=[.N233]-[.M233]" office:value-type="float" office:value="38" calcext:value-type="float">
            <text:p>38</text:p>
          </table:table-cell>
          <table:table-cell table:formula="of:=0.07067 * [.G233]" office:value-type="float" office:value="2.68546" calcext:value-type="float">
            <text:p>2,68546</text:p>
          </table:table-cell>
          <table:table-cell table:formula="of:=[.E233]-[.H233]" office:value-type="float" office:value="541492.254145102" calcext:value-type="float">
            <text:p>541492,254145102</text:p>
          </table:table-cell>
          <table:table-cell table:formula="of:=ROUND([.I233])" office:value-type="float" office:value="541492" calcext:value-type="float">
            <text:p>541492</text:p>
          </table:table-cell>
          <table:table-cell table:formula="of:=[.J233]-[.C233]" office:value-type="float" office:value="-1" calcext:value-type="float">
            <text:p>-1</text:p>
          </table:table-cell>
          <table:table-cell/>
          <table:table-cell office:value-type="float" office:value="463134" calcext:value-type="float">
            <text:p>463134</text:p>
          </table:table-cell>
          <table:table-cell office:value-type="float" office:value="463172" calcext:value-type="float">
            <text:p>463172</text:p>
          </table:table-cell>
          <table:table-cell office:value-type="float" office:value="265360" calcext:value-type="float">
            <text:p>265360</text:p>
          </table:table-cell>
          <table:table-cell office:value-type="float" office:value="463104" calcext:value-type="float">
            <text:p>463104</text:p>
          </table:table-cell>
          <table:table-cell office:value-type="float" office:value="265320" calcext:value-type="float">
            <text:p>26532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3109828" calcext:value-type="float">
            <text:p>163109828</text:p>
          </table:table-cell>
          <table:table-cell table:formula="of:=ROUNDDOWN([.B234]/300)" office:value-type="float" office:value="543699" calcext:value-type="float">
            <text:p>543699</text:p>
          </table:table-cell>
          <table:table-cell table:formula="of:=[.B234]-[.C234]*300" office:value-type="float" office:value="128" calcext:value-type="float">
            <text:p>128</text:p>
          </table:table-cell>
          <table:table-cell table:formula="of:=([.Q234])/44100*90000+26.4-0.84815" office:value-type="float" office:value="543699.021237755" calcext:value-type="float">
            <text:p>543699,021237755</text:p>
          </table:table-cell>
          <table:table-cell table:formula="of:=[.E234]-[.C234]" office:value-type="float" office:value="0.0212377550778911" calcext:value-type="float">
            <text:p>0,021237755077891</text:p>
          </table:table-cell>
          <table:table-cell table:formula="of:=[.N234]-[.M234]" office:value-type="float" office:value="7" calcext:value-type="float">
            <text:p>7</text:p>
          </table:table-cell>
          <table:table-cell table:formula="of:=0.07067 * [.G234]" office:value-type="float" office:value="0.49469" calcext:value-type="float">
            <text:p>0,49469</text:p>
          </table:table-cell>
          <table:table-cell table:formula="of:=[.E234]-[.H234]" office:value-type="float" office:value="543698.526547755" calcext:value-type="float">
            <text:p>543698,526547755</text:p>
          </table:table-cell>
          <table:table-cell table:formula="of:=ROUND([.I234])" office:value-type="float" office:value="543699" calcext:value-type="float">
            <text:p>543699</text:p>
          </table:table-cell>
          <table:table-cell table:formula="of:=[.J234]-[.C234]" office:value-type="float" office:value="0" calcext:value-type="float">
            <text:p>0</text:p>
          </table:table-cell>
          <table:table-cell/>
          <table:table-cell office:value-type="float" office:value="465139" calcext:value-type="float">
            <text:p>465139</text:p>
          </table:table-cell>
          <table:table-cell office:value-type="float" office:value="465146" calcext:value-type="float">
            <text:p>465146</text:p>
          </table:table-cell>
          <table:table-cell office:value-type="float" office:value="266440" calcext:value-type="float">
            <text:p>266440</text:p>
          </table:table-cell>
          <table:table-cell office:value-type="float" office:value="465082" calcext:value-type="float">
            <text:p>465082</text:p>
          </table:table-cell>
          <table:table-cell office:value-type="float" office:value="266400" calcext:value-type="float">
            <text:p>26640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3770407" calcext:value-type="float">
            <text:p>163770407</text:p>
          </table:table-cell>
          <table:table-cell table:formula="of:=ROUNDDOWN([.B235]/300)" office:value-type="float" office:value="545901" calcext:value-type="float">
            <text:p>545901</text:p>
          </table:table-cell>
          <table:table-cell table:formula="of:=[.B235]-[.C235]*300" office:value-type="float" office:value="107" calcext:value-type="float">
            <text:p>107</text:p>
          </table:table-cell>
          <table:table-cell table:formula="of:=([.Q235])/44100*90000+26.4-0.84815" office:value-type="float" office:value="545903.102870408" calcext:value-type="float">
            <text:p>545903,102870408</text:p>
          </table:table-cell>
          <table:table-cell table:formula="of:=[.E235]-[.C235]" office:value-type="float" office:value="2.10287040821277" calcext:value-type="float">
            <text:p>2,10287040821277</text:p>
          </table:table-cell>
          <table:table-cell table:formula="of:=[.N235]-[.M235]" office:value-type="float" office:value="36" calcext:value-type="float">
            <text:p>36</text:p>
          </table:table-cell>
          <table:table-cell table:formula="of:=0.07067 * [.G235]" office:value-type="float" office:value="2.54412" calcext:value-type="float">
            <text:p>2,54412</text:p>
          </table:table-cell>
          <table:table-cell table:formula="of:=[.E235]-[.H235]" office:value-type="float" office:value="545900.558750408" calcext:value-type="float">
            <text:p>545900,558750408</text:p>
          </table:table-cell>
          <table:table-cell table:formula="of:=ROUND([.I235])" office:value-type="float" office:value="545901" calcext:value-type="float">
            <text:p>545901</text:p>
          </table:table-cell>
          <table:table-cell table:formula="of:=[.J235]-[.C235]" office:value-type="float" office:value="0" calcext:value-type="float">
            <text:p>0</text:p>
          </table:table-cell>
          <table:table-cell/>
          <table:table-cell office:value-type="float" office:value="467144" calcext:value-type="float">
            <text:p>467144</text:p>
          </table:table-cell>
          <table:table-cell office:value-type="float" office:value="467180" calcext:value-type="float">
            <text:p>467180</text:p>
          </table:table-cell>
          <table:table-cell office:value-type="float" office:value="267520" calcext:value-type="float">
            <text:p>267520</text:p>
          </table:table-cell>
          <table:table-cell office:value-type="float" office:value="467118" calcext:value-type="float">
            <text:p>467118</text:p>
          </table:table-cell>
          <table:table-cell office:value-type="float" office:value="267480" calcext:value-type="float">
            <text:p>26748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64480528" calcext:value-type="float">
            <text:p>164480528</text:p>
          </table:table-cell>
          <table:table-cell table:formula="of:=ROUNDDOWN([.B236]/300)" office:value-type="float" office:value="548268" calcext:value-type="float">
            <text:p>548268</text:p>
          </table:table-cell>
          <table:table-cell table:formula="of:=[.B236]-[.C236]*300" office:value-type="float" office:value="128" calcext:value-type="float">
            <text:p>128</text:p>
          </table:table-cell>
          <table:table-cell table:formula="of:=([.Q236])/44100*90000+26.4-0.84815" office:value-type="float" office:value="548270.449809184" calcext:value-type="float">
            <text:p>548270,449809184</text:p>
          </table:table-cell>
          <table:table-cell table:formula="of:=[.E236]-[.C236]" office:value-type="float" office:value="2.44980918371584" calcext:value-type="float">
            <text:p>2,44980918371584</text:p>
          </table:table-cell>
          <table:table-cell table:formula="of:=[.N236]-[.M236]" office:value-type="float" office:value="35" calcext:value-type="float">
            <text:p>35</text:p>
          </table:table-cell>
          <table:table-cell table:formula="of:=0.07067 * [.G236]" office:value-type="float" office:value="2.47345" calcext:value-type="float">
            <text:p>2,47345</text:p>
          </table:table-cell>
          <table:table-cell table:formula="of:=[.E236]-[.H236]" office:value-type="float" office:value="548267.976359184" calcext:value-type="float">
            <text:p>548267,976359184</text:p>
          </table:table-cell>
          <table:table-cell table:formula="of:=ROUND([.I236])" office:value-type="float" office:value="548268" calcext:value-type="float">
            <text:p>548268</text:p>
          </table:table-cell>
          <table:table-cell table:formula="of:=[.J236]-[.C236]" office:value-type="float" office:value="0" calcext:value-type="float">
            <text:p>0</text:p>
          </table:table-cell>
          <table:table-cell/>
          <table:table-cell office:value-type="float" office:value="469149" calcext:value-type="float">
            <text:p>469149</text:p>
          </table:table-cell>
          <table:table-cell office:value-type="float" office:value="469184" calcext:value-type="float">
            <text:p>469184</text:p>
          </table:table-cell>
          <table:table-cell office:value-type="float" office:value="268680" calcext:value-type="float">
            <text:p>268680</text:p>
          </table:table-cell>
          <table:table-cell office:value-type="float" office:value="469128" calcext:value-type="float">
            <text:p>469128</text:p>
          </table:table-cell>
          <table:table-cell office:value-type="float" office:value="268640" calcext:value-type="float">
            <text:p>26864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5166650" calcext:value-type="float">
            <text:p>165166650</text:p>
          </table:table-cell>
          <table:table-cell table:formula="of:=ROUNDDOWN([.B237]/300)" office:value-type="float" office:value="550555" calcext:value-type="float">
            <text:p>550555</text:p>
          </table:table-cell>
          <table:table-cell table:formula="of:=[.B237]-[.C237]*300" office:value-type="float" office:value="150" calcext:value-type="float">
            <text:p>150</text:p>
          </table:table-cell>
          <table:table-cell table:formula="of:=([.Q237])/44100*90000+26.4-0.84815" office:value-type="float" office:value="550556.164094898" calcext:value-type="float">
            <text:p>550556,164094898</text:p>
          </table:table-cell>
          <table:table-cell table:formula="of:=[.E237]-[.C237]" office:value-type="float" office:value="1.16409489803482" calcext:value-type="float">
            <text:p>1,16409489803482</text:p>
          </table:table-cell>
          <table:table-cell table:formula="of:=[.N237]-[.M237]" office:value-type="float" office:value="20" calcext:value-type="float">
            <text:p>20</text:p>
          </table:table-cell>
          <table:table-cell table:formula="of:=0.07067 * [.G237]" office:value-type="float" office:value="1.4134" calcext:value-type="float">
            <text:p>1,4134</text:p>
          </table:table-cell>
          <table:table-cell table:formula="of:=[.E237]-[.H237]" office:value-type="float" office:value="550554.750694898" calcext:value-type="float">
            <text:p>550554,750694898</text:p>
          </table:table-cell>
          <table:table-cell table:formula="of:=ROUND([.I237])" office:value-type="float" office:value="550555" calcext:value-type="float">
            <text:p>550555</text:p>
          </table:table-cell>
          <table:table-cell table:formula="of:=[.J237]-[.C237]" office:value-type="float" office:value="0" calcext:value-type="float">
            <text:p>0</text:p>
          </table:table-cell>
          <table:table-cell/>
          <table:table-cell office:value-type="float" office:value="471154" calcext:value-type="float">
            <text:p>471154</text:p>
          </table:table-cell>
          <table:table-cell office:value-type="float" office:value="471174" calcext:value-type="float">
            <text:p>471174</text:p>
          </table:table-cell>
          <table:table-cell office:value-type="float" office:value="269800" calcext:value-type="float">
            <text:p>269800</text:p>
          </table:table-cell>
          <table:table-cell office:value-type="float" office:value="471116" calcext:value-type="float">
            <text:p>471116</text:p>
          </table:table-cell>
          <table:table-cell office:value-type="float" office:value="269760" calcext:value-type="float">
            <text:p>26976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5876385" calcext:value-type="float">
            <text:p>165876385</text:p>
          </table:table-cell>
          <table:table-cell table:formula="of:=ROUNDDOWN([.B238]/300)" office:value-type="float" office:value="552921" calcext:value-type="float">
            <text:p>552921</text:p>
          </table:table-cell>
          <table:table-cell table:formula="of:=[.B238]-[.C238]*300" office:value-type="float" office:value="85" calcext:value-type="float">
            <text:p>85</text:p>
          </table:table-cell>
          <table:table-cell table:formula="of:=([.Q238])/44100*90000+26.4-0.84815" office:value-type="float" office:value="552923.511033674" calcext:value-type="float">
            <text:p>552923,511033674</text:p>
          </table:table-cell>
          <table:table-cell table:formula="of:=[.E238]-[.C238]" office:value-type="float" office:value="2.51103367353789" calcext:value-type="float">
            <text:p>2,51103367353789</text:p>
          </table:table-cell>
          <table:table-cell table:formula="of:=[.N238]-[.M238]" office:value-type="float" office:value="37" calcext:value-type="float">
            <text:p>37</text:p>
          </table:table-cell>
          <table:table-cell table:formula="of:=0.07067 * [.G238]" office:value-type="float" office:value="2.61479" calcext:value-type="float">
            <text:p>2,61479</text:p>
          </table:table-cell>
          <table:table-cell table:formula="of:=[.E238]-[.H238]" office:value-type="float" office:value="552920.896243674" calcext:value-type="float">
            <text:p>552920,896243674</text:p>
          </table:table-cell>
          <table:table-cell table:formula="of:=ROUND([.I238])" office:value-type="float" office:value="552921" calcext:value-type="float">
            <text:p>552921</text:p>
          </table:table-cell>
          <table:table-cell table:formula="of:=[.J238]-[.C238]" office:value-type="float" office:value="0" calcext:value-type="float">
            <text:p>0</text:p>
          </table:table-cell>
          <table:table-cell/>
          <table:table-cell office:value-type="float" office:value="473159" calcext:value-type="float">
            <text:p>473159</text:p>
          </table:table-cell>
          <table:table-cell office:value-type="float" office:value="473196" calcext:value-type="float">
            <text:p>473196</text:p>
          </table:table-cell>
          <table:table-cell office:value-type="float" office:value="270960" calcext:value-type="float">
            <text:p>270960</text:p>
          </table:table-cell>
          <table:table-cell office:value-type="float" office:value="473070" calcext:value-type="float">
            <text:p>473070</text:p>
          </table:table-cell>
          <table:table-cell office:value-type="float" office:value="270920" calcext:value-type="float">
            <text:p>27092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6586678" calcext:value-type="float">
            <text:p>166586678</text:p>
          </table:table-cell>
          <table:table-cell table:formula="of:=ROUNDDOWN([.B239]/300)" office:value-type="float" office:value="555288" calcext:value-type="float">
            <text:p>555288</text:p>
          </table:table-cell>
          <table:table-cell table:formula="of:=[.B239]-[.C239]*300" office:value-type="float" office:value="278" calcext:value-type="float">
            <text:p>278</text:p>
          </table:table-cell>
          <table:table-cell table:formula="of:=([.Q239])/44100*90000+26.4-0.84815" office:value-type="float" office:value="555290.857972449" calcext:value-type="float">
            <text:p>555290,857972449</text:p>
          </table:table-cell>
          <table:table-cell table:formula="of:=[.E239]-[.C239]" office:value-type="float" office:value="2.85797244904097" calcext:value-type="float">
            <text:p>2,85797244904097</text:p>
          </table:table-cell>
          <table:table-cell table:formula="of:=[.N239]-[.M239]" office:value-type="float" office:value="28" calcext:value-type="float">
            <text:p>28</text:p>
          </table:table-cell>
          <table:table-cell table:formula="of:=0.07067 * [.G239]" office:value-type="float" office:value="1.97876" calcext:value-type="float">
            <text:p>1,97876</text:p>
          </table:table-cell>
          <table:table-cell table:formula="of:=[.E239]-[.H239]" office:value-type="float" office:value="555288.879212449" calcext:value-type="float">
            <text:p>555288,879212449</text:p>
          </table:table-cell>
          <table:table-cell table:formula="of:=ROUND([.I239])" office:value-type="float" office:value="555289" calcext:value-type="float">
            <text:p>555289</text:p>
          </table:table-cell>
          <table:table-cell table:formula="of:=[.J239]-[.C239]" office:value-type="float" office:value="1" calcext:value-type="float">
            <text:p>1</text:p>
          </table:table-cell>
          <table:table-cell/>
          <table:table-cell office:value-type="float" office:value="475164" calcext:value-type="float">
            <text:p>475164</text:p>
          </table:table-cell>
          <table:table-cell office:value-type="float" office:value="475192" calcext:value-type="float">
            <text:p>475192</text:p>
          </table:table-cell>
          <table:table-cell office:value-type="float" office:value="272120" calcext:value-type="float">
            <text:p>272120</text:p>
          </table:table-cell>
          <table:table-cell office:value-type="float" office:value="475124" calcext:value-type="float">
            <text:p>475124</text:p>
          </table:table-cell>
          <table:table-cell office:value-type="float" office:value="272080" calcext:value-type="float">
            <text:p>27208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7223214" calcext:value-type="float">
            <text:p>167223214</text:p>
          </table:table-cell>
          <table:table-cell table:formula="of:=ROUNDDOWN([.B240]/300)" office:value-type="float" office:value="557410" calcext:value-type="float">
            <text:p>557410</text:p>
          </table:table-cell>
          <table:table-cell table:formula="of:=[.B240]-[.C240]*300" office:value-type="float" office:value="214" calcext:value-type="float">
            <text:p>214</text:p>
          </table:table-cell>
          <table:table-cell table:formula="of:=([.Q240])/44100*90000+26.4-0.84815" office:value-type="float" office:value="557413.306952041" calcext:value-type="float">
            <text:p>557413,306952041</text:p>
          </table:table-cell>
          <table:table-cell table:formula="of:=[.E240]-[.C240]" office:value-type="float" office:value="3.30695204087533" calcext:value-type="float">
            <text:p>3,30695204087533</text:p>
          </table:table-cell>
          <table:table-cell table:formula="of:=[.N240]-[.M240]" office:value-type="float" office:value="45" calcext:value-type="float">
            <text:p>45</text:p>
          </table:table-cell>
          <table:table-cell table:formula="of:=0.07067 * [.G240]" office:value-type="float" office:value="3.18015" calcext:value-type="float">
            <text:p>3,18015</text:p>
          </table:table-cell>
          <table:table-cell table:formula="of:=[.E240]-[.H240]" office:value-type="float" office:value="557410.126802041" calcext:value-type="float">
            <text:p>557410,126802041</text:p>
          </table:table-cell>
          <table:table-cell table:formula="of:=ROUND([.I240])" office:value-type="float" office:value="557410" calcext:value-type="float">
            <text:p>557410</text:p>
          </table:table-cell>
          <table:table-cell table:formula="of:=[.J240]-[.C240]" office:value-type="float" office:value="0" calcext:value-type="float">
            <text:p>0</text:p>
          </table:table-cell>
          <table:table-cell/>
          <table:table-cell office:value-type="float" office:value="477169" calcext:value-type="float">
            <text:p>477169</text:p>
          </table:table-cell>
          <table:table-cell office:value-type="float" office:value="477214" calcext:value-type="float">
            <text:p>477214</text:p>
          </table:table-cell>
          <table:table-cell office:value-type="float" office:value="273160" calcext:value-type="float">
            <text:p>273160</text:p>
          </table:table-cell>
          <table:table-cell office:value-type="float" office:value="477146" calcext:value-type="float">
            <text:p>477146</text:p>
          </table:table-cell>
          <table:table-cell office:value-type="float" office:value="273120" calcext:value-type="float">
            <text:p>27312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7858764" calcext:value-type="float">
            <text:p>167858764</text:p>
          </table:table-cell>
          <table:table-cell table:formula="of:=ROUNDDOWN([.B241]/300)" office:value-type="float" office:value="559529" calcext:value-type="float">
            <text:p>559529</text:p>
          </table:table-cell>
          <table:table-cell table:formula="of:=[.B241]-[.C241]*300" office:value-type="float" office:value="64" calcext:value-type="float">
            <text:p>64</text:p>
          </table:table-cell>
          <table:table-cell table:formula="of:=([.Q241])/44100*90000+26.4-0.84815" office:value-type="float" office:value="559535.755931633" calcext:value-type="float">
            <text:p>559535,755931633</text:p>
          </table:table-cell>
          <table:table-cell table:formula="of:=[.E241]-[.C241]" office:value-type="float" office:value="6.75593163270969" calcext:value-type="float">
            <text:p>6,75593163270969</text:p>
          </table:table-cell>
          <table:table-cell table:formula="of:=[.N241]-[.M241]" office:value-type="float" office:value="94" calcext:value-type="float">
            <text:p>94</text:p>
          </table:table-cell>
          <table:table-cell table:formula="of:=0.07067 * [.G241]" office:value-type="float" office:value="6.64298" calcext:value-type="float">
            <text:p>6,64298</text:p>
          </table:table-cell>
          <table:table-cell table:formula="of:=[.E241]-[.H241]" office:value-type="float" office:value="559529.112951633" calcext:value-type="float">
            <text:p>559529,112951633</text:p>
          </table:table-cell>
          <table:table-cell table:formula="of:=ROUND([.I241])" office:value-type="float" office:value="559529" calcext:value-type="float">
            <text:p>559529</text:p>
          </table:table-cell>
          <table:table-cell table:formula="of:=[.J241]-[.C241]" office:value-type="float" office:value="0" calcext:value-type="float">
            <text:p>0</text:p>
          </table:table-cell>
          <table:table-cell/>
          <table:table-cell office:value-type="float" office:value="479174" calcext:value-type="float">
            <text:p>479174</text:p>
          </table:table-cell>
          <table:table-cell office:value-type="float" office:value="479268" calcext:value-type="float">
            <text:p>479268</text:p>
          </table:table-cell>
          <table:table-cell office:value-type="float" office:value="274200" calcext:value-type="float">
            <text:p>274200</text:p>
          </table:table-cell>
          <table:table-cell office:value-type="float" office:value="479126" calcext:value-type="float">
            <text:p>479126</text:p>
          </table:table-cell>
          <table:table-cell office:value-type="float" office:value="274160" calcext:value-type="float">
            <text:p>27416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8496585" calcext:value-type="float">
            <text:p>168496585</text:p>
          </table:table-cell>
          <table:table-cell table:formula="of:=ROUNDDOWN([.B242]/300)" office:value-type="float" office:value="561655" calcext:value-type="float">
            <text:p>561655</text:p>
          </table:table-cell>
          <table:table-cell table:formula="of:=[.B242]-[.C242]*300" office:value-type="float" office:value="85" calcext:value-type="float">
            <text:p>85</text:p>
          </table:table-cell>
          <table:table-cell table:formula="of:=([.Q242])/44100*90000+26.4-0.84815" office:value-type="float" office:value="561658.204911225" calcext:value-type="float">
            <text:p>561658,204911225</text:p>
          </table:table-cell>
          <table:table-cell table:formula="of:=[.E242]-[.C242]" office:value-type="float" office:value="3.20491122454405" calcext:value-type="float">
            <text:p>3,20491122454405</text:p>
          </table:table-cell>
          <table:table-cell table:formula="of:=[.N242]-[.M242]" office:value-type="float" office:value="51" calcext:value-type="float">
            <text:p>51</text:p>
          </table:table-cell>
          <table:table-cell table:formula="of:=0.07067 * [.G242]" office:value-type="float" office:value="3.60417" calcext:value-type="float">
            <text:p>3,60417</text:p>
          </table:table-cell>
          <table:table-cell table:formula="of:=[.E242]-[.H242]" office:value-type="float" office:value="561654.600741225" calcext:value-type="float">
            <text:p>561654,600741225</text:p>
          </table:table-cell>
          <table:table-cell table:formula="of:=ROUND([.I242])" office:value-type="float" office:value="561655" calcext:value-type="float">
            <text:p>561655</text:p>
          </table:table-cell>
          <table:table-cell table:formula="of:=[.J242]-[.C242]" office:value-type="float" office:value="0" calcext:value-type="float">
            <text:p>0</text:p>
          </table:table-cell>
          <table:table-cell/>
          <table:table-cell office:value-type="float" office:value="481179" calcext:value-type="float">
            <text:p>481179</text:p>
          </table:table-cell>
          <table:table-cell office:value-type="float" office:value="481230" calcext:value-type="float">
            <text:p>481230</text:p>
          </table:table-cell>
          <table:table-cell office:value-type="float" office:value="275240" calcext:value-type="float">
            <text:p>275240</text:p>
          </table:table-cell>
          <table:table-cell office:value-type="float" office:value="481164" calcext:value-type="float">
            <text:p>481164</text:p>
          </table:table-cell>
          <table:table-cell office:value-type="float" office:value="275200" calcext:value-type="float">
            <text:p>27520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9158150" calcext:value-type="float">
            <text:p>169158150</text:p>
          </table:table-cell>
          <table:table-cell table:formula="of:=ROUNDDOWN([.B243]/300)" office:value-type="float" office:value="563860" calcext:value-type="float">
            <text:p>563860</text:p>
          </table:table-cell>
          <table:table-cell table:formula="of:=[.B243]-[.C243]*300" office:value-type="float" office:value="150" calcext:value-type="float">
            <text:p>150</text:p>
          </table:table-cell>
          <table:table-cell table:formula="of:=([.Q243])/44100*90000+26.4-0.84815" office:value-type="float" office:value="563862.286543878" calcext:value-type="float">
            <text:p>563862,286543878</text:p>
          </table:table-cell>
          <table:table-cell table:formula="of:=[.E243]-[.C243]" office:value-type="float" office:value="2.28654387756251" calcext:value-type="float">
            <text:p>2,28654387756251</text:p>
          </table:table-cell>
          <table:table-cell table:formula="of:=[.N243]-[.M243]" office:value-type="float" office:value="34" calcext:value-type="float">
            <text:p>34</text:p>
          </table:table-cell>
          <table:table-cell table:formula="of:=0.07067 * [.G243]" office:value-type="float" office:value="2.40278" calcext:value-type="float">
            <text:p>2,40278</text:p>
          </table:table-cell>
          <table:table-cell table:formula="of:=[.E243]-[.H243]" office:value-type="float" office:value="563859.883763878" calcext:value-type="float">
            <text:p>563859,883763878</text:p>
          </table:table-cell>
          <table:table-cell table:formula="of:=ROUND([.I243])" office:value-type="float" office:value="563860" calcext:value-type="float">
            <text:p>563860</text:p>
          </table:table-cell>
          <table:table-cell table:formula="of:=[.J243]-[.C243]" office:value-type="float" office:value="0" calcext:value-type="float">
            <text:p>0</text:p>
          </table:table-cell>
          <table:table-cell/>
          <table:table-cell office:value-type="float" office:value="483184" calcext:value-type="float">
            <text:p>483184</text:p>
          </table:table-cell>
          <table:table-cell office:value-type="float" office:value="483218" calcext:value-type="float">
            <text:p>483218</text:p>
          </table:table-cell>
          <table:table-cell office:value-type="float" office:value="276320" calcext:value-type="float">
            <text:p>276320</text:p>
          </table:table-cell>
          <table:table-cell office:value-type="float" office:value="483154" calcext:value-type="float">
            <text:p>483154</text:p>
          </table:table-cell>
          <table:table-cell office:value-type="float" office:value="276280" calcext:value-type="float">
            <text:p>27628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69819800" calcext:value-type="float">
            <text:p>169819800</text:p>
          </table:table-cell>
          <table:table-cell table:formula="of:=ROUNDDOWN([.B244]/300)" office:value-type="float" office:value="566066" calcext:value-type="float">
            <text:p>566066</text:p>
          </table:table-cell>
          <table:table-cell table:formula="of:=[.B244]-[.C244]*300" office:value-type="float" office:value="0" calcext:value-type="float">
            <text:p>0</text:p>
          </table:table-cell>
          <table:table-cell table:formula="of:=([.Q244])/44100*90000+26.4-0.84815" office:value-type="float" office:value="566066.368176531" calcext:value-type="float">
            <text:p>566066,368176531</text:p>
          </table:table-cell>
          <table:table-cell table:formula="of:=[.E244]-[.C244]" office:value-type="float" office:value="0.368176530697383" calcext:value-type="float">
            <text:p>0,368176530697383</text:p>
          </table:table-cell>
          <table:table-cell table:formula="of:=[.N244]-[.M244]" office:value-type="float" office:value="13" calcext:value-type="float">
            <text:p>13</text:p>
          </table:table-cell>
          <table:table-cell table:formula="of:=0.07067 * [.G244]" office:value-type="float" office:value="0.91871" calcext:value-type="float">
            <text:p>0,91871</text:p>
          </table:table-cell>
          <table:table-cell table:formula="of:=[.E244]-[.H244]" office:value-type="float" office:value="566065.449466531" calcext:value-type="float">
            <text:p>566065,449466531</text:p>
          </table:table-cell>
          <table:table-cell table:formula="of:=ROUND([.I244])" office:value-type="float" office:value="566065" calcext:value-type="float">
            <text:p>566065</text:p>
          </table:table-cell>
          <table:table-cell table:formula="of:=[.J244]-[.C244]" office:value-type="float" office:value="-1" calcext:value-type="float">
            <text:p>-1</text:p>
          </table:table-cell>
          <table:table-cell/>
          <table:table-cell office:value-type="float" office:value="485189" calcext:value-type="float">
            <text:p>485189</text:p>
          </table:table-cell>
          <table:table-cell office:value-type="float" office:value="485202" calcext:value-type="float">
            <text:p>485202</text:p>
          </table:table-cell>
          <table:table-cell office:value-type="float" office:value="277400" calcext:value-type="float">
            <text:p>277400</text:p>
          </table:table-cell>
          <table:table-cell office:value-type="float" office:value="485066" calcext:value-type="float">
            <text:p>485066</text:p>
          </table:table-cell>
          <table:table-cell office:value-type="float" office:value="277360" calcext:value-type="float">
            <text:p>27736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0553793" calcext:value-type="float">
            <text:p>170553793</text:p>
          </table:table-cell>
          <table:table-cell table:formula="of:=ROUNDDOWN([.B245]/300)" office:value-type="float" office:value="568512" calcext:value-type="float">
            <text:p>568512</text:p>
          </table:table-cell>
          <table:table-cell table:formula="of:=[.B245]-[.C245]*300" office:value-type="float" office:value="193" calcext:value-type="float">
            <text:p>193</text:p>
          </table:table-cell>
          <table:table-cell table:formula="of:=([.Q245])/44100*90000+26.4-0.84815" office:value-type="float" office:value="568515.347768367" calcext:value-type="float">
            <text:p>568515,347768367</text:p>
          </table:table-cell>
          <table:table-cell table:formula="of:=[.E245]-[.C245]" office:value-type="float" office:value="3.34776836738456" calcext:value-type="float">
            <text:p>3,34776836738456</text:p>
          </table:table-cell>
          <table:table-cell table:formula="of:=[.N245]-[.M245]" office:value-type="float" office:value="46" calcext:value-type="float">
            <text:p>46</text:p>
          </table:table-cell>
          <table:table-cell table:formula="of:=0.07067 * [.G245]" office:value-type="float" office:value="3.25082" calcext:value-type="float">
            <text:p>3,25082</text:p>
          </table:table-cell>
          <table:table-cell table:formula="of:=[.E245]-[.H245]" office:value-type="float" office:value="568512.096948367" calcext:value-type="float">
            <text:p>568512,096948367</text:p>
          </table:table-cell>
          <table:table-cell table:formula="of:=ROUND([.I245])" office:value-type="float" office:value="568512" calcext:value-type="float">
            <text:p>568512</text:p>
          </table:table-cell>
          <table:table-cell table:formula="of:=[.J245]-[.C245]" office:value-type="float" office:value="0" calcext:value-type="float">
            <text:p>0</text:p>
          </table:table-cell>
          <table:table-cell/>
          <table:table-cell office:value-type="float" office:value="487194" calcext:value-type="float">
            <text:p>487194</text:p>
          </table:table-cell>
          <table:table-cell office:value-type="float" office:value="487240" calcext:value-type="float">
            <text:p>487240</text:p>
          </table:table-cell>
          <table:table-cell office:value-type="float" office:value="278600" calcext:value-type="float">
            <text:p>278600</text:p>
          </table:table-cell>
          <table:table-cell office:value-type="float" office:value="487178" calcext:value-type="float">
            <text:p>487178</text:p>
          </table:table-cell>
          <table:table-cell office:value-type="float" office:value="278560" calcext:value-type="float">
            <text:p>27856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1239571" calcext:value-type="float">
            <text:p>171239571</text:p>
          </table:table-cell>
          <table:table-cell table:formula="of:=ROUNDDOWN([.B246]/300)" office:value-type="float" office:value="570798" calcext:value-type="float">
            <text:p>570798</text:p>
          </table:table-cell>
          <table:table-cell table:formula="of:=[.B246]-[.C246]*300" office:value-type="float" office:value="171" calcext:value-type="float">
            <text:p>171</text:p>
          </table:table-cell>
          <table:table-cell table:formula="of:=([.Q246])/44100*90000+26.4-0.84815" office:value-type="float" office:value="570801.062054082" calcext:value-type="float">
            <text:p>570801,062054082</text:p>
          </table:table-cell>
          <table:table-cell table:formula="of:=[.E246]-[.C246]" office:value-type="float" office:value="3.06205408170354" calcext:value-type="float">
            <text:p>3,06205408170354</text:p>
          </table:table-cell>
          <table:table-cell table:formula="of:=[.N246]-[.M246]" office:value-type="float" office:value="47" calcext:value-type="float">
            <text:p>47</text:p>
          </table:table-cell>
          <table:table-cell table:formula="of:=0.07067 * [.G246]" office:value-type="float" office:value="3.32149" calcext:value-type="float">
            <text:p>3,32149</text:p>
          </table:table-cell>
          <table:table-cell table:formula="of:=[.E246]-[.H246]" office:value-type="float" office:value="570797.740564082" calcext:value-type="float">
            <text:p>570797,740564082</text:p>
          </table:table-cell>
          <table:table-cell table:formula="of:=ROUND([.I246])" office:value-type="float" office:value="570798" calcext:value-type="float">
            <text:p>570798</text:p>
          </table:table-cell>
          <table:table-cell table:formula="of:=[.J246]-[.C246]" office:value-type="float" office:value="0" calcext:value-type="float">
            <text:p>0</text:p>
          </table:table-cell>
          <table:table-cell/>
          <table:table-cell office:value-type="float" office:value="489199" calcext:value-type="float">
            <text:p>489199</text:p>
          </table:table-cell>
          <table:table-cell office:value-type="float" office:value="489246" calcext:value-type="float">
            <text:p>489246</text:p>
          </table:table-cell>
          <table:table-cell office:value-type="float" office:value="279720" calcext:value-type="float">
            <text:p>279720</text:p>
          </table:table-cell>
          <table:table-cell office:value-type="float" office:value="489184" calcext:value-type="float">
            <text:p>489184</text:p>
          </table:table-cell>
          <table:table-cell office:value-type="float" office:value="279680" calcext:value-type="float">
            <text:p>27968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71949393" calcext:value-type="float">
            <text:p>171949393</text:p>
          </table:table-cell>
          <table:table-cell table:formula="of:=ROUNDDOWN([.B247]/300)" office:value-type="float" office:value="573164" calcext:value-type="float">
            <text:p>573164</text:p>
          </table:table-cell>
          <table:table-cell table:formula="of:=[.B247]-[.C247]*300" office:value-type="float" office:value="193" calcext:value-type="float">
            <text:p>193</text:p>
          </table:table-cell>
          <table:table-cell table:formula="of:=([.Q247])/44100*90000+26.4-0.84815" office:value-type="float" office:value="573168.408992857" calcext:value-type="float">
            <text:p>573168,408992857</text:p>
          </table:table-cell>
          <table:table-cell table:formula="of:=[.E247]-[.C247]" office:value-type="float" office:value="4.40899285720661" calcext:value-type="float">
            <text:p>4,40899285720661</text:p>
          </table:table-cell>
          <table:table-cell table:formula="of:=[.N247]-[.M247]" office:value-type="float" office:value="60" calcext:value-type="float">
            <text:p>60</text:p>
          </table:table-cell>
          <table:table-cell table:formula="of:=0.07067 * [.G247]" office:value-type="float" office:value="4.2402" calcext:value-type="float">
            <text:p>4,2402</text:p>
          </table:table-cell>
          <table:table-cell table:formula="of:=[.E247]-[.H247]" office:value-type="float" office:value="573164.168792857" calcext:value-type="float">
            <text:p>573164,168792857</text:p>
          </table:table-cell>
          <table:table-cell table:formula="of:=ROUND([.I247])" office:value-type="float" office:value="573164" calcext:value-type="float">
            <text:p>573164</text:p>
          </table:table-cell>
          <table:table-cell table:formula="of:=[.J247]-[.C247]" office:value-type="float" office:value="0" calcext:value-type="float">
            <text:p>0</text:p>
          </table:table-cell>
          <table:table-cell/>
          <table:table-cell office:value-type="float" office:value="491204" calcext:value-type="float">
            <text:p>491204</text:p>
          </table:table-cell>
          <table:table-cell office:value-type="float" office:value="491264" calcext:value-type="float">
            <text:p>491264</text:p>
          </table:table-cell>
          <table:table-cell office:value-type="float" office:value="280880" calcext:value-type="float">
            <text:p>280880</text:p>
          </table:table-cell>
          <table:table-cell office:value-type="float" office:value="491198" calcext:value-type="float">
            <text:p>491198</text:p>
          </table:table-cell>
          <table:table-cell office:value-type="float" office:value="280840" calcext:value-type="float">
            <text:p>28084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2586614" calcext:value-type="float">
            <text:p>172586614</text:p>
          </table:table-cell>
          <table:table-cell table:formula="of:=ROUNDDOWN([.B248]/300)" office:value-type="float" office:value="575288" calcext:value-type="float">
            <text:p>575288</text:p>
          </table:table-cell>
          <table:table-cell table:formula="of:=[.B248]-[.C248]*300" office:value-type="float" office:value="214" calcext:value-type="float">
            <text:p>214</text:p>
          </table:table-cell>
          <table:table-cell table:formula="of:=([.Q248])/44100*90000+26.4-0.84815" office:value-type="float" office:value="575290.857972449" calcext:value-type="float">
            <text:p>575290,857972449</text:p>
          </table:table-cell>
          <table:table-cell table:formula="of:=[.E248]-[.C248]" office:value-type="float" office:value="2.85797244904097" calcext:value-type="float">
            <text:p>2,85797244904097</text:p>
          </table:table-cell>
          <table:table-cell table:formula="of:=[.N248]-[.M248]" office:value-type="float" office:value="31" calcext:value-type="float">
            <text:p>31</text:p>
          </table:table-cell>
          <table:table-cell table:formula="of:=0.07067 * [.G248]" office:value-type="float" office:value="2.19077" calcext:value-type="float">
            <text:p>2,19077</text:p>
          </table:table-cell>
          <table:table-cell table:formula="of:=[.E248]-[.H248]" office:value-type="float" office:value="575288.667202449" calcext:value-type="float">
            <text:p>575288,667202449</text:p>
          </table:table-cell>
          <table:table-cell table:formula="of:=ROUND([.I248])" office:value-type="float" office:value="575289" calcext:value-type="float">
            <text:p>575289</text:p>
          </table:table-cell>
          <table:table-cell table:formula="of:=[.J248]-[.C248]" office:value-type="float" office:value="1" calcext:value-type="float">
            <text:p>1</text:p>
          </table:table-cell>
          <table:table-cell/>
          <table:table-cell office:value-type="float" office:value="493209" calcext:value-type="float">
            <text:p>493209</text:p>
          </table:table-cell>
          <table:table-cell office:value-type="float" office:value="493240" calcext:value-type="float">
            <text:p>493240</text:p>
          </table:table-cell>
          <table:table-cell office:value-type="float" office:value="281920" calcext:value-type="float">
            <text:p>281920</text:p>
          </table:table-cell>
          <table:table-cell office:value-type="float" office:value="493104" calcext:value-type="float">
            <text:p>493104</text:p>
          </table:table-cell>
          <table:table-cell office:value-type="float" office:value="281880" calcext:value-type="float">
            <text:p>28188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3320907" calcext:value-type="float">
            <text:p>173320907</text:p>
          </table:table-cell>
          <table:table-cell table:formula="of:=ROUNDDOWN([.B249]/300)" office:value-type="float" office:value="577736" calcext:value-type="float">
            <text:p>577736</text:p>
          </table:table-cell>
          <table:table-cell table:formula="of:=[.B249]-[.C249]*300" office:value-type="float" office:value="107" calcext:value-type="float">
            <text:p>107</text:p>
          </table:table-cell>
          <table:table-cell table:formula="of:=([.Q249])/44100*90000+26.4-0.84815" office:value-type="float" office:value="577739.837564286" calcext:value-type="float">
            <text:p>577739,837564286</text:p>
          </table:table-cell>
          <table:table-cell table:formula="of:=[.E249]-[.C249]" office:value-type="float" office:value="3.83756428584456" calcext:value-type="float">
            <text:p>3,83756428584456</text:p>
          </table:table-cell>
          <table:table-cell table:formula="of:=[.N249]-[.M249]" office:value-type="float" office:value="50" calcext:value-type="float">
            <text:p>50</text:p>
          </table:table-cell>
          <table:table-cell table:formula="of:=0.07067 * [.G249]" office:value-type="float" office:value="3.5335" calcext:value-type="float">
            <text:p>3,5335</text:p>
          </table:table-cell>
          <table:table-cell table:formula="of:=[.E249]-[.H249]" office:value-type="float" office:value="577736.304064286" calcext:value-type="float">
            <text:p>577736,304064286</text:p>
          </table:table-cell>
          <table:table-cell table:formula="of:=ROUND([.I249])" office:value-type="float" office:value="577736" calcext:value-type="float">
            <text:p>577736</text:p>
          </table:table-cell>
          <table:table-cell table:formula="of:=[.J249]-[.C249]" office:value-type="float" office:value="0" calcext:value-type="float">
            <text:p>0</text:p>
          </table:table-cell>
          <table:table-cell/>
          <table:table-cell office:value-type="float" office:value="495214" calcext:value-type="float">
            <text:p>495214</text:p>
          </table:table-cell>
          <table:table-cell office:value-type="float" office:value="495264" calcext:value-type="float">
            <text:p>495264</text:p>
          </table:table-cell>
          <table:table-cell office:value-type="float" office:value="283120" calcext:value-type="float">
            <text:p>283120</text:p>
          </table:table-cell>
          <table:table-cell office:value-type="float" office:value="495210" calcext:value-type="float">
            <text:p>495210</text:p>
          </table:table-cell>
          <table:table-cell office:value-type="float" office:value="283080" calcext:value-type="float">
            <text:p>28308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74031885" calcext:value-type="float">
            <text:p>174031885</text:p>
          </table:table-cell>
          <table:table-cell table:formula="of:=ROUNDDOWN([.B250]/300)" office:value-type="float" office:value="580106" calcext:value-type="float">
            <text:p>580106</text:p>
          </table:table-cell>
          <table:table-cell table:formula="of:=[.B250]-[.C250]*300" office:value-type="float" office:value="85" calcext:value-type="float">
            <text:p>85</text:p>
          </table:table-cell>
          <table:table-cell table:formula="of:=([.Q250])/44100*90000+26.4-0.84815" office:value-type="float" office:value="580107.184503061" calcext:value-type="float">
            <text:p>580107,184503061</text:p>
          </table:table-cell>
          <table:table-cell table:formula="of:=[.E250]-[.C250]" office:value-type="float" office:value="1.18450306123123" calcext:value-type="float">
            <text:p>1,18450306123123</text:p>
          </table:table-cell>
          <table:table-cell table:formula="of:=[.N250]-[.M250]" office:value-type="float" office:value="23" calcext:value-type="float">
            <text:p>23</text:p>
          </table:table-cell>
          <table:table-cell table:formula="of:=0.07067 * [.G250]" office:value-type="float" office:value="1.62541" calcext:value-type="float">
            <text:p>1,62541</text:p>
          </table:table-cell>
          <table:table-cell table:formula="of:=[.E250]-[.H250]" office:value-type="float" office:value="580105.559093061" calcext:value-type="float">
            <text:p>580105,559093061</text:p>
          </table:table-cell>
          <table:table-cell table:formula="of:=ROUND([.I250])" office:value-type="float" office:value="580106" calcext:value-type="float">
            <text:p>580106</text:p>
          </table:table-cell>
          <table:table-cell table:formula="of:=[.J250]-[.C250]" office:value-type="float" office:value="0" calcext:value-type="float">
            <text:p>0</text:p>
          </table:table-cell>
          <table:table-cell/>
          <table:table-cell office:value-type="float" office:value="497219" calcext:value-type="float">
            <text:p>497219</text:p>
          </table:table-cell>
          <table:table-cell office:value-type="float" office:value="497242" calcext:value-type="float">
            <text:p>497242</text:p>
          </table:table-cell>
          <table:table-cell office:value-type="float" office:value="284280" calcext:value-type="float">
            <text:p>284280</text:p>
          </table:table-cell>
          <table:table-cell office:value-type="float" office:value="497178" calcext:value-type="float">
            <text:p>497178</text:p>
          </table:table-cell>
          <table:table-cell office:value-type="float" office:value="284240" calcext:value-type="float">
            <text:p>28424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4766478" calcext:value-type="float">
            <text:p>174766478</text:p>
          </table:table-cell>
          <table:table-cell table:formula="of:=ROUNDDOWN([.B251]/300)" office:value-type="float" office:value="582554" calcext:value-type="float">
            <text:p>582554</text:p>
          </table:table-cell>
          <table:table-cell table:formula="of:=[.B251]-[.C251]*300" office:value-type="float" office:value="278" calcext:value-type="float">
            <text:p>278</text:p>
          </table:table-cell>
          <table:table-cell table:formula="of:=([.Q251])/44100*90000+26.4-0.84815" office:value-type="float" office:value="582556.164094898" calcext:value-type="float">
            <text:p>582556,164094898</text:p>
          </table:table-cell>
          <table:table-cell table:formula="of:=[.E251]-[.C251]" office:value-type="float" office:value="2.16409489803482" calcext:value-type="float">
            <text:p>2,16409489803482</text:p>
          </table:table-cell>
          <table:table-cell table:formula="of:=[.N251]-[.M251]" office:value-type="float" office:value="28" calcext:value-type="float">
            <text:p>28</text:p>
          </table:table-cell>
          <table:table-cell table:formula="of:=0.07067 * [.G251]" office:value-type="float" office:value="1.97876" calcext:value-type="float">
            <text:p>1,97876</text:p>
          </table:table-cell>
          <table:table-cell table:formula="of:=[.E251]-[.H251]" office:value-type="float" office:value="582554.185334898" calcext:value-type="float">
            <text:p>582554,185334898</text:p>
          </table:table-cell>
          <table:table-cell table:formula="of:=ROUND([.I251])" office:value-type="float" office:value="582554" calcext:value-type="float">
            <text:p>582554</text:p>
          </table:table-cell>
          <table:table-cell table:formula="of:=[.J251]-[.C251]" office:value-type="float" office:value="0" calcext:value-type="float">
            <text:p>0</text:p>
          </table:table-cell>
          <table:table-cell/>
          <table:table-cell office:value-type="float" office:value="499224" calcext:value-type="float">
            <text:p>499224</text:p>
          </table:table-cell>
          <table:table-cell office:value-type="float" office:value="499252" calcext:value-type="float">
            <text:p>499252</text:p>
          </table:table-cell>
          <table:table-cell office:value-type="float" office:value="285480" calcext:value-type="float">
            <text:p>285480</text:p>
          </table:table-cell>
          <table:table-cell office:value-type="float" office:value="499200" calcext:value-type="float">
            <text:p>499200</text:p>
          </table:table-cell>
          <table:table-cell office:value-type="float" office:value="285440" calcext:value-type="float">
            <text:p>28544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5548000" calcext:value-type="float">
            <text:p>175548000</text:p>
          </table:table-cell>
          <table:table-cell table:formula="of:=ROUNDDOWN([.B252]/300)" office:value-type="float" office:value="585160" calcext:value-type="float">
            <text:p>585160</text:p>
          </table:table-cell>
          <table:table-cell table:formula="of:=[.B252]-[.C252]*300" office:value-type="float" office:value="0" calcext:value-type="float">
            <text:p>0</text:p>
          </table:table-cell>
          <table:table-cell table:formula="of:=([.Q252])/44100*90000+26.4-0.84815" office:value-type="float" office:value="585168.408992857" calcext:value-type="float">
            <text:p>585168,408992857</text:p>
          </table:table-cell>
          <table:table-cell table:formula="of:=[.E252]-[.C252]" office:value-type="float" office:value="8.40899285720661" calcext:value-type="float">
            <text:p>8,40899285720661</text:p>
          </table:table-cell>
          <table:table-cell table:formula="of:=[.N252]-[.M252]" office:value-type="float" office:value="125" calcext:value-type="float">
            <text:p>125</text:p>
          </table:table-cell>
          <table:table-cell table:formula="of:=0.07067 * [.G252]" office:value-type="float" office:value="8.83375" calcext:value-type="float">
            <text:p>8,83375</text:p>
          </table:table-cell>
          <table:table-cell table:formula="of:=[.E252]-[.H252]" office:value-type="float" office:value="585159.575242857" calcext:value-type="float">
            <text:p>585159,575242857</text:p>
          </table:table-cell>
          <table:table-cell table:formula="of:=ROUND([.I252])" office:value-type="float" office:value="585160" calcext:value-type="float">
            <text:p>585160</text:p>
          </table:table-cell>
          <table:table-cell table:formula="of:=[.J252]-[.C252]" office:value-type="float" office:value="0" calcext:value-type="float">
            <text:p>0</text:p>
          </table:table-cell>
          <table:table-cell/>
          <table:table-cell office:value-type="float" office:value="501229" calcext:value-type="float">
            <text:p>501229</text:p>
          </table:table-cell>
          <table:table-cell office:value-type="float" office:value="501354" calcext:value-type="float">
            <text:p>501354</text:p>
          </table:table-cell>
          <table:table-cell office:value-type="float" office:value="286760" calcext:value-type="float">
            <text:p>286760</text:p>
          </table:table-cell>
          <table:table-cell office:value-type="float" office:value="501226" calcext:value-type="float">
            <text:p>501226</text:p>
          </table:table-cell>
          <table:table-cell office:value-type="float" office:value="286720" calcext:value-type="float">
            <text:p>28672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6211450" calcext:value-type="float">
            <text:p>176211450</text:p>
          </table:table-cell>
          <table:table-cell table:formula="of:=ROUNDDOWN([.B253]/300)" office:value-type="float" office:value="587371" calcext:value-type="float">
            <text:p>587371</text:p>
          </table:table-cell>
          <table:table-cell table:formula="of:=[.B253]-[.C253]*300" office:value-type="float" office:value="150" calcext:value-type="float">
            <text:p>150</text:p>
          </table:table-cell>
          <table:table-cell table:formula="of:=([.Q253])/44100*90000+26.4-0.84815" office:value-type="float" office:value="587372.49062551" calcext:value-type="float">
            <text:p>587372,49062551</text:p>
          </table:table-cell>
          <table:table-cell table:formula="of:=[.E253]-[.C253]" office:value-type="float" office:value="1.49062551022507" calcext:value-type="float">
            <text:p>1,49062551022507</text:p>
          </table:table-cell>
          <table:table-cell table:formula="of:=[.N253]-[.M253]" office:value-type="float" office:value="20" calcext:value-type="float">
            <text:p>20</text:p>
          </table:table-cell>
          <table:table-cell table:formula="of:=0.07067 * [.G253]" office:value-type="float" office:value="1.4134" calcext:value-type="float">
            <text:p>1,4134</text:p>
          </table:table-cell>
          <table:table-cell table:formula="of:=[.E253]-[.H253]" office:value-type="float" office:value="587371.07722551" calcext:value-type="float">
            <text:p>587371,07722551</text:p>
          </table:table-cell>
          <table:table-cell table:formula="of:=ROUND([.I253])" office:value-type="float" office:value="587371" calcext:value-type="float">
            <text:p>587371</text:p>
          </table:table-cell>
          <table:table-cell table:formula="of:=[.J253]-[.C253]" office:value-type="float" office:value="0" calcext:value-type="float">
            <text:p>0</text:p>
          </table:table-cell>
          <table:table-cell/>
          <table:table-cell office:value-type="float" office:value="503234" calcext:value-type="float">
            <text:p>503234</text:p>
          </table:table-cell>
          <table:table-cell office:value-type="float" office:value="503254" calcext:value-type="float">
            <text:p>503254</text:p>
          </table:table-cell>
          <table:table-cell office:value-type="float" office:value="287840" calcext:value-type="float">
            <text:p>287840</text:p>
          </table:table-cell>
          <table:table-cell office:value-type="float" office:value="503180" calcext:value-type="float">
            <text:p>503180</text:p>
          </table:table-cell>
          <table:table-cell office:value-type="float" office:value="287800" calcext:value-type="float">
            <text:p>28780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6847685" calcext:value-type="float">
            <text:p>176847685</text:p>
          </table:table-cell>
          <table:table-cell table:formula="of:=ROUNDDOWN([.B254]/300)" office:value-type="float" office:value="589492" calcext:value-type="float">
            <text:p>589492</text:p>
          </table:table-cell>
          <table:table-cell table:formula="of:=[.B254]-[.C254]*300" office:value-type="float" office:value="85" calcext:value-type="float">
            <text:p>85</text:p>
          </table:table-cell>
          <table:table-cell table:formula="of:=([.Q254])/44100*90000+26.4-0.84815" office:value-type="float" office:value="589494.939605102" calcext:value-type="float">
            <text:p>589494,939605102</text:p>
          </table:table-cell>
          <table:table-cell table:formula="of:=[.E254]-[.C254]" office:value-type="float" office:value="2.93960510205943" calcext:value-type="float">
            <text:p>2,93960510205943</text:p>
          </table:table-cell>
          <table:table-cell table:formula="of:=[.N254]-[.M254]" office:value-type="float" office:value="51" calcext:value-type="float">
            <text:p>51</text:p>
          </table:table-cell>
          <table:table-cell table:formula="of:=0.07067 * [.G254]" office:value-type="float" office:value="3.60417" calcext:value-type="float">
            <text:p>3,60417</text:p>
          </table:table-cell>
          <table:table-cell table:formula="of:=[.E254]-[.H254]" office:value-type="float" office:value="589491.335435102" calcext:value-type="float">
            <text:p>589491,335435102</text:p>
          </table:table-cell>
          <table:table-cell table:formula="of:=ROUND([.I254])" office:value-type="float" office:value="589491" calcext:value-type="float">
            <text:p>589491</text:p>
          </table:table-cell>
          <table:table-cell table:formula="of:=[.J254]-[.C254]" office:value-type="float" office:value="-1" calcext:value-type="float">
            <text:p>-1</text:p>
          </table:table-cell>
          <table:table-cell/>
          <table:table-cell office:value-type="float" office:value="505239" calcext:value-type="float">
            <text:p>505239</text:p>
          </table:table-cell>
          <table:table-cell office:value-type="float" office:value="505290" calcext:value-type="float">
            <text:p>505290</text:p>
          </table:table-cell>
          <table:table-cell office:value-type="float" office:value="288880" calcext:value-type="float">
            <text:p>288880</text:p>
          </table:table-cell>
          <table:table-cell office:value-type="float" office:value="505220" calcext:value-type="float">
            <text:p>505220</text:p>
          </table:table-cell>
          <table:table-cell office:value-type="float" office:value="288840" calcext:value-type="float">
            <text:p>28884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7460735" calcext:value-type="float">
            <text:p>177460735</text:p>
          </table:table-cell>
          <table:table-cell table:formula="of:=ROUNDDOWN([.B255]/300)" office:value-type="float" office:value="591535" calcext:value-type="float">
            <text:p>591535</text:p>
          </table:table-cell>
          <table:table-cell table:formula="of:=[.B255]-[.C255]*300" office:value-type="float" office:value="235" calcext:value-type="float">
            <text:p>235</text:p>
          </table:table-cell>
          <table:table-cell table:formula="of:=([.Q255])/44100*90000+26.4-0.84815" office:value-type="float" office:value="591535.755931633" calcext:value-type="float">
            <text:p>591535,755931633</text:p>
          </table:table-cell>
          <table:table-cell table:formula="of:=[.E255]-[.C255]" office:value-type="float" office:value="0.755931632709689" calcext:value-type="float">
            <text:p>0,755931632709689</text:p>
          </table:table-cell>
          <table:table-cell table:formula="of:=[.N255]-[.M255]" office:value-type="float" office:value="2" calcext:value-type="float">
            <text:p>2</text:p>
          </table:table-cell>
          <table:table-cell table:formula="of:=0.07067 * [.G255]" office:value-type="float" office:value="0.14134" calcext:value-type="float">
            <text:p>0,14134</text:p>
          </table:table-cell>
          <table:table-cell table:formula="of:=[.E255]-[.H255]" office:value-type="float" office:value="591535.614591633" calcext:value-type="float">
            <text:p>591535,614591633</text:p>
          </table:table-cell>
          <table:table-cell table:formula="of:=ROUND([.I255])" office:value-type="float" office:value="591536" calcext:value-type="float">
            <text:p>591536</text:p>
          </table:table-cell>
          <table:table-cell table:formula="of:=[.J255]-[.C255]" office:value-type="float" office:value="1" calcext:value-type="float">
            <text:p>1</text:p>
          </table:table-cell>
          <table:table-cell/>
          <table:table-cell office:value-type="float" office:value="507244" calcext:value-type="float">
            <text:p>507244</text:p>
          </table:table-cell>
          <table:table-cell office:value-type="float" office:value="507246" calcext:value-type="float">
            <text:p>507246</text:p>
          </table:table-cell>
          <table:table-cell office:value-type="float" office:value="289880" calcext:value-type="float">
            <text:p>289880</text:p>
          </table:table-cell>
          <table:table-cell office:value-type="float" office:value="507178" calcext:value-type="float">
            <text:p>507178</text:p>
          </table:table-cell>
          <table:table-cell office:value-type="float" office:value="289840" calcext:value-type="float">
            <text:p>28984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8097271" calcext:value-type="float">
            <text:p>178097271</text:p>
          </table:table-cell>
          <table:table-cell table:formula="of:=ROUNDDOWN([.B256]/300)" office:value-type="float" office:value="593657" calcext:value-type="float">
            <text:p>593657</text:p>
          </table:table-cell>
          <table:table-cell table:formula="of:=[.B256]-[.C256]*300" office:value-type="float" office:value="171" calcext:value-type="float">
            <text:p>171</text:p>
          </table:table-cell>
          <table:table-cell table:formula="of:=([.Q256])/44100*90000+26.4-0.84815" office:value-type="float" office:value="593658.204911225" calcext:value-type="float">
            <text:p>593658,204911225</text:p>
          </table:table-cell>
          <table:table-cell table:formula="of:=[.E256]-[.C256]" office:value-type="float" office:value="1.20491122454405" calcext:value-type="float">
            <text:p>1,20491122454405</text:p>
          </table:table-cell>
          <table:table-cell table:formula="of:=[.N256]-[.M256]" office:value-type="float" office:value="19" calcext:value-type="float">
            <text:p>19</text:p>
          </table:table-cell>
          <table:table-cell table:formula="of:=0.07067 * [.G256]" office:value-type="float" office:value="1.34273" calcext:value-type="float">
            <text:p>1,34273</text:p>
          </table:table-cell>
          <table:table-cell table:formula="of:=[.E256]-[.H256]" office:value-type="float" office:value="593656.862181225" calcext:value-type="float">
            <text:p>593656,862181225</text:p>
          </table:table-cell>
          <table:table-cell table:formula="of:=ROUND([.I256])" office:value-type="float" office:value="593657" calcext:value-type="float">
            <text:p>593657</text:p>
          </table:table-cell>
          <table:table-cell table:formula="of:=[.J256]-[.C256]" office:value-type="float" office:value="0" calcext:value-type="float">
            <text:p>0</text:p>
          </table:table-cell>
          <table:table-cell/>
          <table:table-cell office:value-type="float" office:value="509249" calcext:value-type="float">
            <text:p>509249</text:p>
          </table:table-cell>
          <table:table-cell office:value-type="float" office:value="509268" calcext:value-type="float">
            <text:p>509268</text:p>
          </table:table-cell>
          <table:table-cell office:value-type="float" office:value="290920" calcext:value-type="float">
            <text:p>290920</text:p>
          </table:table-cell>
          <table:table-cell office:value-type="float" office:value="509134" calcext:value-type="float">
            <text:p>509134</text:p>
          </table:table-cell>
          <table:table-cell office:value-type="float" office:value="290880" calcext:value-type="float">
            <text:p>29088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8757978" calcext:value-type="float">
            <text:p>178757978</text:p>
          </table:table-cell>
          <table:table-cell table:formula="of:=ROUNDDOWN([.B257]/300)" office:value-type="float" office:value="595859" calcext:value-type="float">
            <text:p>595859</text:p>
          </table:table-cell>
          <table:table-cell table:formula="of:=[.B257]-[.C257]*300" office:value-type="float" office:value="278" calcext:value-type="float">
            <text:p>278</text:p>
          </table:table-cell>
          <table:table-cell table:formula="of:=([.Q257])/44100*90000+26.4-0.84815" office:value-type="float" office:value="595862.286543878" calcext:value-type="float">
            <text:p>595862,286543878</text:p>
          </table:table-cell>
          <table:table-cell table:formula="of:=[.E257]-[.C257]" office:value-type="float" office:value="3.28654387767892" calcext:value-type="float">
            <text:p>3,28654387767892</text:p>
          </table:table-cell>
          <table:table-cell table:formula="of:=[.N257]-[.M257]" office:value-type="float" office:value="42" calcext:value-type="float">
            <text:p>42</text:p>
          </table:table-cell>
          <table:table-cell table:formula="of:=0.07067 * [.G257]" office:value-type="float" office:value="2.96814" calcext:value-type="float">
            <text:p>2,96814</text:p>
          </table:table-cell>
          <table:table-cell table:formula="of:=[.E257]-[.H257]" office:value-type="float" office:value="595859.318403878" calcext:value-type="float">
            <text:p>595859,318403878</text:p>
          </table:table-cell>
          <table:table-cell table:formula="of:=ROUND([.I257])" office:value-type="float" office:value="595859" calcext:value-type="float">
            <text:p>595859</text:p>
          </table:table-cell>
          <table:table-cell table:formula="of:=[.J257]-[.C257]" office:value-type="float" office:value="0" calcext:value-type="float">
            <text:p>0</text:p>
          </table:table-cell>
          <table:table-cell/>
          <table:table-cell office:value-type="float" office:value="511254" calcext:value-type="float">
            <text:p>511254</text:p>
          </table:table-cell>
          <table:table-cell office:value-type="float" office:value="511296" calcext:value-type="float">
            <text:p>511296</text:p>
          </table:table-cell>
          <table:table-cell office:value-type="float" office:value="292000" calcext:value-type="float">
            <text:p>292000</text:p>
          </table:table-cell>
          <table:table-cell office:value-type="float" office:value="511230" calcext:value-type="float">
            <text:p>511230</text:p>
          </table:table-cell>
          <table:table-cell office:value-type="float" office:value="291960" calcext:value-type="float">
            <text:p>29196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9443757" calcext:value-type="float">
            <text:p>179443757</text:p>
          </table:table-cell>
          <table:table-cell table:formula="of:=ROUNDDOWN([.B258]/300)" office:value-type="float" office:value="598145" calcext:value-type="float">
            <text:p>598145</text:p>
          </table:table-cell>
          <table:table-cell table:formula="of:=[.B258]-[.C258]*300" office:value-type="float" office:value="257" calcext:value-type="float">
            <text:p>257</text:p>
          </table:table-cell>
          <table:table-cell table:formula="of:=([.Q258])/44100*90000+26.4-0.84815" office:value-type="float" office:value="598148.000829592" calcext:value-type="float">
            <text:p>598148,000829592</text:p>
          </table:table-cell>
          <table:table-cell table:formula="of:=[.E258]-[.C258]" office:value-type="float" office:value="3.00082959188148" calcext:value-type="float">
            <text:p>3,00082959188148</text:p>
          </table:table-cell>
          <table:table-cell table:formula="of:=[.N258]-[.M258]" office:value-type="float" office:value="43" calcext:value-type="float">
            <text:p>43</text:p>
          </table:table-cell>
          <table:table-cell table:formula="of:=0.07067 * [.G258]" office:value-type="float" office:value="3.03881" calcext:value-type="float">
            <text:p>3,03881</text:p>
          </table:table-cell>
          <table:table-cell table:formula="of:=[.E258]-[.H258]" office:value-type="float" office:value="598144.962019592" calcext:value-type="float">
            <text:p>598144,962019592</text:p>
          </table:table-cell>
          <table:table-cell table:formula="of:=ROUND([.I258])" office:value-type="float" office:value="598145" calcext:value-type="float">
            <text:p>598145</text:p>
          </table:table-cell>
          <table:table-cell table:formula="of:=[.J258]-[.C258]" office:value-type="float" office:value="0" calcext:value-type="float">
            <text:p>0</text:p>
          </table:table-cell>
          <table:table-cell/>
          <table:table-cell office:value-type="float" office:value="513259" calcext:value-type="float">
            <text:p>513259</text:p>
          </table:table-cell>
          <table:table-cell office:value-type="float" office:value="513302" calcext:value-type="float">
            <text:p>513302</text:p>
          </table:table-cell>
          <table:table-cell office:value-type="float" office:value="293120" calcext:value-type="float">
            <text:p>293120</text:p>
          </table:table-cell>
          <table:table-cell office:value-type="float" office:value="513244" calcext:value-type="float">
            <text:p>513244</text:p>
          </table:table-cell>
          <table:table-cell office:value-type="float" office:value="293080" calcext:value-type="float">
            <text:p>29308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0080935" calcext:value-type="float">
            <text:p>180080935</text:p>
          </table:table-cell>
          <table:table-cell table:formula="of:=ROUNDDOWN([.B259]/300)" office:value-type="float" office:value="600269" calcext:value-type="float">
            <text:p>600269</text:p>
          </table:table-cell>
          <table:table-cell table:formula="of:=[.B259]-[.C259]*300" office:value-type="float" office:value="235" calcext:value-type="float">
            <text:p>235</text:p>
          </table:table-cell>
          <table:table-cell table:formula="of:=([.Q259])/44100*90000+26.4-0.84815" office:value-type="float" office:value="600270.449809184" calcext:value-type="float">
            <text:p>600270,449809184</text:p>
          </table:table-cell>
          <table:table-cell table:formula="of:=[.E259]-[.C259]" office:value-type="float" office:value="1.44980918371584" calcext:value-type="float">
            <text:p>1,44980918371584</text:p>
          </table:table-cell>
          <table:table-cell table:formula="of:=[.N259]-[.M259]" office:value-type="float" office:value="16" calcext:value-type="float">
            <text:p>16</text:p>
          </table:table-cell>
          <table:table-cell table:formula="of:=0.07067 * [.G259]" office:value-type="float" office:value="1.13072" calcext:value-type="float">
            <text:p>1,13072</text:p>
          </table:table-cell>
          <table:table-cell table:formula="of:=[.E259]-[.H259]" office:value-type="float" office:value="600269.319089184" calcext:value-type="float">
            <text:p>600269,319089184</text:p>
          </table:table-cell>
          <table:table-cell table:formula="of:=ROUND([.I259])" office:value-type="float" office:value="600269" calcext:value-type="float">
            <text:p>600269</text:p>
          </table:table-cell>
          <table:table-cell table:formula="of:=[.J259]-[.C259]" office:value-type="float" office:value="0" calcext:value-type="float">
            <text:p>0</text:p>
          </table:table-cell>
          <table:table-cell/>
          <table:table-cell office:value-type="float" office:value="515264" calcext:value-type="float">
            <text:p>515264</text:p>
          </table:table-cell>
          <table:table-cell office:value-type="float" office:value="515280" calcext:value-type="float">
            <text:p>515280</text:p>
          </table:table-cell>
          <table:table-cell office:value-type="float" office:value="294160" calcext:value-type="float">
            <text:p>294160</text:p>
          </table:table-cell>
          <table:table-cell office:value-type="float" office:value="515138" calcext:value-type="float">
            <text:p>515138</text:p>
          </table:table-cell>
          <table:table-cell office:value-type="float" office:value="294120" calcext:value-type="float">
            <text:p>29412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0790928" calcext:value-type="float">
            <text:p>180790928</text:p>
          </table:table-cell>
          <table:table-cell table:formula="of:=ROUNDDOWN([.B260]/300)" office:value-type="float" office:value="602636" calcext:value-type="float">
            <text:p>602636</text:p>
          </table:table-cell>
          <table:table-cell table:formula="of:=[.B260]-[.C260]*300" office:value-type="float" office:value="128" calcext:value-type="float">
            <text:p>128</text:p>
          </table:table-cell>
          <table:table-cell table:formula="of:=([.Q260])/44100*90000+26.4-0.84815" office:value-type="float" office:value="602637.796747959" calcext:value-type="float">
            <text:p>602637,796747959</text:p>
          </table:table-cell>
          <table:table-cell table:formula="of:=[.E260]-[.C260]" office:value-type="float" office:value="1.79674795921892" calcext:value-type="float">
            <text:p>1,79674795921892</text:p>
          </table:table-cell>
          <table:table-cell table:formula="of:=[.N260]-[.M260]" office:value-type="float" office:value="21" calcext:value-type="float">
            <text:p>21</text:p>
          </table:table-cell>
          <table:table-cell table:formula="of:=0.07067 * [.G260]" office:value-type="float" office:value="1.48407" calcext:value-type="float">
            <text:p>1,48407</text:p>
          </table:table-cell>
          <table:table-cell table:formula="of:=[.E260]-[.H260]" office:value-type="float" office:value="602636.312677959" calcext:value-type="float">
            <text:p>602636,312677959</text:p>
          </table:table-cell>
          <table:table-cell table:formula="of:=ROUND([.I260])" office:value-type="float" office:value="602636" calcext:value-type="float">
            <text:p>602636</text:p>
          </table:table-cell>
          <table:table-cell table:formula="of:=[.J260]-[.C260]" office:value-type="float" office:value="0" calcext:value-type="float">
            <text:p>0</text:p>
          </table:table-cell>
          <table:table-cell/>
          <table:table-cell office:value-type="float" office:value="517269" calcext:value-type="float">
            <text:p>517269</text:p>
          </table:table-cell>
          <table:table-cell office:value-type="float" office:value="517290" calcext:value-type="float">
            <text:p>517290</text:p>
          </table:table-cell>
          <table:table-cell office:value-type="float" office:value="295320" calcext:value-type="float">
            <text:p>295320</text:p>
          </table:table-cell>
          <table:table-cell office:value-type="float" office:value="517224" calcext:value-type="float">
            <text:p>517224</text:p>
          </table:table-cell>
          <table:table-cell office:value-type="float" office:value="295280" calcext:value-type="float">
            <text:p>29528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1451935" calcext:value-type="float">
            <text:p>181451935</text:p>
          </table:table-cell>
          <table:table-cell table:formula="of:=ROUNDDOWN([.B261]/300)" office:value-type="float" office:value="604839" calcext:value-type="float">
            <text:p>604839</text:p>
          </table:table-cell>
          <table:table-cell table:formula="of:=[.B261]-[.C261]*300" office:value-type="float" office:value="235" calcext:value-type="float">
            <text:p>235</text:p>
          </table:table-cell>
          <table:table-cell table:formula="of:=([.Q261])/44100*90000+26.4-0.84815" office:value-type="float" office:value="604841.878380612" calcext:value-type="float">
            <text:p>604841,878380612</text:p>
          </table:table-cell>
          <table:table-cell table:formula="of:=[.E261]-[.C261]" office:value-type="float" office:value="2.87838061223738" calcext:value-type="float">
            <text:p>2,87838061223738</text:p>
          </table:table-cell>
          <table:table-cell table:formula="of:=[.N261]-[.M261]" office:value-type="float" office:value="30" calcext:value-type="float">
            <text:p>30</text:p>
          </table:table-cell>
          <table:table-cell table:formula="of:=0.07067 * [.G261]" office:value-type="float" office:value="2.1201" calcext:value-type="float">
            <text:p>2,1201</text:p>
          </table:table-cell>
          <table:table-cell table:formula="of:=[.E261]-[.H261]" office:value-type="float" office:value="604839.758280612" calcext:value-type="float">
            <text:p>604839,758280612</text:p>
          </table:table-cell>
          <table:table-cell table:formula="of:=ROUND([.I261])" office:value-type="float" office:value="604840" calcext:value-type="float">
            <text:p>604840</text:p>
          </table:table-cell>
          <table:table-cell table:formula="of:=[.J261]-[.C261]" office:value-type="float" office:value="1" calcext:value-type="float">
            <text:p>1</text:p>
          </table:table-cell>
          <table:table-cell/>
          <table:table-cell office:value-type="float" office:value="519274" calcext:value-type="float">
            <text:p>519274</text:p>
          </table:table-cell>
          <table:table-cell office:value-type="float" office:value="519304" calcext:value-type="float">
            <text:p>519304</text:p>
          </table:table-cell>
          <table:table-cell office:value-type="float" office:value="296400" calcext:value-type="float">
            <text:p>296400</text:p>
          </table:table-cell>
          <table:table-cell office:value-type="float" office:value="519170" calcext:value-type="float">
            <text:p>519170</text:p>
          </table:table-cell>
          <table:table-cell office:value-type="float" office:value="296360" calcext:value-type="float">
            <text:p>29636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2137714" calcext:value-type="float">
            <text:p>182137714</text:p>
          </table:table-cell>
          <table:table-cell table:formula="of:=ROUNDDOWN([.B262]/300)" office:value-type="float" office:value="607125" calcext:value-type="float">
            <text:p>607125</text:p>
          </table:table-cell>
          <table:table-cell table:formula="of:=[.B262]-[.C262]*300" office:value-type="float" office:value="214" calcext:value-type="float">
            <text:p>214</text:p>
          </table:table-cell>
          <table:table-cell table:formula="of:=([.Q262])/44100*90000+26.4-0.84815" office:value-type="float" office:value="607127.592666327" calcext:value-type="float">
            <text:p>607127,592666327</text:p>
          </table:table-cell>
          <table:table-cell table:formula="of:=[.E262]-[.C262]" office:value-type="float" office:value="2.59266632655635" calcext:value-type="float">
            <text:p>2,59266632655635</text:p>
          </table:table-cell>
          <table:table-cell table:formula="of:=[.N262]-[.M262]" office:value-type="float" office:value="31" calcext:value-type="float">
            <text:p>31</text:p>
          </table:table-cell>
          <table:table-cell table:formula="of:=0.07067 * [.G262]" office:value-type="float" office:value="2.19077" calcext:value-type="float">
            <text:p>2,19077</text:p>
          </table:table-cell>
          <table:table-cell table:formula="of:=[.E262]-[.H262]" office:value-type="float" office:value="607125.401896327" calcext:value-type="float">
            <text:p>607125,401896327</text:p>
          </table:table-cell>
          <table:table-cell table:formula="of:=ROUND([.I262])" office:value-type="float" office:value="607125" calcext:value-type="float">
            <text:p>607125</text:p>
          </table:table-cell>
          <table:table-cell table:formula="of:=[.J262]-[.C262]" office:value-type="float" office:value="0" calcext:value-type="float">
            <text:p>0</text:p>
          </table:table-cell>
          <table:table-cell/>
          <table:table-cell office:value-type="float" office:value="521279" calcext:value-type="float">
            <text:p>521279</text:p>
          </table:table-cell>
          <table:table-cell office:value-type="float" office:value="521310" calcext:value-type="float">
            <text:p>521310</text:p>
          </table:table-cell>
          <table:table-cell office:value-type="float" office:value="297520" calcext:value-type="float">
            <text:p>297520</text:p>
          </table:table-cell>
          <table:table-cell office:value-type="float" office:value="521242" calcext:value-type="float">
            <text:p>521242</text:p>
          </table:table-cell>
          <table:table-cell office:value-type="float" office:value="297480" calcext:value-type="float">
            <text:p>29748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2821993" calcext:value-type="float">
            <text:p>182821993</text:p>
          </table:table-cell>
          <table:table-cell table:formula="of:=ROUNDDOWN([.B263]/300)" office:value-type="float" office:value="609406" calcext:value-type="float">
            <text:p>609406</text:p>
          </table:table-cell>
          <table:table-cell table:formula="of:=[.B263]-[.C263]*300" office:value-type="float" office:value="193" calcext:value-type="float">
            <text:p>193</text:p>
          </table:table-cell>
          <table:table-cell table:formula="of:=([.Q263])/44100*90000+26.4-0.84815" office:value-type="float" office:value="609413.306952041" calcext:value-type="float">
            <text:p>609413,306952041</text:p>
          </table:table-cell>
          <table:table-cell table:formula="of:=[.E263]-[.C263]" office:value-type="float" office:value="7.30695204087533" calcext:value-type="float">
            <text:p>7,30695204087533</text:p>
          </table:table-cell>
          <table:table-cell table:formula="of:=[.N263]-[.M263]" office:value-type="float" office:value="102" calcext:value-type="float">
            <text:p>102</text:p>
          </table:table-cell>
          <table:table-cell table:formula="of:=0.07067 * [.G263]" office:value-type="float" office:value="7.20834" calcext:value-type="float">
            <text:p>7,20834</text:p>
          </table:table-cell>
          <table:table-cell table:formula="of:=[.E263]-[.H263]" office:value-type="float" office:value="609406.098612041" calcext:value-type="float">
            <text:p>609406,098612041</text:p>
          </table:table-cell>
          <table:table-cell table:formula="of:=ROUND([.I263])" office:value-type="float" office:value="609406" calcext:value-type="float">
            <text:p>609406</text:p>
          </table:table-cell>
          <table:table-cell table:formula="of:=[.J263]-[.C263]" office:value-type="float" office:value="0" calcext:value-type="float">
            <text:p>0</text:p>
          </table:table-cell>
          <table:table-cell/>
          <table:table-cell office:value-type="float" office:value="523284" calcext:value-type="float">
            <text:p>523284</text:p>
          </table:table-cell>
          <table:table-cell office:value-type="float" office:value="523386" calcext:value-type="float">
            <text:p>523386</text:p>
          </table:table-cell>
          <table:table-cell office:value-type="float" office:value="298640" calcext:value-type="float">
            <text:p>298640</text:p>
          </table:table-cell>
          <table:table-cell office:value-type="float" office:value="523256" calcext:value-type="float">
            <text:p>523256</text:p>
          </table:table-cell>
          <table:table-cell office:value-type="float" office:value="298600" calcext:value-type="float">
            <text:p>29860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3533657" calcext:value-type="float">
            <text:p>183533657</text:p>
          </table:table-cell>
          <table:table-cell table:formula="of:=ROUNDDOWN([.B264]/300)" office:value-type="float" office:value="611778" calcext:value-type="float">
            <text:p>611778</text:p>
          </table:table-cell>
          <table:table-cell table:formula="of:=[.B264]-[.C264]*300" office:value-type="float" office:value="257" calcext:value-type="float">
            <text:p>257</text:p>
          </table:table-cell>
          <table:table-cell table:formula="of:=([.Q264])/44100*90000+26.4-0.84815" office:value-type="float" office:value="611780.653890816" calcext:value-type="float">
            <text:p>611780,653890816</text:p>
          </table:table-cell>
          <table:table-cell table:formula="of:=[.E264]-[.C264]" office:value-type="float" office:value="2.65389081637841" calcext:value-type="float">
            <text:p>2,65389081637841</text:p>
          </table:table-cell>
          <table:table-cell table:formula="of:=[.N264]-[.M264]" office:value-type="float" office:value="29" calcext:value-type="float">
            <text:p>29</text:p>
          </table:table-cell>
          <table:table-cell table:formula="of:=0.07067 * [.G264]" office:value-type="float" office:value="2.04943" calcext:value-type="float">
            <text:p>2,04943</text:p>
          </table:table-cell>
          <table:table-cell table:formula="of:=[.E264]-[.H264]" office:value-type="float" office:value="611778.604460816" calcext:value-type="float">
            <text:p>611778,604460816</text:p>
          </table:table-cell>
          <table:table-cell table:formula="of:=ROUND([.I264])" office:value-type="float" office:value="611779" calcext:value-type="float">
            <text:p>611779</text:p>
          </table:table-cell>
          <table:table-cell table:formula="of:=[.J264]-[.C264]" office:value-type="float" office:value="1" calcext:value-type="float">
            <text:p>1</text:p>
          </table:table-cell>
          <table:table-cell/>
          <table:table-cell office:value-type="float" office:value="525289" calcext:value-type="float">
            <text:p>525289</text:p>
          </table:table-cell>
          <table:table-cell office:value-type="float" office:value="525318" calcext:value-type="float">
            <text:p>525318</text:p>
          </table:table-cell>
          <table:table-cell office:value-type="float" office:value="299800" calcext:value-type="float">
            <text:p>299800</text:p>
          </table:table-cell>
          <table:table-cell office:value-type="float" office:value="525256" calcext:value-type="float">
            <text:p>525256</text:p>
          </table:table-cell>
          <table:table-cell office:value-type="float" office:value="299760" calcext:value-type="float">
            <text:p>29976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4244464" calcext:value-type="float">
            <text:p>184244464</text:p>
          </table:table-cell>
          <table:table-cell table:formula="of:=ROUNDDOWN([.B265]/300)" office:value-type="float" office:value="614148" calcext:value-type="float">
            <text:p>614148</text:p>
          </table:table-cell>
          <table:table-cell table:formula="of:=[.B265]-[.C265]*300" office:value-type="float" office:value="64" calcext:value-type="float">
            <text:p>64</text:p>
          </table:table-cell>
          <table:table-cell table:formula="of:=([.Q265])/44100*90000+26.4-0.84815" office:value-type="float" office:value="614148.000829592" calcext:value-type="float">
            <text:p>614148,000829592</text:p>
          </table:table-cell>
          <table:table-cell table:formula="of:=[.E265]-[.C265]" office:value-type="float" office:value="0.000829591881483793" calcext:value-type="float">
            <text:p>0,000829591881484</text:p>
          </table:table-cell>
          <table:table-cell table:formula="of:=[.N265]-[.M265]" office:value-type="float" office:value="10" calcext:value-type="float">
            <text:p>10</text:p>
          </table:table-cell>
          <table:table-cell table:formula="of:=0.07067 * [.G265]" office:value-type="float" office:value="0.7067" calcext:value-type="float">
            <text:p>0,7067</text:p>
          </table:table-cell>
          <table:table-cell table:formula="of:=[.E265]-[.H265]" office:value-type="float" office:value="614147.294129592" calcext:value-type="float">
            <text:p>614147,294129592</text:p>
          </table:table-cell>
          <table:table-cell table:formula="of:=ROUND([.I265])" office:value-type="float" office:value="614147" calcext:value-type="float">
            <text:p>614147</text:p>
          </table:table-cell>
          <table:table-cell table:formula="of:=[.J265]-[.C265]" office:value-type="float" office:value="-1" calcext:value-type="float">
            <text:p>-1</text:p>
          </table:table-cell>
          <table:table-cell/>
          <table:table-cell office:value-type="float" office:value="527294" calcext:value-type="float">
            <text:p>527294</text:p>
          </table:table-cell>
          <table:table-cell office:value-type="float" office:value="527304" calcext:value-type="float">
            <text:p>527304</text:p>
          </table:table-cell>
          <table:table-cell office:value-type="float" office:value="300960" calcext:value-type="float">
            <text:p>300960</text:p>
          </table:table-cell>
          <table:table-cell office:value-type="float" office:value="527246" calcext:value-type="float">
            <text:p>527246</text:p>
          </table:table-cell>
          <table:table-cell office:value-type="float" office:value="300920" calcext:value-type="float">
            <text:p>30092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5001257" calcext:value-type="float">
            <text:p>185001257</text:p>
          </table:table-cell>
          <table:table-cell table:formula="of:=ROUNDDOWN([.B266]/300)" office:value-type="float" office:value="616670" calcext:value-type="float">
            <text:p>616670</text:p>
          </table:table-cell>
          <table:table-cell table:formula="of:=[.B266]-[.C266]*300" office:value-type="float" office:value="257" calcext:value-type="float">
            <text:p>257</text:p>
          </table:table-cell>
          <table:table-cell table:formula="of:=([.Q266])/44100*90000+26.4-0.84815" office:value-type="float" office:value="616678.61307449" calcext:value-type="float">
            <text:p>616678,61307449</text:p>
          </table:table-cell>
          <table:table-cell table:formula="of:=[.E266]-[.C266]" office:value-type="float" office:value="8.61307448986918" calcext:value-type="float">
            <text:p>8,61307448986918</text:p>
          </table:table-cell>
          <table:table-cell table:formula="of:=[.N266]-[.M266]" office:value-type="float" office:value="113" calcext:value-type="float">
            <text:p>113</text:p>
          </table:table-cell>
          <table:table-cell table:formula="of:=0.07067 * [.G266]" office:value-type="float" office:value="7.98571" calcext:value-type="float">
            <text:p>7,98571</text:p>
          </table:table-cell>
          <table:table-cell table:formula="of:=[.E266]-[.H266]" office:value-type="float" office:value="616670.62736449" calcext:value-type="float">
            <text:p>616670,62736449</text:p>
          </table:table-cell>
          <table:table-cell table:formula="of:=ROUND([.I266])" office:value-type="float" office:value="616671" calcext:value-type="float">
            <text:p>616671</text:p>
          </table:table-cell>
          <table:table-cell table:formula="of:=[.J266]-[.C266]" office:value-type="float" office:value="1" calcext:value-type="float">
            <text:p>1</text:p>
          </table:table-cell>
          <table:table-cell/>
          <table:table-cell office:value-type="float" office:value="529299" calcext:value-type="float">
            <text:p>529299</text:p>
          </table:table-cell>
          <table:table-cell office:value-type="float" office:value="529412" calcext:value-type="float">
            <text:p>529412</text:p>
          </table:table-cell>
          <table:table-cell office:value-type="float" office:value="302200" calcext:value-type="float">
            <text:p>302200</text:p>
          </table:table-cell>
          <table:table-cell office:value-type="float" office:value="529284" calcext:value-type="float">
            <text:p>529284</text:p>
          </table:table-cell>
          <table:table-cell office:value-type="float" office:value="302160" calcext:value-type="float">
            <text:p>30216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5640493" calcext:value-type="float">
            <text:p>185640493</text:p>
          </table:table-cell>
          <table:table-cell table:formula="of:=ROUNDDOWN([.B267]/300)" office:value-type="float" office:value="618801" calcext:value-type="float">
            <text:p>618801</text:p>
          </table:table-cell>
          <table:table-cell table:formula="of:=[.B267]-[.C267]*300" office:value-type="float" office:value="193" calcext:value-type="float">
            <text:p>193</text:p>
          </table:table-cell>
          <table:table-cell table:formula="of:=([.Q267])/44100*90000+26.4-0.84815" office:value-type="float" office:value="618801.062054082" calcext:value-type="float">
            <text:p>618801,062054082</text:p>
          </table:table-cell>
          <table:table-cell table:formula="of:=[.E267]-[.C267]" office:value-type="float" office:value="0.0620540817035362" calcext:value-type="float">
            <text:p>0,062054081703536</text:p>
          </table:table-cell>
          <table:table-cell table:formula="of:=[.N267]-[.M267]" office:value-type="float" office:value="4" calcext:value-type="float">
            <text:p>4</text:p>
          </table:table-cell>
          <table:table-cell table:formula="of:=0.07067 * [.G267]" office:value-type="float" office:value="0.28268" calcext:value-type="float">
            <text:p>0,28268</text:p>
          </table:table-cell>
          <table:table-cell table:formula="of:=[.E267]-[.H267]" office:value-type="float" office:value="618800.779374082" calcext:value-type="float">
            <text:p>618800,779374082</text:p>
          </table:table-cell>
          <table:table-cell table:formula="of:=ROUND([.I267])" office:value-type="float" office:value="618801" calcext:value-type="float">
            <text:p>618801</text:p>
          </table:table-cell>
          <table:table-cell table:formula="of:=[.J267]-[.C267]" office:value-type="float" office:value="0" calcext:value-type="float">
            <text:p>0</text:p>
          </table:table-cell>
          <table:table-cell/>
          <table:table-cell office:value-type="float" office:value="531304" calcext:value-type="float">
            <text:p>531304</text:p>
          </table:table-cell>
          <table:table-cell office:value-type="float" office:value="531308" calcext:value-type="float">
            <text:p>531308</text:p>
          </table:table-cell>
          <table:table-cell office:value-type="float" office:value="303240" calcext:value-type="float">
            <text:p>303240</text:p>
          </table:table-cell>
          <table:table-cell office:value-type="float" office:value="531240" calcext:value-type="float">
            <text:p>531240</text:p>
          </table:table-cell>
          <table:table-cell office:value-type="float" office:value="303200" calcext:value-type="float">
            <text:p>30320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6252514" calcext:value-type="float">
            <text:p>186252514</text:p>
          </table:table-cell>
          <table:table-cell table:formula="of:=ROUNDDOWN([.B268]/300)" office:value-type="float" office:value="620841" calcext:value-type="float">
            <text:p>620841</text:p>
          </table:table-cell>
          <table:table-cell table:formula="of:=[.B268]-[.C268]*300" office:value-type="float" office:value="214" calcext:value-type="float">
            <text:p>214</text:p>
          </table:table-cell>
          <table:table-cell table:formula="of:=([.Q268])/44100*90000+26.4-0.84815" office:value-type="float" office:value="620841.878380612" calcext:value-type="float">
            <text:p>620841,878380612</text:p>
          </table:table-cell>
          <table:table-cell table:formula="of:=[.E268]-[.C268]" office:value-type="float" office:value="0.878380612353794" calcext:value-type="float">
            <text:p>0,878380612353794</text:p>
          </table:table-cell>
          <table:table-cell table:formula="of:=[.N268]-[.M268]" office:value-type="float" office:value="3" calcext:value-type="float">
            <text:p>3</text:p>
          </table:table-cell>
          <table:table-cell table:formula="of:=0.07067 * [.G268]" office:value-type="float" office:value="0.21201" calcext:value-type="float">
            <text:p>0,21201</text:p>
          </table:table-cell>
          <table:table-cell table:formula="of:=[.E268]-[.H268]" office:value-type="float" office:value="620841.666370612" calcext:value-type="float">
            <text:p>620841,666370612</text:p>
          </table:table-cell>
          <table:table-cell table:formula="of:=ROUND([.I268])" office:value-type="float" office:value="620842" calcext:value-type="float">
            <text:p>620842</text:p>
          </table:table-cell>
          <table:table-cell table:formula="of:=[.J268]-[.C268]" office:value-type="float" office:value="1" calcext:value-type="float">
            <text:p>1</text:p>
          </table:table-cell>
          <table:table-cell/>
          <table:table-cell office:value-type="float" office:value="533309" calcext:value-type="float">
            <text:p>533309</text:p>
          </table:table-cell>
          <table:table-cell office:value-type="float" office:value="533312" calcext:value-type="float">
            <text:p>533312</text:p>
          </table:table-cell>
          <table:table-cell office:value-type="float" office:value="304240" calcext:value-type="float">
            <text:p>304240</text:p>
          </table:table-cell>
          <table:table-cell office:value-type="float" office:value="533240" calcext:value-type="float">
            <text:p>533240</text:p>
          </table:table-cell>
          <table:table-cell office:value-type="float" office:value="304200" calcext:value-type="float">
            <text:p>30420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6864493" calcext:value-type="float">
            <text:p>186864493</text:p>
          </table:table-cell>
          <table:table-cell table:formula="of:=ROUNDDOWN([.B269]/300)" office:value-type="float" office:value="622881" calcext:value-type="float">
            <text:p>622881</text:p>
          </table:table-cell>
          <table:table-cell table:formula="of:=[.B269]-[.C269]*300" office:value-type="float" office:value="193" calcext:value-type="float">
            <text:p>193</text:p>
          </table:table-cell>
          <table:table-cell table:formula="of:=([.Q269])/44100*90000+26.4-0.84815" office:value-type="float" office:value="622882.694707143" calcext:value-type="float">
            <text:p>622882,694707143</text:p>
          </table:table-cell>
          <table:table-cell table:formula="of:=[.E269]-[.C269]" office:value-type="float" office:value="1.69470714288764" calcext:value-type="float">
            <text:p>1,69470714288764</text:p>
          </table:table-cell>
          <table:table-cell table:formula="of:=[.N269]-[.M269]" office:value-type="float" office:value="18" calcext:value-type="float">
            <text:p>18</text:p>
          </table:table-cell>
          <table:table-cell table:formula="of:=0.07067 * [.G269]" office:value-type="float" office:value="1.27206" calcext:value-type="float">
            <text:p>1,27206</text:p>
          </table:table-cell>
          <table:table-cell table:formula="of:=[.E269]-[.H269]" office:value-type="float" office:value="622881.422647143" calcext:value-type="float">
            <text:p>622881,422647143</text:p>
          </table:table-cell>
          <table:table-cell table:formula="of:=ROUND([.I269])" office:value-type="float" office:value="622881" calcext:value-type="float">
            <text:p>622881</text:p>
          </table:table-cell>
          <table:table-cell table:formula="of:=[.J269]-[.C269]" office:value-type="float" office:value="0" calcext:value-type="float">
            <text:p>0</text:p>
          </table:table-cell>
          <table:table-cell/>
          <table:table-cell office:value-type="float" office:value="535314" calcext:value-type="float">
            <text:p>535314</text:p>
          </table:table-cell>
          <table:table-cell office:value-type="float" office:value="535332" calcext:value-type="float">
            <text:p>535332</text:p>
          </table:table-cell>
          <table:table-cell office:value-type="float" office:value="305240" calcext:value-type="float">
            <text:p>305240</text:p>
          </table:table-cell>
          <table:table-cell office:value-type="float" office:value="535262" calcext:value-type="float">
            <text:p>535262</text:p>
          </table:table-cell>
          <table:table-cell office:value-type="float" office:value="305200" calcext:value-type="float">
            <text:p>30520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7477028" calcext:value-type="float">
            <text:p>187477028</text:p>
          </table:table-cell>
          <table:table-cell table:formula="of:=ROUNDDOWN([.B270]/300)" office:value-type="float" office:value="624923" calcext:value-type="float">
            <text:p>624923</text:p>
          </table:table-cell>
          <table:table-cell table:formula="of:=[.B270]-[.C270]*300" office:value-type="float" office:value="128" calcext:value-type="float">
            <text:p>128</text:p>
          </table:table-cell>
          <table:table-cell table:formula="of:=([.Q270])/44100*90000+26.4-0.84815" office:value-type="float" office:value="624923.511033673" calcext:value-type="float">
            <text:p>624923,511033673</text:p>
          </table:table-cell>
          <table:table-cell table:formula="of:=[.E270]-[.C270]" office:value-type="float" office:value="0.51103367342148" calcext:value-type="float">
            <text:p>0,51103367342148</text:p>
          </table:table-cell>
          <table:table-cell table:formula="of:=[.N270]-[.M270]" office:value-type="float" office:value="7" calcext:value-type="float">
            <text:p>7</text:p>
          </table:table-cell>
          <table:table-cell table:formula="of:=0.07067 * [.G270]" office:value-type="float" office:value="0.49469" calcext:value-type="float">
            <text:p>0,49469</text:p>
          </table:table-cell>
          <table:table-cell table:formula="of:=[.E270]-[.H270]" office:value-type="float" office:value="624923.016343673" calcext:value-type="float">
            <text:p>624923,016343673</text:p>
          </table:table-cell>
          <table:table-cell table:formula="of:=ROUND([.I270])" office:value-type="float" office:value="624923" calcext:value-type="float">
            <text:p>624923</text:p>
          </table:table-cell>
          <table:table-cell table:formula="of:=[.J270]-[.C270]" office:value-type="float" office:value="0" calcext:value-type="float">
            <text:p>0</text:p>
          </table:table-cell>
          <table:table-cell/>
          <table:table-cell office:value-type="float" office:value="537319" calcext:value-type="float">
            <text:p>537319</text:p>
          </table:table-cell>
          <table:table-cell office:value-type="float" office:value="537326" calcext:value-type="float">
            <text:p>537326</text:p>
          </table:table-cell>
          <table:table-cell office:value-type="float" office:value="306240" calcext:value-type="float">
            <text:p>306240</text:p>
          </table:table-cell>
          <table:table-cell office:value-type="float" office:value="537256" calcext:value-type="float">
            <text:p>537256</text:p>
          </table:table-cell>
          <table:table-cell office:value-type="float" office:value="306200" calcext:value-type="float">
            <text:p>30620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8113435" calcext:value-type="float">
            <text:p>188113435</text:p>
          </table:table-cell>
          <table:table-cell table:formula="of:=ROUNDDOWN([.B271]/300)" office:value-type="float" office:value="627044" calcext:value-type="float">
            <text:p>627044</text:p>
          </table:table-cell>
          <table:table-cell table:formula="of:=[.B271]-[.C271]*300" office:value-type="float" office:value="235" calcext:value-type="float">
            <text:p>235</text:p>
          </table:table-cell>
          <table:table-cell table:formula="of:=([.Q271])/44100*90000+26.4-0.84815" office:value-type="float" office:value="627045.960013265" calcext:value-type="float">
            <text:p>627045,960013265</text:p>
          </table:table-cell>
          <table:table-cell table:formula="of:=[.E271]-[.C271]" office:value-type="float" office:value="1.96001326537225" calcext:value-type="float">
            <text:p>1,96001326537225</text:p>
          </table:table-cell>
          <table:table-cell table:formula="of:=[.N271]-[.M271]" office:value-type="float" office:value="30" calcext:value-type="float">
            <text:p>30</text:p>
          </table:table-cell>
          <table:table-cell table:formula="of:=0.07067 * [.G271]" office:value-type="float" office:value="2.1201" calcext:value-type="float">
            <text:p>2,1201</text:p>
          </table:table-cell>
          <table:table-cell table:formula="of:=[.E271]-[.H271]" office:value-type="float" office:value="627043.839913265" calcext:value-type="float">
            <text:p>627043,839913265</text:p>
          </table:table-cell>
          <table:table-cell table:formula="of:=ROUND([.I271])" office:value-type="float" office:value="627044" calcext:value-type="float">
            <text:p>627044</text:p>
          </table:table-cell>
          <table:table-cell table:formula="of:=[.J271]-[.C271]" office:value-type="float" office:value="0" calcext:value-type="float">
            <text:p>0</text:p>
          </table:table-cell>
          <table:table-cell/>
          <table:table-cell office:value-type="float" office:value="539324" calcext:value-type="float">
            <text:p>539324</text:p>
          </table:table-cell>
          <table:table-cell office:value-type="float" office:value="539354" calcext:value-type="float">
            <text:p>539354</text:p>
          </table:table-cell>
          <table:table-cell office:value-type="float" office:value="307280" calcext:value-type="float">
            <text:p>307280</text:p>
          </table:table-cell>
          <table:table-cell office:value-type="float" office:value="539286" calcext:value-type="float">
            <text:p>539286</text:p>
          </table:table-cell>
          <table:table-cell office:value-type="float" office:value="307240" calcext:value-type="float">
            <text:p>30724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8749243" calcext:value-type="float">
            <text:p>188749243</text:p>
          </table:table-cell>
          <table:table-cell table:formula="of:=ROUNDDOWN([.B272]/300)" office:value-type="float" office:value="629164" calcext:value-type="float">
            <text:p>629164</text:p>
          </table:table-cell>
          <table:table-cell table:formula="of:=[.B272]-[.C272]*300" office:value-type="float" office:value="43" calcext:value-type="float">
            <text:p>43</text:p>
          </table:table-cell>
          <table:table-cell table:formula="of:=([.Q272])/44100*90000+26.4-0.84815" office:value-type="float" office:value="629168.408992857" calcext:value-type="float">
            <text:p>629168,408992857</text:p>
          </table:table-cell>
          <table:table-cell table:formula="of:=[.E272]-[.C272]" office:value-type="float" office:value="4.40899285720661" calcext:value-type="float">
            <text:p>4,40899285720661</text:p>
          </table:table-cell>
          <table:table-cell table:formula="of:=[.N272]-[.M272]" office:value-type="float" office:value="67" calcext:value-type="float">
            <text:p>67</text:p>
          </table:table-cell>
          <table:table-cell table:formula="of:=0.07067 * [.G272]" office:value-type="float" office:value="4.73489" calcext:value-type="float">
            <text:p>4,73489</text:p>
          </table:table-cell>
          <table:table-cell table:formula="of:=[.E272]-[.H272]" office:value-type="float" office:value="629163.674102857" calcext:value-type="float">
            <text:p>629163,674102857</text:p>
          </table:table-cell>
          <table:table-cell table:formula="of:=ROUND([.I272])" office:value-type="float" office:value="629164" calcext:value-type="float">
            <text:p>629164</text:p>
          </table:table-cell>
          <table:table-cell table:formula="of:=[.J272]-[.C272]" office:value-type="float" office:value="0" calcext:value-type="float">
            <text:p>0</text:p>
          </table:table-cell>
          <table:table-cell/>
          <table:table-cell office:value-type="float" office:value="541329" calcext:value-type="float">
            <text:p>541329</text:p>
          </table:table-cell>
          <table:table-cell office:value-type="float" office:value="541396" calcext:value-type="float">
            <text:p>541396</text:p>
          </table:table-cell>
          <table:table-cell office:value-type="float" office:value="308320" calcext:value-type="float">
            <text:p>308320</text:p>
          </table:table-cell>
          <table:table-cell office:value-type="float" office:value="541324" calcext:value-type="float">
            <text:p>541324</text:p>
          </table:table-cell>
          <table:table-cell office:value-type="float" office:value="308280" calcext:value-type="float">
            <text:p>30828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9386421" calcext:value-type="float">
            <text:p>189386421</text:p>
          </table:table-cell>
          <table:table-cell table:formula="of:=ROUNDDOWN([.B273]/300)" office:value-type="float" office:value="631288" calcext:value-type="float">
            <text:p>631288</text:p>
          </table:table-cell>
          <table:table-cell table:formula="of:=[.B273]-[.C273]*300" office:value-type="float" office:value="21" calcext:value-type="float">
            <text:p>21</text:p>
          </table:table-cell>
          <table:table-cell table:formula="of:=([.Q273])/44100*90000+26.4-0.84815" office:value-type="float" office:value="631290.857972449" calcext:value-type="float">
            <text:p>631290,857972449</text:p>
          </table:table-cell>
          <table:table-cell table:formula="of:=[.E273]-[.C273]" office:value-type="float" office:value="2.85797244904097" calcext:value-type="float">
            <text:p>2,85797244904097</text:p>
          </table:table-cell>
          <table:table-cell table:formula="of:=[.N273]-[.M273]" office:value-type="float" office:value="40" calcext:value-type="float">
            <text:p>40</text:p>
          </table:table-cell>
          <table:table-cell table:formula="of:=0.07067 * [.G273]" office:value-type="float" office:value="2.8268" calcext:value-type="float">
            <text:p>2,8268</text:p>
          </table:table-cell>
          <table:table-cell table:formula="of:=[.E273]-[.H273]" office:value-type="float" office:value="631288.031172449" calcext:value-type="float">
            <text:p>631288,031172449</text:p>
          </table:table-cell>
          <table:table-cell table:formula="of:=ROUND([.I273])" office:value-type="float" office:value="631288" calcext:value-type="float">
            <text:p>631288</text:p>
          </table:table-cell>
          <table:table-cell table:formula="of:=[.J273]-[.C273]" office:value-type="float" office:value="0" calcext:value-type="float">
            <text:p>0</text:p>
          </table:table-cell>
          <table:table-cell/>
          <table:table-cell office:value-type="float" office:value="543334" calcext:value-type="float">
            <text:p>543334</text:p>
          </table:table-cell>
          <table:table-cell office:value-type="float" office:value="543374" calcext:value-type="float">
            <text:p>543374</text:p>
          </table:table-cell>
          <table:table-cell office:value-type="float" office:value="309360" calcext:value-type="float">
            <text:p>309360</text:p>
          </table:table-cell>
          <table:table-cell office:value-type="float" office:value="543306" calcext:value-type="float">
            <text:p>543306</text:p>
          </table:table-cell>
          <table:table-cell office:value-type="float" office:value="309320" calcext:value-type="float">
            <text:p>30932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0048157" calcext:value-type="float">
            <text:p>190048157</text:p>
          </table:table-cell>
          <table:table-cell table:formula="of:=ROUNDDOWN([.B274]/300)" office:value-type="float" office:value="633493" calcext:value-type="float">
            <text:p>633493</text:p>
          </table:table-cell>
          <table:table-cell table:formula="of:=[.B274]-[.C274]*300" office:value-type="float" office:value="257" calcext:value-type="float">
            <text:p>257</text:p>
          </table:table-cell>
          <table:table-cell table:formula="of:=([.Q274])/44100*90000+26.4-0.84815" office:value-type="float" office:value="633494.939605102" calcext:value-type="float">
            <text:p>633494,939605102</text:p>
          </table:table-cell>
          <table:table-cell table:formula="of:=[.E274]-[.C274]" office:value-type="float" office:value="1.93960510205943" calcext:value-type="float">
            <text:p>1,93960510205943</text:p>
          </table:table-cell>
          <table:table-cell table:formula="of:=[.N274]-[.M274]" office:value-type="float" office:value="29" calcext:value-type="float">
            <text:p>29</text:p>
          </table:table-cell>
          <table:table-cell table:formula="of:=0.07067 * [.G274]" office:value-type="float" office:value="2.04943" calcext:value-type="float">
            <text:p>2,04943</text:p>
          </table:table-cell>
          <table:table-cell table:formula="of:=[.E274]-[.H274]" office:value-type="float" office:value="633492.890175102" calcext:value-type="float">
            <text:p>633492,890175102</text:p>
          </table:table-cell>
          <table:table-cell table:formula="of:=ROUND([.I274])" office:value-type="float" office:value="633493" calcext:value-type="float">
            <text:p>633493</text:p>
          </table:table-cell>
          <table:table-cell table:formula="of:=[.J274]-[.C274]" office:value-type="float" office:value="0" calcext:value-type="float">
            <text:p>0</text:p>
          </table:table-cell>
          <table:table-cell/>
          <table:table-cell office:value-type="float" office:value="545339" calcext:value-type="float">
            <text:p>545339</text:p>
          </table:table-cell>
          <table:table-cell office:value-type="float" office:value="545368" calcext:value-type="float">
            <text:p>545368</text:p>
          </table:table-cell>
          <table:table-cell office:value-type="float" office:value="310440" calcext:value-type="float">
            <text:p>310440</text:p>
          </table:table-cell>
          <table:table-cell office:value-type="float" office:value="545298" calcext:value-type="float">
            <text:p>545298</text:p>
          </table:table-cell>
          <table:table-cell office:value-type="float" office:value="310400" calcext:value-type="float">
            <text:p>31040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0709293" calcext:value-type="float">
            <text:p>190709293</text:p>
          </table:table-cell>
          <table:table-cell table:formula="of:=ROUNDDOWN([.B275]/300)" office:value-type="float" office:value="635697" calcext:value-type="float">
            <text:p>635697</text:p>
          </table:table-cell>
          <table:table-cell table:formula="of:=[.B275]-[.C275]*300" office:value-type="float" office:value="193" calcext:value-type="float">
            <text:p>193</text:p>
          </table:table-cell>
          <table:table-cell table:formula="of:=([.Q275])/44100*90000+26.4-0.84815" office:value-type="float" office:value="635699.021237755" calcext:value-type="float">
            <text:p>635699,021237755</text:p>
          </table:table-cell>
          <table:table-cell table:formula="of:=[.E275]-[.C275]" office:value-type="float" office:value="2.02123775519431" calcext:value-type="float">
            <text:p>2,02123775519431</text:p>
          </table:table-cell>
          <table:table-cell table:formula="of:=[.N275]-[.M275]" office:value-type="float" office:value="32" calcext:value-type="float">
            <text:p>32</text:p>
          </table:table-cell>
          <table:table-cell table:formula="of:=0.07067 * [.G275]" office:value-type="float" office:value="2.26144" calcext:value-type="float">
            <text:p>2,26144</text:p>
          </table:table-cell>
          <table:table-cell table:formula="of:=[.E275]-[.H275]" office:value-type="float" office:value="635696.759797755" calcext:value-type="float">
            <text:p>635696,759797755</text:p>
          </table:table-cell>
          <table:table-cell table:formula="of:=ROUND([.I275])" office:value-type="float" office:value="635697" calcext:value-type="float">
            <text:p>635697</text:p>
          </table:table-cell>
          <table:table-cell table:formula="of:=[.J275]-[.C275]" office:value-type="float" office:value="0" calcext:value-type="float">
            <text:p>0</text:p>
          </table:table-cell>
          <table:table-cell/>
          <table:table-cell office:value-type="float" office:value="547344" calcext:value-type="float">
            <text:p>547344</text:p>
          </table:table-cell>
          <table:table-cell office:value-type="float" office:value="547376" calcext:value-type="float">
            <text:p>547376</text:p>
          </table:table-cell>
          <table:table-cell office:value-type="float" office:value="311520" calcext:value-type="float">
            <text:p>311520</text:p>
          </table:table-cell>
          <table:table-cell office:value-type="float" office:value="547238" calcext:value-type="float">
            <text:p>547238</text:p>
          </table:table-cell>
          <table:table-cell office:value-type="float" office:value="311480" calcext:value-type="float">
            <text:p>31148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91394471" calcext:value-type="float">
            <text:p>191394471</text:p>
          </table:table-cell>
          <table:table-cell table:formula="of:=ROUNDDOWN([.B276]/300)" office:value-type="float" office:value="637981" calcext:value-type="float">
            <text:p>637981</text:p>
          </table:table-cell>
          <table:table-cell table:formula="of:=[.B276]-[.C276]*300" office:value-type="float" office:value="171" calcext:value-type="float">
            <text:p>171</text:p>
          </table:table-cell>
          <table:table-cell table:formula="of:=([.Q276])/44100*90000+26.4-0.84815" office:value-type="float" office:value="637984.73552347" calcext:value-type="float">
            <text:p>637984,73552347</text:p>
          </table:table-cell>
          <table:table-cell table:formula="of:=[.E276]-[.C276]" office:value-type="float" office:value="3.73552346951328" calcext:value-type="float">
            <text:p>3,73552346951328</text:p>
          </table:table-cell>
          <table:table-cell table:formula="of:=[.N276]-[.M276]" office:value-type="float" office:value="47" calcext:value-type="float">
            <text:p>47</text:p>
          </table:table-cell>
          <table:table-cell table:formula="of:=0.07067 * [.G276]" office:value-type="float" office:value="3.32149" calcext:value-type="float">
            <text:p>3,32149</text:p>
          </table:table-cell>
          <table:table-cell table:formula="of:=[.E276]-[.H276]" office:value-type="float" office:value="637981.41403347" calcext:value-type="float">
            <text:p>637981,41403347</text:p>
          </table:table-cell>
          <table:table-cell table:formula="of:=ROUND([.I276])" office:value-type="float" office:value="637981" calcext:value-type="float">
            <text:p>637981</text:p>
          </table:table-cell>
          <table:table-cell table:formula="of:=[.J276]-[.C276]" office:value-type="float" office:value="0" calcext:value-type="float">
            <text:p>0</text:p>
          </table:table-cell>
          <table:table-cell/>
          <table:table-cell office:value-type="float" office:value="549349" calcext:value-type="float">
            <text:p>549349</text:p>
          </table:table-cell>
          <table:table-cell office:value-type="float" office:value="549396" calcext:value-type="float">
            <text:p>549396</text:p>
          </table:table-cell>
          <table:table-cell office:value-type="float" office:value="312640" calcext:value-type="float">
            <text:p>312640</text:p>
          </table:table-cell>
          <table:table-cell office:value-type="float" office:value="549326" calcext:value-type="float">
            <text:p>549326</text:p>
          </table:table-cell>
          <table:table-cell office:value-type="float" office:value="312600" calcext:value-type="float">
            <text:p>31260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92056635" calcext:value-type="float">
            <text:p>192056635</text:p>
          </table:table-cell>
          <table:table-cell table:formula="of:=ROUNDDOWN([.B277]/300)" office:value-type="float" office:value="640188" calcext:value-type="float">
            <text:p>640188</text:p>
          </table:table-cell>
          <table:table-cell table:formula="of:=[.B277]-[.C277]*300" office:value-type="float" office:value="235" calcext:value-type="float">
            <text:p>235</text:p>
          </table:table-cell>
          <table:table-cell table:formula="of:=([.Q277])/44100*90000+26.4-0.84815" office:value-type="float" office:value="640188.817156122" calcext:value-type="float">
            <text:p>640188,817156122</text:p>
          </table:table-cell>
          <table:table-cell table:formula="of:=[.E277]-[.C277]" office:value-type="float" office:value="0.817156122415327" calcext:value-type="float">
            <text:p>0,817156122415327</text:p>
          </table:table-cell>
          <table:table-cell table:formula="of:=[.N277]-[.M277]" office:value-type="float" office:value="2" calcext:value-type="float">
            <text:p>2</text:p>
          </table:table-cell>
          <table:table-cell table:formula="of:=0.07067 * [.G277]" office:value-type="float" office:value="0.14134" calcext:value-type="float">
            <text:p>0,14134</text:p>
          </table:table-cell>
          <table:table-cell table:formula="of:=[.E277]-[.H277]" office:value-type="float" office:value="640188.675816122" calcext:value-type="float">
            <text:p>640188,675816122</text:p>
          </table:table-cell>
          <table:table-cell table:formula="of:=ROUND([.I277])" office:value-type="float" office:value="640189" calcext:value-type="float">
            <text:p>640189</text:p>
          </table:table-cell>
          <table:table-cell table:formula="of:=[.J277]-[.C277]" office:value-type="float" office:value="1" calcext:value-type="float">
            <text:p>1</text:p>
          </table:table-cell>
          <table:table-cell/>
          <table:table-cell office:value-type="float" office:value="551354" calcext:value-type="float">
            <text:p>551354</text:p>
          </table:table-cell>
          <table:table-cell office:value-type="float" office:value="551356" calcext:value-type="float">
            <text:p>551356</text:p>
          </table:table-cell>
          <table:table-cell office:value-type="float" office:value="313720" calcext:value-type="float">
            <text:p>313720</text:p>
          </table:table-cell>
          <table:table-cell office:value-type="float" office:value="551292" calcext:value-type="float">
            <text:p>551292</text:p>
          </table:table-cell>
          <table:table-cell office:value-type="float" office:value="313680" calcext:value-type="float">
            <text:p>31368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92741214" calcext:value-type="float">
            <text:p>192741214</text:p>
          </table:table-cell>
          <table:table-cell table:formula="of:=ROUNDDOWN([.B278]/300)" office:value-type="float" office:value="642470" calcext:value-type="float">
            <text:p>642470</text:p>
          </table:table-cell>
          <table:table-cell table:formula="of:=[.B278]-[.C278]*300" office:value-type="float" office:value="214" calcext:value-type="float">
            <text:p>214</text:p>
          </table:table-cell>
          <table:table-cell table:formula="of:=([.Q278])/44100*90000+26.4-0.84815" office:value-type="float" office:value="642474.531441837" calcext:value-type="float">
            <text:p>642474,531441837</text:p>
          </table:table-cell>
          <table:table-cell table:formula="of:=[.E278]-[.C278]" office:value-type="float" office:value="4.5314418367343" calcext:value-type="float">
            <text:p>4,5314418367343</text:p>
          </table:table-cell>
          <table:table-cell table:formula="of:=[.N278]-[.M278]" office:value-type="float" office:value="59" calcext:value-type="float">
            <text:p>59</text:p>
          </table:table-cell>
          <table:table-cell table:formula="of:=0.07067 * [.G278]" office:value-type="float" office:value="4.16953" calcext:value-type="float">
            <text:p>4,16953</text:p>
          </table:table-cell>
          <table:table-cell table:formula="of:=[.E278]-[.H278]" office:value-type="float" office:value="642470.361911837" calcext:value-type="float">
            <text:p>642470,361911837</text:p>
          </table:table-cell>
          <table:table-cell table:formula="of:=ROUND([.I278])" office:value-type="float" office:value="642470" calcext:value-type="float">
            <text:p>642470</text:p>
          </table:table-cell>
          <table:table-cell table:formula="of:=[.J278]-[.C278]" office:value-type="float" office:value="0" calcext:value-type="float">
            <text:p>0</text:p>
          </table:table-cell>
          <table:table-cell/>
          <table:table-cell office:value-type="float" office:value="553359" calcext:value-type="float">
            <text:p>553359</text:p>
          </table:table-cell>
          <table:table-cell office:value-type="float" office:value="553418" calcext:value-type="float">
            <text:p>553418</text:p>
          </table:table-cell>
          <table:table-cell office:value-type="float" office:value="314840" calcext:value-type="float">
            <text:p>314840</text:p>
          </table:table-cell>
          <table:table-cell office:value-type="float" office:value="553352" calcext:value-type="float">
            <text:p>553352</text:p>
          </table:table-cell>
          <table:table-cell office:value-type="float" office:value="314800" calcext:value-type="float">
            <text:p>31480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93474864" calcext:value-type="float">
            <text:p>193474864</text:p>
          </table:table-cell>
          <table:table-cell table:formula="of:=ROUNDDOWN([.B279]/300)" office:value-type="float" office:value="644916" calcext:value-type="float">
            <text:p>644916</text:p>
          </table:table-cell>
          <table:table-cell table:formula="of:=[.B279]-[.C279]*300" office:value-type="float" office:value="64" calcext:value-type="float">
            <text:p>64</text:p>
          </table:table-cell>
          <table:table-cell table:formula="of:=([.Q279])/44100*90000+26.4-0.84815" office:value-type="float" office:value="644923.511033674" calcext:value-type="float">
            <text:p>644923,511033674</text:p>
          </table:table-cell>
          <table:table-cell table:formula="of:=[.E279]-[.C279]" office:value-type="float" office:value="7.5110336735379" calcext:value-type="float">
            <text:p>7,5110336735379</text:p>
          </table:table-cell>
          <table:table-cell table:formula="of:=[.N279]-[.M279]" office:value-type="float" office:value="108" calcext:value-type="float">
            <text:p>108</text:p>
          </table:table-cell>
          <table:table-cell table:formula="of:=0.07067 * [.G279]" office:value-type="float" office:value="7.63236" calcext:value-type="float">
            <text:p>7,63236</text:p>
          </table:table-cell>
          <table:table-cell table:formula="of:=[.E279]-[.H279]" office:value-type="float" office:value="644915.878673674" calcext:value-type="float">
            <text:p>644915,878673674</text:p>
          </table:table-cell>
          <table:table-cell table:formula="of:=ROUND([.I279])" office:value-type="float" office:value="644916" calcext:value-type="float">
            <text:p>644916</text:p>
          </table:table-cell>
          <table:table-cell table:formula="of:=[.J279]-[.C279]" office:value-type="float" office:value="0" calcext:value-type="float">
            <text:p>0</text:p>
          </table:table-cell>
          <table:table-cell/>
          <table:table-cell office:value-type="float" office:value="555364" calcext:value-type="float">
            <text:p>555364</text:p>
          </table:table-cell>
          <table:table-cell office:value-type="float" office:value="555472" calcext:value-type="float">
            <text:p>555472</text:p>
          </table:table-cell>
          <table:table-cell office:value-type="float" office:value="316040" calcext:value-type="float">
            <text:p>316040</text:p>
          </table:table-cell>
          <table:table-cell office:value-type="float" office:value="555338" calcext:value-type="float">
            <text:p>555338</text:p>
          </table:table-cell>
          <table:table-cell office:value-type="float" office:value="316000" calcext:value-type="float">
            <text:p>31600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94186057" calcext:value-type="float">
            <text:p>194186057</text:p>
          </table:table-cell>
          <table:table-cell table:formula="of:=ROUNDDOWN([.B280]/300)" office:value-type="float" office:value="647286" calcext:value-type="float">
            <text:p>647286</text:p>
          </table:table-cell>
          <table:table-cell table:formula="of:=[.B280]-[.C280]*300" office:value-type="float" office:value="257" calcext:value-type="float">
            <text:p>257</text:p>
          </table:table-cell>
          <table:table-cell table:formula="of:=([.Q280])/44100*90000+26.4-0.84815" office:value-type="float" office:value="647290.857972449" calcext:value-type="float">
            <text:p>647290,857972449</text:p>
          </table:table-cell>
          <table:table-cell table:formula="of:=[.E280]-[.C280]" office:value-type="float" office:value="4.85797244904097" calcext:value-type="float">
            <text:p>4,85797244904097</text:p>
          </table:table-cell>
          <table:table-cell table:formula="of:=[.N280]-[.M280]" office:value-type="float" office:value="57" calcext:value-type="float">
            <text:p>57</text:p>
          </table:table-cell>
          <table:table-cell table:formula="of:=0.07067 * [.G280]" office:value-type="float" office:value="4.02819" calcext:value-type="float">
            <text:p>4,02819</text:p>
          </table:table-cell>
          <table:table-cell table:formula="of:=[.E280]-[.H280]" office:value-type="float" office:value="647286.829782449" calcext:value-type="float">
            <text:p>647286,829782449</text:p>
          </table:table-cell>
          <table:table-cell table:formula="of:=ROUND([.I280])" office:value-type="float" office:value="647287" calcext:value-type="float">
            <text:p>647287</text:p>
          </table:table-cell>
          <table:table-cell table:formula="of:=[.J280]-[.C280]" office:value-type="float" office:value="1" calcext:value-type="float">
            <text:p>1</text:p>
          </table:table-cell>
          <table:table-cell/>
          <table:table-cell office:value-type="float" office:value="557369" calcext:value-type="float">
            <text:p>557369</text:p>
          </table:table-cell>
          <table:table-cell office:value-type="float" office:value="557426" calcext:value-type="float">
            <text:p>557426</text:p>
          </table:table-cell>
          <table:table-cell office:value-type="float" office:value="317200" calcext:value-type="float">
            <text:p>317200</text:p>
          </table:table-cell>
          <table:table-cell office:value-type="float" office:value="557364" calcext:value-type="float">
            <text:p>557364</text:p>
          </table:table-cell>
          <table:table-cell office:value-type="float" office:value="317160" calcext:value-type="float">
            <text:p>31716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94848221" calcext:value-type="float">
            <text:p>194848221</text:p>
          </table:table-cell>
          <table:table-cell table:formula="of:=ROUNDDOWN([.B281]/300)" office:value-type="float" office:value="649494" calcext:value-type="float">
            <text:p>649494</text:p>
          </table:table-cell>
          <table:table-cell table:formula="of:=[.B281]-[.C281]*300" office:value-type="float" office:value="21" calcext:value-type="float">
            <text:p>21</text:p>
          </table:table-cell>
          <table:table-cell table:formula="of:=([.Q281])/44100*90000+26.4-0.84815" office:value-type="float" office:value="649494.939605102" calcext:value-type="float">
            <text:p>649494,939605102</text:p>
          </table:table-cell>
          <table:table-cell table:formula="of:=[.E281]-[.C281]" office:value-type="float" office:value="0.939605102175847" calcext:value-type="float">
            <text:p>0,939605102175847</text:p>
          </table:table-cell>
          <table:table-cell table:formula="of:=[.N281]-[.M281]" office:value-type="float" office:value="26" calcext:value-type="float">
            <text:p>26</text:p>
          </table:table-cell>
          <table:table-cell table:formula="of:=0.07067 * [.G281]" office:value-type="float" office:value="1.83742" calcext:value-type="float">
            <text:p>1,83742</text:p>
          </table:table-cell>
          <table:table-cell table:formula="of:=[.E281]-[.H281]" office:value-type="float" office:value="649493.102185102" calcext:value-type="float">
            <text:p>649493,102185102</text:p>
          </table:table-cell>
          <table:table-cell table:formula="of:=ROUND([.I281])" office:value-type="float" office:value="649493" calcext:value-type="float">
            <text:p>649493</text:p>
          </table:table-cell>
          <table:table-cell table:formula="of:=[.J281]-[.C281]" office:value-type="float" office:value="-1" calcext:value-type="float">
            <text:p>-1</text:p>
          </table:table-cell>
          <table:table-cell/>
          <table:table-cell office:value-type="float" office:value="559374" calcext:value-type="float">
            <text:p>559374</text:p>
          </table:table-cell>
          <table:table-cell office:value-type="float" office:value="559400" calcext:value-type="float">
            <text:p>559400</text:p>
          </table:table-cell>
          <table:table-cell office:value-type="float" office:value="318280" calcext:value-type="float">
            <text:p>318280</text:p>
          </table:table-cell>
          <table:table-cell office:value-type="float" office:value="559262" calcext:value-type="float">
            <text:p>559262</text:p>
          </table:table-cell>
          <table:table-cell office:value-type="float" office:value="318240" calcext:value-type="float">
            <text:p>31824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5484071" calcext:value-type="float">
            <text:p>195484071</text:p>
          </table:table-cell>
          <table:table-cell table:formula="of:=ROUNDDOWN([.B282]/300)" office:value-type="float" office:value="651613" calcext:value-type="float">
            <text:p>651613</text:p>
          </table:table-cell>
          <table:table-cell table:formula="of:=[.B282]-[.C282]*300" office:value-type="float" office:value="171" calcext:value-type="float">
            <text:p>171</text:p>
          </table:table-cell>
          <table:table-cell table:formula="of:=([.Q282])/44100*90000+26.4-0.84815" office:value-type="float" office:value="651617.388584694" calcext:value-type="float">
            <text:p>651617,388584694</text:p>
          </table:table-cell>
          <table:table-cell table:formula="of:=[.E282]-[.C282]" office:value-type="float" office:value="4.38858469389379" calcext:value-type="float">
            <text:p>4,38858469389379</text:p>
          </table:table-cell>
          <table:table-cell table:formula="of:=[.N282]-[.M282]" office:value-type="float" office:value="61" calcext:value-type="float">
            <text:p>61</text:p>
          </table:table-cell>
          <table:table-cell table:formula="of:=0.07067 * [.G282]" office:value-type="float" office:value="4.31087" calcext:value-type="float">
            <text:p>4,31087</text:p>
          </table:table-cell>
          <table:table-cell table:formula="of:=[.E282]-[.H282]" office:value-type="float" office:value="651613.077714694" calcext:value-type="float">
            <text:p>651613,077714694</text:p>
          </table:table-cell>
          <table:table-cell table:formula="of:=ROUND([.I282])" office:value-type="float" office:value="651613" calcext:value-type="float">
            <text:p>651613</text:p>
          </table:table-cell>
          <table:table-cell table:formula="of:=[.J282]-[.C282]" office:value-type="float" office:value="0" calcext:value-type="float">
            <text:p>0</text:p>
          </table:table-cell>
          <table:table-cell/>
          <table:table-cell office:value-type="float" office:value="561379" calcext:value-type="float">
            <text:p>561379</text:p>
          </table:table-cell>
          <table:table-cell office:value-type="float" office:value="561440" calcext:value-type="float">
            <text:p>561440</text:p>
          </table:table-cell>
          <table:table-cell office:value-type="float" office:value="319320" calcext:value-type="float">
            <text:p>319320</text:p>
          </table:table-cell>
          <table:table-cell office:value-type="float" office:value="561374" calcext:value-type="float">
            <text:p>561374</text:p>
          </table:table-cell>
          <table:table-cell office:value-type="float" office:value="319280" calcext:value-type="float">
            <text:p>31928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6121035" calcext:value-type="float">
            <text:p>196121035</text:p>
          </table:table-cell>
          <table:table-cell table:formula="of:=ROUNDDOWN([.B283]/300)" office:value-type="float" office:value="653736" calcext:value-type="float">
            <text:p>653736</text:p>
          </table:table-cell>
          <table:table-cell table:formula="of:=[.B283]-[.C283]*300" office:value-type="float" office:value="235" calcext:value-type="float">
            <text:p>235</text:p>
          </table:table-cell>
          <table:table-cell table:formula="of:=([.Q283])/44100*90000+26.4-0.84815" office:value-type="float" office:value="653739.837564286" calcext:value-type="float">
            <text:p>653739,837564286</text:p>
          </table:table-cell>
          <table:table-cell table:formula="of:=[.E283]-[.C283]" office:value-type="float" office:value="3.83756428572815" calcext:value-type="float">
            <text:p>3,83756428572815</text:p>
          </table:table-cell>
          <table:table-cell table:formula="of:=[.N283]-[.M283]" office:value-type="float" office:value="44" calcext:value-type="float">
            <text:p>44</text:p>
          </table:table-cell>
          <table:table-cell table:formula="of:=0.07067 * [.G283]" office:value-type="float" office:value="3.10948" calcext:value-type="float">
            <text:p>3,10948</text:p>
          </table:table-cell>
          <table:table-cell table:formula="of:=[.E283]-[.H283]" office:value-type="float" office:value="653736.728084286" calcext:value-type="float">
            <text:p>653736,728084286</text:p>
          </table:table-cell>
          <table:table-cell table:formula="of:=ROUND([.I283])" office:value-type="float" office:value="653737" calcext:value-type="float">
            <text:p>653737</text:p>
          </table:table-cell>
          <table:table-cell table:formula="of:=[.J283]-[.C283]" office:value-type="float" office:value="1" calcext:value-type="float">
            <text:p>1</text:p>
          </table:table-cell>
          <table:table-cell/>
          <table:table-cell office:value-type="float" office:value="563384" calcext:value-type="float">
            <text:p>563384</text:p>
          </table:table-cell>
          <table:table-cell office:value-type="float" office:value="563428" calcext:value-type="float">
            <text:p>563428</text:p>
          </table:table-cell>
          <table:table-cell office:value-type="float" office:value="320360" calcext:value-type="float">
            <text:p>320360</text:p>
          </table:table-cell>
          <table:table-cell office:value-type="float" office:value="563362" calcext:value-type="float">
            <text:p>563362</text:p>
          </table:table-cell>
          <table:table-cell office:value-type="float" office:value="320320" calcext:value-type="float">
            <text:p>32032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96758514" calcext:value-type="float">
            <text:p>196758514</text:p>
          </table:table-cell>
          <table:table-cell table:formula="of:=ROUNDDOWN([.B284]/300)" office:value-type="float" office:value="655861" calcext:value-type="float">
            <text:p>655861</text:p>
          </table:table-cell>
          <table:table-cell table:formula="of:=[.B284]-[.C284]*300" office:value-type="float" office:value="214" calcext:value-type="float">
            <text:p>214</text:p>
          </table:table-cell>
          <table:table-cell table:formula="of:=([.Q284])/44100*90000+26.4-0.84815" office:value-type="float" office:value="655862.286543878" calcext:value-type="float">
            <text:p>655862,286543878</text:p>
          </table:table-cell>
          <table:table-cell table:formula="of:=[.E284]-[.C284]" office:value-type="float" office:value="1.28654387756251" calcext:value-type="float">
            <text:p>1,28654387756251</text:p>
          </table:table-cell>
          <table:table-cell table:formula="of:=[.N284]-[.M284]" office:value-type="float" office:value="17" calcext:value-type="float">
            <text:p>17</text:p>
          </table:table-cell>
          <table:table-cell table:formula="of:=0.07067 * [.G284]" office:value-type="float" office:value="1.20139" calcext:value-type="float">
            <text:p>1,20139</text:p>
          </table:table-cell>
          <table:table-cell table:formula="of:=[.E284]-[.H284]" office:value-type="float" office:value="655861.085153878" calcext:value-type="float">
            <text:p>655861,085153878</text:p>
          </table:table-cell>
          <table:table-cell table:formula="of:=ROUND([.I284])" office:value-type="float" office:value="655861" calcext:value-type="float">
            <text:p>655861</text:p>
          </table:table-cell>
          <table:table-cell table:formula="of:=[.J284]-[.C284]" office:value-type="float" office:value="0" calcext:value-type="float">
            <text:p>0</text:p>
          </table:table-cell>
          <table:table-cell/>
          <table:table-cell office:value-type="float" office:value="565389" calcext:value-type="float">
            <text:p>565389</text:p>
          </table:table-cell>
          <table:table-cell office:value-type="float" office:value="565406" calcext:value-type="float">
            <text:p>565406</text:p>
          </table:table-cell>
          <table:table-cell office:value-type="float" office:value="321400" calcext:value-type="float">
            <text:p>321400</text:p>
          </table:table-cell>
          <table:table-cell office:value-type="float" office:value="565338" calcext:value-type="float">
            <text:p>565338</text:p>
          </table:table-cell>
          <table:table-cell office:value-type="float" office:value="321360" calcext:value-type="float">
            <text:p>32136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97394107" calcext:value-type="float">
            <text:p>197394107</text:p>
          </table:table-cell>
          <table:table-cell table:formula="of:=ROUNDDOWN([.B285]/300)" office:value-type="float" office:value="657980" calcext:value-type="float">
            <text:p>657980</text:p>
          </table:table-cell>
          <table:table-cell table:formula="of:=[.B285]-[.C285]*300" office:value-type="float" office:value="107" calcext:value-type="float">
            <text:p>107</text:p>
          </table:table-cell>
          <table:table-cell table:formula="of:=([.Q285])/44100*90000+26.4-0.84815" office:value-type="float" office:value="657984.73552347" calcext:value-type="float">
            <text:p>657984,73552347</text:p>
          </table:table-cell>
          <table:table-cell table:formula="of:=[.E285]-[.C285]" office:value-type="float" office:value="4.73552346951328" calcext:value-type="float">
            <text:p>4,73552346951328</text:p>
          </table:table-cell>
          <table:table-cell table:formula="of:=[.N285]-[.M285]" office:value-type="float" office:value="64" calcext:value-type="float">
            <text:p>64</text:p>
          </table:table-cell>
          <table:table-cell table:formula="of:=0.07067 * [.G285]" office:value-type="float" office:value="4.52288" calcext:value-type="float">
            <text:p>4,52288</text:p>
          </table:table-cell>
          <table:table-cell table:formula="of:=[.E285]-[.H285]" office:value-type="float" office:value="657980.21264347" calcext:value-type="float">
            <text:p>657980,21264347</text:p>
          </table:table-cell>
          <table:table-cell table:formula="of:=ROUND([.I285])" office:value-type="float" office:value="657980" calcext:value-type="float">
            <text:p>657980</text:p>
          </table:table-cell>
          <table:table-cell table:formula="of:=[.J285]-[.C285]" office:value-type="float" office:value="0" calcext:value-type="float">
            <text:p>0</text:p>
          </table:table-cell>
          <table:table-cell/>
          <table:table-cell office:value-type="float" office:value="567394" calcext:value-type="float">
            <text:p>567394</text:p>
          </table:table-cell>
          <table:table-cell office:value-type="float" office:value="567458" calcext:value-type="float">
            <text:p>567458</text:p>
          </table:table-cell>
          <table:table-cell office:value-type="float" office:value="322440" calcext:value-type="float">
            <text:p>322440</text:p>
          </table:table-cell>
          <table:table-cell office:value-type="float" office:value="567320" calcext:value-type="float">
            <text:p>567320</text:p>
          </table:table-cell>
          <table:table-cell office:value-type="float" office:value="322400" calcext:value-type="float">
            <text:p>32240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98032357" calcext:value-type="float">
            <text:p>198032357</text:p>
          </table:table-cell>
          <table:table-cell table:formula="of:=ROUNDDOWN([.B286]/300)" office:value-type="float" office:value="660107" calcext:value-type="float">
            <text:p>660107</text:p>
          </table:table-cell>
          <table:table-cell table:formula="of:=[.B286]-[.C286]*300" office:value-type="float" office:value="257" calcext:value-type="float">
            <text:p>257</text:p>
          </table:table-cell>
          <table:table-cell table:formula="of:=([.Q286])/44100*90000+26.4-0.84815" office:value-type="float" office:value="660107.184503061" calcext:value-type="float">
            <text:p>660107,184503061</text:p>
          </table:table-cell>
          <table:table-cell table:formula="of:=[.E286]-[.C286]" office:value-type="float" office:value="0.184503061347641" calcext:value-type="float">
            <text:p>0,184503061347641</text:p>
          </table:table-cell>
          <table:table-cell table:formula="of:=[.N286]-[.M286]" office:value-type="float" office:value="1" calcext:value-type="float">
            <text:p>1</text:p>
          </table:table-cell>
          <table:table-cell table:formula="of:=0.07067 * [.G286]" office:value-type="float" office:value="0.07067" calcext:value-type="float">
            <text:p>0,07067</text:p>
          </table:table-cell>
          <table:table-cell table:formula="of:=[.E286]-[.H286]" office:value-type="float" office:value="660107.113833061" calcext:value-type="float">
            <text:p>660107,113833061</text:p>
          </table:table-cell>
          <table:table-cell table:formula="of:=ROUND([.I286])" office:value-type="float" office:value="660107" calcext:value-type="float">
            <text:p>660107</text:p>
          </table:table-cell>
          <table:table-cell table:formula="of:=[.J286]-[.C286]" office:value-type="float" office:value="0" calcext:value-type="float">
            <text:p>0</text:p>
          </table:table-cell>
          <table:table-cell/>
          <table:table-cell office:value-type="float" office:value="569399" calcext:value-type="float">
            <text:p>569399</text:p>
          </table:table-cell>
          <table:table-cell office:value-type="float" office:value="569400" calcext:value-type="float">
            <text:p>569400</text:p>
          </table:table-cell>
          <table:table-cell office:value-type="float" office:value="323480" calcext:value-type="float">
            <text:p>323480</text:p>
          </table:table-cell>
          <table:table-cell office:value-type="float" office:value="569334" calcext:value-type="float">
            <text:p>569334</text:p>
          </table:table-cell>
          <table:table-cell office:value-type="float" office:value="323440" calcext:value-type="float">
            <text:p>32344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8742050" calcext:value-type="float">
            <text:p>198742050</text:p>
          </table:table-cell>
          <table:table-cell table:formula="of:=ROUNDDOWN([.B287]/300)" office:value-type="float" office:value="662473" calcext:value-type="float">
            <text:p>662473</text:p>
          </table:table-cell>
          <table:table-cell table:formula="of:=[.B287]-[.C287]*300" office:value-type="float" office:value="150" calcext:value-type="float">
            <text:p>150</text:p>
          </table:table-cell>
          <table:table-cell table:formula="of:=([.Q287])/44100*90000+26.4-0.84815" office:value-type="float" office:value="662474.531441837" calcext:value-type="float">
            <text:p>662474,531441837</text:p>
          </table:table-cell>
          <table:table-cell table:formula="of:=[.E287]-[.C287]" office:value-type="float" office:value="1.5314418367343" calcext:value-type="float">
            <text:p>1,5314418367343</text:p>
          </table:table-cell>
          <table:table-cell table:formula="of:=[.N287]-[.M287]" office:value-type="float" office:value="20" calcext:value-type="float">
            <text:p>20</text:p>
          </table:table-cell>
          <table:table-cell table:formula="of:=0.07067 * [.G287]" office:value-type="float" office:value="1.4134" calcext:value-type="float">
            <text:p>1,4134</text:p>
          </table:table-cell>
          <table:table-cell table:formula="of:=[.E287]-[.H287]" office:value-type="float" office:value="662473.118041837" calcext:value-type="float">
            <text:p>662473,118041837</text:p>
          </table:table-cell>
          <table:table-cell table:formula="of:=ROUND([.I287])" office:value-type="float" office:value="662473" calcext:value-type="float">
            <text:p>662473</text:p>
          </table:table-cell>
          <table:table-cell table:formula="of:=[.J287]-[.C287]" office:value-type="float" office:value="0" calcext:value-type="float">
            <text:p>0</text:p>
          </table:table-cell>
          <table:table-cell/>
          <table:table-cell office:value-type="float" office:value="571404" calcext:value-type="float">
            <text:p>571404</text:p>
          </table:table-cell>
          <table:table-cell office:value-type="float" office:value="571424" calcext:value-type="float">
            <text:p>571424</text:p>
          </table:table-cell>
          <table:table-cell office:value-type="float" office:value="324640" calcext:value-type="float">
            <text:p>324640</text:p>
          </table:table-cell>
          <table:table-cell office:value-type="float" office:value="571364" calcext:value-type="float">
            <text:p>571364</text:p>
          </table:table-cell>
          <table:table-cell office:value-type="float" office:value="324600" calcext:value-type="float">
            <text:p>32460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9426928" calcext:value-type="float">
            <text:p>199426928</text:p>
          </table:table-cell>
          <table:table-cell table:formula="of:=ROUNDDOWN([.B288]/300)" office:value-type="float" office:value="664756" calcext:value-type="float">
            <text:p>664756</text:p>
          </table:table-cell>
          <table:table-cell table:formula="of:=[.B288]-[.C288]*300" office:value-type="float" office:value="128" calcext:value-type="float">
            <text:p>128</text:p>
          </table:table-cell>
          <table:table-cell table:formula="of:=([.Q288])/44100*90000+26.4-0.84815" office:value-type="float" office:value="664760.245727551" calcext:value-type="float">
            <text:p>664760,245727551</text:p>
          </table:table-cell>
          <table:table-cell table:formula="of:=[.E288]-[.C288]" office:value-type="float" office:value="4.24572755105328" calcext:value-type="float">
            <text:p>4,24572755105328</text:p>
          </table:table-cell>
          <table:table-cell table:formula="of:=[.N288]-[.M288]" office:value-type="float" office:value="63" calcext:value-type="float">
            <text:p>63</text:p>
          </table:table-cell>
          <table:table-cell table:formula="of:=0.07067 * [.G288]" office:value-type="float" office:value="4.45221" calcext:value-type="float">
            <text:p>4,45221</text:p>
          </table:table-cell>
          <table:table-cell table:formula="of:=[.E288]-[.H288]" office:value-type="float" office:value="664755.793517551" calcext:value-type="float">
            <text:p>664755,793517551</text:p>
          </table:table-cell>
          <table:table-cell table:formula="of:=ROUND([.I288])" office:value-type="float" office:value="664756" calcext:value-type="float">
            <text:p>664756</text:p>
          </table:table-cell>
          <table:table-cell table:formula="of:=[.J288]-[.C288]" office:value-type="float" office:value="0" calcext:value-type="float">
            <text:p>0</text:p>
          </table:table-cell>
          <table:table-cell/>
          <table:table-cell office:value-type="float" office:value="573409" calcext:value-type="float">
            <text:p>573409</text:p>
          </table:table-cell>
          <table:table-cell office:value-type="float" office:value="573472" calcext:value-type="float">
            <text:p>573472</text:p>
          </table:table-cell>
          <table:table-cell office:value-type="float" office:value="325760" calcext:value-type="float">
            <text:p>325760</text:p>
          </table:table-cell>
          <table:table-cell office:value-type="float" office:value="573404" calcext:value-type="float">
            <text:p>573404</text:p>
          </table:table-cell>
          <table:table-cell office:value-type="float" office:value="325720" calcext:value-type="float">
            <text:p>32572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0089178" calcext:value-type="float">
            <text:p>200089178</text:p>
          </table:table-cell>
          <table:table-cell table:formula="of:=ROUNDDOWN([.B289]/300)" office:value-type="float" office:value="666963" calcext:value-type="float">
            <text:p>666963</text:p>
          </table:table-cell>
          <table:table-cell table:formula="of:=[.B289]-[.C289]*300" office:value-type="float" office:value="278" calcext:value-type="float">
            <text:p>278</text:p>
          </table:table-cell>
          <table:table-cell table:formula="of:=([.Q289])/44100*90000+26.4-0.84815" office:value-type="float" office:value="666964.327360204" calcext:value-type="float">
            <text:p>666964,327360204</text:p>
          </table:table-cell>
          <table:table-cell table:formula="of:=[.E289]-[.C289]" office:value-type="float" office:value="1.32736020407174" calcext:value-type="float">
            <text:p>1,32736020407174</text:p>
          </table:table-cell>
          <table:table-cell table:formula="of:=[.N289]-[.M289]" office:value-type="float" office:value="14" calcext:value-type="float">
            <text:p>14</text:p>
          </table:table-cell>
          <table:table-cell table:formula="of:=0.07067 * [.G289]" office:value-type="float" office:value="0.98938" calcext:value-type="float">
            <text:p>0,98938</text:p>
          </table:table-cell>
          <table:table-cell table:formula="of:=[.E289]-[.H289]" office:value-type="float" office:value="666963.337980204" calcext:value-type="float">
            <text:p>666963,337980204</text:p>
          </table:table-cell>
          <table:table-cell table:formula="of:=ROUND([.I289])" office:value-type="float" office:value="666963" calcext:value-type="float">
            <text:p>666963</text:p>
          </table:table-cell>
          <table:table-cell table:formula="of:=[.J289]-[.C289]" office:value-type="float" office:value="0" calcext:value-type="float">
            <text:p>0</text:p>
          </table:table-cell>
          <table:table-cell/>
          <table:table-cell office:value-type="float" office:value="575414" calcext:value-type="float">
            <text:p>575414</text:p>
          </table:table-cell>
          <table:table-cell office:value-type="float" office:value="575428" calcext:value-type="float">
            <text:p>575428</text:p>
          </table:table-cell>
          <table:table-cell office:value-type="float" office:value="326840" calcext:value-type="float">
            <text:p>326840</text:p>
          </table:table-cell>
          <table:table-cell office:value-type="float" office:value="575362" calcext:value-type="float">
            <text:p>575362</text:p>
          </table:table-cell>
          <table:table-cell office:value-type="float" office:value="326800" calcext:value-type="float">
            <text:p>32680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00750357" calcext:value-type="float">
            <text:p>200750357</text:p>
          </table:table-cell>
          <table:table-cell table:formula="of:=ROUNDDOWN([.B290]/300)" office:value-type="float" office:value="669167" calcext:value-type="float">
            <text:p>669167</text:p>
          </table:table-cell>
          <table:table-cell table:formula="of:=[.B290]-[.C290]*300" office:value-type="float" office:value="257" calcext:value-type="float">
            <text:p>257</text:p>
          </table:table-cell>
          <table:table-cell table:formula="of:=([.Q290])/44100*90000+26.4-0.84815" office:value-type="float" office:value="669168.408992857" calcext:value-type="float">
            <text:p>669168,408992857</text:p>
          </table:table-cell>
          <table:table-cell table:formula="of:=[.E290]-[.C290]" office:value-type="float" office:value="1.40899285720661" calcext:value-type="float">
            <text:p>1,40899285720661</text:p>
          </table:table-cell>
          <table:table-cell table:formula="of:=[.N290]-[.M290]" office:value-type="float" office:value="15" calcext:value-type="float">
            <text:p>15</text:p>
          </table:table-cell>
          <table:table-cell table:formula="of:=0.07067 * [.G290]" office:value-type="float" office:value="1.06005" calcext:value-type="float">
            <text:p>1,06005</text:p>
          </table:table-cell>
          <table:table-cell table:formula="of:=[.E290]-[.H290]" office:value-type="float" office:value="669167.348942857" calcext:value-type="float">
            <text:p>669167,348942857</text:p>
          </table:table-cell>
          <table:table-cell table:formula="of:=ROUND([.I290])" office:value-type="float" office:value="669167" calcext:value-type="float">
            <text:p>669167</text:p>
          </table:table-cell>
          <table:table-cell table:formula="of:=[.J290]-[.C290]" office:value-type="float" office:value="0" calcext:value-type="float">
            <text:p>0</text:p>
          </table:table-cell>
          <table:table-cell/>
          <table:table-cell office:value-type="float" office:value="577419" calcext:value-type="float">
            <text:p>577419</text:p>
          </table:table-cell>
          <table:table-cell office:value-type="float" office:value="577434" calcext:value-type="float">
            <text:p>577434</text:p>
          </table:table-cell>
          <table:table-cell office:value-type="float" office:value="327920" calcext:value-type="float">
            <text:p>327920</text:p>
          </table:table-cell>
          <table:table-cell office:value-type="float" office:value="577300" calcext:value-type="float">
            <text:p>577300</text:p>
          </table:table-cell>
          <table:table-cell office:value-type="float" office:value="327880" calcext:value-type="float">
            <text:p>32788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1435321" calcext:value-type="float">
            <text:p>201435321</text:p>
          </table:table-cell>
          <table:table-cell table:formula="of:=ROUNDDOWN([.B291]/300)" office:value-type="float" office:value="671451" calcext:value-type="float">
            <text:p>671451</text:p>
          </table:table-cell>
          <table:table-cell table:formula="of:=[.B291]-[.C291]*300" office:value-type="float" office:value="21" calcext:value-type="float">
            <text:p>21</text:p>
          </table:table-cell>
          <table:table-cell table:formula="of:=([.Q291])/44100*90000+26.4-0.84815" office:value-type="float" office:value="671454.123278572" calcext:value-type="float">
            <text:p>671454,123278572</text:p>
          </table:table-cell>
          <table:table-cell table:formula="of:=[.E291]-[.C291]" office:value-type="float" office:value="3.12327857152559" calcext:value-type="float">
            <text:p>3,12327857152559</text:p>
          </table:table-cell>
          <table:table-cell table:formula="of:=[.N291]-[.M291]" office:value-type="float" office:value="54" calcext:value-type="float">
            <text:p>54</text:p>
          </table:table-cell>
          <table:table-cell table:formula="of:=0.07067 * [.G291]" office:value-type="float" office:value="3.81618" calcext:value-type="float">
            <text:p>3,81618</text:p>
          </table:table-cell>
          <table:table-cell table:formula="of:=[.E291]-[.H291]" office:value-type="float" office:value="671450.307098572" calcext:value-type="float">
            <text:p>671450,307098572</text:p>
          </table:table-cell>
          <table:table-cell table:formula="of:=ROUND([.I291])" office:value-type="float" office:value="671450" calcext:value-type="float">
            <text:p>671450</text:p>
          </table:table-cell>
          <table:table-cell table:formula="of:=[.J291]-[.C291]" office:value-type="float" office:value="-1" calcext:value-type="float">
            <text:p>-1</text:p>
          </table:table-cell>
          <table:table-cell/>
          <table:table-cell office:value-type="float" office:value="579424" calcext:value-type="float">
            <text:p>579424</text:p>
          </table:table-cell>
          <table:table-cell office:value-type="float" office:value="579478" calcext:value-type="float">
            <text:p>579478</text:p>
          </table:table-cell>
          <table:table-cell office:value-type="float" office:value="329040" calcext:value-type="float">
            <text:p>329040</text:p>
          </table:table-cell>
          <table:table-cell office:value-type="float" office:value="579416" calcext:value-type="float">
            <text:p>579416</text:p>
          </table:table-cell>
          <table:table-cell office:value-type="float" office:value="329000" calcext:value-type="float">
            <text:p>32900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2120457" calcext:value-type="float">
            <text:p>202120457</text:p>
          </table:table-cell>
          <table:table-cell table:formula="of:=ROUNDDOWN([.B292]/300)" office:value-type="float" office:value="673734" calcext:value-type="float">
            <text:p>673734</text:p>
          </table:table-cell>
          <table:table-cell table:formula="of:=[.B292]-[.C292]*300" office:value-type="float" office:value="257" calcext:value-type="float">
            <text:p>257</text:p>
          </table:table-cell>
          <table:table-cell table:formula="of:=([.Q292])/44100*90000+26.4-0.84815" office:value-type="float" office:value="673739.837564286" calcext:value-type="float">
            <text:p>673739,837564286</text:p>
          </table:table-cell>
          <table:table-cell table:formula="of:=[.E292]-[.C292]" office:value-type="float" office:value="5.83756428572815" calcext:value-type="float">
            <text:p>5,83756428572815</text:p>
          </table:table-cell>
          <table:table-cell table:formula="of:=[.N292]-[.M292]" office:value-type="float" office:value="71" calcext:value-type="float">
            <text:p>71</text:p>
          </table:table-cell>
          <table:table-cell table:formula="of:=0.07067 * [.G292]" office:value-type="float" office:value="5.01757" calcext:value-type="float">
            <text:p>5,01757</text:p>
          </table:table-cell>
          <table:table-cell table:formula="of:=[.E292]-[.H292]" office:value-type="float" office:value="673734.819994286" calcext:value-type="float">
            <text:p>673734,819994286</text:p>
          </table:table-cell>
          <table:table-cell table:formula="of:=ROUND([.I292])" office:value-type="float" office:value="673735" calcext:value-type="float">
            <text:p>673735</text:p>
          </table:table-cell>
          <table:table-cell table:formula="of:=[.J292]-[.C292]" office:value-type="float" office:value="1" calcext:value-type="float">
            <text:p>1</text:p>
          </table:table-cell>
          <table:table-cell/>
          <table:table-cell office:value-type="float" office:value="581429" calcext:value-type="float">
            <text:p>581429</text:p>
          </table:table-cell>
          <table:table-cell office:value-type="float" office:value="581500" calcext:value-type="float">
            <text:p>581500</text:p>
          </table:table-cell>
          <table:table-cell office:value-type="float" office:value="330160" calcext:value-type="float">
            <text:p>330160</text:p>
          </table:table-cell>
          <table:table-cell office:value-type="float" office:value="581366" calcext:value-type="float">
            <text:p>581366</text:p>
          </table:table-cell>
          <table:table-cell office:value-type="float" office:value="330120" calcext:value-type="float">
            <text:p>33012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02831178" calcext:value-type="float">
            <text:p>202831178</text:p>
          </table:table-cell>
          <table:table-cell table:formula="of:=ROUNDDOWN([.B293]/300)" office:value-type="float" office:value="676103" calcext:value-type="float">
            <text:p>676103</text:p>
          </table:table-cell>
          <table:table-cell table:formula="of:=[.B293]-[.C293]*300" office:value-type="float" office:value="278" calcext:value-type="float">
            <text:p>278</text:p>
          </table:table-cell>
          <table:table-cell table:formula="of:=([.Q293])/44100*90000+26.4-0.84815" office:value-type="float" office:value="676107.184503061" calcext:value-type="float">
            <text:p>676107,184503061</text:p>
          </table:table-cell>
          <table:table-cell table:formula="of:=[.E293]-[.C293]" office:value-type="float" office:value="4.18450306123123" calcext:value-type="float">
            <text:p>4,18450306123123</text:p>
          </table:table-cell>
          <table:table-cell table:formula="of:=[.N293]-[.M293]" office:value-type="float" office:value="56" calcext:value-type="float">
            <text:p>56</text:p>
          </table:table-cell>
          <table:table-cell table:formula="of:=0.07067 * [.G293]" office:value-type="float" office:value="3.95752" calcext:value-type="float">
            <text:p>3,95752</text:p>
          </table:table-cell>
          <table:table-cell table:formula="of:=[.E293]-[.H293]" office:value-type="float" office:value="676103.226983061" calcext:value-type="float">
            <text:p>676103,226983061</text:p>
          </table:table-cell>
          <table:table-cell table:formula="of:=ROUND([.I293])" office:value-type="float" office:value="676103" calcext:value-type="float">
            <text:p>676103</text:p>
          </table:table-cell>
          <table:table-cell table:formula="of:=[.J293]-[.C293]" office:value-type="float" office:value="0" calcext:value-type="float">
            <text:p>0</text:p>
          </table:table-cell>
          <table:table-cell/>
          <table:table-cell office:value-type="float" office:value="583434" calcext:value-type="float">
            <text:p>583434</text:p>
          </table:table-cell>
          <table:table-cell office:value-type="float" office:value="583490" calcext:value-type="float">
            <text:p>583490</text:p>
          </table:table-cell>
          <table:table-cell office:value-type="float" office:value="331320" calcext:value-type="float">
            <text:p>331320</text:p>
          </table:table-cell>
          <table:table-cell office:value-type="float" office:value="583426" calcext:value-type="float">
            <text:p>583426</text:p>
          </table:table-cell>
          <table:table-cell office:value-type="float" office:value="331280" calcext:value-type="float">
            <text:p>33128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3517128" calcext:value-type="float">
            <text:p>203517128</text:p>
          </table:table-cell>
          <table:table-cell table:formula="of:=ROUNDDOWN([.B294]/300)" office:value-type="float" office:value="678390" calcext:value-type="float">
            <text:p>678390</text:p>
          </table:table-cell>
          <table:table-cell table:formula="of:=[.B294]-[.C294]*300" office:value-type="float" office:value="128" calcext:value-type="float">
            <text:p>128</text:p>
          </table:table-cell>
          <table:table-cell table:formula="of:=([.Q294])/44100*90000+26.4-0.84815" office:value-type="float" office:value="678392.898788776" calcext:value-type="float">
            <text:p>678392,898788776</text:p>
          </table:table-cell>
          <table:table-cell table:formula="of:=[.E294]-[.C294]" office:value-type="float" office:value="2.8987887755502" calcext:value-type="float">
            <text:p>2,8987887755502</text:p>
          </table:table-cell>
          <table:table-cell table:formula="of:=[.N294]-[.M294]" office:value-type="float" office:value="35" calcext:value-type="float">
            <text:p>35</text:p>
          </table:table-cell>
          <table:table-cell table:formula="of:=0.07067 * [.G294]" office:value-type="float" office:value="2.47345" calcext:value-type="float">
            <text:p>2,47345</text:p>
          </table:table-cell>
          <table:table-cell table:formula="of:=[.E294]-[.H294]" office:value-type="float" office:value="678390.425338776" calcext:value-type="float">
            <text:p>678390,425338776</text:p>
          </table:table-cell>
          <table:table-cell table:formula="of:=ROUND([.I294])" office:value-type="float" office:value="678390" calcext:value-type="float">
            <text:p>678390</text:p>
          </table:table-cell>
          <table:table-cell table:formula="of:=[.J294]-[.C294]" office:value-type="float" office:value="0" calcext:value-type="float">
            <text:p>0</text:p>
          </table:table-cell>
          <table:table-cell/>
          <table:table-cell office:value-type="float" office:value="585439" calcext:value-type="float">
            <text:p>585439</text:p>
          </table:table-cell>
          <table:table-cell office:value-type="float" office:value="585474" calcext:value-type="float">
            <text:p>585474</text:p>
          </table:table-cell>
          <table:table-cell office:value-type="float" office:value="332440" calcext:value-type="float">
            <text:p>332440</text:p>
          </table:table-cell>
          <table:table-cell office:value-type="float" office:value="585350" calcext:value-type="float">
            <text:p>585350</text:p>
          </table:table-cell>
          <table:table-cell office:value-type="float" office:value="332400" calcext:value-type="float">
            <text:p>33240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4227764" calcext:value-type="float">
            <text:p>204227764</text:p>
          </table:table-cell>
          <table:table-cell table:formula="of:=ROUNDDOWN([.B295]/300)" office:value-type="float" office:value="680759" calcext:value-type="float">
            <text:p>680759</text:p>
          </table:table-cell>
          <table:table-cell table:formula="of:=[.B295]-[.C295]*300" office:value-type="float" office:value="64" calcext:value-type="float">
            <text:p>64</text:p>
          </table:table-cell>
          <table:table-cell table:formula="of:=([.Q295])/44100*90000+26.4-0.84815" office:value-type="float" office:value="680760.245727551" calcext:value-type="float">
            <text:p>680760,245727551</text:p>
          </table:table-cell>
          <table:table-cell table:formula="of:=[.E295]-[.C295]" office:value-type="float" office:value="1.24572755105328" calcext:value-type="float">
            <text:p>1,24572755105328</text:p>
          </table:table-cell>
          <table:table-cell table:formula="of:=[.N295]-[.M295]" office:value-type="float" office:value="24" calcext:value-type="float">
            <text:p>24</text:p>
          </table:table-cell>
          <table:table-cell table:formula="of:=0.07067 * [.G295]" office:value-type="float" office:value="1.69608" calcext:value-type="float">
            <text:p>1,69608</text:p>
          </table:table-cell>
          <table:table-cell table:formula="of:=[.E295]-[.H295]" office:value-type="float" office:value="680758.549647551" calcext:value-type="float">
            <text:p>680758,549647551</text:p>
          </table:table-cell>
          <table:table-cell table:formula="of:=ROUND([.I295])" office:value-type="float" office:value="680759" calcext:value-type="float">
            <text:p>680759</text:p>
          </table:table-cell>
          <table:table-cell table:formula="of:=[.J295]-[.C295]" office:value-type="float" office:value="0" calcext:value-type="float">
            <text:p>0</text:p>
          </table:table-cell>
          <table:table-cell/>
          <table:table-cell office:value-type="float" office:value="587444" calcext:value-type="float">
            <text:p>587444</text:p>
          </table:table-cell>
          <table:table-cell office:value-type="float" office:value="587468" calcext:value-type="float">
            <text:p>587468</text:p>
          </table:table-cell>
          <table:table-cell office:value-type="float" office:value="333600" calcext:value-type="float">
            <text:p>333600</text:p>
          </table:table-cell>
          <table:table-cell office:value-type="float" office:value="587404" calcext:value-type="float">
            <text:p>587404</text:p>
          </table:table-cell>
          <table:table-cell office:value-type="float" office:value="333560" calcext:value-type="float">
            <text:p>33356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4840557" calcext:value-type="float">
            <text:p>204840557</text:p>
          </table:table-cell>
          <table:table-cell table:formula="of:=ROUNDDOWN([.B296]/300)" office:value-type="float" office:value="682801" calcext:value-type="float">
            <text:p>682801</text:p>
          </table:table-cell>
          <table:table-cell table:formula="of:=[.B296]-[.C296]*300" office:value-type="float" office:value="257" calcext:value-type="float">
            <text:p>257</text:p>
          </table:table-cell>
          <table:table-cell table:formula="of:=([.Q296])/44100*90000+26.4-0.84815" office:value-type="float" office:value="682801.062054082" calcext:value-type="float">
            <text:p>682801,062054082</text:p>
          </table:table-cell>
          <table:table-cell table:formula="of:=[.E296]-[.C296]" office:value-type="float" office:value="0.0620540817035362" calcext:value-type="float">
            <text:p>0,062054081703536</text:p>
          </table:table-cell>
          <table:table-cell table:formula="of:=[.N296]-[.M296]" office:value-type="float" office:value="1" calcext:value-type="float">
            <text:p>1</text:p>
          </table:table-cell>
          <table:table-cell table:formula="of:=0.07067 * [.G296]" office:value-type="float" office:value="0.07067" calcext:value-type="float">
            <text:p>0,07067</text:p>
          </table:table-cell>
          <table:table-cell table:formula="of:=[.E296]-[.H296]" office:value-type="float" office:value="682800.991384082" calcext:value-type="float">
            <text:p>682800,991384082</text:p>
          </table:table-cell>
          <table:table-cell table:formula="of:=ROUND([.I296])" office:value-type="float" office:value="682801" calcext:value-type="float">
            <text:p>682801</text:p>
          </table:table-cell>
          <table:table-cell table:formula="of:=[.J296]-[.C296]" office:value-type="float" office:value="0" calcext:value-type="float">
            <text:p>0</text:p>
          </table:table-cell>
          <table:table-cell/>
          <table:table-cell office:value-type="float" office:value="589449" calcext:value-type="float">
            <text:p>589449</text:p>
          </table:table-cell>
          <table:table-cell office:value-type="float" office:value="589450" calcext:value-type="float">
            <text:p>589450</text:p>
          </table:table-cell>
          <table:table-cell office:value-type="float" office:value="334600" calcext:value-type="float">
            <text:p>334600</text:p>
          </table:table-cell>
          <table:table-cell office:value-type="float" office:value="589382" calcext:value-type="float">
            <text:p>589382</text:p>
          </table:table-cell>
          <table:table-cell office:value-type="float" office:value="334560" calcext:value-type="float">
            <text:p>33456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5475764" calcext:value-type="float">
            <text:p>205475764</text:p>
          </table:table-cell>
          <table:table-cell table:formula="of:=ROUNDDOWN([.B297]/300)" office:value-type="float" office:value="684919" calcext:value-type="float">
            <text:p>684919</text:p>
          </table:table-cell>
          <table:table-cell table:formula="of:=[.B297]-[.C297]*300" office:value-type="float" office:value="64" calcext:value-type="float">
            <text:p>64</text:p>
          </table:table-cell>
          <table:table-cell table:formula="of:=([.Q297])/44100*90000+26.4-0.84815" office:value-type="float" office:value="684923.511033674" calcext:value-type="float">
            <text:p>684923,511033674</text:p>
          </table:table-cell>
          <table:table-cell table:formula="of:=[.E297]-[.C297]" office:value-type="float" office:value="4.5110336735379" calcext:value-type="float">
            <text:p>4,5110336735379</text:p>
          </table:table-cell>
          <table:table-cell table:formula="of:=[.N297]-[.M297]" office:value-type="float" office:value="66" calcext:value-type="float">
            <text:p>66</text:p>
          </table:table-cell>
          <table:table-cell table:formula="of:=0.07067 * [.G297]" office:value-type="float" office:value="4.66422" calcext:value-type="float">
            <text:p>4,66422</text:p>
          </table:table-cell>
          <table:table-cell table:formula="of:=[.E297]-[.H297]" office:value-type="float" office:value="684918.846813674" calcext:value-type="float">
            <text:p>684918,846813674</text:p>
          </table:table-cell>
          <table:table-cell table:formula="of:=ROUND([.I297])" office:value-type="float" office:value="684919" calcext:value-type="float">
            <text:p>684919</text:p>
          </table:table-cell>
          <table:table-cell table:formula="of:=[.J297]-[.C297]" office:value-type="float" office:value="0" calcext:value-type="float">
            <text:p>0</text:p>
          </table:table-cell>
          <table:table-cell/>
          <table:table-cell office:value-type="float" office:value="591454" calcext:value-type="float">
            <text:p>591454</text:p>
          </table:table-cell>
          <table:table-cell office:value-type="float" office:value="591520" calcext:value-type="float">
            <text:p>591520</text:p>
          </table:table-cell>
          <table:table-cell office:value-type="float" office:value="335640" calcext:value-type="float">
            <text:p>335640</text:p>
          </table:table-cell>
          <table:table-cell office:value-type="float" office:value="591378" calcext:value-type="float">
            <text:p>591378</text:p>
          </table:table-cell>
          <table:table-cell office:value-type="float" office:value="335600" calcext:value-type="float">
            <text:p>33560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6113071" calcext:value-type="float">
            <text:p>206113071</text:p>
          </table:table-cell>
          <table:table-cell table:formula="of:=ROUNDDOWN([.B298]/300)" office:value-type="float" office:value="687043" calcext:value-type="float">
            <text:p>687043</text:p>
          </table:table-cell>
          <table:table-cell table:formula="of:=[.B298]-[.C298]*300" office:value-type="float" office:value="171" calcext:value-type="float">
            <text:p>171</text:p>
          </table:table-cell>
          <table:table-cell table:formula="of:=([.Q298])/44100*90000+26.4-0.84815" office:value-type="float" office:value="687045.960013265" calcext:value-type="float">
            <text:p>687045,960013265</text:p>
          </table:table-cell>
          <table:table-cell table:formula="of:=[.E298]-[.C298]" office:value-type="float" office:value="2.96001326537225" calcext:value-type="float">
            <text:p>2,96001326537225</text:p>
          </table:table-cell>
          <table:table-cell table:formula="of:=[.N298]-[.M298]" office:value-type="float" office:value="47" calcext:value-type="float">
            <text:p>47</text:p>
          </table:table-cell>
          <table:table-cell table:formula="of:=0.07067 * [.G298]" office:value-type="float" office:value="3.32149" calcext:value-type="float">
            <text:p>3,32149</text:p>
          </table:table-cell>
          <table:table-cell table:formula="of:=[.E298]-[.H298]" office:value-type="float" office:value="687042.638523265" calcext:value-type="float">
            <text:p>687042,638523265</text:p>
          </table:table-cell>
          <table:table-cell table:formula="of:=ROUND([.I298])" office:value-type="float" office:value="687043" calcext:value-type="float">
            <text:p>687043</text:p>
          </table:table-cell>
          <table:table-cell table:formula="of:=[.J298]-[.C298]" office:value-type="float" office:value="0" calcext:value-type="float">
            <text:p>0</text:p>
          </table:table-cell>
          <table:table-cell/>
          <table:table-cell office:value-type="float" office:value="593459" calcext:value-type="float">
            <text:p>593459</text:p>
          </table:table-cell>
          <table:table-cell office:value-type="float" office:value="593506" calcext:value-type="float">
            <text:p>593506</text:p>
          </table:table-cell>
          <table:table-cell office:value-type="float" office:value="336680" calcext:value-type="float">
            <text:p>336680</text:p>
          </table:table-cell>
          <table:table-cell office:value-type="float" office:value="593438" calcext:value-type="float">
            <text:p>593438</text:p>
          </table:table-cell>
          <table:table-cell office:value-type="float" office:value="336640" calcext:value-type="float">
            <text:p>33664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6774678" calcext:value-type="float">
            <text:p>206774678</text:p>
          </table:table-cell>
          <table:table-cell table:formula="of:=ROUNDDOWN([.B299]/300)" office:value-type="float" office:value="689248" calcext:value-type="float">
            <text:p>689248</text:p>
          </table:table-cell>
          <table:table-cell table:formula="of:=[.B299]-[.C299]*300" office:value-type="float" office:value="278" calcext:value-type="float">
            <text:p>278</text:p>
          </table:table-cell>
          <table:table-cell table:formula="of:=([.Q299])/44100*90000+26.4-0.84815" office:value-type="float" office:value="689250.041645918" calcext:value-type="float">
            <text:p>689250,041645918</text:p>
          </table:table-cell>
          <table:table-cell table:formula="of:=[.E299]-[.C299]" office:value-type="float" office:value="2.04164591839071" calcext:value-type="float">
            <text:p>2,04164591839071</text:p>
          </table:table-cell>
          <table:table-cell table:formula="of:=[.N299]-[.M299]" office:value-type="float" office:value="28" calcext:value-type="float">
            <text:p>28</text:p>
          </table:table-cell>
          <table:table-cell table:formula="of:=0.07067 * [.G299]" office:value-type="float" office:value="1.97876" calcext:value-type="float">
            <text:p>1,97876</text:p>
          </table:table-cell>
          <table:table-cell table:formula="of:=[.E299]-[.H299]" office:value-type="float" office:value="689248.062885918" calcext:value-type="float">
            <text:p>689248,062885918</text:p>
          </table:table-cell>
          <table:table-cell table:formula="of:=ROUND([.I299])" office:value-type="float" office:value="689248" calcext:value-type="float">
            <text:p>689248</text:p>
          </table:table-cell>
          <table:table-cell table:formula="of:=[.J299]-[.C299]" office:value-type="float" office:value="0" calcext:value-type="float">
            <text:p>0</text:p>
          </table:table-cell>
          <table:table-cell/>
          <table:table-cell office:value-type="float" office:value="595464" calcext:value-type="float">
            <text:p>595464</text:p>
          </table:table-cell>
          <table:table-cell office:value-type="float" office:value="595492" calcext:value-type="float">
            <text:p>595492</text:p>
          </table:table-cell>
          <table:table-cell office:value-type="float" office:value="337760" calcext:value-type="float">
            <text:p>337760</text:p>
          </table:table-cell>
          <table:table-cell office:value-type="float" office:value="595424" calcext:value-type="float">
            <text:p>595424</text:p>
          </table:table-cell>
          <table:table-cell office:value-type="float" office:value="337720" calcext:value-type="float">
            <text:p>33772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7457928" calcext:value-type="float">
            <text:p>207457928</text:p>
          </table:table-cell>
          <table:table-cell table:formula="of:=ROUNDDOWN([.B300]/300)" office:value-type="float" office:value="691526" calcext:value-type="float">
            <text:p>691526</text:p>
          </table:table-cell>
          <table:table-cell table:formula="of:=[.B300]-[.C300]*300" office:value-type="float" office:value="128" calcext:value-type="float">
            <text:p>128</text:p>
          </table:table-cell>
          <table:table-cell table:formula="of:=([.Q300])/44100*90000+26.4-0.84815" office:value-type="float" office:value="691535.755931633" calcext:value-type="float">
            <text:p>691535,755931633</text:p>
          </table:table-cell>
          <table:table-cell table:formula="of:=[.E300]-[.C300]" office:value-type="float" office:value="9.75593163270969" calcext:value-type="float">
            <text:p>9,75593163270969</text:p>
          </table:table-cell>
          <table:table-cell table:formula="of:=[.N300]-[.M300]" office:value-type="float" office:value="133" calcext:value-type="float">
            <text:p>133</text:p>
          </table:table-cell>
          <table:table-cell table:formula="of:=0.07067 * [.G300]" office:value-type="float" office:value="9.39911" calcext:value-type="float">
            <text:p>9,39911</text:p>
          </table:table-cell>
          <table:table-cell table:formula="of:=[.E300]-[.H300]" office:value-type="float" office:value="691526.356821633" calcext:value-type="float">
            <text:p>691526,356821633</text:p>
          </table:table-cell>
          <table:table-cell table:formula="of:=ROUND([.I300])" office:value-type="float" office:value="691526" calcext:value-type="float">
            <text:p>691526</text:p>
          </table:table-cell>
          <table:table-cell table:formula="of:=[.J300]-[.C300]" office:value-type="float" office:value="0" calcext:value-type="float">
            <text:p>0</text:p>
          </table:table-cell>
          <table:table-cell/>
          <table:table-cell office:value-type="float" office:value="597469" calcext:value-type="float">
            <text:p>597469</text:p>
          </table:table-cell>
          <table:table-cell office:value-type="float" office:value="597602" calcext:value-type="float">
            <text:p>597602</text:p>
          </table:table-cell>
          <table:table-cell office:value-type="float" office:value="338880" calcext:value-type="float">
            <text:p>338880</text:p>
          </table:table-cell>
          <table:table-cell office:value-type="float" office:value="597468" calcext:value-type="float">
            <text:p>597468</text:p>
          </table:table-cell>
          <table:table-cell office:value-type="float" office:value="338840" calcext:value-type="float">
            <text:p>33884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8097207" calcext:value-type="float">
            <text:p>208097207</text:p>
          </table:table-cell>
          <table:table-cell table:formula="of:=ROUNDDOWN([.B301]/300)" office:value-type="float" office:value="693657" calcext:value-type="float">
            <text:p>693657</text:p>
          </table:table-cell>
          <table:table-cell table:formula="of:=[.B301]-[.C301]*300" office:value-type="float" office:value="107" calcext:value-type="float">
            <text:p>107</text:p>
          </table:table-cell>
          <table:table-cell table:formula="of:=([.Q301])/44100*90000+26.4-0.84815" office:value-type="float" office:value="693658.204911225" calcext:value-type="float">
            <text:p>693658,204911225</text:p>
          </table:table-cell>
          <table:table-cell table:formula="of:=[.E301]-[.C301]" office:value-type="float" office:value="1.20491122454405" calcext:value-type="float">
            <text:p>1,20491122454405</text:p>
          </table:table-cell>
          <table:table-cell table:formula="of:=[.N301]-[.M301]" office:value-type="float" office:value="22" calcext:value-type="float">
            <text:p>22</text:p>
          </table:table-cell>
          <table:table-cell table:formula="of:=0.07067 * [.G301]" office:value-type="float" office:value="1.55474" calcext:value-type="float">
            <text:p>1,55474</text:p>
          </table:table-cell>
          <table:table-cell table:formula="of:=[.E301]-[.H301]" office:value-type="float" office:value="693656.650171225" calcext:value-type="float">
            <text:p>693656,650171225</text:p>
          </table:table-cell>
          <table:table-cell table:formula="of:=ROUND([.I301])" office:value-type="float" office:value="693657" calcext:value-type="float">
            <text:p>693657</text:p>
          </table:table-cell>
          <table:table-cell table:formula="of:=[.J301]-[.C301]" office:value-type="float" office:value="0" calcext:value-type="float">
            <text:p>0</text:p>
          </table:table-cell>
          <table:table-cell/>
          <table:table-cell office:value-type="float" office:value="599474" calcext:value-type="float">
            <text:p>599474</text:p>
          </table:table-cell>
          <table:table-cell office:value-type="float" office:value="599496" calcext:value-type="float">
            <text:p>599496</text:p>
          </table:table-cell>
          <table:table-cell office:value-type="float" office:value="339920" calcext:value-type="float">
            <text:p>339920</text:p>
          </table:table-cell>
          <table:table-cell office:value-type="float" office:value="599434" calcext:value-type="float">
            <text:p>599434</text:p>
          </table:table-cell>
          <table:table-cell office:value-type="float" office:value="339880" calcext:value-type="float">
            <text:p>33988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8783414" calcext:value-type="float">
            <text:p>208783414</text:p>
          </table:table-cell>
          <table:table-cell table:formula="of:=ROUNDDOWN([.B302]/300)" office:value-type="float" office:value="695944" calcext:value-type="float">
            <text:p>695944</text:p>
          </table:table-cell>
          <table:table-cell table:formula="of:=[.B302]-[.C302]*300" office:value-type="float" office:value="214" calcext:value-type="float">
            <text:p>214</text:p>
          </table:table-cell>
          <table:table-cell table:formula="of:=([.Q302])/44100*90000+26.4-0.84815" office:value-type="float" office:value="695943.919196939" calcext:value-type="float">
            <text:p>695943,919196939</text:p>
          </table:table-cell>
          <table:table-cell table:formula="of:=[.E302]-[.C302]" office:value-type="float" office:value="-0.0808030611369759" calcext:value-type="float">
            <text:p>-0,080803061136976</text:p>
          </table:table-cell>
          <table:table-cell table:formula="of:=[.N302]-[.M302]" office:value-type="float" office:value="3" calcext:value-type="float">
            <text:p>3</text:p>
          </table:table-cell>
          <table:table-cell table:formula="of:=0.07067 * [.G302]" office:value-type="float" office:value="0.21201" calcext:value-type="float">
            <text:p>0,21201</text:p>
          </table:table-cell>
          <table:table-cell table:formula="of:=[.E302]-[.H302]" office:value-type="float" office:value="695943.707186939" calcext:value-type="float">
            <text:p>695943,707186939</text:p>
          </table:table-cell>
          <table:table-cell table:formula="of:=ROUND([.I302])" office:value-type="float" office:value="695944" calcext:value-type="float">
            <text:p>695944</text:p>
          </table:table-cell>
          <table:table-cell table:formula="of:=[.J302]-[.C302]" office:value-type="float" office:value="0" calcext:value-type="float">
            <text:p>0</text:p>
          </table:table-cell>
          <table:table-cell/>
          <table:table-cell office:value-type="float" office:value="601479" calcext:value-type="float">
            <text:p>601479</text:p>
          </table:table-cell>
          <table:table-cell office:value-type="float" office:value="601482" calcext:value-type="float">
            <text:p>601482</text:p>
          </table:table-cell>
          <table:table-cell office:value-type="float" office:value="341040" calcext:value-type="float">
            <text:p>341040</text:p>
          </table:table-cell>
          <table:table-cell office:value-type="float" office:value="601420" calcext:value-type="float">
            <text:p>601420</text:p>
          </table:table-cell>
          <table:table-cell office:value-type="float" office:value="341000" calcext:value-type="float">
            <text:p>34100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9467993" calcext:value-type="float">
            <text:p>209467993</text:p>
          </table:table-cell>
          <table:table-cell table:formula="of:=ROUNDDOWN([.B303]/300)" office:value-type="float" office:value="698226" calcext:value-type="float">
            <text:p>698226</text:p>
          </table:table-cell>
          <table:table-cell table:formula="of:=[.B303]-[.C303]*300" office:value-type="float" office:value="193" calcext:value-type="float">
            <text:p>193</text:p>
          </table:table-cell>
          <table:table-cell table:formula="of:=([.Q303])/44100*90000+26.4-0.84815" office:value-type="float" office:value="698229.633482653" calcext:value-type="float">
            <text:p>698229,633482653</text:p>
          </table:table-cell>
          <table:table-cell table:formula="of:=[.E303]-[.C303]" office:value-type="float" office:value="3.633482653182" calcext:value-type="float">
            <text:p>3,633482653182</text:p>
          </table:table-cell>
          <table:table-cell table:formula="of:=[.N303]-[.M303]" office:value-type="float" office:value="46" calcext:value-type="float">
            <text:p>46</text:p>
          </table:table-cell>
          <table:table-cell table:formula="of:=0.07067 * [.G303]" office:value-type="float" office:value="3.25082" calcext:value-type="float">
            <text:p>3,25082</text:p>
          </table:table-cell>
          <table:table-cell table:formula="of:=[.E303]-[.H303]" office:value-type="float" office:value="698226.382662653" calcext:value-type="float">
            <text:p>698226,382662653</text:p>
          </table:table-cell>
          <table:table-cell table:formula="of:=ROUND([.I303])" office:value-type="float" office:value="698226" calcext:value-type="float">
            <text:p>698226</text:p>
          </table:table-cell>
          <table:table-cell table:formula="of:=[.J303]-[.C303]" office:value-type="float" office:value="0" calcext:value-type="float">
            <text:p>0</text:p>
          </table:table-cell>
          <table:table-cell/>
          <table:table-cell office:value-type="float" office:value="603484" calcext:value-type="float">
            <text:p>603484</text:p>
          </table:table-cell>
          <table:table-cell office:value-type="float" office:value="603530" calcext:value-type="float">
            <text:p>603530</text:p>
          </table:table-cell>
          <table:table-cell office:value-type="float" office:value="342160" calcext:value-type="float">
            <text:p>342160</text:p>
          </table:table-cell>
          <table:table-cell office:value-type="float" office:value="603466" calcext:value-type="float">
            <text:p>603466</text:p>
          </table:table-cell>
          <table:table-cell office:value-type="float" office:value="342120" calcext:value-type="float">
            <text:p>342120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float" office:value="605489" calcext:value-type="float">
            <text:p>605489</text:p>
          </table:table-cell>
          <table:table-cell office:value-type="float" office:value="604456" calcext:value-type="float">
            <text:p>604456</text:p>
          </table:table-cell>
          <table:table-cell office:value-type="float" office:value="342680" calcext:value-type="float">
            <text:p>342680</text:p>
          </table:table-cell>
          <table:table-cell office:value-type="float" office:value="604388" calcext:value-type="float">
            <text:p>604388</text:p>
          </table:table-cell>
          <table:table-cell office:value-type="float" office:value="342640" calcext:value-type="float">
            <text:p>342640</text:p>
          </table:table-cell>
          <table:table-cell table:number-columns-repeated="9"/>
        </table:table-row>
        <table:table-row table:style-name="ro1">
          <table:table-cell table:number-columns-repeated="10"/>
          <table:table-cell table:formula="of:=SUM([.K3:.K303])" office:value-type="float" office:value="-2" calcext:value-type="float">
            <text:p>-2</text:p>
          </table:table-cell>
          <table:table-cell table:number-columns-repeated="2"/>
          <table:table-cell office:value-type="float" office:value="604588" calcext:value-type="float">
            <text:p>604588</text:p>
          </table:table-cell>
          <table:table-cell office:value-type="float" office:value="342720" calcext:value-type="float">
            <text:p>342720</text:p>
          </table:table-cell>
          <table:table-cell office:value-type="float" office:value="0" calcext:value-type="float">
            <text:p>0</text:p>
          </table:table-cell>
          <table:table-cell office:value-type="float" office:value="342680" calcext:value-type="float">
            <text:p>342680</text:p>
          </table:table-cell>
          <table:table-cell table:number-columns-repeated="9"/>
        </table:table-row>
      </table:table>
      <table:table table:name="Feuille2" table:style-name="ta1">
        <table:shapes>
          <draw:frame draw:z-index="0" draw:style-name="gr1" draw:text-style-name="P1" svg:width="429.15mm" svg:height="274.07mm" svg:x="89.18mm" svg:y="14.24mm">
            <draw:object draw:notify-on-update-of-ranges="Feuille2.A1:Feuille2.A301 Feuille2.B1:Feuille2.B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.2163265306117" calcext:value-type="float">
            <text:p>2,2163265306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56326530612205" calcext:value-type="float">
            <text:p>1,563265306122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01224489796005" calcext:value-type="float">
            <text:p>1,012244897960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72653061224628" calcext:value-type="float">
            <text:p>1,726530612246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.17551020408428" calcext:value-type="float">
            <text:p>2,175510204084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8979591836687" calcext:value-type="float">
            <text:p>1,889795918366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.33877551020851" calcext:value-type="float">
            <text:p>4,338775510208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.15510204082238" calcext:value-type="float">
            <text:p>1,15510204082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2040816326335" calcext:value-type="float">
            <text:p>5,420408163263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50204081633274" calcext:value-type="float">
            <text:p>5,5020408163327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.31836734693934" calcext:value-type="float">
            <text:p>2,318367346939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.40000000000146" calcext:value-type="float">
            <text:p>4,400000000001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48163265306357" calcext:value-type="float">
            <text:p>5,481632653063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.93061224490521" calcext:value-type="float">
            <text:p>3,930612244905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.74693877549726" calcext:value-type="float">
            <text:p>4,74693877549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.19591836734617" calcext:value-type="float">
            <text:p>1,195918367346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64489795918053" calcext:value-type="float">
            <text:p>1,644897959180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09387755101488" calcext:value-type="float">
            <text:p>2,093877551014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.54285714284924" calcext:value-type="float">
            <text:p>6,542857142849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35918367345585" calcext:value-type="float">
            <text:p>2,359183673455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.80816326530476" calcext:value-type="float">
            <text:p>3,808163265304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25714285713912" calcext:value-type="float">
            <text:p>5,257142857139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.07346938774572" calcext:value-type="float">
            <text:p>1,073469387745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52244897958008" calcext:value-type="float">
            <text:p>2,522448979580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.33877551020123" calcext:value-type="float">
            <text:p>8,3387755102012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.52244897959463" calcext:value-type="float">
            <text:p>1,52244897959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60408163264219" calcext:value-type="float">
            <text:p>3,604081632642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0530612244911" calcext:value-type="float">
            <text:p>2,0530612244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.13469387755322" calcext:value-type="float">
            <text:p>5,134693877553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.95102040815982" calcext:value-type="float">
            <text:p>2,9510204081598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.03265306122194" calcext:value-type="float">
            <text:p>5,0326530612219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.48163265304174" calcext:value-type="float">
            <text:p>4,481632653041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.93061224489065" calcext:value-type="float">
            <text:p>2,930612244890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.37959183672501" calcext:value-type="float">
            <text:p>8,379591836725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.82857142855937" calcext:value-type="float">
            <text:p>3,828571428559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.27755102039373" calcext:value-type="float">
            <text:p>2,277551020393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.3591836734704" calcext:value-type="float">
            <text:p>4,35918367347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.175510204077" calcext:value-type="float">
            <text:p>1,1755102040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25714285713912" calcext:value-type="float">
            <text:p>4,257142857139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07346938774572" calcext:value-type="float">
            <text:p>3,0734693877457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88979591835232" calcext:value-type="float">
            <text:p>3,889795918352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70612244895892" calcext:value-type="float">
            <text:p>4,706122448958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.15510204080783" calcext:value-type="float">
            <text:p>5,1551020408078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.97142857142899" calcext:value-type="float">
            <text:p>4,9714285714289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.42040816326335" calcext:value-type="float">
            <text:p>4,420408163263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.86938775511226" calcext:value-type="float">
            <text:p>1,869387755112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.95102040815982" calcext:value-type="float">
            <text:p>4,95102040815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9999999999418" calcext:value-type="float">
            <text:p>7,399999999994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.84897959182854" calcext:value-type="float">
            <text:p>5,848979591828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930612244905205" calcext:value-type="float">
            <text:p>0,9306122449052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.01224489795277" calcext:value-type="float">
            <text:p>5,012244897952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.09387755100033" calcext:value-type="float">
            <text:p>2,093877551000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.80816326531931" calcext:value-type="float">
            <text:p>4,808163265319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.62448979591136" calcext:value-type="float">
            <text:p>9,6244897959113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.44081632653251" calcext:value-type="float">
            <text:p>7,440816326532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.25714285712456" calcext:value-type="float">
            <text:p>3,257142857124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70612244895892" calcext:value-type="float">
            <text:p>1,706122448958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78775510203559" calcext:value-type="float">
            <text:p>2,787755102035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23673469386995" calcext:value-type="float">
            <text:p>2,236734693869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95102040815982" calcext:value-type="float">
            <text:p>1,9510204081598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.66530612244969" calcext:value-type="float">
            <text:p>7,6653061224496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.74693877549726" calcext:value-type="float">
            <text:p>2,746938775497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828571428573923" calcext:value-type="float">
            <text:p>0,8285714285739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910204081621487" calcext:value-type="float">
            <text:p>0,9102040816214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88979591836687" calcext:value-type="float">
            <text:p>1,889795918366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.23673469386995" calcext:value-type="float">
            <text:p>3,236734693869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58367346937302" calcext:value-type="float">
            <text:p>3,5836734693730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.66530612244969" calcext:value-type="float">
            <text:p>3,6653061224496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.11428571428405" calcext:value-type="float">
            <text:p>3,114285714284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.56326530611841" calcext:value-type="float">
            <text:p>4,563265306118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.01224489795277" calcext:value-type="float">
            <text:p>6,012244897952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.46122448981623" calcext:value-type="float">
            <text:p>4,461224489816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.5428571428638" calcext:value-type="float">
            <text:p>1,54285714286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62448979591136" calcext:value-type="float">
            <text:p>2,624489795911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.33877551023033" calcext:value-type="float">
            <text:p>5,338775510230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.4204081632779" calcext:value-type="float">
            <text:p>4,420408163277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86938775508315" calcext:value-type="float">
            <text:p>2,869387755083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58367346940213" calcext:value-type="float">
            <text:p>3,583673469402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.297959183692" calcext:value-type="float">
            <text:p>7,2979591836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.37959183673956" calcext:value-type="float">
            <text:p>1,379591836739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72653061224264" calcext:value-type="float">
            <text:p>6,7265306122426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.175510204077" calcext:value-type="float">
            <text:p>1,175510204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62448979591136" calcext:value-type="float">
            <text:p>2,624489795911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07346938777482" calcext:value-type="float">
            <text:p>1,07346938777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510204082239" calcext:value-type="float">
            <text:p>7,1551020408223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.60408163262764" calcext:value-type="float">
            <text:p>2,604081632627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.31836734694662" calcext:value-type="float">
            <text:p>3,318367346946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39999999999418" calcext:value-type="float">
            <text:p>3,399999999994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.74693877549726" calcext:value-type="float">
            <text:p>5,746938775497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.82857142854482" calcext:value-type="float">
            <text:p>5,8285714285448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.5428571428638" calcext:value-type="float">
            <text:p>4,54285714286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5714285715367" calcext:value-type="float">
            <text:p>8,2571428571536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.97142857141444" calcext:value-type="float">
            <text:p>4,971428571414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68571428570431" calcext:value-type="float">
            <text:p>6,6857142857043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.39999999999418" calcext:value-type="float">
            <text:p>1,399999999994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11428571428405" calcext:value-type="float">
            <text:p>4,114285714284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.9306122448761" calcext:value-type="float">
            <text:p>9,93061224487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.11428571428405" calcext:value-type="float">
            <text:p>8,1142857142840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.297959183692" calcext:value-type="float">
            <text:p>3,2979591836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.74693877549726" calcext:value-type="float">
            <text:p>3,746938775497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.19591836736072" calcext:value-type="float">
            <text:p>2,195918367360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27755102040828" calcext:value-type="float">
            <text:p>5,277551020408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.72653061221354" calcext:value-type="float">
            <text:p>6,7265306122135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.175510204077" calcext:value-type="float">
            <text:p>3,1755102040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25714285712456" calcext:value-type="float">
            <text:p>3,257142857124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.33877551025944" calcext:value-type="float">
            <text:p>7,338775510259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.4204081632779" calcext:value-type="float">
            <text:p>2,420408163277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.767346938781" calcext:value-type="float">
            <text:p>10,76734693878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.84897959185764" calcext:value-type="float">
            <text:p>2,848979591857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19591836736072" calcext:value-type="float">
            <text:p>5,195918367360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.01224489801098" calcext:value-type="float">
            <text:p>6,01224489801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.82857142860303" calcext:value-type="float">
            <text:p>2,828571428603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.91020408167969" calcext:value-type="float">
            <text:p>4,9102040816796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.35918367345585" calcext:value-type="float">
            <text:p>2,359183673455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80816326534841" calcext:value-type="float">
            <text:p>1,80816326534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8979591836687" calcext:value-type="float">
            <text:p>1,889795918366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.60408163268585" calcext:value-type="float">
            <text:p>3,6040816326858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.68571428576251" calcext:value-type="float">
            <text:p>2,685714285762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.40000000002328" calcext:value-type="float">
            <text:p>3,400000000023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48163265309995" calcext:value-type="float">
            <text:p>2,481632653099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.82857142860303" calcext:value-type="float">
            <text:p>4,828571428603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.542857142922" calcext:value-type="float">
            <text:p>5,5428571429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.88979591842508" calcext:value-type="float">
            <text:p>1,889795918425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60408163268585" calcext:value-type="float">
            <text:p>2,604081632685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.05306122452021" calcext:value-type="float">
            <text:p>2,05306122452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13469387759687" calcext:value-type="float">
            <text:p>4,134693877596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58367346943123" calcext:value-type="float">
            <text:p>5,583673469431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.66530612244969" calcext:value-type="float">
            <text:p>3,665306122449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.01224489801098" calcext:value-type="float">
            <text:p>8,01224489801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09387755102944" calcext:value-type="float">
            <text:p>1,09387755102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44081632653251" calcext:value-type="float">
            <text:p>4,440816326532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.52244897960918" calcext:value-type="float">
            <text:p>2,522448979609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.60408163268585" calcext:value-type="float">
            <text:p>2,604081632685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68571428576252" calcext:value-type="float">
            <text:p>1,685714285762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03265306126559" calcext:value-type="float">
            <text:p>4,032653061265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37959183676867" calcext:value-type="float">
            <text:p>5,379591836768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.99183673469815" calcext:value-type="float">
            <text:p>8,9918367346981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.70612244901713" calcext:value-type="float">
            <text:p>2,706122449017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.15510204085149" calcext:value-type="float">
            <text:p>3,155102040851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.60408163268585" calcext:value-type="float">
            <text:p>6,604081632685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.4204081632779" calcext:value-type="float">
            <text:p>2,42040816327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.50204081635457" calcext:value-type="float">
            <text:p>3,502040816354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.21632653061533" calcext:value-type="float">
            <text:p>3,216326530615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93061224493431" calcext:value-type="float">
            <text:p>2,930612244934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.27755102043739" calcext:value-type="float">
            <text:p>9,2775510204373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.99183673475636" calcext:value-type="float">
            <text:p>4,991836734756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.70612244901713" calcext:value-type="float">
            <text:p>9,7061224490171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78775510203559" calcext:value-type="float">
            <text:p>1,787755102035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.13469387753867" calcext:value-type="float">
            <text:p>6,134693877538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.48163265309995" calcext:value-type="float">
            <text:p>1,481632653099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.46122448984534" calcext:value-type="float">
            <text:p>4,461224489845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8081632652902" calcext:value-type="float">
            <text:p>2,80816326529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.62448979594046" calcext:value-type="float">
            <text:p>5,624489795940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.808163265290204" calcext:value-type="float">
            <text:p>0,8081632652902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62448979594046" calcext:value-type="float">
            <text:p>2,624489795940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.07346938777482" calcext:value-type="float">
            <text:p>4,0734693877748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.15510204085149" calcext:value-type="float">
            <text:p>2,155102040851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.23673469392816" calcext:value-type="float">
            <text:p>9,2367346939281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.68571428576252" calcext:value-type="float">
            <text:p>5,6857142857625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.76734693883918" calcext:value-type="float">
            <text:p>4,767346938839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.84897959185764" calcext:value-type="float">
            <text:p>6,848979591857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.29795918375021" calcext:value-type="float">
            <text:p>1,297959183750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01224489801098" calcext:value-type="float">
            <text:p>1,01224489801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35918367345585" calcext:value-type="float">
            <text:p>4,359183673455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.33877551020123" calcext:value-type="float">
            <text:p>9,338775510201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.05306122452021" calcext:value-type="float">
            <text:p>1,053061224520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50204081629636" calcext:value-type="float">
            <text:p>1,502040816296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.95102040818892" calcext:value-type="float">
            <text:p>8,9510204081889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.76734693883918" calcext:value-type="float">
            <text:p>5,767346938839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.21632653067354" calcext:value-type="float">
            <text:p>3,216326530673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29795918363379" calcext:value-type="float">
            <text:p>4,297959183633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.37959183676867" calcext:value-type="float">
            <text:p>8,3795918367686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.46122448984534" calcext:value-type="float">
            <text:p>5,461224489845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.1755102041061" calcext:value-type="float">
            <text:p>1,1755102041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88979591836687" calcext:value-type="float">
            <text:p>2,8897959183668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60408163268585" calcext:value-type="float">
            <text:p>4,604081632685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68571428576252" calcext:value-type="float">
            <text:p>4,685714285762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.40000000002328" calcext:value-type="float">
            <text:p>1,400000000023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74693877552636" calcext:value-type="float">
            <text:p>5,746938775526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.09387755102944" calcext:value-type="float">
            <text:p>4,093877551029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.91020408167969" calcext:value-type="float">
            <text:p>4,9102040816796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35918367351405" calcext:value-type="float">
            <text:p>6,359183673514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.8081632652902" calcext:value-type="float">
            <text:p>2,808163265290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25714285712456" calcext:value-type="float">
            <text:p>2,257142857124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.33877551020123" calcext:value-type="float">
            <text:p>6,3387755102012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.42040816333611" calcext:value-type="float">
            <text:p>1,420408163336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13469387759687" calcext:value-type="float">
            <text:p>2,13469387759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21632653067354" calcext:value-type="float">
            <text:p>1,21632653067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.93061224493431" calcext:value-type="float">
            <text:p>2,930612244934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.01224489795277" calcext:value-type="float">
            <text:p>6,012244897952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.09387755102944" calcext:value-type="float">
            <text:p>1,093877551029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44081632659072" calcext:value-type="float">
            <text:p>5,4408163265907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.78775510203559" calcext:value-type="float">
            <text:p>2,787755102035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13469387759687" calcext:value-type="float">
            <text:p>4,1346938775968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.84897959185764" calcext:value-type="float">
            <text:p>1,84897959185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297959183692" calcext:value-type="float">
            <text:p>8,29795918369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.11428571434226" calcext:value-type="float">
            <text:p>1,11428571434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19591836736072" calcext:value-type="float">
            <text:p>1,195918367360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910204081621487" calcext:value-type="float">
            <text:p>0,9102040816214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.62448979599867" calcext:value-type="float">
            <text:p>2,624489795998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.97142857144354" calcext:value-type="float">
            <text:p>5,9714285714435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.68571428570431" calcext:value-type="float">
            <text:p>4,685714285704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.76734693878097" calcext:value-type="float">
            <text:p>1,767346938780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4897959191585" calcext:value-type="float">
            <text:p>0,848979591915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19591836736072" calcext:value-type="float">
            <text:p>4,195918367360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.91020408162149" calcext:value-type="float">
            <text:p>4,910204081621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88979591836687" calcext:value-type="float">
            <text:p>8,8897959183668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.60408163262764" calcext:value-type="float">
            <text:p>3,604081632627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.05306122457841" calcext:value-type="float">
            <text:p>3,053061224578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.86938775511226" calcext:value-type="float">
            <text:p>4,869387755112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.05306122452021" calcext:value-type="float">
            <text:p>1,05306122452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50204081635457" calcext:value-type="float">
            <text:p>8,5020408163545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.31836734700482" calcext:value-type="float">
            <text:p>4,318367347004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.76734693878097" calcext:value-type="float">
            <text:p>2,767346938780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.84897959191585" calcext:value-type="float">
            <text:p>3,848979591915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.297959183692" calcext:value-type="float">
            <text:p>4,2979591836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.74693877552636" calcext:value-type="float">
            <text:p>1,746938775526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.46122448978713" calcext:value-type="float">
            <text:p>5,461224489787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.5428571428638" calcext:value-type="float">
            <text:p>9,54285714286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.62448979599867" calcext:value-type="float">
            <text:p>1,62448979599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97142857144354" calcext:value-type="float">
            <text:p>7,971428571443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.68571428570431" calcext:value-type="float">
            <text:p>2,68571428570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40000000002328" calcext:value-type="float">
            <text:p>4,400000000023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21632653067354" calcext:value-type="float">
            <text:p>2,216326530673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.66530612239148" calcext:value-type="float">
            <text:p>2,665306122391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11428571434226" calcext:value-type="float">
            <text:p>1,11428571434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9591836736072" calcext:value-type="float">
            <text:p>3,1959183673607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.64489795919508" calcext:value-type="float">
            <text:p>5,6448979591950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.35918367351405" calcext:value-type="float">
            <text:p>3,359183673514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44081632653251" calcext:value-type="float">
            <text:p>1,440816326532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78775510203559" calcext:value-type="float">
            <text:p>2,787755102035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869387755054049" calcext:value-type="float">
            <text:p>0,869387755054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95102040818892" calcext:value-type="float">
            <text:p>2,951020408188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.297959183692" calcext:value-type="float">
            <text:p>3,2979591836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.01224489801098" calcext:value-type="float">
            <text:p>2,012244898010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35918367351405" calcext:value-type="float">
            <text:p>3,359183673514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.70612244901713" calcext:value-type="float">
            <text:p>3,706122449017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.15510204085149" calcext:value-type="float">
            <text:p>4,155102040851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60408163268585" calcext:value-type="float">
            <text:p>7,604081632685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05306122452021" calcext:value-type="float">
            <text:p>4,053061224520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.13469387753867" calcext:value-type="float">
            <text:p>3,134693877538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21632653067354" calcext:value-type="float">
            <text:p>1,216326530673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.19591836736072" calcext:value-type="float">
            <text:p>4,195918367360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.91020408167969" calcext:value-type="float">
            <text:p>3,9102040816796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.25714285718277" calcext:value-type="float">
            <text:p>5,257142857182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.70612244901713" calcext:value-type="float">
            <text:p>3,706122449017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.68571428582072" calcext:value-type="float">
            <text:p>4,685714285820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.03265306120738" calcext:value-type="float">
            <text:p>2,03265306120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.01224489801098" calcext:value-type="float">
            <text:p>3,012244898010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.25714285718277" calcext:value-type="float">
            <text:p>9,2571428571827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.33877551020123" calcext:value-type="float">
            <text:p>2,338775510201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.78775510203559" calcext:value-type="float">
            <text:p>3,787755102035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.60408163268585" calcext:value-type="float">
            <text:p>1,604081632685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05306122452021" calcext:value-type="float">
            <text:p>2,053061224520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.13469387765508" calcext:value-type="float">
            <text:p>4,134693877655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.84897959185764" calcext:value-type="float">
            <text:p>3,848979591857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.297959183692" calcext:value-type="float">
            <text:p>2,2979591836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.64489795919508" calcext:value-type="float">
            <text:p>2,644897959195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.72653061221354" calcext:value-type="float">
            <text:p>3,726530612213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.44081632653251" calcext:value-type="float">
            <text:p>3,440816326532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.15510204085149" calcext:value-type="float">
            <text:p>8,155102040851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.50204081635457" calcext:value-type="float">
            <text:p>3,502040816354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848979591857642" calcext:value-type="float">
            <text:p>0,8489795918576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.46122448984534" calcext:value-type="float">
            <text:p>9,461224489845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910204081679694" calcext:value-type="float">
            <text:p>0,9102040816796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72653061232995" calcext:value-type="float">
            <text:p>1,726530612329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.5428571428638" calcext:value-type="float">
            <text:p>2,54285714286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35918367339764" calcext:value-type="float">
            <text:p>1,359183673397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80816326534841" calcext:value-type="float">
            <text:p>2,808163265348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714285718277" calcext:value-type="float">
            <text:p>5,257142857182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.70612244901713" calcext:value-type="float">
            <text:p>3,706122449017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.78775510203559" calcext:value-type="float">
            <text:p>2,78775510203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.86938775517046" calcext:value-type="float">
            <text:p>2,869387755170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.58367346948944" calcext:value-type="float">
            <text:p>4,583673469489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.66530612239148" calcext:value-type="float">
            <text:p>1,66530612239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37959183671046" calcext:value-type="float">
            <text:p>5,379591836710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35918367351405" calcext:value-type="float">
            <text:p>8,3591836735140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.70612244901713" calcext:value-type="float">
            <text:p>5,706122449017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.787755102152" calcext:value-type="float">
            <text:p>1,7877551021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.23673469386995" calcext:value-type="float">
            <text:p>5,2367346938699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.68571428570431" calcext:value-type="float">
            <text:p>4,685714285704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.13469387753867" calcext:value-type="float">
            <text:p>2,134693877538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.58367346948944" calcext:value-type="float">
            <text:p>5,5836734694894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0326530613238" calcext:value-type="float">
            <text:p>1,0326530613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7959183671046" calcext:value-type="float">
            <text:p>2,379591836710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09387755102944" calcext:value-type="float">
            <text:p>5,093877551029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.1755102040479" calcext:value-type="float">
            <text:p>2,17551020404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.25714285718277" calcext:value-type="float">
            <text:p>2,257142857182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.97142857150175" calcext:value-type="float">
            <text:p>3,9714285715017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.68571428570431" calcext:value-type="float">
            <text:p>6,6857142857043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.03265306120738" calcext:value-type="float">
            <text:p>5,032653061207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.74693877552636" calcext:value-type="float">
            <text:p>3,746938775526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.09387755102944" calcext:value-type="float">
            <text:p>2,093877551029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910204081679694" calcext:value-type="float">
            <text:p>0,910204081679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5918367351405" calcext:value-type="float">
            <text:p>5,359183673514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.80816326534841" calcext:value-type="float">
            <text:p>3,808163265348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.88979591836687" calcext:value-type="float">
            <text:p>2,889795918366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.6040816326858" calcext:value-type="float">
            <text:p>10,604081632685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.05306122452021" calcext:value-type="float">
            <text:p>2,05306122452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767346938839182" calcext:value-type="float">
            <text:p>0,7673469388391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.48163265315816" calcext:value-type="float">
            <text:p>4,48163265315816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7:24:33.966865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23:43:55.766435901</meta:creation-date>
    <dc:date>2019-08-09T15:22:30.507573013</dc:date>
    <meta:editing-duration>PT14M16S</meta:editing-duration>
    <meta:editing-cycles>6</meta:editing-cycles>
    <meta:generator>LibreOffice/6.2.5.2$Linux_X86_64 LibreOffice_project/20$Build-2</meta:generator>
    <meta:document-statistic meta:table-count="3" meta:cell-count="54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916cm" svg:height="27.408cm" xlink:href=".." xlink:type="simple" chart:class="chart:scatter" chart:style-name="ch1">
        <chart:legend chart:legend-position="end" svg:x="39.984cm" svg:y="13.405cm" style:legend-expansion="high" chart:style-name="ch2"/>
        <chart:plot-area chart:style-name="ch3" table:cell-range-address="Feuille2.A1:Feuille2.B301" svg:x="0.858cm" svg:y="0.548cm" svg:width="38.268cm" svg:height="26.312cm">
          <chartooo:coordinate-region svg:x="1.479cm" svg:y="0.747cm" svg:width="37.274cm" svg:height="25.4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2.B1:Feuille2.B301" chart:class="chart:scatter">
            <chart:domain table:cell-range-address="Feuille2.A1:Feuille2.A301"/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163265306117">
                <text:p>2.2163265306117</text:p>
                <draw:g>
                  <svg:desc>Feuille2.A1:Feuille2.A301</svg:desc>
                </draw:g>
              </table:table-cell>
              <table:table-cell office:value-type="float" office:value="22">
                <text:p>22</text:p>
                <draw:g>
                  <svg:desc>Feuille2.B1:Feuille2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6326530612205">
                <text:p>1.563265306122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224489796005">
                <text:p>1.012244897960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653061224628">
                <text:p>1.72653061224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7551020408428">
                <text:p>2.175510204084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8979591836687">
                <text:p>1.889795918366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3877551020851">
                <text:p>4.338775510208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510204082238">
                <text:p>1.15510204082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42040816326335">
                <text:p>5.420408163263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0204081633274">
                <text:p>5.502040816332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1836734693934">
                <text:p>2.318367346939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0000000000146">
                <text:p>4.400000000001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8163265306357">
                <text:p>5.481632653063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3061224490521">
                <text:p>3.930612244905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4693877549726">
                <text:p>4.746938775497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9591836734617">
                <text:p>1.195918367346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4489795918053">
                <text:p>1.644897959180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9387755101488">
                <text:p>2.093877551014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54285714284924">
                <text:p>6.542857142849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918367345585">
                <text:p>2.359183673455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0816326530476">
                <text:p>3.808163265304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714285713912">
                <text:p>5.257142857139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7346938774572">
                <text:p>1.07346938774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2244897958008">
                <text:p>2.522448979580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33877551020123">
                <text:p>8.338775510201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2244897959463">
                <text:p>1.522448979594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0408163264219">
                <text:p>3.604081632642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30612244911">
                <text:p>2.05306122449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13469387755322">
                <text:p>5.134693877553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5102040815982">
                <text:p>2.951020408159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3265306122194">
                <text:p>5.0326530612219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48163265304174">
                <text:p>4.481632653041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3061224489065">
                <text:p>2.930612244890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37959183672501">
                <text:p>8.379591836725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2857142855937">
                <text:p>3.828571428559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7755102039373">
                <text:p>2.277551020393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591836734704">
                <text:p>4.35918367347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5510204077">
                <text:p>1.1755102040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5714285713912">
                <text:p>4.257142857139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7346938774572">
                <text:p>3.07346938774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8979591835232">
                <text:p>3.8897959183523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70612244895892">
                <text:p>4.706122448958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15510204080783">
                <text:p>5.155102040807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97142857142899">
                <text:p>4.971428571428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2040816326335">
                <text:p>4.420408163263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6938775511226">
                <text:p>1.869387755112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5102040815982">
                <text:p>4.951020408159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9999999999418">
                <text:p>7.399999999994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84897959182854">
                <text:p>5.8489795918285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0612244905205">
                <text:p>0.9306122449052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1224489795277">
                <text:p>5.012244897952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9387755100033">
                <text:p>2.093877551000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0816326531931">
                <text:p>4.808163265319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62448979591136">
                <text:p>9.624489795911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44081632653251">
                <text:p>7.440816326532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5714285712456">
                <text:p>3.257142857124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0612244895892">
                <text:p>1.706122448958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8775510203559">
                <text:p>2.787755102035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3673469386995">
                <text:p>2.236734693869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5102040815982">
                <text:p>1.951020408159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66530612244969">
                <text:p>7.665306122449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4693877549726">
                <text:p>2.74693877549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8571428573923">
                <text:p>0.8285714285739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0204081621487">
                <text:p>0.9102040816214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8979591836687">
                <text:p>1.889795918366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3673469386995">
                <text:p>3.236734693869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58367346937302">
                <text:p>3.583673469373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6530612244969">
                <text:p>3.665306122449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1428571428405">
                <text:p>3.11428571428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56326530611841">
                <text:p>4.563265306118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01224489795277">
                <text:p>6.0122448979527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6122448981623">
                <text:p>4.461224489816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428571428638">
                <text:p>1.54285714286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2448979591136">
                <text:p>2.62448979591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33877551023033">
                <text:p>5.338775510230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4204081632779">
                <text:p>4.42040816327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6938775508315">
                <text:p>2.869387755083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8367346940213">
                <text:p>3.583673469402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97959183692">
                <text:p>7.29795918369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7959183673956">
                <text:p>1.379591836739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72653061224264">
                <text:p>6.726530612242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75510204077">
                <text:p>1.175510204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2448979591136">
                <text:p>2.62448979591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7346938777482">
                <text:p>1.07346938777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15510204082239">
                <text:p>7.155102040822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0408163262764">
                <text:p>2.604081632627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1836734694662">
                <text:p>3.318367346946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9999999999418">
                <text:p>3.399999999994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74693877549726">
                <text:p>5.746938775497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82857142854482">
                <text:p>5.828571428544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428571428638">
                <text:p>4.54285714286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25714285715367">
                <text:p>8.257142857153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97142857141444">
                <text:p>4.971428571414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68571428570431">
                <text:p>6.685714285704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9999999999418">
                <text:p>1.39999999999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1428571428405">
                <text:p>4.114285714284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9306122448761">
                <text:p>9.93061224487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11428571428405">
                <text:p>8.1142857142840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97959183692">
                <text:p>3.2979591836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74693877549726">
                <text:p>3.746938775497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9591836736072">
                <text:p>2.19591836736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7755102040828">
                <text:p>5.277551020408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72653061221354">
                <text:p>6.726530612213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175510204077">
                <text:p>3.1755102040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25714285712456">
                <text:p>3.257142857124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3877551025944">
                <text:p>7.338775510259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4204081632779">
                <text:p>2.42040816327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67346938781">
                <text:p>10.76734693878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4897959185764">
                <text:p>2.8489795918576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9591836736072">
                <text:p>5.195918367360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01224489801098">
                <text:p>6.0122448980109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82857142860303">
                <text:p>2.828571428603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91020408167969">
                <text:p>4.910204081679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5918367345585">
                <text:p>2.359183673455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0816326534841">
                <text:p>1.808163265348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8979591836687">
                <text:p>1.889795918366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0408163268585">
                <text:p>3.604081632685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8571428576251">
                <text:p>2.685714285762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0000000002328">
                <text:p>3.400000000023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8163265309995">
                <text:p>2.481632653099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2857142860303">
                <text:p>4.828571428603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42857142922">
                <text:p>5.5428571429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8979591842508">
                <text:p>1.889795918425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60408163268585">
                <text:p>2.604081632685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5306122452021">
                <text:p>2.05306122452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3469387759687">
                <text:p>4.134693877596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58367346943123">
                <text:p>5.583673469431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6530612244969">
                <text:p>3.665306122449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01224489801098">
                <text:p>8.012244898010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9387755102944">
                <text:p>1.093877551029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44081632653251">
                <text:p>4.440816326532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2244897960918">
                <text:p>2.522448979609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0408163268585">
                <text:p>2.604081632685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68571428576252">
                <text:p>1.685714285762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3265306126559">
                <text:p>4.032653061265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37959183676867">
                <text:p>5.379591836768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99183673469815">
                <text:p>8.9918367346981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0612244901713">
                <text:p>2.706122449017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5510204085149">
                <text:p>3.155102040851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60408163268585">
                <text:p>6.604081632685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204081632779">
                <text:p>2.42040816327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0204081635457">
                <text:p>3.50204081635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21632653061533">
                <text:p>3.216326530615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3061224493431">
                <text:p>2.930612244934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.27755102043739">
                <text:p>9.2775510204373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9183673475636">
                <text:p>4.991836734756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70612244901713">
                <text:p>9.706122449017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78775510203559">
                <text:p>1.787755102035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3469387753867">
                <text:p>6.134693877538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8163265309995">
                <text:p>1.481632653099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46122448984534">
                <text:p>4.461224489845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081632652902">
                <text:p>2.80816326529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62448979594046">
                <text:p>5.624489795940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08163265290204">
                <text:p>0.808163265290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62448979594046">
                <text:p>2.624489795940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7346938777482">
                <text:p>4.0734693877748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5510204085149">
                <text:p>2.155102040851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23673469392816">
                <text:p>9.236734693928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68571428576252">
                <text:p>5.685714285762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76734693883918">
                <text:p>4.767346938839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4897959185764">
                <text:p>6.848979591857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9795918375021">
                <text:p>1.297959183750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1224489801098">
                <text:p>1.012244898010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5918367345585">
                <text:p>4.359183673455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.33877551020123">
                <text:p>9.338775510201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5306122452021">
                <text:p>1.053061224520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0204081629636">
                <text:p>1.502040816296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95102040818892">
                <text:p>8.951020408188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76734693883918">
                <text:p>5.767346938839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21632653067354">
                <text:p>3.216326530673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9795918363379">
                <text:p>4.297959183633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37959183676867">
                <text:p>8.3795918367686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46122448984534">
                <text:p>5.461224489845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755102041061">
                <text:p>1.17551020410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8979591836687">
                <text:p>2.889795918366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60408163268585">
                <text:p>4.604081632685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68571428576252">
                <text:p>4.685714285762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0000000002328">
                <text:p>1.40000000002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74693877552636">
                <text:p>5.746938775526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09387755102944">
                <text:p>4.093877551029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91020408167969">
                <text:p>4.910204081679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35918367351405">
                <text:p>6.359183673514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081632652902">
                <text:p>2.808163265290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5714285712456">
                <text:p>2.257142857124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33877551020123">
                <text:p>6.338775510201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2040816333611">
                <text:p>1.42040816333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13469387759687">
                <text:p>2.134693877596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1632653067354">
                <text:p>1.21632653067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93061224493431">
                <text:p>2.930612244934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01224489795277">
                <text:p>6.01224489795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9387755102944">
                <text:p>1.093877551029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44081632659072">
                <text:p>5.440816326590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78775510203559">
                <text:p>2.787755102035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13469387759687">
                <text:p>4.134693877596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4897959185764">
                <text:p>1.8489795918576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297959183692">
                <text:p>8.29795918369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428571434226">
                <text:p>1.11428571434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9591836736072">
                <text:p>1.195918367360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10204081621487">
                <text:p>0.910204081621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2448979599867">
                <text:p>2.624489795998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97142857144354">
                <text:p>5.971428571443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68571428570431">
                <text:p>4.6857142857043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76734693878097">
                <text:p>1.767346938780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897959191585">
                <text:p>0.848979591915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19591836736072">
                <text:p>4.19591836736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1020408162149">
                <text:p>4.910204081621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88979591836687">
                <text:p>8.889795918366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60408163262764">
                <text:p>3.604081632627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5306122457841">
                <text:p>3.053061224578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86938775511226">
                <text:p>4.869387755112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5306122452021">
                <text:p>1.05306122452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50204081635457">
                <text:p>8.5020408163545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31836734700482">
                <text:p>4.318367347004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6734693878097">
                <text:p>2.767346938780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84897959191585">
                <text:p>3.848979591915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297959183692">
                <text:p>4.2979591836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4693877552636">
                <text:p>1.746938775526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46122448978713">
                <text:p>5.461224489787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5428571428638">
                <text:p>9.54285714286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448979599867">
                <text:p>1.62448979599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97142857144354">
                <text:p>7.971428571443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68571428570431">
                <text:p>2.685714285704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0000000002328">
                <text:p>4.400000000023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1632653067354">
                <text:p>2.216326530673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66530612239148">
                <text:p>2.665306122391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1428571434226">
                <text:p>1.11428571434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19591836736072">
                <text:p>3.195918367360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4489795919508">
                <text:p>5.644897959195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5918367351405">
                <text:p>3.35918367351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4081632653251">
                <text:p>1.44081632653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78775510203559">
                <text:p>2.787755102035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69387755054049">
                <text:p>0.8693877550540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5102040818892">
                <text:p>2.951020408188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297959183692">
                <text:p>3.2979591836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01224489801098">
                <text:p>2.012244898010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35918367351405">
                <text:p>3.359183673514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70612244901713">
                <text:p>3.706122449017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15510204085149">
                <text:p>4.155102040851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60408163268585">
                <text:p>7.604081632685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05306122452021">
                <text:p>4.053061224520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13469387753867">
                <text:p>3.134693877538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21632653067354">
                <text:p>1.216326530673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19591836736072">
                <text:p>4.195918367360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1020408167969">
                <text:p>3.910204081679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25714285718277">
                <text:p>5.257142857182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70612244901713">
                <text:p>3.706122449017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68571428582072">
                <text:p>4.68571428582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03265306120738">
                <text:p>2.03265306120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1224489801098">
                <text:p>3.012244898010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25714285718277">
                <text:p>9.2571428571827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33877551020123">
                <text:p>2.338775510201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78775510203559">
                <text:p>3.787755102035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0408163268585">
                <text:p>1.60408163268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05306122452021">
                <text:p>2.053061224520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13469387765508">
                <text:p>4.134693877655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4897959185764">
                <text:p>3.848979591857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297959183692">
                <text:p>2.2979591836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4489795919508">
                <text:p>2.644897959195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72653061221354">
                <text:p>3.726530612213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44081632653251">
                <text:p>3.440816326532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15510204085149">
                <text:p>8.155102040851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50204081635457">
                <text:p>3.502040816354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8979591857642">
                <text:p>0.8489795918576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46122448984534">
                <text:p>9.461224489845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10204081679694">
                <text:p>0.9102040816796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2653061232995">
                <text:p>1.72653061232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5428571428638">
                <text:p>2.54285714286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5918367339764">
                <text:p>1.359183673397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80816326534841">
                <text:p>2.808163265348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25714285718277">
                <text:p>5.257142857182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70612244901713">
                <text:p>3.706122449017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8775510203559">
                <text:p>2.787755102035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6938775517046">
                <text:p>2.869387755170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58367346948944">
                <text:p>4.583673469489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6530612239148">
                <text:p>1.66530612239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37959183671046">
                <text:p>5.379591836710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35918367351405">
                <text:p>8.359183673514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70612244901713">
                <text:p>5.706122449017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87755102152">
                <text:p>1.7877551021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23673469386995">
                <text:p>5.236734693869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68571428570431">
                <text:p>4.685714285704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13469387753867">
                <text:p>2.134693877538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58367346948944">
                <text:p>5.58367346948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0326530613238">
                <text:p>1.0326530613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7959183671046">
                <text:p>2.379591836710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09387755102944">
                <text:p>5.093877551029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1755102040479">
                <text:p>2.17551020404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25714285718277">
                <text:p>2.257142857182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97142857150175">
                <text:p>3.971428571501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68571428570431">
                <text:p>6.685714285704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3265306120738">
                <text:p>5.032653061207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74693877552636">
                <text:p>3.746938775526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09387755102944">
                <text:p>2.093877551029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10204081679694">
                <text:p>0.910204081679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35918367351405">
                <text:p>5.359183673514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80816326534841">
                <text:p>3.808163265348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88979591836687">
                <text:p>2.889795918366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6040816326858">
                <text:p>10.604081632685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05306122452021">
                <text:p>2.053061224520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67346938839182">
                <text:p>0.767346938839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48163265315816">
                <text:p>4.48163265315816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